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5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result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-227" calcext:value-type="float">
            <text:p>-227</text:p>
          </table:table-cell>
          <table:table-cell office:value-type="float" office:value="-149.59" calcext:value-type="float">
            <text:p>-149.59</text:p>
          </table:table-cell>
          <table:table-cell/>
          <table:table-cell office:value-type="string" calcext:value-type="string">
            <text:p>Total Rows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table:formula="of:=ROW()" office:value-type="float" office:value="1" calcext:value-type="float">
            <text:p>1</text:p>
          </table:table-cell>
          <table:table-cell table:style-name="ce1" table:formula="of:=AVERAGEIF([.$A$1:.$A$3203];ROW();[.B$1:.B$3203])" office:value-type="float" office:value="-75.2" calcext:value-type="float">
            <text:p>-75.2</text:p>
          </table:table-cell>
          <table:table-cell table:style-name="ce1" table:formula="of:=AVERAGEIF([.$A$1:.$A$3203];ROW();[.C$1:.C$3203])" office:value-type="float" office:value="-200.7" calcext:value-type="float">
            <text:p>-200.7</text:p>
          </table:table-cell>
          <table:table-cell table:style-name="ce1" table:formula="of:=AVERAGEIF([.$A$1:.$A$3203];ROW();[.D$1:.D$3203])" office:value-type="float" office:value="-138.652" calcext:value-type="float">
            <text:p>-138.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8" calcext:value-type="float">
            <text:p>-58</text:p>
          </table:table-cell>
          <table:table-cell office:value-type="float" office:value="-168" calcext:value-type="float">
            <text:p>-168</text:p>
          </table:table-cell>
          <table:table-cell office:value-type="float" office:value="-108" calcext:value-type="float">
            <text:p>-108</text:p>
          </table:table-cell>
          <table:table-cell/>
          <table:table-cell office:value-type="string" calcext:value-type="string">
            <text:p>Max Generations</text:p>
          </table:table-cell>
          <table:table-cell table:formula="of:=MAX([.A1]:INDIRECT(&quot;A&quot;&amp;[.G1]))" office:value-type="float" office:value="664" calcext:value-type="float">
            <text:p>664</text:p>
          </table:table-cell>
          <table:table-cell table:number-columns-repeated="2"/>
          <table:table-cell table:formula="of:=ROW()" office:value-type="float" office:value="2" calcext:value-type="float">
            <text:p>2</text:p>
          </table:table-cell>
          <table:table-cell table:style-name="ce1" table:formula="of:=AVERAGEIF([.$A$1:.$A$3203];ROW();[.B$1:.B$3203])" office:value-type="float" office:value="-61.3" calcext:value-type="float">
            <text:p>-61.3</text:p>
          </table:table-cell>
          <table:table-cell table:style-name="ce1" table:formula="of:=AVERAGEIF([.$A$1:.$A$3203];ROW();[.C$1:.C$3203])" office:value-type="float" office:value="-160.8" calcext:value-type="float">
            <text:p>-160.8</text:p>
          </table:table-cell>
          <table:table-cell table:style-name="ce1" table:formula="of:=AVERAGEIF([.$A$1:.$A$3203];ROW();[.D$1:.D$3203])" office:value-type="float" office:value="-108.151" calcext:value-type="float">
            <text:p>-108.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8" calcext:value-type="float">
            <text:p>-58</text:p>
          </table:table-cell>
          <table:table-cell office:value-type="float" office:value="-123" calcext:value-type="float">
            <text:p>-123</text:p>
          </table:table-cell>
          <table:table-cell office:value-type="float" office:value="-74.27" calcext:value-type="float">
            <text:p>-74.27</text:p>
          </table:table-cell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table:formula="of:=ROW()" office:value-type="float" office:value="3" calcext:value-type="float">
            <text:p>3</text:p>
          </table:table-cell>
          <table:table-cell table:style-name="ce1" table:formula="of:=AVERAGEIF([.$A$1:.$A$3203];ROW();[.B$1:.B$3203])" office:value-type="float" office:value="-55.6" calcext:value-type="float">
            <text:p>-55.6</text:p>
          </table:table-cell>
          <table:table-cell table:style-name="ce1" table:formula="of:=AVERAGEIF([.$A$1:.$A$3203];ROW();[.C$1:.C$3203])" office:value-type="float" office:value="-117.3" calcext:value-type="float">
            <text:p>-117.3</text:p>
          </table:table-cell>
          <table:table-cell table:style-name="ce1" table:formula="of:=AVERAGEIF([.$A$1:.$A$3203];ROW();[.D$1:.D$3203])" office:value-type="float" office:value="-81.513" calcext:value-type="float">
            <text:p>-81.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8" calcext:value-type="float">
            <text:p>-58</text:p>
          </table:table-cell>
          <table:table-cell office:value-type="float" office:value="-71" calcext:value-type="float">
            <text:p>-71</text:p>
          </table:table-cell>
          <table:table-cell office:value-type="float" office:value="-58.48" calcext:value-type="float">
            <text:p>-58.48</text:p>
          </table:table-cell>
          <table:table-cell table:number-columns-repeated="5"/>
          <table:table-cell table:formula="of:=ROW()" office:value-type="float" office:value="4" calcext:value-type="float">
            <text:p>4</text:p>
          </table:table-cell>
          <table:table-cell table:style-name="ce1" table:formula="of:=AVERAGEIF([.$A$1:.$A$3203];ROW();[.B$1:.B$3203])" office:value-type="float" office:value="-53.4" calcext:value-type="float">
            <text:p>-53.4</text:p>
          </table:table-cell>
          <table:table-cell table:style-name="ce1" table:formula="of:=AVERAGEIF([.$A$1:.$A$3203];ROW();[.C$1:.C$3203])" office:value-type="float" office:value="-93" calcext:value-type="float">
            <text:p>-93</text:p>
          </table:table-cell>
          <table:table-cell table:style-name="ce1" table:formula="of:=AVERAGEIF([.$A$1:.$A$3203];ROW();[.D$1:.D$3203])" office:value-type="float" office:value="-66.353" calcext:value-type="float">
            <text:p>-66.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8" calcext:value-type="float">
            <text:p>-58</text:p>
          </table:table-cell>
          <table:table-cell office:value-type="float" office:value="-99" calcext:value-type="float">
            <text:p>-99</text:p>
          </table:table-cell>
          <table:table-cell office:value-type="float" office:value="-58.65" calcext:value-type="float">
            <text:p>-58.65</text:p>
          </table:table-cell>
          <table:table-cell table:number-columns-repeated="5"/>
          <table:table-cell table:formula="of:=ROW()" office:value-type="float" office:value="5" calcext:value-type="float">
            <text:p>5</text:p>
          </table:table-cell>
          <table:table-cell table:style-name="ce1" table:formula="of:=AVERAGEIF([.$A$1:.$A$3203];ROW();[.B$1:.B$3203])" office:value-type="float" office:value="-52.6" calcext:value-type="float">
            <text:p>-52.6</text:p>
          </table:table-cell>
          <table:table-cell table:style-name="ce1" table:formula="of:=AVERAGEIF([.$A$1:.$A$3203];ROW();[.C$1:.C$3203])" office:value-type="float" office:value="-97.1" calcext:value-type="float">
            <text:p>-97.1</text:p>
          </table:table-cell>
          <table:table-cell table:style-name="ce1" table:formula="of:=AVERAGEIF([.$A$1:.$A$3203];ROW();[.D$1:.D$3203])" office:value-type="float" office:value="-61.045" calcext:value-type="float">
            <text:p>-61.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8" calcext:value-type="float">
            <text:p>-58</text:p>
          </table:table-cell>
          <table:table-cell office:value-type="float" office:value="-94" calcext:value-type="float">
            <text:p>-94</text:p>
          </table:table-cell>
          <table:table-cell office:value-type="float" office:value="-58.88" calcext:value-type="float">
            <text:p>-58.88</text:p>
          </table:table-cell>
          <table:table-cell table:number-columns-repeated="5"/>
          <table:table-cell table:formula="of:=ROW()" office:value-type="float" office:value="6" calcext:value-type="float">
            <text:p>6</text:p>
          </table:table-cell>
          <table:table-cell table:style-name="ce1" table:formula="of:=AVERAGEIF([.$A$1:.$A$3203];ROW();[.B$1:.B$3203])" office:value-type="float" office:value="-51.7" calcext:value-type="float">
            <text:p>-51.7</text:p>
          </table:table-cell>
          <table:table-cell table:style-name="ce1" table:formula="of:=AVERAGEIF([.$A$1:.$A$3203];ROW();[.C$1:.C$3203])" office:value-type="float" office:value="-90.7" calcext:value-type="float">
            <text:p>-90.7</text:p>
          </table:table-cell>
          <table:table-cell table:style-name="ce1" table:formula="of:=AVERAGEIF([.$A$1:.$A$3203];ROW();[.D$1:.D$3203])" office:value-type="float" office:value="-58.486" calcext:value-type="float">
            <text:p>-58.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8" calcext:value-type="float">
            <text:p>-58</text:p>
          </table:table-cell>
          <table:table-cell office:value-type="float" office:value="-95" calcext:value-type="float">
            <text:p>-95</text:p>
          </table:table-cell>
          <table:table-cell office:value-type="float" office:value="-59.05" calcext:value-type="float">
            <text:p>-59.05</text:p>
          </table:table-cell>
          <table:table-cell table:number-columns-repeated="5"/>
          <table:table-cell table:formula="of:=ROW()" office:value-type="float" office:value="7" calcext:value-type="float">
            <text:p>7</text:p>
          </table:table-cell>
          <table:table-cell table:style-name="ce1" table:formula="of:=AVERAGEIF([.$A$1:.$A$3203];ROW();[.B$1:.B$3203])" office:value-type="float" office:value="-48.8" calcext:value-type="float">
            <text:p>-48.8</text:p>
          </table:table-cell>
          <table:table-cell table:style-name="ce1" table:formula="of:=AVERAGEIF([.$A$1:.$A$3203];ROW();[.C$1:.C$3203])" office:value-type="float" office:value="-81.7" calcext:value-type="float">
            <text:p>-81.7</text:p>
          </table:table-cell>
          <table:table-cell table:style-name="ce1" table:formula="of:=AVERAGEIF([.$A$1:.$A$3203];ROW();[.D$1:.D$3203])" office:value-type="float" office:value="-54.613" calcext:value-type="float">
            <text:p>-54.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3" calcext:value-type="float">
            <text:p>-53</text:p>
          </table:table-cell>
          <table:table-cell office:value-type="float" office:value="-92" calcext:value-type="float">
            <text:p>-92</text:p>
          </table:table-cell>
          <table:table-cell office:value-type="float" office:value="-58.74" calcext:value-type="float">
            <text:p>-58.74</text:p>
          </table:table-cell>
          <table:table-cell table:number-columns-repeated="5"/>
          <table:table-cell table:formula="of:=ROW()" office:value-type="float" office:value="8" calcext:value-type="float">
            <text:p>8</text:p>
          </table:table-cell>
          <table:table-cell table:style-name="ce1" table:formula="of:=AVERAGEIF([.$A$1:.$A$3203];ROW();[.B$1:.B$3203])" office:value-type="float" office:value="-46.5" calcext:value-type="float">
            <text:p>-46.5</text:p>
          </table:table-cell>
          <table:table-cell table:style-name="ce1" table:formula="of:=AVERAGEIF([.$A$1:.$A$3203];ROW();[.C$1:.C$3203])" office:value-type="float" office:value="-82" calcext:value-type="float">
            <text:p>-82</text:p>
          </table:table-cell>
          <table:table-cell table:style-name="ce1" table:formula="of:=AVERAGEIF([.$A$1:.$A$3203];ROW();[.D$1:.D$3203])" office:value-type="float" office:value="-52.373" calcext:value-type="float">
            <text:p>-52.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3" calcext:value-type="float">
            <text:p>-53</text:p>
          </table:table-cell>
          <table:table-cell office:value-type="float" office:value="-83" calcext:value-type="float">
            <text:p>-83</text:p>
          </table:table-cell>
          <table:table-cell office:value-type="float" office:value="-58.51" calcext:value-type="float">
            <text:p>-58.51</text:p>
          </table:table-cell>
          <table:table-cell table:number-columns-repeated="5"/>
          <table:table-cell table:formula="of:=ROW()" office:value-type="float" office:value="9" calcext:value-type="float">
            <text:p>9</text:p>
          </table:table-cell>
          <table:table-cell table:style-name="ce1" table:formula="of:=AVERAGEIF([.$A$1:.$A$3203];ROW();[.B$1:.B$3203])" office:value-type="float" office:value="-45.1" calcext:value-type="float">
            <text:p>-45.1</text:p>
          </table:table-cell>
          <table:table-cell table:style-name="ce1" table:formula="of:=AVERAGEIF([.$A$1:.$A$3203];ROW();[.C$1:.C$3203])" office:value-type="float" office:value="-77.8" calcext:value-type="float">
            <text:p>-77.8</text:p>
          </table:table-cell>
          <table:table-cell table:style-name="ce1" table:formula="of:=AVERAGEIF([.$A$1:.$A$3203];ROW();[.D$1:.D$3203])" office:value-type="float" office:value="-50.967" calcext:value-type="float">
            <text:p>-50.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3" calcext:value-type="float">
            <text:p>-53</text:p>
          </table:table-cell>
          <table:table-cell office:value-type="float" office:value="-71" calcext:value-type="float">
            <text:p>-71</text:p>
          </table:table-cell>
          <table:table-cell office:value-type="float" office:value="-57.72" calcext:value-type="float">
            <text:p>-57.72</text:p>
          </table:table-cell>
          <table:table-cell table:number-columns-repeated="5"/>
          <table:table-cell table:formula="of:=ROW()" office:value-type="float" office:value="10" calcext:value-type="float">
            <text:p>10</text:p>
          </table:table-cell>
          <table:table-cell table:style-name="ce1" table:formula="of:=AVERAGEIF([.$A$1:.$A$3203];ROW();[.B$1:.B$3203])" office:value-type="float" office:value="-42.4" calcext:value-type="float">
            <text:p>-42.4</text:p>
          </table:table-cell>
          <table:table-cell table:style-name="ce1" table:formula="of:=AVERAGEIF([.$A$1:.$A$3203];ROW();[.C$1:.C$3203])" office:value-type="float" office:value="-79.1" calcext:value-type="float">
            <text:p>-79.1</text:p>
          </table:table-cell>
          <table:table-cell table:style-name="ce1" table:formula="of:=AVERAGEIF([.$A$1:.$A$3203];ROW();[.D$1:.D$3203])" office:value-type="float" office:value="-49.189" calcext:value-type="float">
            <text:p>-49.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8" calcext:value-type="float">
            <text:p>-48</text:p>
          </table:table-cell>
          <table:table-cell office:value-type="float" office:value="-89" calcext:value-type="float">
            <text:p>-89</text:p>
          </table:table-cell>
          <table:table-cell office:value-type="float" office:value="-57.49" calcext:value-type="float">
            <text:p>-57.49</text:p>
          </table:table-cell>
          <table:table-cell table:number-columns-repeated="5"/>
          <table:table-cell table:formula="of:=ROW()" office:value-type="float" office:value="11" calcext:value-type="float">
            <text:p>11</text:p>
          </table:table-cell>
          <table:table-cell table:style-name="ce1" table:formula="of:=AVERAGEIF([.$A$1:.$A$3203];ROW();[.B$1:.B$3203])" office:value-type="float" office:value="-41.7" calcext:value-type="float">
            <text:p>-41.7</text:p>
          </table:table-cell>
          <table:table-cell table:style-name="ce1" table:formula="of:=AVERAGEIF([.$A$1:.$A$3203];ROW();[.C$1:.C$3203])" office:value-type="float" office:value="-79.3" calcext:value-type="float">
            <text:p>-79.3</text:p>
          </table:table-cell>
          <table:table-cell table:style-name="ce1" table:formula="of:=AVERAGEIF([.$A$1:.$A$3203];ROW();[.D$1:.D$3203])" office:value-type="float" office:value="-47.416" calcext:value-type="float">
            <text:p>-47.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-90" calcext:value-type="float">
            <text:p>-90</text:p>
          </table:table-cell>
          <table:table-cell office:value-type="float" office:value="-53.65" calcext:value-type="float">
            <text:p>-53.65</text:p>
          </table:table-cell>
          <table:table-cell table:number-columns-repeated="5"/>
          <table:table-cell table:formula="of:=ROW()" office:value-type="float" office:value="12" calcext:value-type="float">
            <text:p>12</text:p>
          </table:table-cell>
          <table:table-cell table:style-name="ce1" table:formula="of:=AVERAGEIF([.$A$1:.$A$3203];ROW();[.B$1:.B$3203])" office:value-type="float" office:value="-40.7" calcext:value-type="float">
            <text:p>-40.7</text:p>
          </table:table-cell>
          <table:table-cell table:style-name="ce1" table:formula="of:=AVERAGEIF([.$A$1:.$A$3203];ROW();[.C$1:.C$3203])" office:value-type="float" office:value="-76.6" calcext:value-type="float">
            <text:p>-76.6</text:p>
          </table:table-cell>
          <table:table-cell table:style-name="ce1" table:formula="of:=AVERAGEIF([.$A$1:.$A$3203];ROW();[.D$1:.D$3203])" office:value-type="float" office:value="-45.008" calcext:value-type="float">
            <text:p>-45.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8" calcext:value-type="float">
            <text:p>-48</text:p>
          </table:table-cell>
          <table:table-cell office:value-type="float" office:value="-76" calcext:value-type="float">
            <text:p>-76</text:p>
          </table:table-cell>
          <table:table-cell office:value-type="float" office:value="-50.22" calcext:value-type="float">
            <text:p>-50.22</text:p>
          </table:table-cell>
          <table:table-cell table:number-columns-repeated="5"/>
          <table:table-cell table:formula="of:=ROW()" office:value-type="float" office:value="13" calcext:value-type="float">
            <text:p>13</text:p>
          </table:table-cell>
          <table:table-cell table:style-name="ce1" table:formula="of:=AVERAGEIF([.$A$1:.$A$3203];ROW();[.B$1:.B$3203])" office:value-type="float" office:value="-39" calcext:value-type="float">
            <text:p>-39</text:p>
          </table:table-cell>
          <table:table-cell table:style-name="ce1" table:formula="of:=AVERAGEIF([.$A$1:.$A$3203];ROW();[.C$1:.C$3203])" office:value-type="float" office:value="-74.3" calcext:value-type="float">
            <text:p>-74.3</text:p>
          </table:table-cell>
          <table:table-cell table:style-name="ce1" table:formula="of:=AVERAGEIF([.$A$1:.$A$3203];ROW();[.D$1:.D$3203])" office:value-type="float" office:value="-43.102" calcext:value-type="float">
            <text:p>-43.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5" calcext:value-type="float">
            <text:p>-45</text:p>
          </table:table-cell>
          <table:table-cell office:value-type="float" office:value="-83" calcext:value-type="float">
            <text:p>-83</text:p>
          </table:table-cell>
          <table:table-cell office:value-type="float" office:value="-48.88" calcext:value-type="float">
            <text:p>-48.88</text:p>
          </table:table-cell>
          <table:table-cell table:number-columns-repeated="5"/>
          <table:table-cell table:formula="of:=ROW()" office:value-type="float" office:value="14" calcext:value-type="float">
            <text:p>14</text:p>
          </table:table-cell>
          <table:table-cell table:style-name="ce1" table:formula="of:=AVERAGEIF([.$A$1:.$A$3203];ROW();[.B$1:.B$3203])" office:value-type="float" office:value="-37.2" calcext:value-type="float">
            <text:p>-37.2</text:p>
          </table:table-cell>
          <table:table-cell table:style-name="ce1" table:formula="of:=AVERAGEIF([.$A$1:.$A$3203];ROW();[.C$1:.C$3203])" office:value-type="float" office:value="-74.3" calcext:value-type="float">
            <text:p>-74.3</text:p>
          </table:table-cell>
          <table:table-cell table:style-name="ce1" table:formula="of:=AVERAGEIF([.$A$1:.$A$3203];ROW();[.D$1:.D$3203])" office:value-type="float" office:value="-42.04" calcext:value-type="float">
            <text:p>-4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-86" calcext:value-type="float">
            <text:p>-86</text:p>
          </table:table-cell>
          <table:table-cell office:value-type="float" office:value="-48.89" calcext:value-type="float">
            <text:p>-48.89</text:p>
          </table:table-cell>
          <table:table-cell table:number-columns-repeated="5"/>
          <table:table-cell table:formula="of:=ROW()" office:value-type="float" office:value="15" calcext:value-type="float">
            <text:p>15</text:p>
          </table:table-cell>
          <table:table-cell table:style-name="ce1" table:formula="of:=AVERAGEIF([.$A$1:.$A$3203];ROW();[.B$1:.B$3203])" office:value-type="float" office:value="-36.4" calcext:value-type="float">
            <text:p>-36.4</text:p>
          </table:table-cell>
          <table:table-cell table:style-name="ce1" table:formula="of:=AVERAGEIF([.$A$1:.$A$3203];ROW();[.C$1:.C$3203])" office:value-type="float" office:value="-79.1" calcext:value-type="float">
            <text:p>-79.1</text:p>
          </table:table-cell>
          <table:table-cell table:style-name="ce1" table:formula="of:=AVERAGEIF([.$A$1:.$A$3203];ROW();[.D$1:.D$3203])" office:value-type="float" office:value="-41.265" calcext:value-type="float">
            <text:p>-41.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4" calcext:value-type="float">
            <text:p>-44</text:p>
          </table:table-cell>
          <table:table-cell office:value-type="float" office:value="-89" calcext:value-type="float">
            <text:p>-89</text:p>
          </table:table-cell>
          <table:table-cell office:value-type="float" office:value="-48.64" calcext:value-type="float">
            <text:p>-48.64</text:p>
          </table:table-cell>
          <table:table-cell table:number-columns-repeated="5"/>
          <table:table-cell table:formula="of:=ROW()" office:value-type="float" office:value="16" calcext:value-type="float">
            <text:p>16</text:p>
          </table:table-cell>
          <table:table-cell table:style-name="ce1" table:formula="of:=AVERAGEIF([.$A$1:.$A$3203];ROW();[.B$1:.B$3203])" office:value-type="float" office:value="-34.5" calcext:value-type="float">
            <text:p>-34.5</text:p>
          </table:table-cell>
          <table:table-cell table:style-name="ce1" table:formula="of:=AVERAGEIF([.$A$1:.$A$3203];ROW();[.C$1:.C$3203])" office:value-type="float" office:value="-71.7" calcext:value-type="float">
            <text:p>-71.7</text:p>
          </table:table-cell>
          <table:table-cell table:style-name="ce1" table:formula="of:=AVERAGEIF([.$A$1:.$A$3203];ROW();[.D$1:.D$3203])" office:value-type="float" office:value="-40.012" calcext:value-type="float">
            <text:p>-40.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1" calcext:value-type="float">
            <text:p>-41</text:p>
          </table:table-cell>
          <table:table-cell office:value-type="float" office:value="-76" calcext:value-type="float">
            <text:p>-76</text:p>
          </table:table-cell>
          <table:table-cell office:value-type="float" office:value="-47.36" calcext:value-type="float">
            <text:p>-47.36</text:p>
          </table:table-cell>
          <table:table-cell table:number-columns-repeated="5"/>
          <table:table-cell table:formula="of:=ROW()" office:value-type="float" office:value="17" calcext:value-type="float">
            <text:p>17</text:p>
          </table:table-cell>
          <table:table-cell table:style-name="ce1" table:formula="of:=AVERAGEIF([.$A$1:.$A$3203];ROW();[.B$1:.B$3203])" office:value-type="float" office:value="-33.7" calcext:value-type="float">
            <text:p>-33.7</text:p>
          </table:table-cell>
          <table:table-cell table:style-name="ce1" table:formula="of:=AVERAGEIF([.$A$1:.$A$3203];ROW();[.C$1:.C$3203])" office:value-type="float" office:value="-70.6" calcext:value-type="float">
            <text:p>-70.6</text:p>
          </table:table-cell>
          <table:table-cell table:style-name="ce1" table:formula="of:=AVERAGEIF([.$A$1:.$A$3203];ROW();[.D$1:.D$3203])" office:value-type="float" office:value="-39.044" calcext:value-type="float">
            <text:p>-39.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6" calcext:value-type="float">
            <text:p>-36</text:p>
          </table:table-cell>
          <table:table-cell office:value-type="float" office:value="-72" calcext:value-type="float">
            <text:p>-72</text:p>
          </table:table-cell>
          <table:table-cell office:value-type="float" office:value="-44.52" calcext:value-type="float">
            <text:p>-44.52</text:p>
          </table:table-cell>
          <table:table-cell table:number-columns-repeated="5"/>
          <table:table-cell table:formula="of:=ROW()" office:value-type="float" office:value="18" calcext:value-type="float">
            <text:p>18</text:p>
          </table:table-cell>
          <table:table-cell table:style-name="ce1" table:formula="of:=AVERAGEIF([.$A$1:.$A$3203];ROW();[.B$1:.B$3203])" office:value-type="float" office:value="-31.4" calcext:value-type="float">
            <text:p>-31.4</text:p>
          </table:table-cell>
          <table:table-cell table:style-name="ce1" table:formula="of:=AVERAGEIF([.$A$1:.$A$3203];ROW();[.C$1:.C$3203])" office:value-type="float" office:value="-70.1" calcext:value-type="float">
            <text:p>-70.1</text:p>
          </table:table-cell>
          <table:table-cell table:style-name="ce1" table:formula="of:=AVERAGEIF([.$A$1:.$A$3203];ROW();[.D$1:.D$3203])" office:value-type="float" office:value="-37.443" calcext:value-type="float">
            <text:p>-37.4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office:value-type="float" office:value="-80" calcext:value-type="float">
            <text:p>-80</text:p>
          </table:table-cell>
          <table:table-cell office:value-type="float" office:value="-41.84" calcext:value-type="float">
            <text:p>-41.84</text:p>
          </table:table-cell>
          <table:table-cell table:number-columns-repeated="5"/>
          <table:table-cell table:formula="of:=ROW()" office:value-type="float" office:value="19" calcext:value-type="float">
            <text:p>19</text:p>
          </table:table-cell>
          <table:table-cell table:style-name="ce1" table:formula="of:=AVERAGEIF([.$A$1:.$A$3203];ROW();[.B$1:.B$3203])" office:value-type="float" office:value="-29.6" calcext:value-type="float">
            <text:p>-29.6</text:p>
          </table:table-cell>
          <table:table-cell table:style-name="ce1" table:formula="of:=AVERAGEIF([.$A$1:.$A$3203];ROW();[.C$1:.C$3203])" office:value-type="float" office:value="-68.5" calcext:value-type="float">
            <text:p>-68.5</text:p>
          </table:table-cell>
          <table:table-cell table:style-name="ce1" table:formula="of:=AVERAGEIF([.$A$1:.$A$3203];ROW();[.D$1:.D$3203])" office:value-type="float" office:value="-35.892" calcext:value-type="float">
            <text:p>-35.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-76" calcext:value-type="float">
            <text:p>-76</text:p>
          </table:table-cell>
          <table:table-cell office:value-type="float" office:value="-40.9" calcext:value-type="float">
            <text:p>-40.9</text:p>
          </table:table-cell>
          <table:table-cell table:number-columns-repeated="5"/>
          <table:table-cell table:formula="of:=ROW()" office:value-type="float" office:value="20" calcext:value-type="float">
            <text:p>20</text:p>
          </table:table-cell>
          <table:table-cell table:style-name="ce1" table:formula="of:=AVERAGEIF([.$A$1:.$A$3203];ROW();[.B$1:.B$3203])" office:value-type="float" office:value="-27.7" calcext:value-type="float">
            <text:p>-27.7</text:p>
          </table:table-cell>
          <table:table-cell table:style-name="ce1" table:formula="of:=AVERAGEIF([.$A$1:.$A$3203];ROW();[.C$1:.C$3203])" office:value-type="float" office:value="-66.1" calcext:value-type="float">
            <text:p>-66.1</text:p>
          </table:table-cell>
          <table:table-cell table:style-name="ce1" table:formula="of:=AVERAGEIF([.$A$1:.$A$3203];ROW();[.D$1:.D$3203])" office:value-type="float" office:value="-34.764" calcext:value-type="float">
            <text:p>-34.7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" calcext:value-type="float">
            <text:p>-26</text:p>
          </table:table-cell>
          <table:table-cell office:value-type="float" office:value="-75" calcext:value-type="float">
            <text:p>-75</text:p>
          </table:table-cell>
          <table:table-cell office:value-type="float" office:value="-37.48" calcext:value-type="float">
            <text:p>-37.48</text:p>
          </table:table-cell>
          <table:table-cell table:number-columns-repeated="5"/>
          <table:table-cell table:formula="of:=ROW()" office:value-type="float" office:value="21" calcext:value-type="float">
            <text:p>21</text:p>
          </table:table-cell>
          <table:table-cell table:style-name="ce1" table:formula="of:=AVERAGEIF([.$A$1:.$A$3203];ROW();[.B$1:.B$3203])" office:value-type="float" office:value="-26" calcext:value-type="float">
            <text:p>-26</text:p>
          </table:table-cell>
          <table:table-cell table:style-name="ce1" table:formula="of:=AVERAGEIF([.$A$1:.$A$3203];ROW();[.C$1:.C$3203])" office:value-type="float" office:value="-66.5" calcext:value-type="float">
            <text:p>-66.5</text:p>
          </table:table-cell>
          <table:table-cell table:style-name="ce1" table:formula="of:=AVERAGEIF([.$A$1:.$A$3203];ROW();[.D$1:.D$3203])" office:value-type="float" office:value="-33.097" calcext:value-type="float">
            <text:p>-33.0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-30.16" calcext:value-type="float">
            <text:p>-30.16</text:p>
          </table:table-cell>
          <table:table-cell table:number-columns-repeated="5"/>
          <table:table-cell table:formula="of:=ROW()" office:value-type="float" office:value="22" calcext:value-type="float">
            <text:p>22</text:p>
          </table:table-cell>
          <table:table-cell table:style-name="ce1" table:formula="of:=AVERAGEIF([.$A$1:.$A$3203];ROW();[.B$1:.B$3203])" office:value-type="float" office:value="-25.2" calcext:value-type="float">
            <text:p>-25.2</text:p>
          </table:table-cell>
          <table:table-cell table:style-name="ce1" table:formula="of:=AVERAGEIF([.$A$1:.$A$3203];ROW();[.C$1:.C$3203])" office:value-type="float" office:value="-57.9" calcext:value-type="float">
            <text:p>-57.9</text:p>
          </table:table-cell>
          <table:table-cell table:style-name="ce1" table:formula="of:=AVERAGEIF([.$A$1:.$A$3203];ROW();[.D$1:.D$3203])" office:value-type="float" office:value="-29.907" calcext:value-type="float">
            <text:p>-29.9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27.74" calcext:value-type="float">
            <text:p>-27.74</text:p>
          </table:table-cell>
          <table:table-cell table:number-columns-repeated="5"/>
          <table:table-cell table:formula="of:=ROW()" office:value-type="float" office:value="23" calcext:value-type="float">
            <text:p>23</text:p>
          </table:table-cell>
          <table:table-cell table:style-name="ce1" table:formula="of:=AVERAGEIF([.$A$1:.$A$3203];ROW();[.B$1:.B$3203])" office:value-type="float" office:value="-24" calcext:value-type="float">
            <text:p>-24</text:p>
          </table:table-cell>
          <table:table-cell table:style-name="ce1" table:formula="of:=AVERAGEIF([.$A$1:.$A$3203];ROW();[.C$1:.C$3203])" office:value-type="float" office:value="-60.7" calcext:value-type="float">
            <text:p>-60.7</text:p>
          </table:table-cell>
          <table:table-cell table:style-name="ce1" table:formula="of:=AVERAGEIF([.$A$1:.$A$3203];ROW();[.D$1:.D$3203])" office:value-type="float" office:value="-28.388" calcext:value-type="float">
            <text:p>-28.3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6" calcext:value-type="float">
            <text:p>-26</text:p>
          </table:table-cell>
          <table:table-cell office:value-type="float" office:value="-67" calcext:value-type="float">
            <text:p>-67</text:p>
          </table:table-cell>
          <table:table-cell office:value-type="float" office:value="-27.24" calcext:value-type="float">
            <text:p>-27.24</text:p>
          </table:table-cell>
          <table:table-cell table:number-columns-repeated="5"/>
          <table:table-cell table:formula="of:=ROW()" office:value-type="float" office:value="24" calcext:value-type="float">
            <text:p>24</text:p>
          </table:table-cell>
          <table:table-cell table:style-name="ce1" table:formula="of:=AVERAGEIF([.$A$1:.$A$3203];ROW();[.B$1:.B$3203])" office:value-type="float" office:value="-23.5" calcext:value-type="float">
            <text:p>-23.5</text:p>
          </table:table-cell>
          <table:table-cell table:style-name="ce1" table:formula="of:=AVERAGEIF([.$A$1:.$A$3203];ROW();[.C$1:.C$3203])" office:value-type="float" office:value="-61.6" calcext:value-type="float">
            <text:p>-61.6</text:p>
          </table:table-cell>
          <table:table-cell table:style-name="ce1" table:formula="of:=AVERAGEIF([.$A$1:.$A$3203];ROW();[.D$1:.D$3203])" office:value-type="float" office:value="-26.993" calcext:value-type="float">
            <text:p>-26.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49" calcext:value-type="float">
            <text:p>-49</text:p>
          </table:table-cell>
          <table:table-cell office:value-type="float" office:value="-26.4" calcext:value-type="float">
            <text:p>-26.4</text:p>
          </table:table-cell>
          <table:table-cell table:number-columns-repeated="5"/>
          <table:table-cell table:formula="of:=ROW()" office:value-type="float" office:value="25" calcext:value-type="float">
            <text:p>25</text:p>
          </table:table-cell>
          <table:table-cell table:style-name="ce1" table:formula="of:=AVERAGEIF([.$A$1:.$A$3203];ROW();[.B$1:.B$3203])" office:value-type="float" office:value="-22.8" calcext:value-type="float">
            <text:p>-22.8</text:p>
          </table:table-cell>
          <table:table-cell table:style-name="ce1" table:formula="of:=AVERAGEIF([.$A$1:.$A$3203];ROW();[.C$1:.C$3203])" office:value-type="float" office:value="-58.8" calcext:value-type="float">
            <text:p>-58.8</text:p>
          </table:table-cell>
          <table:table-cell table:style-name="ce1" table:formula="of:=AVERAGEIF([.$A$1:.$A$3203];ROW();[.D$1:.D$3203])" office:value-type="float" office:value="-26.067" calcext:value-type="float">
            <text:p>-26.0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58" calcext:value-type="float">
            <text:p>-58</text:p>
          </table:table-cell>
          <table:table-cell office:value-type="float" office:value="-26.46" calcext:value-type="float">
            <text:p>-26.46</text:p>
          </table:table-cell>
          <table:table-cell table:number-columns-repeated="5"/>
          <table:table-cell table:formula="of:=ROW()" office:value-type="float" office:value="26" calcext:value-type="float">
            <text:p>26</text:p>
          </table:table-cell>
          <table:table-cell table:style-name="ce1" table:formula="of:=AVERAGEIF([.$A$1:.$A$3203];ROW();[.B$1:.B$3203])" office:value-type="float" office:value="-22.1" calcext:value-type="float">
            <text:p>-22.1</text:p>
          </table:table-cell>
          <table:table-cell table:style-name="ce1" table:formula="of:=AVERAGEIF([.$A$1:.$A$3203];ROW();[.C$1:.C$3203])" office:value-type="float" office:value="-55" calcext:value-type="float">
            <text:p>-55</text:p>
          </table:table-cell>
          <table:table-cell table:style-name="ce1" table:formula="of:=AVERAGEIF([.$A$1:.$A$3203];ROW();[.D$1:.D$3203])" office:value-type="float" office:value="-24.993" calcext:value-type="float">
            <text:p>-24.9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58" calcext:value-type="float">
            <text:p>-58</text:p>
          </table:table-cell>
          <table:table-cell office:value-type="float" office:value="-26.59" calcext:value-type="float">
            <text:p>-26.59</text:p>
          </table:table-cell>
          <table:table-cell table:number-columns-repeated="5"/>
          <table:table-cell table:formula="of:=ROW()" office:value-type="float" office:value="27" calcext:value-type="float">
            <text:p>27</text:p>
          </table:table-cell>
          <table:table-cell table:style-name="ce1" table:formula="of:=AVERAGEIF([.$A$1:.$A$3203];ROW();[.B$1:.B$3203])" office:value-type="float" office:value="-21.9" calcext:value-type="float">
            <text:p>-21.9</text:p>
          </table:table-cell>
          <table:table-cell table:style-name="ce1" table:formula="of:=AVERAGEIF([.$A$1:.$A$3203];ROW();[.C$1:.C$3203])" office:value-type="float" office:value="-59.6" calcext:value-type="float">
            <text:p>-59.6</text:p>
          </table:table-cell>
          <table:table-cell table:style-name="ce1" table:formula="of:=AVERAGEIF([.$A$1:.$A$3203];ROW();[.D$1:.D$3203])" office:value-type="float" office:value="-24.611" calcext:value-type="float">
            <text:p>-24.6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float" office:value="-59" calcext:value-type="float">
            <text:p>-59</text:p>
          </table:table-cell>
          <table:table-cell office:value-type="float" office:value="-27.3" calcext:value-type="float">
            <text:p>-27.3</text:p>
          </table:table-cell>
          <table:table-cell table:number-columns-repeated="5"/>
          <table:table-cell table:formula="of:=ROW()" office:value-type="float" office:value="28" calcext:value-type="float">
            <text:p>28</text:p>
          </table:table-cell>
          <table:table-cell table:style-name="ce1" table:formula="of:=AVERAGEIF([.$A$1:.$A$3203];ROW();[.B$1:.B$3203])" office:value-type="float" office:value="-21.7" calcext:value-type="float">
            <text:p>-21.7</text:p>
          </table:table-cell>
          <table:table-cell table:style-name="ce1" table:formula="of:=AVERAGEIF([.$A$1:.$A$3203];ROW();[.C$1:.C$3203])" office:value-type="float" office:value="-55.2" calcext:value-type="float">
            <text:p>-55.2</text:p>
          </table:table-cell>
          <table:table-cell table:style-name="ce1" table:formula="of:=AVERAGEIF([.$A$1:.$A$3203];ROW();[.D$1:.D$3203])" office:value-type="float" office:value="-24.206" calcext:value-type="float">
            <text:p>-24.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6" calcext:value-type="float">
            <text:p>-26</text:p>
          </table:table-cell>
          <table:table-cell office:value-type="float" office:value="-73" calcext:value-type="float">
            <text:p>-73</text:p>
          </table:table-cell>
          <table:table-cell office:value-type="float" office:value="-27.21" calcext:value-type="float">
            <text:p>-27.21</text:p>
          </table:table-cell>
          <table:table-cell table:number-columns-repeated="5"/>
          <table:table-cell table:formula="of:=ROW()" office:value-type="float" office:value="29" calcext:value-type="float">
            <text:p>29</text:p>
          </table:table-cell>
          <table:table-cell table:style-name="ce1" table:formula="of:=AVERAGEIF([.$A$1:.$A$3203];ROW();[.B$1:.B$3203])" office:value-type="float" office:value="-20.9" calcext:value-type="float">
            <text:p>-20.9</text:p>
          </table:table-cell>
          <table:table-cell table:style-name="ce1" table:formula="of:=AVERAGEIF([.$A$1:.$A$3203];ROW();[.C$1:.C$3203])" office:value-type="float" office:value="-57.5" calcext:value-type="float">
            <text:p>-57.5</text:p>
          </table:table-cell>
          <table:table-cell table:style-name="ce1" table:formula="of:=AVERAGEIF([.$A$1:.$A$3203];ROW();[.D$1:.D$3203])" office:value-type="float" office:value="-23.344" calcext:value-type="float">
            <text:p>-23.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  <table:table-cell office:value-type="float" office:value="-65" calcext:value-type="float">
            <text:p>-65</text:p>
          </table:table-cell>
          <table:table-cell office:value-type="float" office:value="-27.33" calcext:value-type="float">
            <text:p>-27.33</text:p>
          </table:table-cell>
          <table:table-cell table:number-columns-repeated="5"/>
          <table:table-cell table:formula="of:=ROW()" office:value-type="float" office:value="30" calcext:value-type="float">
            <text:p>30</text:p>
          </table:table-cell>
          <table:table-cell table:style-name="ce1" table:formula="of:=AVERAGEIF([.$A$1:.$A$3203];ROW();[.B$1:.B$3203])" office:value-type="float" office:value="-20.6" calcext:value-type="float">
            <text:p>-20.6</text:p>
          </table:table-cell>
          <table:table-cell table:style-name="ce1" table:formula="of:=AVERAGEIF([.$A$1:.$A$3203];ROW();[.C$1:.C$3203])" office:value-type="float" office:value="-57.7" calcext:value-type="float">
            <text:p>-57.7</text:p>
          </table:table-cell>
          <table:table-cell table:style-name="ce1" table:formula="of:=AVERAGEIF([.$A$1:.$A$3203];ROW();[.D$1:.D$3203])" office:value-type="float" office:value="-22.967" calcext:value-type="float">
            <text:p>-22.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  <table:table-cell office:value-type="float" office:value="-45" calcext:value-type="float">
            <text:p>-45</text:p>
          </table:table-cell>
          <table:table-cell office:value-type="float" office:value="-26.43" calcext:value-type="float">
            <text:p>-26.43</text:p>
          </table:table-cell>
          <table:table-cell table:number-columns-repeated="5"/>
          <table:table-cell table:formula="of:=ROW()" office:value-type="float" office:value="31" calcext:value-type="float">
            <text:p>31</text:p>
          </table:table-cell>
          <table:table-cell table:style-name="ce1" table:formula="of:=AVERAGEIF([.$A$1:.$A$3203];ROW();[.B$1:.B$3203])" office:value-type="float" office:value="-20.2" calcext:value-type="float">
            <text:p>-20.2</text:p>
          </table:table-cell>
          <table:table-cell table:style-name="ce1" table:formula="of:=AVERAGEIF([.$A$1:.$A$3203];ROW();[.C$1:.C$3203])" office:value-type="float" office:value="-49.4" calcext:value-type="float">
            <text:p>-49.4</text:p>
          </table:table-cell>
          <table:table-cell table:style-name="ce1" table:formula="of:=AVERAGEIF([.$A$1:.$A$3203];ROW();[.D$1:.D$3203])" office:value-type="float" office:value="-22.257" calcext:value-type="float">
            <text:p>-22.2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-53" calcext:value-type="float">
            <text:p>-53</text:p>
          </table:table-cell>
          <table:table-cell office:value-type="float" office:value="-26.54" calcext:value-type="float">
            <text:p>-26.54</text:p>
          </table:table-cell>
          <table:table-cell table:number-columns-repeated="5"/>
          <table:table-cell table:formula="of:=ROW()" office:value-type="float" office:value="32" calcext:value-type="float">
            <text:p>32</text:p>
          </table:table-cell>
          <table:table-cell table:style-name="ce1" table:formula="of:=AVERAGEIF([.$A$1:.$A$3203];ROW();[.B$1:.B$3203])" office:value-type="float" office:value="-18.8" calcext:value-type="float">
            <text:p>-18.8</text:p>
          </table:table-cell>
          <table:table-cell table:style-name="ce1" table:formula="of:=AVERAGEIF([.$A$1:.$A$3203];ROW();[.C$1:.C$3203])" office:value-type="float" office:value="-53.6" calcext:value-type="float">
            <text:p>-53.6</text:p>
          </table:table-cell>
          <table:table-cell table:style-name="ce1" table:formula="of:=AVERAGEIF([.$A$1:.$A$3203];ROW();[.D$1:.D$3203])" office:value-type="float" office:value="-22.027" calcext:value-type="float">
            <text:p>-22.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26.3" calcext:value-type="float">
            <text:p>-26.3</text:p>
          </table:table-cell>
          <table:table-cell table:number-columns-repeated="5"/>
          <table:table-cell table:formula="of:=ROW()" office:value-type="float" office:value="33" calcext:value-type="float">
            <text:p>33</text:p>
          </table:table-cell>
          <table:table-cell table:style-name="ce1" table:formula="of:=AVERAGEIF([.$A$1:.$A$3203];ROW();[.B$1:.B$3203])" office:value-type="float" office:value="-18.6" calcext:value-type="float">
            <text:p>-18.6</text:p>
          </table:table-cell>
          <table:table-cell table:style-name="ce1" table:formula="of:=AVERAGEIF([.$A$1:.$A$3203];ROW();[.C$1:.C$3203])" office:value-type="float" office:value="-56.6" calcext:value-type="float">
            <text:p>-56.6</text:p>
          </table:table-cell>
          <table:table-cell table:style-name="ce1" table:formula="of:=AVERAGEIF([.$A$1:.$A$3203];ROW();[.D$1:.D$3203])" office:value-type="float" office:value="-21.233" calcext:value-type="float">
            <text:p>-21.2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" calcext:value-type="float">
            <text:p>-22</text:p>
          </table:table-cell>
          <table:table-cell office:value-type="float" office:value="-53" calcext:value-type="float">
            <text:p>-53</text:p>
          </table:table-cell>
          <table:table-cell office:value-type="float" office:value="-25.11" calcext:value-type="float">
            <text:p>-25.11</text:p>
          </table:table-cell>
          <table:table-cell table:number-columns-repeated="5"/>
          <table:table-cell table:formula="of:=ROW()" office:value-type="float" office:value="34" calcext:value-type="float">
            <text:p>34</text:p>
          </table:table-cell>
          <table:table-cell table:style-name="ce1" table:formula="of:=AVERAGEIF([.$A$1:.$A$3203];ROW();[.B$1:.B$3203])" office:value-type="float" office:value="-17.5" calcext:value-type="float">
            <text:p>-17.5</text:p>
          </table:table-cell>
          <table:table-cell table:style-name="ce1" table:formula="of:=AVERAGEIF([.$A$1:.$A$3203];ROW();[.C$1:.C$3203])" office:value-type="float" office:value="-53.2" calcext:value-type="float">
            <text:p>-53.2</text:p>
          </table:table-cell>
          <table:table-cell table:style-name="ce1" table:formula="of:=AVERAGEIF([.$A$1:.$A$3203];ROW();[.D$1:.D$3203])" office:value-type="float" office:value="-20.668" calcext:value-type="float">
            <text:p>-20.6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2" calcext:value-type="float">
            <text:p>-22</text:p>
          </table:table-cell>
          <table:table-cell office:value-type="float" office:value="-61" calcext:value-type="float">
            <text:p>-61</text:p>
          </table:table-cell>
          <table:table-cell office:value-type="float" office:value="-23.99" calcext:value-type="float">
            <text:p>-23.99</text:p>
          </table:table-cell>
          <table:table-cell table:number-columns-repeated="5"/>
          <table:table-cell table:formula="of:=ROW()" office:value-type="float" office:value="35" calcext:value-type="float">
            <text:p>35</text:p>
          </table:table-cell>
          <table:table-cell table:style-name="ce1" table:formula="of:=AVERAGEIF([.$A$1:.$A$3203];ROW();[.B$1:.B$3203])" office:value-type="float" office:value="-16.8" calcext:value-type="float">
            <text:p>-16.8</text:p>
          </table:table-cell>
          <table:table-cell table:style-name="ce1" table:formula="of:=AVERAGEIF([.$A$1:.$A$3203];ROW();[.C$1:.C$3203])" office:value-type="float" office:value="-53.2" calcext:value-type="float">
            <text:p>-53.2</text:p>
          </table:table-cell>
          <table:table-cell table:style-name="ce1" table:formula="of:=AVERAGEIF([.$A$1:.$A$3203];ROW();[.D$1:.D$3203])" office:value-type="float" office:value="-20.396" calcext:value-type="float">
            <text:p>-20.3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" calcext:value-type="float">
            <text:p>-22</text:p>
          </table:table-cell>
          <table:table-cell office:value-type="float" office:value="-52" calcext:value-type="float">
            <text:p>-52</text:p>
          </table:table-cell>
          <table:table-cell office:value-type="float" office:value="-23.35" calcext:value-type="float">
            <text:p>-23.35</text:p>
          </table:table-cell>
          <table:table-cell table:number-columns-repeated="5"/>
          <table:table-cell table:formula="of:=ROW()" office:value-type="float" office:value="36" calcext:value-type="float">
            <text:p>36</text:p>
          </table:table-cell>
          <table:table-cell table:style-name="ce1" table:formula="of:=AVERAGEIF([.$A$1:.$A$3203];ROW();[.B$1:.B$3203])" office:value-type="float" office:value="-16.5" calcext:value-type="float">
            <text:p>-16.5</text:p>
          </table:table-cell>
          <table:table-cell table:style-name="ce1" table:formula="of:=AVERAGEIF([.$A$1:.$A$3203];ROW();[.C$1:.C$3203])" office:value-type="float" office:value="-54.8" calcext:value-type="float">
            <text:p>-54.8</text:p>
          </table:table-cell>
          <table:table-cell table:style-name="ce1" table:formula="of:=AVERAGEIF([.$A$1:.$A$3203];ROW();[.D$1:.D$3203])" office:value-type="float" office:value="-19.884" calcext:value-type="float">
            <text:p>-19.8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2" calcext:value-type="float">
            <text:p>-22</text:p>
          </table:table-cell>
          <table:table-cell office:value-type="float" office:value="-52" calcext:value-type="float">
            <text:p>-52</text:p>
          </table:table-cell>
          <table:table-cell office:value-type="float" office:value="-22.83" calcext:value-type="float">
            <text:p>-22.83</text:p>
          </table:table-cell>
          <table:table-cell table:number-columns-repeated="5"/>
          <table:table-cell table:formula="of:=ROW()" office:value-type="float" office:value="37" calcext:value-type="float">
            <text:p>37</text:p>
          </table:table-cell>
          <table:table-cell table:style-name="ce1" table:formula="of:=AVERAGEIF([.$A$1:.$A$3203];ROW();[.B$1:.B$3203])" office:value-type="float" office:value="-15.9" calcext:value-type="float">
            <text:p>-15.9</text:p>
          </table:table-cell>
          <table:table-cell table:style-name="ce1" table:formula="of:=AVERAGEIF([.$A$1:.$A$3203];ROW();[.C$1:.C$3203])" office:value-type="float" office:value="-49.8" calcext:value-type="float">
            <text:p>-49.8</text:p>
          </table:table-cell>
          <table:table-cell table:style-name="ce1" table:formula="of:=AVERAGEIF([.$A$1:.$A$3203];ROW();[.D$1:.D$3203])" office:value-type="float" office:value="-18.394" calcext:value-type="float">
            <text:p>-18.3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-22.73" calcext:value-type="float">
            <text:p>-22.73</text:p>
          </table:table-cell>
          <table:table-cell table:number-columns-repeated="5"/>
          <table:table-cell table:formula="of:=ROW()" office:value-type="float" office:value="38" calcext:value-type="float">
            <text:p>38</text:p>
          </table:table-cell>
          <table:table-cell table:style-name="ce1" table:formula="of:=AVERAGEIF([.$A$1:.$A$3203];ROW();[.B$1:.B$3203])" office:value-type="float" office:value="-15.3" calcext:value-type="float">
            <text:p>-15.3</text:p>
          </table:table-cell>
          <table:table-cell table:style-name="ce1" table:formula="of:=AVERAGEIF([.$A$1:.$A$3203];ROW();[.C$1:.C$3203])" office:value-type="float" office:value="-50.8" calcext:value-type="float">
            <text:p>-50.8</text:p>
          </table:table-cell>
          <table:table-cell table:style-name="ce1" table:formula="of:=AVERAGEIF([.$A$1:.$A$3203];ROW();[.D$1:.D$3203])" office:value-type="float" office:value="-17.66" calcext:value-type="float">
            <text:p>-17.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1" calcext:value-type="float">
            <text:p>-21</text:p>
          </table:table-cell>
          <table:table-cell office:value-type="float" office:value="-40" calcext:value-type="float">
            <text:p>-40</text:p>
          </table:table-cell>
          <table:table-cell office:value-type="float" office:value="-22.37" calcext:value-type="float">
            <text:p>-22.37</text:p>
          </table:table-cell>
          <table:table-cell table:number-columns-repeated="5"/>
          <table:table-cell table:formula="of:=ROW()" office:value-type="float" office:value="39" calcext:value-type="float">
            <text:p>39</text:p>
          </table:table-cell>
          <table:table-cell table:style-name="ce1" table:formula="of:=AVERAGEIF([.$A$1:.$A$3203];ROW();[.B$1:.B$3203])" office:value-type="float" office:value="-15.1" calcext:value-type="float">
            <text:p>-15.1</text:p>
          </table:table-cell>
          <table:table-cell table:style-name="ce1" table:formula="of:=AVERAGEIF([.$A$1:.$A$3203];ROW();[.C$1:.C$3203])" office:value-type="float" office:value="-49.4" calcext:value-type="float">
            <text:p>-49.4</text:p>
          </table:table-cell>
          <table:table-cell table:style-name="ce1" table:formula="of:=AVERAGEIF([.$A$1:.$A$3203];ROW();[.D$1:.D$3203])" office:value-type="float" office:value="-17.514" calcext:value-type="float">
            <text:p>-17.5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1" calcext:value-type="float">
            <text:p>-21</text:p>
          </table:table-cell>
          <table:table-cell office:value-type="float" office:value="-52" calcext:value-type="float">
            <text:p>-52</text:p>
          </table:table-cell>
          <table:table-cell office:value-type="float" office:value="-22.67" calcext:value-type="float">
            <text:p>-22.67</text:p>
          </table:table-cell>
          <table:table-cell table:number-columns-repeated="5"/>
          <table:table-cell table:formula="of:=ROW()" office:value-type="float" office:value="40" calcext:value-type="float">
            <text:p>40</text:p>
          </table:table-cell>
          <table:table-cell table:style-name="ce1" table:formula="of:=AVERAGEIF([.$A$1:.$A$3203];ROW();[.B$1:.B$3203])" office:value-type="float" office:value="-14.7" calcext:value-type="float">
            <text:p>-14.7</text:p>
          </table:table-cell>
          <table:table-cell table:style-name="ce1" table:formula="of:=AVERAGEIF([.$A$1:.$A$3203];ROW();[.C$1:.C$3203])" office:value-type="float" office:value="-50.1" calcext:value-type="float">
            <text:p>-50.1</text:p>
          </table:table-cell>
          <table:table-cell table:style-name="ce1" table:formula="of:=AVERAGEIF([.$A$1:.$A$3203];ROW();[.D$1:.D$3203])" office:value-type="float" office:value="-17.128" calcext:value-type="float">
            <text:p>-17.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1" calcext:value-type="float">
            <text:p>-21</text:p>
          </table:table-cell>
          <table:table-cell office:value-type="float" office:value="-63" calcext:value-type="float">
            <text:p>-63</text:p>
          </table:table-cell>
          <table:table-cell office:value-type="float" office:value="-23.19" calcext:value-type="float">
            <text:p>-23.19</text:p>
          </table:table-cell>
          <table:table-cell table:number-columns-repeated="5"/>
          <table:table-cell table:formula="of:=ROW()" office:value-type="float" office:value="41" calcext:value-type="float">
            <text:p>41</text:p>
          </table:table-cell>
          <table:table-cell table:style-name="ce1" table:formula="of:=AVERAGEIF([.$A$1:.$A$3203];ROW();[.B$1:.B$3203])" office:value-type="float" office:value="-14.6" calcext:value-type="float">
            <text:p>-14.6</text:p>
          </table:table-cell>
          <table:table-cell table:style-name="ce1" table:formula="of:=AVERAGEIF([.$A$1:.$A$3203];ROW();[.C$1:.C$3203])" office:value-type="float" office:value="-57.4" calcext:value-type="float">
            <text:p>-57.4</text:p>
          </table:table-cell>
          <table:table-cell table:style-name="ce1" table:formula="of:=AVERAGEIF([.$A$1:.$A$3203];ROW();[.D$1:.D$3203])" office:value-type="float" office:value="-17.105" calcext:value-type="float">
            <text:p>-17.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62" calcext:value-type="float">
            <text:p>-62</text:p>
          </table:table-cell>
          <table:table-cell office:value-type="float" office:value="-22.9" calcext:value-type="float">
            <text:p>-22.9</text:p>
          </table:table-cell>
          <table:table-cell table:number-columns-repeated="5"/>
          <table:table-cell table:formula="of:=ROW()" office:value-type="float" office:value="42" calcext:value-type="float">
            <text:p>42</text:p>
          </table:table-cell>
          <table:table-cell table:style-name="ce1" table:formula="of:=AVERAGEIF([.$A$1:.$A$3203];ROW();[.B$1:.B$3203])" office:value-type="float" office:value="-14.3" calcext:value-type="float">
            <text:p>-14.3</text:p>
          </table:table-cell>
          <table:table-cell table:style-name="ce1" table:formula="of:=AVERAGEIF([.$A$1:.$A$3203];ROW();[.C$1:.C$3203])" office:value-type="float" office:value="-49.7" calcext:value-type="float">
            <text:p>-49.7</text:p>
          </table:table-cell>
          <table:table-cell table:style-name="ce1" table:formula="of:=AVERAGEIF([.$A$1:.$A$3203];ROW();[.D$1:.D$3203])" office:value-type="float" office:value="-16.282" calcext:value-type="float">
            <text:p>-16.2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63" calcext:value-type="float">
            <text:p>-63</text:p>
          </table:table-cell>
          <table:table-cell office:value-type="float" office:value="-21.94" calcext:value-type="float">
            <text:p>-21.94</text:p>
          </table:table-cell>
          <table:table-cell table:number-columns-repeated="5"/>
          <table:table-cell table:formula="of:=ROW()" office:value-type="float" office:value="43" calcext:value-type="float">
            <text:p>43</text:p>
          </table:table-cell>
          <table:table-cell table:style-name="ce1" table:formula="of:=AVERAGEIF([.$A$1:.$A$3203];ROW();[.B$1:.B$3203])" office:value-type="float" office:value="-13.7" calcext:value-type="float">
            <text:p>-13.7</text:p>
          </table:table-cell>
          <table:table-cell table:style-name="ce1" table:formula="of:=AVERAGEIF([.$A$1:.$A$3203];ROW();[.C$1:.C$3203])" office:value-type="float" office:value="-50.2" calcext:value-type="float">
            <text:p>-50.2</text:p>
          </table:table-cell>
          <table:table-cell table:style-name="ce1" table:formula="of:=AVERAGEIF([.$A$1:.$A$3203];ROW();[.D$1:.D$3203])" office:value-type="float" office:value="-15.949" calcext:value-type="float">
            <text:p>-15.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60" calcext:value-type="float">
            <text:p>-60</text:p>
          </table:table-cell>
          <table:table-cell office:value-type="float" office:value="-21.3" calcext:value-type="float">
            <text:p>-21.3</text:p>
          </table:table-cell>
          <table:table-cell table:number-columns-repeated="5"/>
          <table:table-cell table:formula="of:=ROW()" office:value-type="float" office:value="44" calcext:value-type="float">
            <text:p>44</text:p>
          </table:table-cell>
          <table:table-cell table:style-name="ce1" table:formula="of:=AVERAGEIF([.$A$1:.$A$3203];ROW();[.B$1:.B$3203])" office:value-type="float" office:value="-13.3" calcext:value-type="float">
            <text:p>-13.3</text:p>
          </table:table-cell>
          <table:table-cell table:style-name="ce1" table:formula="of:=AVERAGEIF([.$A$1:.$A$3203];ROW();[.C$1:.C$3203])" office:value-type="float" office:value="-49.5" calcext:value-type="float">
            <text:p>-49.5</text:p>
          </table:table-cell>
          <table:table-cell table:style-name="ce1" table:formula="of:=AVERAGEIF([.$A$1:.$A$3203];ROW();[.D$1:.D$3203])" office:value-type="float" office:value="-15.584" calcext:value-type="float">
            <text:p>-15.5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20.17" calcext:value-type="float">
            <text:p>-20.17</text:p>
          </table:table-cell>
          <table:table-cell table:number-columns-repeated="5"/>
          <table:table-cell table:formula="of:=ROW()" office:value-type="float" office:value="45" calcext:value-type="float">
            <text:p>45</text:p>
          </table:table-cell>
          <table:table-cell table:style-name="ce1" table:formula="of:=AVERAGEIF([.$A$1:.$A$3203];ROW();[.B$1:.B$3203])" office:value-type="float" office:value="-13.3" calcext:value-type="float">
            <text:p>-13.3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15.099" calcext:value-type="float">
            <text:p>-15.0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58" calcext:value-type="float">
            <text:p>-58</text:p>
          </table:table-cell>
          <table:table-cell office:value-type="float" office:value="-18.71" calcext:value-type="float">
            <text:p>-18.71</text:p>
          </table:table-cell>
          <table:table-cell table:number-columns-repeated="5"/>
          <table:table-cell table:formula="of:=ROW()" office:value-type="float" office:value="46" calcext:value-type="float">
            <text:p>46</text:p>
          </table:table-cell>
          <table:table-cell table:style-name="ce1" table:formula="of:=AVERAGEIF([.$A$1:.$A$3203];ROW();[.B$1:.B$3203])" office:value-type="float" office:value="-13" calcext:value-type="float">
            <text:p>-13</text:p>
          </table:table-cell>
          <table:table-cell table:style-name="ce1" table:formula="of:=AVERAGEIF([.$A$1:.$A$3203];ROW();[.C$1:.C$3203])" office:value-type="float" office:value="-50.7" calcext:value-type="float">
            <text:p>-50.7</text:p>
          </table:table-cell>
          <table:table-cell table:style-name="ce1" table:formula="of:=AVERAGEIF([.$A$1:.$A$3203];ROW();[.D$1:.D$3203])" office:value-type="float" office:value="-14.825" calcext:value-type="float">
            <text:p>-14.8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61" calcext:value-type="float">
            <text:p>-61</text:p>
          </table:table-cell>
          <table:table-cell office:value-type="float" office:value="-18.34" calcext:value-type="float">
            <text:p>-18.34</text:p>
          </table:table-cell>
          <table:table-cell table:number-columns-repeated="5"/>
          <table:table-cell table:formula="of:=ROW()" office:value-type="float" office:value="47" calcext:value-type="float">
            <text:p>47</text:p>
          </table:table-cell>
          <table:table-cell table:style-name="ce1" table:formula="of:=AVERAGEIF([.$A$1:.$A$3203];ROW();[.B$1:.B$3203])" office:value-type="float" office:value="-12.6" calcext:value-type="float">
            <text:p>-12.6</text:p>
          </table:table-cell>
          <table:table-cell table:style-name="ce1" table:formula="of:=AVERAGEIF([.$A$1:.$A$3203];ROW();[.C$1:.C$3203])" office:value-type="float" office:value="-48.3" calcext:value-type="float">
            <text:p>-48.3</text:p>
          </table:table-cell>
          <table:table-cell table:style-name="ce1" table:formula="of:=AVERAGEIF([.$A$1:.$A$3203];ROW();[.D$1:.D$3203])" office:value-type="float" office:value="-14.518" calcext:value-type="float">
            <text:p>-14.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-18.23" calcext:value-type="float">
            <text:p>-18.23</text:p>
          </table:table-cell>
          <table:table-cell table:number-columns-repeated="5"/>
          <table:table-cell table:formula="of:=ROW()" office:value-type="float" office:value="48" calcext:value-type="float">
            <text:p>48</text:p>
          </table:table-cell>
          <table:table-cell table:style-name="ce1" table:formula="of:=AVERAGEIF([.$A$1:.$A$3203];ROW();[.B$1:.B$3203])" office:value-type="float" office:value="-12.6" calcext:value-type="float">
            <text:p>-12.6</text:p>
          </table:table-cell>
          <table:table-cell table:style-name="ce1" table:formula="of:=AVERAGEIF([.$A$1:.$A$3203];ROW();[.C$1:.C$3203])" office:value-type="float" office:value="-47.3" calcext:value-type="float">
            <text:p>-47.3</text:p>
          </table:table-cell>
          <table:table-cell table:style-name="ce1" table:formula="of:=AVERAGEIF([.$A$1:.$A$3203];ROW();[.D$1:.D$3203])" office:value-type="float" office:value="-14.337" calcext:value-type="float">
            <text:p>-14.3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18.29" calcext:value-type="float">
            <text:p>-18.29</text:p>
          </table:table-cell>
          <table:table-cell table:number-columns-repeated="5"/>
          <table:table-cell table:formula="of:=ROW()" office:value-type="float" office:value="49" calcext:value-type="float">
            <text:p>49</text:p>
          </table:table-cell>
          <table:table-cell table:style-name="ce1" table:formula="of:=AVERAGEIF([.$A$1:.$A$3203];ROW();[.B$1:.B$3203])" office:value-type="float" office:value="-12.4" calcext:value-type="float">
            <text:p>-12.4</text:p>
          </table:table-cell>
          <table:table-cell table:style-name="ce1" table:formula="of:=AVERAGEIF([.$A$1:.$A$3203];ROW();[.C$1:.C$3203])" office:value-type="float" office:value="-48.7" calcext:value-type="float">
            <text:p>-48.7</text:p>
          </table:table-cell>
          <table:table-cell table:style-name="ce1" table:formula="of:=AVERAGEIF([.$A$1:.$A$3203];ROW();[.D$1:.D$3203])" office:value-type="float" office:value="-13.97" calcext:value-type="float">
            <text:p>-13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7" calcext:value-type="float">
            <text:p>-17</text:p>
          </table:table-cell>
          <table:table-cell office:value-type="float" office:value="-57" calcext:value-type="float">
            <text:p>-57</text:p>
          </table:table-cell>
          <table:table-cell office:value-type="float" office:value="-18.17" calcext:value-type="float">
            <text:p>-18.17</text:p>
          </table:table-cell>
          <table:table-cell table:number-columns-repeated="5"/>
          <table:table-cell table:formula="of:=ROW()" office:value-type="float" office:value="50" calcext:value-type="float">
            <text:p>50</text:p>
          </table:table-cell>
          <table:table-cell table:style-name="ce1" table:formula="of:=AVERAGEIF([.$A$1:.$A$3203];ROW();[.B$1:.B$3203])" office:value-type="float" office:value="-12.4" calcext:value-type="float">
            <text:p>-12.4</text:p>
          </table:table-cell>
          <table:table-cell table:style-name="ce1" table:formula="of:=AVERAGEIF([.$A$1:.$A$3203];ROW();[.C$1:.C$3203])" office:value-type="float" office:value="-46.7" calcext:value-type="float">
            <text:p>-46.7</text:p>
          </table:table-cell>
          <table:table-cell table:style-name="ce1" table:formula="of:=AVERAGEIF([.$A$1:.$A$3203];ROW();[.D$1:.D$3203])" office:value-type="float" office:value="-13.735" calcext:value-type="float">
            <text:p>-13.7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" calcext:value-type="float">
            <text:p>-17</text:p>
          </table:table-cell>
          <table:table-cell office:value-type="float" office:value="-58" calcext:value-type="float">
            <text:p>-58</text:p>
          </table:table-cell>
          <table:table-cell office:value-type="float" office:value="-18.34" calcext:value-type="float">
            <text:p>-18.34</text:p>
          </table:table-cell>
          <table:table-cell table:number-columns-repeated="5"/>
          <table:table-cell table:formula="of:=ROW()" office:value-type="float" office:value="51" calcext:value-type="float">
            <text:p>51</text:p>
          </table:table-cell>
          <table:table-cell table:style-name="ce1" table:formula="of:=AVERAGEIF([.$A$1:.$A$3203];ROW();[.B$1:.B$3203])" office:value-type="float" office:value="-11.9" calcext:value-type="float">
            <text:p>-11.9</text:p>
          </table:table-cell>
          <table:table-cell table:style-name="ce1" table:formula="of:=AVERAGEIF([.$A$1:.$A$3203];ROW();[.C$1:.C$3203])" office:value-type="float" office:value="-48.3" calcext:value-type="float">
            <text:p>-48.3</text:p>
          </table:table-cell>
          <table:table-cell table:style-name="ce1" table:formula="of:=AVERAGEIF([.$A$1:.$A$3203];ROW();[.D$1:.D$3203])" office:value-type="float" office:value="-13.576" calcext:value-type="float">
            <text:p>-13.5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7" calcext:value-type="float">
            <text:p>-17</text:p>
          </table:table-cell>
          <table:table-cell office:value-type="float" office:value="-30" calcext:value-type="float">
            <text:p>-30</text:p>
          </table:table-cell>
          <table:table-cell office:value-type="float" office:value="-17.24" calcext:value-type="float">
            <text:p>-17.24</text:p>
          </table:table-cell>
          <table:table-cell table:number-columns-repeated="5"/>
          <table:table-cell table:formula="of:=ROW()" office:value-type="float" office:value="52" calcext:value-type="float">
            <text:p>52</text:p>
          </table:table-cell>
          <table:table-cell table:style-name="ce1" table:formula="of:=AVERAGEIF([.$A$1:.$A$3203];ROW();[.B$1:.B$3203])" office:value-type="float" office:value="-11.8" calcext:value-type="float">
            <text:p>-11.8</text:p>
          </table:table-cell>
          <table:table-cell table:style-name="ce1" table:formula="of:=AVERAGEIF([.$A$1:.$A$3203];ROW();[.C$1:.C$3203])" office:value-type="float" office:value="-43.6" calcext:value-type="float">
            <text:p>-43.6</text:p>
          </table:table-cell>
          <table:table-cell table:style-name="ce1" table:formula="of:=AVERAGEIF([.$A$1:.$A$3203];ROW();[.D$1:.D$3203])" office:value-type="float" office:value="-13.361" calcext:value-type="float">
            <text:p>-13.3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  <table:table-cell office:value-type="float" office:value="-47" calcext:value-type="float">
            <text:p>-47</text:p>
          </table:table-cell>
          <table:table-cell office:value-type="float" office:value="-17.71" calcext:value-type="float">
            <text:p>-17.71</text:p>
          </table:table-cell>
          <table:table-cell table:number-columns-repeated="5"/>
          <table:table-cell table:formula="of:=ROW()" office:value-type="float" office:value="53" calcext:value-type="float">
            <text:p>53</text:p>
          </table:table-cell>
          <table:table-cell table:style-name="ce1" table:formula="of:=AVERAGEIF([.$A$1:.$A$3203];ROW();[.B$1:.B$3203])" office:value-type="float" office:value="-11.3" calcext:value-type="float">
            <text:p>-11.3</text:p>
          </table:table-cell>
          <table:table-cell table:style-name="ce1" table:formula="of:=AVERAGEIF([.$A$1:.$A$3203];ROW();[.C$1:.C$3203])" office:value-type="float" office:value="-39.6" calcext:value-type="float">
            <text:p>-39.6</text:p>
          </table:table-cell>
          <table:table-cell table:style-name="ce1" table:formula="of:=AVERAGEIF([.$A$1:.$A$3203];ROW();[.D$1:.D$3203])" office:value-type="float" office:value="-13.09" calcext:value-type="float">
            <text:p>-13.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17.93" calcext:value-type="float">
            <text:p>-17.93</text:p>
          </table:table-cell>
          <table:table-cell table:number-columns-repeated="5"/>
          <table:table-cell table:formula="of:=ROW()" office:value-type="float" office:value="54" calcext:value-type="float">
            <text:p>54</text:p>
          </table:table-cell>
          <table:table-cell table:style-name="ce1" table:formula="of:=AVERAGEIF([.$A$1:.$A$3203];ROW();[.B$1:.B$3203])" office:value-type="float" office:value="-10.8" calcext:value-type="float">
            <text:p>-10.8</text:p>
          </table:table-cell>
          <table:table-cell table:style-name="ce1" table:formula="of:=AVERAGEIF([.$A$1:.$A$3203];ROW();[.C$1:.C$3203])" office:value-type="float" office:value="-44.9" calcext:value-type="float">
            <text:p>-44.9</text:p>
          </table:table-cell>
          <table:table-cell table:style-name="ce1" table:formula="of:=AVERAGEIF([.$A$1:.$A$3203];ROW();[.D$1:.D$3203])" office:value-type="float" office:value="-13.002" calcext:value-type="float">
            <text:p>-13.0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-17.79" calcext:value-type="float">
            <text:p>-17.79</text:p>
          </table:table-cell>
          <table:table-cell table:number-columns-repeated="5"/>
          <table:table-cell table:formula="of:=ROW()" office:value-type="float" office:value="55" calcext:value-type="float">
            <text:p>55</text:p>
          </table:table-cell>
          <table:table-cell table:style-name="ce1" table:formula="of:=AVERAGEIF([.$A$1:.$A$3203];ROW();[.B$1:.B$3203])" office:value-type="float" office:value="-10.8" calcext:value-type="float">
            <text:p>-10.8</text:p>
          </table:table-cell>
          <table:table-cell table:style-name="ce1" table:formula="of:=AVERAGEIF([.$A$1:.$A$3203];ROW();[.C$1:.C$3203])" office:value-type="float" office:value="-47.5" calcext:value-type="float">
            <text:p>-47.5</text:p>
          </table:table-cell>
          <table:table-cell table:style-name="ce1" table:formula="of:=AVERAGEIF([.$A$1:.$A$3203];ROW();[.D$1:.D$3203])" office:value-type="float" office:value="-12.9" calcext:value-type="float">
            <text:p>-12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17.77" calcext:value-type="float">
            <text:p>-17.77</text:p>
          </table:table-cell>
          <table:table-cell table:number-columns-repeated="5"/>
          <table:table-cell table:formula="of:=ROW()" office:value-type="float" office:value="56" calcext:value-type="float">
            <text:p>56</text:p>
          </table:table-cell>
          <table:table-cell table:style-name="ce1" table:formula="of:=AVERAGEIF([.$A$1:.$A$3203];ROW();[.B$1:.B$3203])" office:value-type="float" office:value="-10.3" calcext:value-type="float">
            <text:p>-10.3</text:p>
          </table:table-cell>
          <table:table-cell table:style-name="ce1" table:formula="of:=AVERAGEIF([.$A$1:.$A$3203];ROW();[.C$1:.C$3203])" office:value-type="float" office:value="-43.2" calcext:value-type="float">
            <text:p>-43.2</text:p>
          </table:table-cell>
          <table:table-cell table:style-name="ce1" table:formula="of:=AVERAGEIF([.$A$1:.$A$3203];ROW();[.D$1:.D$3203])" office:value-type="float" office:value="-12.192" calcext:value-type="float">
            <text:p>-12.1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17.69" calcext:value-type="float">
            <text:p>-17.69</text:p>
          </table:table-cell>
          <table:table-cell table:number-columns-repeated="5"/>
          <table:table-cell table:formula="of:=ROW()" office:value-type="float" office:value="57" calcext:value-type="float">
            <text:p>57</text:p>
          </table:table-cell>
          <table:table-cell table:style-name="ce1" table:formula="of:=AVERAGEIF([.$A$1:.$A$3203];ROW();[.B$1:.B$3203])" office:value-type="float" office:value="-10.5" calcext:value-type="float">
            <text:p>-10.5</text:p>
          </table:table-cell>
          <table:table-cell table:style-name="ce1" table:formula="of:=AVERAGEIF([.$A$1:.$A$3203];ROW();[.C$1:.C$3203])" office:value-type="float" office:value="-41.9" calcext:value-type="float">
            <text:p>-41.9</text:p>
          </table:table-cell>
          <table:table-cell table:style-name="ce1" table:formula="of:=AVERAGEIF([.$A$1:.$A$3203];ROW();[.D$1:.D$3203])" office:value-type="float" office:value="-11.961" calcext:value-type="float">
            <text:p>-11.9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17.62" calcext:value-type="float">
            <text:p>-17.62</text:p>
          </table:table-cell>
          <table:table-cell table:number-columns-repeated="5"/>
          <table:table-cell table:formula="of:=ROW()" office:value-type="float" office:value="58" calcext:value-type="float">
            <text:p>58</text:p>
          </table:table-cell>
          <table:table-cell table:style-name="ce1" table:formula="of:=AVERAGEIF([.$A$1:.$A$3203];ROW();[.B$1:.B$3203])" office:value-type="float" office:value="-10.3" calcext:value-type="float">
            <text:p>-10.3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11.868" calcext:value-type="float">
            <text:p>-11.8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-54" calcext:value-type="float">
            <text:p>-54</text:p>
          </table:table-cell>
          <table:table-cell office:value-type="float" office:value="-17.75" calcext:value-type="float">
            <text:p>-17.75</text:p>
          </table:table-cell>
          <table:table-cell table:number-columns-repeated="5"/>
          <table:table-cell table:formula="of:=ROW()" office:value-type="float" office:value="59" calcext:value-type="float">
            <text:p>59</text:p>
          </table:table-cell>
          <table:table-cell table:style-name="ce1" table:formula="of:=AVERAGEIF([.$A$1:.$A$3203];ROW();[.B$1:.B$3203])" office:value-type="float" office:value="-10.3" calcext:value-type="float">
            <text:p>-10.3</text:p>
          </table:table-cell>
          <table:table-cell table:style-name="ce1" table:formula="of:=AVERAGEIF([.$A$1:.$A$3203];ROW();[.C$1:.C$3203])" office:value-type="float" office:value="-45.3" calcext:value-type="float">
            <text:p>-45.3</text:p>
          </table:table-cell>
          <table:table-cell table:style-name="ce1" table:formula="of:=AVERAGEIF([.$A$1:.$A$3203];ROW();[.D$1:.D$3203])" office:value-type="float" office:value="-11.691" calcext:value-type="float">
            <text:p>-11.6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office:value-type="float" office:value="-17.65" calcext:value-type="float">
            <text:p>-17.65</text:p>
          </table:table-cell>
          <table:table-cell table:number-columns-repeated="5"/>
          <table:table-cell table:formula="of:=ROW()" office:value-type="float" office:value="60" calcext:value-type="float">
            <text:p>60</text:p>
          </table:table-cell>
          <table:table-cell table:style-name="ce1" table:formula="of:=AVERAGEIF([.$A$1:.$A$3203];ROW();[.B$1:.B$3203])" office:value-type="float" office:value="-9.7" calcext:value-type="float">
            <text:p>-9.7</text:p>
          </table:table-cell>
          <table:table-cell table:style-name="ce1" table:formula="of:=AVERAGEIF([.$A$1:.$A$3203];ROW();[.C$1:.C$3203])" office:value-type="float" office:value="-42.2" calcext:value-type="float">
            <text:p>-42.2</text:p>
          </table:table-cell>
          <table:table-cell table:style-name="ce1" table:formula="of:=AVERAGEIF([.$A$1:.$A$3203];ROW();[.D$1:.D$3203])" office:value-type="float" office:value="-11.304" calcext:value-type="float">
            <text:p>-11.3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office:value-type="float" office:value="-17.18" calcext:value-type="float">
            <text:p>-17.18</text:p>
          </table:table-cell>
          <table:table-cell table:number-columns-repeated="5"/>
          <table:table-cell table:formula="of:=ROW()" office:value-type="float" office:value="61" calcext:value-type="float">
            <text:p>61</text:p>
          </table:table-cell>
          <table:table-cell table:style-name="ce1" table:formula="of:=AVERAGEIF([.$A$1:.$A$3203];ROW();[.B$1:.B$3203])" office:value-type="float" office:value="-9.6" calcext:value-type="float">
            <text:p>-9.6</text:p>
          </table:table-cell>
          <table:table-cell table:style-name="ce1" table:formula="of:=AVERAGEIF([.$A$1:.$A$3203];ROW();[.C$1:.C$3203])" office:value-type="float" office:value="-50.5" calcext:value-type="float">
            <text:p>-50.5</text:p>
          </table:table-cell>
          <table:table-cell table:style-name="ce1" table:formula="of:=AVERAGEIF([.$A$1:.$A$3203];ROW();[.D$1:.D$3203])" office:value-type="float" office:value="-11.464" calcext:value-type="float">
            <text:p>-11.4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-43" calcext:value-type="float">
            <text:p>-43</text:p>
          </table:table-cell>
          <table:table-cell office:value-type="float" office:value="-16.34" calcext:value-type="float">
            <text:p>-16.34</text:p>
          </table:table-cell>
          <table:table-cell table:number-columns-repeated="5"/>
          <table:table-cell table:formula="of:=ROW()" office:value-type="float" office:value="62" calcext:value-type="float">
            <text:p>62</text:p>
          </table:table-cell>
          <table:table-cell table:style-name="ce1" table:formula="of:=AVERAGEIF([.$A$1:.$A$3203];ROW();[.B$1:.B$3203])" office:value-type="float" office:value="-9.4" calcext:value-type="float">
            <text:p>-9.4</text:p>
          </table:table-cell>
          <table:table-cell table:style-name="ce1" table:formula="of:=AVERAGEIF([.$A$1:.$A$3203];ROW();[.C$1:.C$3203])" office:value-type="float" office:value="-45.7" calcext:value-type="float">
            <text:p>-45.7</text:p>
          </table:table-cell>
          <table:table-cell table:style-name="ce1" table:formula="of:=AVERAGEIF([.$A$1:.$A$3203];ROW();[.D$1:.D$3203])" office:value-type="float" office:value="-11.204" calcext:value-type="float">
            <text:p>-11.2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-58" calcext:value-type="float">
            <text:p>-58</text:p>
          </table:table-cell>
          <table:table-cell office:value-type="float" office:value="-15.62" calcext:value-type="float">
            <text:p>-15.62</text:p>
          </table:table-cell>
          <table:table-cell table:number-columns-repeated="5"/>
          <table:table-cell table:formula="of:=ROW()" office:value-type="float" office:value="63" calcext:value-type="float">
            <text:p>63</text:p>
          </table:table-cell>
          <table:table-cell table:style-name="ce1" table:formula="of:=AVERAGEIF([.$A$1:.$A$3203];ROW();[.B$1:.B$3203])" office:value-type="float" office:value="-9.4" calcext:value-type="float">
            <text:p>-9.4</text:p>
          </table:table-cell>
          <table:table-cell table:style-name="ce1" table:formula="of:=AVERAGEIF([.$A$1:.$A$3203];ROW();[.C$1:.C$3203])" office:value-type="float" office:value="-45.3" calcext:value-type="float">
            <text:p>-45.3</text:p>
          </table:table-cell>
          <table:table-cell table:style-name="ce1" table:formula="of:=AVERAGEIF([.$A$1:.$A$3203];ROW();[.D$1:.D$3203])" office:value-type="float" office:value="-10.844" calcext:value-type="float">
            <text:p>-10.8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" calcext:value-type="float">
            <text:p>-14</text:p>
          </table:table-cell>
          <table:table-cell office:value-type="float" office:value="-65" calcext:value-type="float">
            <text:p>-65</text:p>
          </table:table-cell>
          <table:table-cell office:value-type="float" office:value="-16.01" calcext:value-type="float">
            <text:p>-16.01</text:p>
          </table:table-cell>
          <table:table-cell table:number-columns-repeated="5"/>
          <table:table-cell table:formula="of:=ROW()" office:value-type="float" office:value="64" calcext:value-type="float">
            <text:p>64</text:p>
          </table:table-cell>
          <table:table-cell table:style-name="ce1" table:formula="of:=AVERAGEIF([.$A$1:.$A$3203];ROW();[.B$1:.B$3203])" office:value-type="float" office:value="-8.6" calcext:value-type="float">
            <text:p>-8.6</text:p>
          </table:table-cell>
          <table:table-cell table:style-name="ce1" table:formula="of:=AVERAGEIF([.$A$1:.$A$3203];ROW();[.C$1:.C$3203])" office:value-type="float" office:value="-44.7" calcext:value-type="float">
            <text:p>-44.7</text:p>
          </table:table-cell>
          <table:table-cell table:style-name="ce1" table:formula="of:=AVERAGEIF([.$A$1:.$A$3203];ROW();[.D$1:.D$3203])" office:value-type="float" office:value="-10.604" calcext:value-type="float">
            <text:p>-10.6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-56" calcext:value-type="float">
            <text:p>-56</text:p>
          </table:table-cell>
          <table:table-cell office:value-type="float" office:value="-15.77" calcext:value-type="float">
            <text:p>-15.77</text:p>
          </table:table-cell>
          <table:table-cell table:number-columns-repeated="5"/>
          <table:table-cell table:formula="of:=ROW()" office:value-type="float" office:value="65" calcext:value-type="float">
            <text:p>65</text:p>
          </table:table-cell>
          <table:table-cell table:style-name="ce1" table:formula="of:=AVERAGEIF([.$A$1:.$A$3203];ROW();[.B$1:.B$3203])" office:value-type="float" office:value="-7.9" calcext:value-type="float">
            <text:p>-7.9</text:p>
          </table:table-cell>
          <table:table-cell table:style-name="ce1" table:formula="of:=AVERAGEIF([.$A$1:.$A$3203];ROW();[.C$1:.C$3203])" office:value-type="float" office:value="-37.4" calcext:value-type="float">
            <text:p>-37.4</text:p>
          </table:table-cell>
          <table:table-cell table:style-name="ce1" table:formula="of:=AVERAGEIF([.$A$1:.$A$3203];ROW();[.D$1:.D$3203])" office:value-type="float" office:value="-10.075" calcext:value-type="float">
            <text:p>-10.0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-15.48" calcext:value-type="float">
            <text:p>-15.48</text:p>
          </table:table-cell>
          <table:table-cell table:number-columns-repeated="5"/>
          <table:table-cell table:formula="of:=ROW()" office:value-type="float" office:value="66" calcext:value-type="float">
            <text:p>66</text:p>
          </table:table-cell>
          <table:table-cell table:style-name="ce1" table:formula="of:=AVERAGEIF([.$A$1:.$A$3203];ROW();[.B$1:.B$3203])" office:value-type="float" office:value="-7.6" calcext:value-type="float">
            <text:p>-7.6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0.023" calcext:value-type="float">
            <text:p>-10.0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5.14" calcext:value-type="float">
            <text:p>-15.14</text:p>
          </table:table-cell>
          <table:table-cell table:number-columns-repeated="5"/>
          <table:table-cell table:formula="of:=ROW()" office:value-type="float" office:value="67" calcext:value-type="float">
            <text:p>67</text:p>
          </table:table-cell>
          <table:table-cell table:style-name="ce1" table:formula="of:=AVERAGEIF([.$A$1:.$A$3203];ROW();[.B$1:.B$3203])" office:value-type="float" office:value="-7.4" calcext:value-type="float">
            <text:p>-7.4</text:p>
          </table:table-cell>
          <table:table-cell table:style-name="ce1" table:formula="of:=AVERAGEIF([.$A$1:.$A$3203];ROW();[.C$1:.C$3203])" office:value-type="float" office:value="-39.4" calcext:value-type="float">
            <text:p>-39.4</text:p>
          </table:table-cell>
          <table:table-cell table:style-name="ce1" table:formula="of:=AVERAGEIF([.$A$1:.$A$3203];ROW();[.D$1:.D$3203])" office:value-type="float" office:value="-9.266" calcext:value-type="float">
            <text:p>-9.2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44" calcext:value-type="float">
            <text:p>-44</text:p>
          </table:table-cell>
          <table:table-cell office:value-type="float" office:value="-14.88" calcext:value-type="float">
            <text:p>-14.88</text:p>
          </table:table-cell>
          <table:table-cell table:number-columns-repeated="5"/>
          <table:table-cell table:formula="of:=ROW()" office:value-type="float" office:value="68" calcext:value-type="float">
            <text:p>68</text:p>
          </table:table-cell>
          <table:table-cell table:style-name="ce1" table:formula="of:=AVERAGEIF([.$A$1:.$A$3203];ROW();[.B$1:.B$3203])" office:value-type="float" office:value="-7.4" calcext:value-type="float">
            <text:p>-7.4</text:p>
          </table:table-cell>
          <table:table-cell table:style-name="ce1" table:formula="of:=AVERAGEIF([.$A$1:.$A$3203];ROW();[.C$1:.C$3203])" office:value-type="float" office:value="-35.8" calcext:value-type="float">
            <text:p>-35.8</text:p>
          </table:table-cell>
          <table:table-cell table:style-name="ce1" table:formula="of:=AVERAGEIF([.$A$1:.$A$3203];ROW();[.D$1:.D$3203])" office:value-type="float" office:value="-8.899" calcext:value-type="float">
            <text:p>-8.8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48" calcext:value-type="float">
            <text:p>-48</text:p>
          </table:table-cell>
          <table:table-cell office:value-type="float" office:value="-15.05" calcext:value-type="float">
            <text:p>-15.05</text:p>
          </table:table-cell>
          <table:table-cell table:number-columns-repeated="5"/>
          <table:table-cell table:formula="of:=ROW()" office:value-type="float" office:value="69" calcext:value-type="float">
            <text:p>69</text:p>
          </table:table-cell>
          <table:table-cell table:style-name="ce1" table:formula="of:=AVERAGEIF([.$A$1:.$A$3203];ROW();[.B$1:.B$3203])" office:value-type="float" office:value="-7.3" calcext:value-type="float">
            <text:p>-7.3</text:p>
          </table:table-cell>
          <table:table-cell table:style-name="ce1" table:formula="of:=AVERAGEIF([.$A$1:.$A$3203];ROW();[.C$1:.C$3203])" office:value-type="float" office:value="-43.5" calcext:value-type="float">
            <text:p>-43.5</text:p>
          </table:table-cell>
          <table:table-cell table:style-name="ce1" table:formula="of:=AVERAGEIF([.$A$1:.$A$3203];ROW();[.D$1:.D$3203])" office:value-type="float" office:value="-8.886" calcext:value-type="float">
            <text:p>-8.8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54" calcext:value-type="float">
            <text:p>-54</text:p>
          </table:table-cell>
          <table:table-cell office:value-type="float" office:value="-13.72" calcext:value-type="float">
            <text:p>-13.72</text:p>
          </table:table-cell>
          <table:table-cell table:number-columns-repeated="5"/>
          <table:table-cell table:formula="of:=ROW()" office:value-type="float" office:value="70" calcext:value-type="float">
            <text:p>70</text:p>
          </table:table-cell>
          <table:table-cell table:style-name="ce1" table:formula="of:=AVERAGEIF([.$A$1:.$A$3203];ROW();[.B$1:.B$3203])" office:value-type="float" office:value="-7.3" calcext:value-type="float">
            <text:p>-7.3</text:p>
          </table:table-cell>
          <table:table-cell table:style-name="ce1" table:formula="of:=AVERAGEIF([.$A$1:.$A$3203];ROW();[.C$1:.C$3203])" office:value-type="float" office:value="-41.8" calcext:value-type="float">
            <text:p>-41.8</text:p>
          </table:table-cell>
          <table:table-cell table:style-name="ce1" table:formula="of:=AVERAGEIF([.$A$1:.$A$3203];ROW();[.D$1:.D$3203])" office:value-type="float" office:value="-8.66" calcext:value-type="float">
            <text:p>-8.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-33" calcext:value-type="float">
            <text:p>-33</text:p>
          </table:table-cell>
          <table:table-cell office:value-type="float" office:value="-12.43" calcext:value-type="float">
            <text:p>-12.43</text:p>
          </table:table-cell>
          <table:table-cell table:number-columns-repeated="5"/>
          <table:table-cell table:formula="of:=ROW()" office:value-type="float" office:value="71" calcext:value-type="float">
            <text:p>71</text:p>
          </table:table-cell>
          <table:table-cell table:style-name="ce1" table:formula="of:=AVERAGEIF([.$A$1:.$A$3203];ROW();[.B$1:.B$3203])" office:value-type="float" office:value="-6.9" calcext:value-type="float">
            <text:p>-6.9</text:p>
          </table:table-cell>
          <table:table-cell table:style-name="ce1" table:formula="of:=AVERAGEIF([.$A$1:.$A$3203];ROW();[.C$1:.C$3203])" office:value-type="float" office:value="-39.1" calcext:value-type="float">
            <text:p>-39.1</text:p>
          </table:table-cell>
          <table:table-cell table:style-name="ce1" table:formula="of:=AVERAGEIF([.$A$1:.$A$3203];ROW();[.D$1:.D$3203])" office:value-type="float" office:value="-8.166" calcext:value-type="float">
            <text:p>-8.1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12.37" calcext:value-type="float">
            <text:p>-12.37</text:p>
          </table:table-cell>
          <table:table-cell table:number-columns-repeated="5"/>
          <table:table-cell table:formula="of:=ROW()" office:value-type="float" office:value="72" calcext:value-type="float">
            <text:p>72</text:p>
          </table:table-cell>
          <table:table-cell table:style-name="ce1" table:formula="of:=AVERAGEIF([.$A$1:.$A$3203];ROW();[.B$1:.B$3203])" office:value-type="float" office:value="-6.3" calcext:value-type="float">
            <text:p>-6.3</text:p>
          </table:table-cell>
          <table:table-cell table:style-name="ce1" table:formula="of:=AVERAGEIF([.$A$1:.$A$3203];ROW();[.C$1:.C$3203])" office:value-type="float" office:value="-41.3" calcext:value-type="float">
            <text:p>-41.3</text:p>
          </table:table-cell>
          <table:table-cell table:style-name="ce1" table:formula="of:=AVERAGEIF([.$A$1:.$A$3203];ROW();[.D$1:.D$3203])" office:value-type="float" office:value="-8.173" calcext:value-type="float">
            <text:p>-8.1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11.9" calcext:value-type="float">
            <text:p>-11.9</text:p>
          </table:table-cell>
          <table:table-cell table:number-columns-repeated="5"/>
          <table:table-cell table:formula="of:=ROW()" office:value-type="float" office:value="73" calcext:value-type="float">
            <text:p>73</text:p>
          </table:table-cell>
          <table:table-cell table:style-name="ce1" table:formula="of:=AVERAGEIF([.$A$1:.$A$3203];ROW();[.B$1:.B$3203])" office:value-type="float" office:value="-6" calcext:value-type="float">
            <text:p>-6</text:p>
          </table:table-cell>
          <table:table-cell table:style-name="ce1" table:formula="of:=AVERAGEIF([.$A$1:.$A$3203];ROW();[.C$1:.C$3203])" office:value-type="float" office:value="-40.3" calcext:value-type="float">
            <text:p>-40.3</text:p>
          </table:table-cell>
          <table:table-cell table:style-name="ce1" table:formula="of:=AVERAGEIF([.$A$1:.$A$3203];ROW();[.D$1:.D$3203])" office:value-type="float" office:value="-8.058" calcext:value-type="float">
            <text:p>-8.0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01" calcext:value-type="float">
            <text:p>-11.01</text:p>
          </table:table-cell>
          <table:table-cell table:number-columns-repeated="5"/>
          <table:table-cell table:formula="of:=ROW()" office:value-type="float" office:value="74" calcext:value-type="float">
            <text:p>74</text:p>
          </table:table-cell>
          <table:table-cell table:style-name="ce1" table:formula="of:=AVERAGEIF([.$A$1:.$A$3203];ROW();[.B$1:.B$3203])" office:value-type="float" office:value="-6" calcext:value-type="float">
            <text:p>-6</text:p>
          </table:table-cell>
          <table:table-cell table:style-name="ce1" table:formula="of:=AVERAGEIF([.$A$1:.$A$3203];ROW();[.C$1:.C$3203])" office:value-type="float" office:value="-42.5" calcext:value-type="float">
            <text:p>-42.5</text:p>
          </table:table-cell>
          <table:table-cell table:style-name="ce1" table:formula="of:=AVERAGEIF([.$A$1:.$A$3203];ROW();[.D$1:.D$3203])" office:value-type="float" office:value="-7.727" calcext:value-type="float">
            <text:p>-7.7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7.68" calcext:value-type="float">
            <text:p>-7.68</text:p>
          </table:table-cell>
          <table:table-cell table:number-columns-repeated="5"/>
          <table:table-cell table:formula="of:=ROW()" office:value-type="float" office:value="75" calcext:value-type="float">
            <text:p>75</text:p>
          </table:table-cell>
          <table:table-cell table:style-name="ce1" table:formula="of:=AVERAGEIF([.$A$1:.$A$3203];ROW();[.B$1:.B$3203])" office:value-type="float" office:value="-6" calcext:value-type="float">
            <text:p>-6</text:p>
          </table:table-cell>
          <table:table-cell table:style-name="ce1" table:formula="of:=AVERAGEIF([.$A$1:.$A$3203];ROW();[.C$1:.C$3203])" office:value-type="float" office:value="-39.2" calcext:value-type="float">
            <text:p>-39.2</text:p>
          </table:table-cell>
          <table:table-cell table:style-name="ce1" table:formula="of:=AVERAGEIF([.$A$1:.$A$3203];ROW();[.D$1:.D$3203])" office:value-type="float" office:value="-7.085" calcext:value-type="float">
            <text:p>-7.0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22" calcext:value-type="float">
            <text:p>-5.22</text:p>
          </table:table-cell>
          <table:table-cell table:number-columns-repeated="5"/>
          <table:table-cell table:formula="of:=ROW()" office:value-type="float" office:value="76" calcext:value-type="float">
            <text:p>76</text:p>
          </table:table-cell>
          <table:table-cell table:style-name="ce1" table:formula="of:=AVERAGEIF([.$A$1:.$A$3203];ROW();[.B$1:.B$3203])" office:value-type="float" office:value="-5.8" calcext:value-type="float">
            <text:p>-5.8</text:p>
          </table:table-cell>
          <table:table-cell table:style-name="ce1" table:formula="of:=AVERAGEIF([.$A$1:.$A$3203];ROW();[.C$1:.C$3203])" office:value-type="float" office:value="-43.4" calcext:value-type="float">
            <text:p>-43.4</text:p>
          </table:table-cell>
          <table:table-cell table:style-name="ce1" table:formula="of:=AVERAGEIF([.$A$1:.$A$3203];ROW();[.D$1:.D$3203])" office:value-type="float" office:value="-7.026" calcext:value-type="float">
            <text:p>-7.0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72" calcext:value-type="float">
            <text:p>-4.72</text:p>
          </table:table-cell>
          <table:table-cell table:number-columns-repeated="5"/>
          <table:table-cell table:formula="of:=ROW()" office:value-type="float" office:value="77" calcext:value-type="float">
            <text:p>77</text:p>
          </table:table-cell>
          <table:table-cell table:style-name="ce1" table:formula="of:=AVERAGEIF([.$A$1:.$A$3203];ROW();[.B$1:.B$3203])" office:value-type="float" office:value="-5.5" calcext:value-type="float">
            <text:p>-5.5</text:p>
          </table:table-cell>
          <table:table-cell table:style-name="ce1" table:formula="of:=AVERAGEIF([.$A$1:.$A$3203];ROW();[.C$1:.C$3203])" office:value-type="float" office:value="-36.8" calcext:value-type="float">
            <text:p>-36.8</text:p>
          </table:table-cell>
          <table:table-cell table:style-name="ce1" table:formula="of:=AVERAGEIF([.$A$1:.$A$3203];ROW();[.D$1:.D$3203])" office:value-type="float" office:value="-6.819" calcext:value-type="float">
            <text:p>-6.8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29" calcext:value-type="float">
            <text:p>-4.29</text:p>
          </table:table-cell>
          <table:table-cell table:number-columns-repeated="5"/>
          <table:table-cell table:formula="of:=ROW()" office:value-type="float" office:value="78" calcext:value-type="float">
            <text:p>78</text:p>
          </table:table-cell>
          <table:table-cell table:style-name="ce1" table:formula="of:=AVERAGEIF([.$A$1:.$A$3203];ROW();[.B$1:.B$3203])" office:value-type="float" office:value="-5.5" calcext:value-type="float">
            <text:p>-5.5</text:p>
          </table:table-cell>
          <table:table-cell table:style-name="ce1" table:formula="of:=AVERAGEIF([.$A$1:.$A$3203];ROW();[.C$1:.C$3203])" office:value-type="float" office:value="-35.1" calcext:value-type="float">
            <text:p>-35.1</text:p>
          </table:table-cell>
          <table:table-cell table:style-name="ce1" table:formula="of:=AVERAGEIF([.$A$1:.$A$3203];ROW();[.D$1:.D$3203])" office:value-type="float" office:value="-6.729" calcext:value-type="float">
            <text:p>-6.7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87" calcext:value-type="float">
            <text:p>-4.87</text:p>
          </table:table-cell>
          <table:table-cell table:number-columns-repeated="5"/>
          <table:table-cell table:formula="of:=ROW()" office:value-type="float" office:value="79" calcext:value-type="float">
            <text:p>79</text:p>
          </table:table-cell>
          <table:table-cell table:style-name="ce1" table:formula="of:=AVERAGEIF([.$A$1:.$A$3203];ROW();[.B$1:.B$3203])" office:value-type="float" office:value="-5.5" calcext:value-type="float">
            <text:p>-5.5</text:p>
          </table:table-cell>
          <table:table-cell table:style-name="ce1" table:formula="of:=AVERAGEIF([.$A$1:.$A$3203];ROW();[.C$1:.C$3203])" office:value-type="float" office:value="-41.3" calcext:value-type="float">
            <text:p>-41.3</text:p>
          </table:table-cell>
          <table:table-cell table:style-name="ce1" table:formula="of:=AVERAGEIF([.$A$1:.$A$3203];ROW();[.D$1:.D$3203])" office:value-type="float" office:value="-6.771" calcext:value-type="float">
            <text:p>-6.7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34" calcext:value-type="float">
            <text:p>-4.34</text:p>
          </table:table-cell>
          <table:table-cell table:number-columns-repeated="5"/>
          <table:table-cell table:formula="of:=ROW()" office:value-type="float" office:value="80" calcext:value-type="float">
            <text:p>80</text:p>
          </table:table-cell>
          <table:table-cell table:style-name="ce1" table:formula="of:=AVERAGEIF([.$A$1:.$A$3203];ROW();[.B$1:.B$3203])" office:value-type="float" office:value="-5.3" calcext:value-type="float">
            <text:p>-5.3</text:p>
          </table:table-cell>
          <table:table-cell table:style-name="ce1" table:formula="of:=AVERAGEIF([.$A$1:.$A$3203];ROW();[.C$1:.C$3203])" office:value-type="float" office:value="-36.9" calcext:value-type="float">
            <text:p>-36.9</text:p>
          </table:table-cell>
          <table:table-cell table:style-name="ce1" table:formula="of:=AVERAGEIF([.$A$1:.$A$3203];ROW();[.D$1:.D$3203])" office:value-type="float" office:value="-6.559" calcext:value-type="float">
            <text:p>-6.5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89" calcext:value-type="float">
            <text:p>-3.89</text:p>
          </table:table-cell>
          <table:table-cell table:number-columns-repeated="5"/>
          <table:table-cell table:formula="of:=ROW()" office:value-type="float" office:value="81" calcext:value-type="float">
            <text:p>81</text:p>
          </table:table-cell>
          <table:table-cell table:style-name="ce1" table:formula="of:=AVERAGEIF([.$A$1:.$A$3203];ROW();[.B$1:.B$3203])" office:value-type="float" office:value="-5.3" calcext:value-type="float">
            <text:p>-5.3</text:p>
          </table:table-cell>
          <table:table-cell table:style-name="ce1" table:formula="of:=AVERAGEIF([.$A$1:.$A$3203];ROW();[.C$1:.C$3203])" office:value-type="float" office:value="-43.3" calcext:value-type="float">
            <text:p>-43.3</text:p>
          </table:table-cell>
          <table:table-cell table:style-name="ce1" table:formula="of:=AVERAGEIF([.$A$1:.$A$3203];ROW();[.D$1:.D$3203])" office:value-type="float" office:value="-6.398" calcext:value-type="float">
            <text:p>-6.3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4" calcext:value-type="float">
            <text:p>-4.14</text:p>
          </table:table-cell>
          <table:table-cell table:number-columns-repeated="5"/>
          <table:table-cell table:formula="of:=ROW()" office:value-type="float" office:value="82" calcext:value-type="float">
            <text:p>82</text:p>
          </table:table-cell>
          <table:table-cell table:style-name="ce1" table:formula="of:=AVERAGEIF([.$A$1:.$A$3203];ROW();[.B$1:.B$3203])" office:value-type="float" office:value="-5.3" calcext:value-type="float">
            <text:p>-5.3</text:p>
          </table:table-cell>
          <table:table-cell table:style-name="ce1" table:formula="of:=AVERAGEIF([.$A$1:.$A$3203];ROW();[.C$1:.C$3203])" office:value-type="float" office:value="-40.6" calcext:value-type="float">
            <text:p>-40.6</text:p>
          </table:table-cell>
          <table:table-cell table:style-name="ce1" table:formula="of:=AVERAGEIF([.$A$1:.$A$3203];ROW();[.D$1:.D$3203])" office:value-type="float" office:value="-6.472" calcext:value-type="float">
            <text:p>-6.4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62" calcext:value-type="float">
            <text:p>-3.62</text:p>
          </table:table-cell>
          <table:table-cell table:number-columns-repeated="5"/>
          <table:table-cell table:formula="of:=ROW()" office:value-type="float" office:value="83" calcext:value-type="float">
            <text:p>83</text:p>
          </table:table-cell>
          <table:table-cell table:style-name="ce1" table:formula="of:=AVERAGEIF([.$A$1:.$A$3203];ROW();[.B$1:.B$3203])" office:value-type="float" office:value="-5.3" calcext:value-type="float">
            <text:p>-5.3</text:p>
          </table:table-cell>
          <table:table-cell table:style-name="ce1" table:formula="of:=AVERAGEIF([.$A$1:.$A$3203];ROW();[.C$1:.C$3203])" office:value-type="float" office:value="-40.9" calcext:value-type="float">
            <text:p>-40.9</text:p>
          </table:table-cell>
          <table:table-cell table:style-name="ce1" table:formula="of:=AVERAGEIF([.$A$1:.$A$3203];ROW();[.D$1:.D$3203])" office:value-type="float" office:value="-6.174" calcext:value-type="float">
            <text:p>-6.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3.5" calcext:value-type="float">
            <text:p>-3.5</text:p>
          </table:table-cell>
          <table:table-cell table:number-columns-repeated="5"/>
          <table:table-cell table:formula="of:=ROW()" office:value-type="float" office:value="84" calcext:value-type="float">
            <text:p>84</text:p>
          </table:table-cell>
          <table:table-cell table:style-name="ce1" table:formula="of:=AVERAGEIF([.$A$1:.$A$3203];ROW();[.B$1:.B$3203])" office:value-type="float" office:value="-5.3" calcext:value-type="float">
            <text:p>-5.3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6.25" calcext:value-type="float">
            <text:p>-6.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28" calcext:value-type="float">
            <text:p>-4.28</text:p>
          </table:table-cell>
          <table:table-cell table:number-columns-repeated="5"/>
          <table:table-cell table:formula="of:=ROW()" office:value-type="float" office:value="85" calcext:value-type="float">
            <text:p>85</text:p>
          </table:table-cell>
          <table:table-cell table:style-name="ce1" table:formula="of:=AVERAGEIF([.$A$1:.$A$3203];ROW();[.B$1:.B$3203])" office:value-type="float" office:value="-5.1" calcext:value-type="float">
            <text:p>-5.1</text:p>
          </table:table-cell>
          <table:table-cell table:style-name="ce1" table:formula="of:=AVERAGEIF([.$A$1:.$A$3203];ROW();[.C$1:.C$3203])" office:value-type="float" office:value="-41.3" calcext:value-type="float">
            <text:p>-41.3</text:p>
          </table:table-cell>
          <table:table-cell table:style-name="ce1" table:formula="of:=AVERAGEIF([.$A$1:.$A$3203];ROW();[.D$1:.D$3203])" office:value-type="float" office:value="-6.188" calcext:value-type="float">
            <text:p>-6.1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9" calcext:value-type="float">
            <text:p>-3.9</text:p>
          </table:table-cell>
          <table:table-cell table:number-columns-repeated="5"/>
          <table:table-cell table:formula="of:=ROW()" office:value-type="float" office:value="86" calcext:value-type="float">
            <text:p>86</text:p>
          </table:table-cell>
          <table:table-cell table:style-name="ce1" table:formula="of:=AVERAGEIF([.$A$1:.$A$3203];ROW();[.B$1:.B$3203])" office:value-type="float" office:value="-5.1" calcext:value-type="float">
            <text:p>-5.1</text:p>
          </table:table-cell>
          <table:table-cell table:style-name="ce1" table:formula="of:=AVERAGEIF([.$A$1:.$A$3203];ROW();[.C$1:.C$3203])" office:value-type="float" office:value="-36.9" calcext:value-type="float">
            <text:p>-36.9</text:p>
          </table:table-cell>
          <table:table-cell table:style-name="ce1" table:formula="of:=AVERAGEIF([.$A$1:.$A$3203];ROW();[.D$1:.D$3203])" office:value-type="float" office:value="-6.167" calcext:value-type="float">
            <text:p>-6.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94" calcext:value-type="float">
            <text:p>-3.94</text:p>
          </table:table-cell>
          <table:table-cell table:number-columns-repeated="5"/>
          <table:table-cell table:formula="of:=ROW()" office:value-type="float" office:value="87" calcext:value-type="float">
            <text:p>87</text:p>
          </table:table-cell>
          <table:table-cell table:style-name="ce1" table:formula="of:=AVERAGEIF([.$A$1:.$A$3203];ROW();[.B$1:.B$3203])" office:value-type="float" office:value="-5.1" calcext:value-type="float">
            <text:p>-5.1</text:p>
          </table:table-cell>
          <table:table-cell table:style-name="ce1" table:formula="of:=AVERAGEIF([.$A$1:.$A$3203];ROW();[.C$1:.C$3203])" office:value-type="float" office:value="-40.3" calcext:value-type="float">
            <text:p>-40.3</text:p>
          </table:table-cell>
          <table:table-cell table:style-name="ce1" table:formula="of:=AVERAGEIF([.$A$1:.$A$3203];ROW();[.D$1:.D$3203])" office:value-type="float" office:value="-6.195" calcext:value-type="float">
            <text:p>-6.1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11" calcext:value-type="float">
            <text:p>-4.11</text:p>
          </table:table-cell>
          <table:table-cell table:number-columns-repeated="5"/>
          <table:table-cell table:formula="of:=ROW()" office:value-type="float" office:value="88" calcext:value-type="float">
            <text:p>88</text:p>
          </table:table-cell>
          <table:table-cell table:style-name="ce1" table:formula="of:=AVERAGEIF([.$A$1:.$A$3203];ROW();[.B$1:.B$3203])" office:value-type="float" office:value="-5.1" calcext:value-type="float">
            <text:p>-5.1</text:p>
          </table:table-cell>
          <table:table-cell table:style-name="ce1" table:formula="of:=AVERAGEIF([.$A$1:.$A$3203];ROW();[.C$1:.C$3203])" office:value-type="float" office:value="-39.1" calcext:value-type="float">
            <text:p>-39.1</text:p>
          </table:table-cell>
          <table:table-cell table:style-name="ce1" table:formula="of:=AVERAGEIF([.$A$1:.$A$3203];ROW();[.D$1:.D$3203])" office:value-type="float" office:value="-6.332" calcext:value-type="float">
            <text:p>-6.3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09" calcext:value-type="float">
            <text:p>-4.09</text:p>
          </table:table-cell>
          <table:table-cell table:number-columns-repeated="5"/>
          <table:table-cell table:formula="of:=ROW()" office:value-type="float" office:value="89" calcext:value-type="float">
            <text:p>89</text:p>
          </table:table-cell>
          <table:table-cell table:style-name="ce1" table:formula="of:=AVERAGEIF([.$A$1:.$A$3203];ROW();[.B$1:.B$3203])" office:value-type="float" office:value="-5.1" calcext:value-type="float">
            <text:p>-5.1</text:p>
          </table:table-cell>
          <table:table-cell table:style-name="ce1" table:formula="of:=AVERAGEIF([.$A$1:.$A$3203];ROW();[.C$1:.C$3203])" office:value-type="float" office:value="-44.7" calcext:value-type="float">
            <text:p>-44.7</text:p>
          </table:table-cell>
          <table:table-cell table:style-name="ce1" table:formula="of:=AVERAGEIF([.$A$1:.$A$3203];ROW();[.D$1:.D$3203])" office:value-type="float" office:value="-6.425" calcext:value-type="float">
            <text:p>-6.4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90" calcext:value-type="float">
            <text:p>90</text:p>
          </table:table-cell>
          <table:table-cell table:style-name="ce1" table:formula="of:=AVERAGEIF([.$A$1:.$A$3203];ROW();[.B$1:.B$3203])" office:value-type="float" office:value="-4.9" calcext:value-type="float">
            <text:p>-4.9</text:p>
          </table:table-cell>
          <table:table-cell table:style-name="ce1" table:formula="of:=AVERAGEIF([.$A$1:.$A$3203];ROW();[.C$1:.C$3203])" office:value-type="float" office:value="-41.4" calcext:value-type="float">
            <text:p>-41.4</text:p>
          </table:table-cell>
          <table:table-cell table:style-name="ce1" table:formula="of:=AVERAGEIF([.$A$1:.$A$3203];ROW();[.D$1:.D$3203])" office:value-type="float" office:value="-6.048" calcext:value-type="float">
            <text:p>-6.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1" calcext:value-type="float">
            <text:p>-4.1</text:p>
          </table:table-cell>
          <table:table-cell table:number-columns-repeated="5"/>
          <table:table-cell table:formula="of:=ROW()" office:value-type="float" office:value="91" calcext:value-type="float">
            <text:p>91</text:p>
          </table:table-cell>
          <table:table-cell table:style-name="ce1" table:formula="of:=AVERAGEIF([.$A$1:.$A$3203];ROW();[.B$1:.B$3203])" office:value-type="float" office:value="-4.9" calcext:value-type="float">
            <text:p>-4.9</text:p>
          </table:table-cell>
          <table:table-cell table:style-name="ce1" table:formula="of:=AVERAGEIF([.$A$1:.$A$3203];ROW();[.C$1:.C$3203])" office:value-type="float" office:value="-44.4" calcext:value-type="float">
            <text:p>-44.4</text:p>
          </table:table-cell>
          <table:table-cell table:style-name="ce1" table:formula="of:=AVERAGEIF([.$A$1:.$A$3203];ROW();[.D$1:.D$3203])" office:value-type="float" office:value="-6.117" calcext:value-type="float">
            <text:p>-6.1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09" calcext:value-type="float">
            <text:p>-4.09</text:p>
          </table:table-cell>
          <table:table-cell table:number-columns-repeated="5"/>
          <table:table-cell table:formula="of:=ROW()" office:value-type="float" office:value="92" calcext:value-type="float">
            <text:p>92</text:p>
          </table:table-cell>
          <table:table-cell table:style-name="ce1" table:formula="of:=AVERAGEIF([.$A$1:.$A$3203];ROW();[.B$1:.B$3203])" office:value-type="float" office:value="-4.9" calcext:value-type="float">
            <text:p>-4.9</text:p>
          </table:table-cell>
          <table:table-cell table:style-name="ce1" table:formula="of:=AVERAGEIF([.$A$1:.$A$3203];ROW();[.C$1:.C$3203])" office:value-type="float" office:value="-42.7" calcext:value-type="float">
            <text:p>-42.7</text:p>
          </table:table-cell>
          <table:table-cell table:style-name="ce1" table:formula="of:=AVERAGEIF([.$A$1:.$A$3203];ROW();[.D$1:.D$3203])" office:value-type="float" office:value="-6.116" calcext:value-type="float">
            <text:p>-6.1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75" calcext:value-type="float">
            <text:p>-3.75</text:p>
          </table:table-cell>
          <table:table-cell table:number-columns-repeated="5"/>
          <table:table-cell table:formula="of:=ROW()" office:value-type="float" office:value="93" calcext:value-type="float">
            <text:p>93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44.9" calcext:value-type="float">
            <text:p>-44.9</text:p>
          </table:table-cell>
          <table:table-cell table:style-name="ce1" table:formula="of:=AVERAGEIF([.$A$1:.$A$3203];ROW();[.D$1:.D$3203])" office:value-type="float" office:value="-6.024" calcext:value-type="float">
            <text:p>-6.0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04" calcext:value-type="float">
            <text:p>-4.04</text:p>
          </table:table-cell>
          <table:table-cell table:number-columns-repeated="5"/>
          <table:table-cell table:formula="of:=ROW()" office:value-type="float" office:value="94" calcext:value-type="float">
            <text:p>94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38.9" calcext:value-type="float">
            <text:p>-38.9</text:p>
          </table:table-cell>
          <table:table-cell table:style-name="ce1" table:formula="of:=AVERAGEIF([.$A$1:.$A$3203];ROW();[.D$1:.D$3203])" office:value-type="float" office:value="-5.868" calcext:value-type="float">
            <text:p>-5.8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07" calcext:value-type="float">
            <text:p>-4.07</text:p>
          </table:table-cell>
          <table:table-cell table:number-columns-repeated="5"/>
          <table:table-cell table:formula="of:=ROW()" office:value-type="float" office:value="95" calcext:value-type="float">
            <text:p>95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44.8" calcext:value-type="float">
            <text:p>-44.8</text:p>
          </table:table-cell>
          <table:table-cell table:style-name="ce1" table:formula="of:=AVERAGEIF([.$A$1:.$A$3203];ROW();[.D$1:.D$3203])" office:value-type="float" office:value="-5.924" calcext:value-type="float">
            <text:p>-5.9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96" calcext:value-type="float">
            <text:p>96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35.3" calcext:value-type="float">
            <text:p>-35.3</text:p>
          </table:table-cell>
          <table:table-cell table:style-name="ce1" table:formula="of:=AVERAGEIF([.$A$1:.$A$3203];ROW();[.D$1:.D$3203])" office:value-type="float" office:value="-5.501" calcext:value-type="float">
            <text:p>-5.5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41" calcext:value-type="float">
            <text:p>-4.41</text:p>
          </table:table-cell>
          <table:table-cell table:number-columns-repeated="5"/>
          <table:table-cell table:formula="of:=ROW()" office:value-type="float" office:value="97" calcext:value-type="float">
            <text:p>97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38.7" calcext:value-type="float">
            <text:p>-38.7</text:p>
          </table:table-cell>
          <table:table-cell table:style-name="ce1" table:formula="of:=AVERAGEIF([.$A$1:.$A$3203];ROW();[.D$1:.D$3203])" office:value-type="float" office:value="-5.763" calcext:value-type="float">
            <text:p>-5.7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74" calcext:value-type="float">
            <text:p>-3.74</text:p>
          </table:table-cell>
          <table:table-cell table:number-columns-repeated="5"/>
          <table:table-cell table:formula="of:=ROW()" office:value-type="float" office:value="98" calcext:value-type="float">
            <text:p>98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39.1" calcext:value-type="float">
            <text:p>-39.1</text:p>
          </table:table-cell>
          <table:table-cell table:style-name="ce1" table:formula="of:=AVERAGEIF([.$A$1:.$A$3203];ROW();[.D$1:.D$3203])" office:value-type="float" office:value="-5.612" calcext:value-type="float">
            <text:p>-5.6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99" calcext:value-type="float">
            <text:p>99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37.5" calcext:value-type="float">
            <text:p>-37.5</text:p>
          </table:table-cell>
          <table:table-cell table:style-name="ce1" table:formula="of:=AVERAGEIF([.$A$1:.$A$3203];ROW();[.D$1:.D$3203])" office:value-type="float" office:value="-5.521" calcext:value-type="float">
            <text:p>-5.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98" calcext:value-type="float">
            <text:p>-3.98</text:p>
          </table:table-cell>
          <table:table-cell table:number-columns-repeated="5"/>
          <table:table-cell table:formula="of:=ROW()" office:value-type="float" office:value="100" calcext:value-type="float">
            <text:p>100</text:p>
          </table:table-cell>
          <table:table-cell table:style-name="ce1" table:formula="of:=AVERAGEIF([.$A$1:.$A$3203];ROW();[.B$1:.B$3203])" office:value-type="float" office:value="-4.6" calcext:value-type="float">
            <text:p>-4.6</text:p>
          </table:table-cell>
          <table:table-cell table:style-name="ce1" table:formula="of:=AVERAGEIF([.$A$1:.$A$3203];ROW();[.C$1:.C$3203])" office:value-type="float" office:value="-41.1" calcext:value-type="float">
            <text:p>-41.1</text:p>
          </table:table-cell>
          <table:table-cell table:style-name="ce1" table:formula="of:=AVERAGEIF([.$A$1:.$A$3203];ROW();[.D$1:.D$3203])" office:value-type="float" office:value="-5.636" calcext:value-type="float">
            <text:p>-5.6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8" calcext:value-type="float">
            <text:p>-3.88</text:p>
          </table:table-cell>
          <table:table-cell table:number-columns-repeated="5"/>
          <table:table-cell table:formula="of:=ROW()" office:value-type="float" office:value="101" calcext:value-type="float">
            <text:p>101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42.1" calcext:value-type="float">
            <text:p>-42.1</text:p>
          </table:table-cell>
          <table:table-cell table:style-name="ce1" table:formula="of:=AVERAGEIF([.$A$1:.$A$3203];ROW();[.D$1:.D$3203])" office:value-type="float" office:value="-5.583" calcext:value-type="float">
            <text:p>-5.5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73" calcext:value-type="float">
            <text:p>-3.73</text:p>
          </table:table-cell>
          <table:table-cell table:number-columns-repeated="5"/>
          <table:table-cell table:formula="of:=ROW()" office:value-type="float" office:value="102" calcext:value-type="float">
            <text:p>102</text:p>
          </table:table-cell>
          <table:table-cell table:style-name="ce1" table:formula="of:=AVERAGEIF([.$A$1:.$A$3203];ROW();[.B$1:.B$3203])" office:value-type="float" office:value="-4.7" calcext:value-type="float">
            <text:p>-4.7</text:p>
          </table:table-cell>
          <table:table-cell table:style-name="ce1" table:formula="of:=AVERAGEIF([.$A$1:.$A$3203];ROW();[.C$1:.C$3203])" office:value-type="float" office:value="-41.8" calcext:value-type="float">
            <text:p>-41.8</text:p>
          </table:table-cell>
          <table:table-cell table:style-name="ce1" table:formula="of:=AVERAGEIF([.$A$1:.$A$3203];ROW();[.D$1:.D$3203])" office:value-type="float" office:value="-5.569" calcext:value-type="float">
            <text:p>-5.5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1" calcext:value-type="float">
            <text:p>-3.61</text:p>
          </table:table-cell>
          <table:table-cell table:number-columns-repeated="5"/>
          <table:table-cell table:formula="of:=ROW()" office:value-type="float" office:value="103" calcext:value-type="float">
            <text:p>103</text:p>
          </table:table-cell>
          <table:table-cell table:style-name="ce1" table:formula="of:=AVERAGEIF([.$A$1:.$A$3203];ROW();[.B$1:.B$3203])" office:value-type="float" office:value="-4.6" calcext:value-type="float">
            <text:p>-4.6</text:p>
          </table:table-cell>
          <table:table-cell table:style-name="ce1" table:formula="of:=AVERAGEIF([.$A$1:.$A$3203];ROW();[.C$1:.C$3203])" office:value-type="float" office:value="-37.3" calcext:value-type="float">
            <text:p>-37.3</text:p>
          </table:table-cell>
          <table:table-cell table:style-name="ce1" table:formula="of:=AVERAGEIF([.$A$1:.$A$3203];ROW();[.D$1:.D$3203])" office:value-type="float" office:value="-5.58" calcext:value-type="float">
            <text:p>-5.5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7" calcext:value-type="float">
            <text:p>-3.7</text:p>
          </table:table-cell>
          <table:table-cell table:number-columns-repeated="5"/>
          <table:table-cell table:formula="of:=ROW()" office:value-type="float" office:value="104" calcext:value-type="float">
            <text:p>104</text:p>
          </table:table-cell>
          <table:table-cell table:style-name="ce1" table:formula="of:=AVERAGEIF([.$A$1:.$A$3203];ROW();[.B$1:.B$3203])" office:value-type="float" office:value="-4.6" calcext:value-type="float">
            <text:p>-4.6</text:p>
          </table:table-cell>
          <table:table-cell table:style-name="ce1" table:formula="of:=AVERAGEIF([.$A$1:.$A$3203];ROW();[.C$1:.C$3203])" office:value-type="float" office:value="-40.8" calcext:value-type="float">
            <text:p>-40.8</text:p>
          </table:table-cell>
          <table:table-cell table:style-name="ce1" table:formula="of:=AVERAGEIF([.$A$1:.$A$3203];ROW();[.D$1:.D$3203])" office:value-type="float" office:value="-5.751" calcext:value-type="float">
            <text:p>-5.75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49" calcext:value-type="float">
            <text:p>-3.49</text:p>
          </table:table-cell>
          <table:table-cell table:number-columns-repeated="5"/>
          <table:table-cell table:formula="of:=ROW()" office:value-type="float" office:value="105" calcext:value-type="float">
            <text:p>105</text:p>
          </table:table-cell>
          <table:table-cell table:style-name="ce1" table:formula="of:=AVERAGEIF([.$A$1:.$A$3203];ROW();[.B$1:.B$3203])" office:value-type="float" office:value="-4.4" calcext:value-type="float">
            <text:p>-4.4</text:p>
          </table:table-cell>
          <table:table-cell table:style-name="ce1" table:formula="of:=AVERAGEIF([.$A$1:.$A$3203];ROW();[.C$1:.C$3203])" office:value-type="float" office:value="-38.5" calcext:value-type="float">
            <text:p>-38.5</text:p>
          </table:table-cell>
          <table:table-cell table:style-name="ce1" table:formula="of:=AVERAGEIF([.$A$1:.$A$3203];ROW();[.D$1:.D$3203])" office:value-type="float" office:value="-5.401" calcext:value-type="float">
            <text:p>-5.4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96" calcext:value-type="float">
            <text:p>-3.96</text:p>
          </table:table-cell>
          <table:table-cell table:number-columns-repeated="5"/>
          <table:table-cell table:formula="of:=ROW()" office:value-type="float" office:value="106" calcext:value-type="float">
            <text:p>106</text:p>
          </table:table-cell>
          <table:table-cell table:style-name="ce1" table:formula="of:=AVERAGEIF([.$A$1:.$A$3203];ROW();[.B$1:.B$3203])" office:value-type="float" office:value="-4.3" calcext:value-type="float">
            <text:p>-4.3</text:p>
          </table:table-cell>
          <table:table-cell table:style-name="ce1" table:formula="of:=AVERAGEIF([.$A$1:.$A$3203];ROW();[.C$1:.C$3203])" office:value-type="float" office:value="-38.6" calcext:value-type="float">
            <text:p>-38.6</text:p>
          </table:table-cell>
          <table:table-cell table:style-name="ce1" table:formula="of:=AVERAGEIF([.$A$1:.$A$3203];ROW();[.D$1:.D$3203])" office:value-type="float" office:value="-5.598" calcext:value-type="float">
            <text:p>-5.5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107" calcext:value-type="float">
            <text:p>107</text:p>
          </table:table-cell>
          <table:table-cell table:style-name="ce1" table:formula="of:=AVERAGEIF([.$A$1:.$A$3203];ROW();[.B$1:.B$3203])" office:value-type="float" office:value="-4.2" calcext:value-type="float">
            <text:p>-4.2</text:p>
          </table:table-cell>
          <table:table-cell table:style-name="ce1" table:formula="of:=AVERAGEIF([.$A$1:.$A$3203];ROW();[.C$1:.C$3203])" office:value-type="float" office:value="-37.9" calcext:value-type="float">
            <text:p>-37.9</text:p>
          </table:table-cell>
          <table:table-cell table:style-name="ce1" table:formula="of:=AVERAGEIF([.$A$1:.$A$3203];ROW();[.D$1:.D$3203])" office:value-type="float" office:value="-5.561" calcext:value-type="float">
            <text:p>-5.5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06" calcext:value-type="float">
            <text:p>-4.06</text:p>
          </table:table-cell>
          <table:table-cell table:number-columns-repeated="5"/>
          <table:table-cell table:formula="of:=ROW()" office:value-type="float" office:value="108" calcext:value-type="float">
            <text:p>108</text:p>
          </table:table-cell>
          <table:table-cell table:style-name="ce1" table:formula="of:=AVERAGEIF([.$A$1:.$A$3203];ROW();[.B$1:.B$3203])" office:value-type="float" office:value="-4.2" calcext:value-type="float">
            <text:p>-4.2</text:p>
          </table:table-cell>
          <table:table-cell table:style-name="ce1" table:formula="of:=AVERAGEIF([.$A$1:.$A$3203];ROW();[.C$1:.C$3203])" office:value-type="float" office:value="-36.9" calcext:value-type="float">
            <text:p>-36.9</text:p>
          </table:table-cell>
          <table:table-cell table:style-name="ce1" table:formula="of:=AVERAGEIF([.$A$1:.$A$3203];ROW();[.D$1:.D$3203])"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03" calcext:value-type="float">
            <text:p>-4.03</text:p>
          </table:table-cell>
          <table:table-cell table:number-columns-repeated="5"/>
          <table:table-cell table:formula="of:=ROW()" office:value-type="float" office:value="109" calcext:value-type="float">
            <text:p>109</text:p>
          </table:table-cell>
          <table:table-cell table:style-name="ce1" table:formula="of:=AVERAGEIF([.$A$1:.$A$3203];ROW();[.B$1:.B$3203])" office:value-type="float" office:value="-4.2" calcext:value-type="float">
            <text:p>-4.2</text:p>
          </table:table-cell>
          <table:table-cell table:style-name="ce1" table:formula="of:=AVERAGEIF([.$A$1:.$A$3203];ROW();[.C$1:.C$3203])" office:value-type="float" office:value="-44.2" calcext:value-type="float">
            <text:p>-44.2</text:p>
          </table:table-cell>
          <table:table-cell table:style-name="ce1" table:formula="of:=AVERAGEIF([.$A$1:.$A$3203];ROW();[.D$1:.D$3203])" office:value-type="float" office:value="-5.485" calcext:value-type="float">
            <text:p>-5.4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110" calcext:value-type="float">
            <text:p>110</text:p>
          </table:table-cell>
          <table:table-cell table:style-name="ce1" table:formula="of:=AVERAGEIF([.$A$1:.$A$3203];ROW();[.B$1:.B$3203])" office:value-type="float" office:value="-4.2" calcext:value-type="float">
            <text:p>-4.2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5.216" calcext:value-type="float">
            <text:p>-5.2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81" calcext:value-type="float">
            <text:p>-3.81</text:p>
          </table:table-cell>
          <table:table-cell table:number-columns-repeated="5"/>
          <table:table-cell table:formula="of:=ROW()" office:value-type="float" office:value="111" calcext:value-type="float">
            <text:p>111</text:p>
          </table:table-cell>
          <table:table-cell table:style-name="ce1" table:formula="of:=AVERAGEIF([.$A$1:.$A$3203];ROW();[.B$1:.B$3203])" office:value-type="float" office:value="-3.9" calcext:value-type="float">
            <text:p>-3.9</text:p>
          </table:table-cell>
          <table:table-cell table:style-name="ce1" table:formula="of:=AVERAGEIF([.$A$1:.$A$3203];ROW();[.C$1:.C$3203])" office:value-type="float" office:value="-36.8" calcext:value-type="float">
            <text:p>-36.8</text:p>
          </table:table-cell>
          <table:table-cell table:style-name="ce1" table:formula="of:=AVERAGEIF([.$A$1:.$A$3203];ROW();[.D$1:.D$3203])" office:value-type="float" office:value="-4.993" calcext:value-type="float">
            <text:p>-4.9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76" calcext:value-type="float">
            <text:p>-3.76</text:p>
          </table:table-cell>
          <table:table-cell table:number-columns-repeated="5"/>
          <table:table-cell table:formula="of:=ROW()" office:value-type="float" office:value="112" calcext:value-type="float">
            <text:p>112</text:p>
          </table:table-cell>
          <table:table-cell table:style-name="ce1" table:formula="of:=AVERAGEIF([.$A$1:.$A$3203];ROW();[.B$1:.B$3203])" office:value-type="float" office:value="-3.9" calcext:value-type="float">
            <text:p>-3.9</text:p>
          </table:table-cell>
          <table:table-cell table:style-name="ce1" table:formula="of:=AVERAGEIF([.$A$1:.$A$3203];ROW();[.C$1:.C$3203])" office:value-type="float" office:value="-38.2" calcext:value-type="float">
            <text:p>-38.2</text:p>
          </table:table-cell>
          <table:table-cell table:style-name="ce1" table:formula="of:=AVERAGEIF([.$A$1:.$A$3203];ROW();[.D$1:.D$3203])" office:value-type="float" office:value="-5.053" calcext:value-type="float">
            <text:p>-5.0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69" calcext:value-type="float">
            <text:p>-3.69</text:p>
          </table:table-cell>
          <table:table-cell table:number-columns-repeated="5"/>
          <table:table-cell table:formula="of:=ROW()" office:value-type="float" office:value="113" calcext:value-type="float">
            <text:p>113</text:p>
          </table:table-cell>
          <table:table-cell table:style-name="ce1" table:formula="of:=AVERAGEIF([.$A$1:.$A$3203];ROW();[.B$1:.B$3203])" office:value-type="float" office:value="-3.8" calcext:value-type="float">
            <text:p>-3.8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5.053" calcext:value-type="float">
            <text:p>-5.0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54" calcext:value-type="float">
            <text:p>-3.54</text:p>
          </table:table-cell>
          <table:table-cell table:number-columns-repeated="5"/>
          <table:table-cell table:formula="of:=ROW()" office:value-type="float" office:value="114" calcext:value-type="float">
            <text:p>114</text:p>
          </table:table-cell>
          <table:table-cell table:style-name="ce1" table:formula="of:=AVERAGEIF([.$A$1:.$A$3203];ROW();[.B$1:.B$3203])" office:value-type="float" office:value="-3.7" calcext:value-type="float">
            <text:p>-3.7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4.798" calcext:value-type="float">
            <text:p>-4.7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3.18" calcext:value-type="float">
            <text:p>-3.18</text:p>
          </table:table-cell>
          <table:table-cell table:number-columns-repeated="5"/>
          <table:table-cell table:formula="of:=ROW()" office:value-type="float" office:value="115" calcext:value-type="float">
            <text:p>115</text:p>
          </table:table-cell>
          <table:table-cell table:style-name="ce1" table:formula="of:=AVERAGEIF([.$A$1:.$A$3203];ROW();[.B$1:.B$3203])" office:value-type="float" office:value="-3.7" calcext:value-type="float">
            <text:p>-3.7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4.839" calcext:value-type="float">
            <text:p>-4.8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86" calcext:value-type="float">
            <text:p>-3.86</text:p>
          </table:table-cell>
          <table:table-cell table:number-columns-repeated="5"/>
          <table:table-cell table:formula="of:=ROW()" office:value-type="float" office:value="116" calcext:value-type="float">
            <text:p>116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8.2" calcext:value-type="float">
            <text:p>-38.2</text:p>
          </table:table-cell>
          <table:table-cell table:style-name="ce1" table:formula="of:=AVERAGEIF([.$A$1:.$A$3203];ROW();[.D$1:.D$3203])" office:value-type="float" office:value="-4.803" calcext:value-type="float">
            <text:p>-4.8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58" calcext:value-type="float">
            <text:p>-3.58</text:p>
          </table:table-cell>
          <table:table-cell table:number-columns-repeated="5"/>
          <table:table-cell table:formula="of:=ROW()" office:value-type="float" office:value="117" calcext:value-type="float">
            <text:p>117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4.8" calcext:value-type="float">
            <text:p>-34.8</text:p>
          </table:table-cell>
          <table:table-cell table:style-name="ce1" table:formula="of:=AVERAGEIF([.$A$1:.$A$3203];ROW();[.D$1:.D$3203])" office:value-type="float" office:value="-4.675" calcext:value-type="float">
            <text:p>-4.67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4" calcext:value-type="float">
            <text:p>-2.4</text:p>
          </table:table-cell>
          <table:table-cell table:number-columns-repeated="5"/>
          <table:table-cell table:formula="of:=ROW()" office:value-type="float" office:value="118" calcext:value-type="float">
            <text:p>118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6.7" calcext:value-type="float">
            <text:p>-36.7</text:p>
          </table:table-cell>
          <table:table-cell table:style-name="ce1" table:formula="of:=AVERAGEIF([.$A$1:.$A$3203];ROW();[.D$1:.D$3203])" office:value-type="float" office:value="-4.598" calcext:value-type="float">
            <text:p>-4.5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91" calcext:value-type="float">
            <text:p>-2.91</text:p>
          </table:table-cell>
          <table:table-cell table:number-columns-repeated="5"/>
          <table:table-cell table:formula="of:=ROW()" office:value-type="float" office:value="119" calcext:value-type="float">
            <text:p>119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4.646" calcext:value-type="float">
            <text:p>-4.6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29" calcext:value-type="float">
            <text:p>-3.29</text:p>
          </table:table-cell>
          <table:table-cell table:number-columns-repeated="5"/>
          <table:table-cell table:formula="of:=ROW()" office:value-type="float" office:value="120" calcext:value-type="float">
            <text:p>120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6.2" calcext:value-type="float">
            <text:p>-36.2</text:p>
          </table:table-cell>
          <table:table-cell table:style-name="ce1" table:formula="of:=AVERAGEIF([.$A$1:.$A$3203];ROW();[.D$1:.D$3203])" office:value-type="float" office:value="-4.315" calcext:value-type="float">
            <text:p>-4.3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21" calcext:value-type="float">
            <text:p>121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4.295" calcext:value-type="float">
            <text:p>-4.2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" calcext:value-type="float">
            <text:p>-2.7</text:p>
          </table:table-cell>
          <table:table-cell table:number-columns-repeated="5"/>
          <table:table-cell table:formula="of:=ROW()" office:value-type="float" office:value="122" calcext:value-type="float">
            <text:p>122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5.8" calcext:value-type="float">
            <text:p>-35.8</text:p>
          </table:table-cell>
          <table:table-cell table:style-name="ce1" table:formula="of:=AVERAGEIF([.$A$1:.$A$3203];ROW();[.D$1:.D$3203])" office:value-type="float" office:value="-4.436" calcext:value-type="float">
            <text:p>-4.4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4" calcext:value-type="float">
            <text:p>-2.64</text:p>
          </table:table-cell>
          <table:table-cell table:number-columns-repeated="5"/>
          <table:table-cell table:formula="of:=ROW()" office:value-type="float" office:value="123" calcext:value-type="float">
            <text:p>123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4.599" calcext:value-type="float">
            <text:p>-4.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9" calcext:value-type="float">
            <text:p>-2.89</text:p>
          </table:table-cell>
          <table:table-cell table:number-columns-repeated="5"/>
          <table:table-cell table:formula="of:=ROW()" office:value-type="float" office:value="124" calcext:value-type="float">
            <text:p>124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3.4" calcext:value-type="float">
            <text:p>-33.4</text:p>
          </table:table-cell>
          <table:table-cell table:style-name="ce1" table:formula="of:=AVERAGEIF([.$A$1:.$A$3203];ROW();[.D$1:.D$3203])" office:value-type="float" office:value="-4.39" calcext:value-type="float">
            <text:p>-4.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125" calcext:value-type="float">
            <text:p>125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37.3" calcext:value-type="float">
            <text:p>-37.3</text:p>
          </table:table-cell>
          <table:table-cell table:style-name="ce1" table:formula="of:=AVERAGEIF([.$A$1:.$A$3203];ROW();[.D$1:.D$3203])" office:value-type="float" office:value="-4.463" calcext:value-type="float">
            <text:p>-4.4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26" calcext:value-type="float">
            <text:p>126</text:p>
          </table:table-cell>
          <table:table-cell table:style-name="ce1" table:formula="of:=AVERAGEIF([.$A$1:.$A$3203];ROW();[.B$1:.B$3203])" office:value-type="float" office:value="-3.6" calcext:value-type="float">
            <text:p>-3.6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4.621" calcext:value-type="float">
            <text:p>-4.6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19" calcext:value-type="float">
            <text:p>-3.19</text:p>
          </table:table-cell>
          <table:table-cell table:number-columns-repeated="5"/>
          <table:table-cell table:formula="of:=ROW()" office:value-type="float" office:value="127" calcext:value-type="float">
            <text:p>127</text:p>
          </table:table-cell>
          <table:table-cell table:style-name="ce1" table:formula="of:=AVERAGEIF([.$A$1:.$A$3203];ROW();[.B$1:.B$3203])" office:value-type="float" office:value="-3.5" calcext:value-type="float">
            <text:p>-3.5</text:p>
          </table:table-cell>
          <table:table-cell table:style-name="ce1" table:formula="of:=AVERAGEIF([.$A$1:.$A$3203];ROW();[.C$1:.C$3203])" office:value-type="float" office:value="-40.3" calcext:value-type="float">
            <text:p>-40.3</text:p>
          </table:table-cell>
          <table:table-cell table:style-name="ce1" table:formula="of:=AVERAGEIF([.$A$1:.$A$3203];ROW();[.D$1:.D$3203])" office:value-type="float" office:value="-4.54" calcext:value-type="float">
            <text:p>-4.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128" calcext:value-type="float">
            <text:p>128</text:p>
          </table:table-cell>
          <table:table-cell table:style-name="ce1" table:formula="of:=AVERAGEIF([.$A$1:.$A$3203];ROW();[.B$1:.B$3203])" office:value-type="float" office:value="-3.5" calcext:value-type="float">
            <text:p>-3.5</text:p>
          </table:table-cell>
          <table:table-cell table:style-name="ce1" table:formula="of:=AVERAGEIF([.$A$1:.$A$3203];ROW();[.C$1:.C$3203])" office:value-type="float" office:value="-34.9" calcext:value-type="float">
            <text:p>-34.9</text:p>
          </table:table-cell>
          <table:table-cell table:style-name="ce1" table:formula="of:=AVERAGEIF([.$A$1:.$A$3203];ROW();[.D$1:.D$3203])" office:value-type="float" office:value="-4.457" calcext:value-type="float">
            <text:p>-4.45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129" calcext:value-type="float">
            <text:p>129</text:p>
          </table:table-cell>
          <table:table-cell table:style-name="ce1" table:formula="of:=AVERAGEIF([.$A$1:.$A$3203];ROW();[.B$1:.B$3203])" office:value-type="float" office:value="-3.5" calcext:value-type="float">
            <text:p>-3.5</text:p>
          </table:table-cell>
          <table:table-cell table:style-name="ce1" table:formula="of:=AVERAGEIF([.$A$1:.$A$3203];ROW();[.C$1:.C$3203])" office:value-type="float" office:value="-38.4" calcext:value-type="float">
            <text:p>-38.4</text:p>
          </table:table-cell>
          <table:table-cell table:style-name="ce1" table:formula="of:=AVERAGEIF([.$A$1:.$A$3203];ROW();[.D$1:.D$3203])" office:value-type="float" office:value="-4.517" calcext:value-type="float">
            <text:p>-4.5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30" calcext:value-type="float">
            <text:p>130</text:p>
          </table:table-cell>
          <table:table-cell table:style-name="ce1" table:formula="of:=AVERAGEIF([.$A$1:.$A$3203];ROW();[.B$1:.B$3203])" office:value-type="float" office:value="-3.2" calcext:value-type="float">
            <text:p>-3.2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4.392" calcext:value-type="float">
            <text:p>-4.3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131" calcext:value-type="float">
            <text:p>131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41.4" calcext:value-type="float">
            <text:p>-41.4</text:p>
          </table:table-cell>
          <table:table-cell table:style-name="ce1" table:formula="of:=AVERAGEIF([.$A$1:.$A$3203];ROW();[.D$1:.D$3203])" office:value-type="float" office:value="-4.538" calcext:value-type="float">
            <text:p>-4.5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2" calcext:value-type="float">
            <text:p>-2.72</text:p>
          </table:table-cell>
          <table:table-cell table:number-columns-repeated="5"/>
          <table:table-cell table:formula="of:=ROW()" office:value-type="float" office:value="132" calcext:value-type="float">
            <text:p>132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40.1" calcext:value-type="float">
            <text:p>-40.1</text:p>
          </table:table-cell>
          <table:table-cell table:style-name="ce1" table:formula="of:=AVERAGEIF([.$A$1:.$A$3203];ROW();[.D$1:.D$3203])" office:value-type="float" office:value="-4.33" calcext:value-type="float">
            <text:p>-4.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133" calcext:value-type="float">
            <text:p>133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39.9" calcext:value-type="float">
            <text:p>-39.9</text:p>
          </table:table-cell>
          <table:table-cell table:style-name="ce1" table:formula="of:=AVERAGEIF([.$A$1:.$A$3203];ROW();[.D$1:.D$3203])" office:value-type="float" office:value="-4.304" calcext:value-type="float">
            <text:p>-4.3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2.27" calcext:value-type="float">
            <text:p>-2.27</text:p>
          </table:table-cell>
          <table:table-cell table:number-columns-repeated="5"/>
          <table:table-cell table:formula="of:=ROW()" office:value-type="float" office:value="134" calcext:value-type="float">
            <text:p>134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35.6" calcext:value-type="float">
            <text:p>-35.6</text:p>
          </table:table-cell>
          <table:table-cell table:style-name="ce1" table:formula="of:=AVERAGEIF([.$A$1:.$A$3203];ROW();[.D$1:.D$3203])" office:value-type="float" office:value="-3.945" calcext:value-type="float">
            <text:p>-3.9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66" calcext:value-type="float">
            <text:p>-2.66</text:p>
          </table:table-cell>
          <table:table-cell table:number-columns-repeated="5"/>
          <table:table-cell table:formula="of:=ROW()" office:value-type="float" office:value="135" calcext:value-type="float">
            <text:p>135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35.3" calcext:value-type="float">
            <text:p>-35.3</text:p>
          </table:table-cell>
          <table:table-cell table:style-name="ce1" table:formula="of:=AVERAGEIF([.$A$1:.$A$3203];ROW();[.D$1:.D$3203])" office:value-type="float" office:value="-4.164" calcext:value-type="float">
            <text:p>-4.1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49" calcext:value-type="float">
            <text:p>-2.49</text:p>
          </table:table-cell>
          <table:table-cell table:number-columns-repeated="5"/>
          <table:table-cell table:formula="of:=ROW()" office:value-type="float" office:value="136" calcext:value-type="float">
            <text:p>136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38.8" calcext:value-type="float">
            <text:p>-38.8</text:p>
          </table:table-cell>
          <table:table-cell table:style-name="ce1" table:formula="of:=AVERAGEIF([.$A$1:.$A$3203];ROW();[.D$1:.D$3203])" office:value-type="float" office:value="-4.061" calcext:value-type="float">
            <text:p>-4.0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137" calcext:value-type="float">
            <text:p>137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41.8" calcext:value-type="float">
            <text:p>-41.8</text:p>
          </table:table-cell>
          <table:table-cell table:style-name="ce1" table:formula="of:=AVERAGEIF([.$A$1:.$A$3203];ROW();[.D$1:.D$3203])" office:value-type="float" office:value="-4.298" calcext:value-type="float">
            <text:p>-4.2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1" calcext:value-type="float">
            <text:p>-3.31</text:p>
          </table:table-cell>
          <table:table-cell table:number-columns-repeated="5"/>
          <table:table-cell table:formula="of:=ROW()" office:value-type="float" office:value="138" calcext:value-type="float">
            <text:p>138</text:p>
          </table:table-cell>
          <table:table-cell table:style-name="ce1" table:formula="of:=AVERAGEIF([.$A$1:.$A$3203];ROW();[.B$1:.B$3203])" office:value-type="float" office:value="-3.1" calcext:value-type="float">
            <text:p>-3.1</text:p>
          </table:table-cell>
          <table:table-cell table:style-name="ce1" table:formula="of:=AVERAGEIF([.$A$1:.$A$3203];ROW();[.C$1:.C$3203])" office:value-type="float" office:value="-43.1" calcext:value-type="float">
            <text:p>-43.1</text:p>
          </table:table-cell>
          <table:table-cell table:style-name="ce1" table:formula="of:=AVERAGEIF([.$A$1:.$A$3203];ROW();[.D$1:.D$3203])" office:value-type="float" office:value="-4.301" calcext:value-type="float">
            <text:p>-4.3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139" calcext:value-type="float">
            <text:p>139</text:p>
          </table:table-cell>
          <table:table-cell table:style-name="ce1" table:formula="of:=AVERAGEIF([.$A$1:.$A$3203];ROW();[.B$1:.B$3203])" office:value-type="float" office:value="-3" calcext:value-type="float">
            <text:p>-3</text:p>
          </table:table-cell>
          <table:table-cell table:style-name="ce1" table:formula="of:=AVERAGEIF([.$A$1:.$A$3203];ROW();[.C$1:.C$3203])" office:value-type="float" office:value="-35.9" calcext:value-type="float">
            <text:p>-35.9</text:p>
          </table:table-cell>
          <table:table-cell table:style-name="ce1" table:formula="of:=AVERAGEIF([.$A$1:.$A$3203];ROW();[.D$1:.D$3203])" office:value-type="float" office:value="-4.018" calcext:value-type="float">
            <text:p>-4.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140" calcext:value-type="float">
            <text:p>140</text:p>
          </table:table-cell>
          <table:table-cell table:style-name="ce1" table:formula="of:=AVERAGEIF([.$A$1:.$A$3203];ROW();[.B$1:.B$3203])" office:value-type="float" office:value="-3" calcext:value-type="float">
            <text:p>-3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3.976" calcext:value-type="float">
            <text:p>-3.9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5" calcext:value-type="float">
            <text:p>-2.5</text:p>
          </table:table-cell>
          <table:table-cell table:number-columns-repeated="5"/>
          <table:table-cell table:formula="of:=ROW()" office:value-type="float" office:value="141" calcext:value-type="float">
            <text:p>141</text:p>
          </table:table-cell>
          <table:table-cell table:style-name="ce1" table:formula="of:=AVERAGEIF([.$A$1:.$A$3203];ROW();[.B$1:.B$3203])" office:value-type="float" office:value="-2.9" calcext:value-type="float">
            <text:p>-2.9</text:p>
          </table:table-cell>
          <table:table-cell table:style-name="ce1" table:formula="of:=AVERAGEIF([.$A$1:.$A$3203];ROW();[.C$1:.C$3203])" office:value-type="float" office:value="-33.4" calcext:value-type="float">
            <text:p>-33.4</text:p>
          </table:table-cell>
          <table:table-cell table:style-name="ce1" table:formula="of:=AVERAGEIF([.$A$1:.$A$3203];ROW();[.D$1:.D$3203])" office:value-type="float" office:value="-3.862" calcext:value-type="float">
            <text:p>-3.8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59" calcext:value-type="float">
            <text:p>-2.59</text:p>
          </table:table-cell>
          <table:table-cell table:number-columns-repeated="5"/>
          <table:table-cell table:formula="of:=ROW()" office:value-type="float" office:value="142" calcext:value-type="float">
            <text:p>142</text:p>
          </table:table-cell>
          <table:table-cell table:style-name="ce1" table:formula="of:=AVERAGEIF([.$A$1:.$A$3203];ROW();[.B$1:.B$3203])" office:value-type="float" office:value="-2.9" calcext:value-type="float">
            <text:p>-2.9</text:p>
          </table:table-cell>
          <table:table-cell table:style-name="ce1" table:formula="of:=AVERAGEIF([.$A$1:.$A$3203];ROW();[.C$1:.C$3203])" office:value-type="float" office:value="-33.2" calcext:value-type="float">
            <text:p>-33.2</text:p>
          </table:table-cell>
          <table:table-cell table:style-name="ce1" table:formula="of:=AVERAGEIF([.$A$1:.$A$3203];ROW();[.D$1:.D$3203])" office:value-type="float" office:value="-3.761" calcext:value-type="float">
            <text:p>-3.7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143" calcext:value-type="float">
            <text:p>143</text:p>
          </table:table-cell>
          <table:table-cell table:style-name="ce1" table:formula="of:=AVERAGEIF([.$A$1:.$A$3203];ROW();[.B$1:.B$3203])" office:value-type="float" office:value="-2.8" calcext:value-type="float">
            <text:p>-2.8</text:p>
          </table:table-cell>
          <table:table-cell table:style-name="ce1" table:formula="of:=AVERAGEIF([.$A$1:.$A$3203];ROW();[.C$1:.C$3203])" office:value-type="float" office:value="-36.1" calcext:value-type="float">
            <text:p>-36.1</text:p>
          </table:table-cell>
          <table:table-cell table:style-name="ce1" table:formula="of:=AVERAGEIF([.$A$1:.$A$3203];ROW();[.D$1:.D$3203])" office:value-type="float" office:value="-3.828" calcext:value-type="float">
            <text:p>-3.8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66" calcext:value-type="float">
            <text:p>-2.66</text:p>
          </table:table-cell>
          <table:table-cell table:number-columns-repeated="5"/>
          <table:table-cell table:formula="of:=ROW()" office:value-type="float" office:value="144" calcext:value-type="float">
            <text:p>144</text:p>
          </table:table-cell>
          <table:table-cell table:style-name="ce1" table:formula="of:=AVERAGEIF([.$A$1:.$A$3203];ROW();[.B$1:.B$3203])" office:value-type="float" office:value="-2.8" calcext:value-type="float">
            <text:p>-2.8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3.811" calcext:value-type="float">
            <text:p>-3.8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145" calcext:value-type="float">
            <text:p>145</text:p>
          </table:table-cell>
          <table:table-cell table:style-name="ce1" table:formula="of:=AVERAGEIF([.$A$1:.$A$3203];ROW();[.B$1:.B$3203])" office:value-type="float" office:value="-2.8" calcext:value-type="float">
            <text:p>-2.8</text:p>
          </table:table-cell>
          <table:table-cell table:style-name="ce1" table:formula="of:=AVERAGEIF([.$A$1:.$A$3203];ROW();[.C$1:.C$3203])" office:value-type="float" office:value="-40.9" calcext:value-type="float">
            <text:p>-40.9</text:p>
          </table:table-cell>
          <table:table-cell table:style-name="ce1" table:formula="of:=AVERAGEIF([.$A$1:.$A$3203];ROW();[.D$1:.D$3203])" office:value-type="float" office:value="-3.826" calcext:value-type="float">
            <text:p>-3.8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146" calcext:value-type="float">
            <text:p>146</text:p>
          </table:table-cell>
          <table:table-cell table:style-name="ce1" table:formula="of:=AVERAGEIF([.$A$1:.$A$3203];ROW();[.B$1:.B$3203])" office:value-type="float" office:value="-2.7" calcext:value-type="float">
            <text:p>-2.7</text:p>
          </table:table-cell>
          <table:table-cell table:style-name="ce1" table:formula="of:=AVERAGEIF([.$A$1:.$A$3203];ROW();[.C$1:.C$3203])" office:value-type="float" office:value="-40.1" calcext:value-type="float">
            <text:p>-40.1</text:p>
          </table:table-cell>
          <table:table-cell table:style-name="ce1" table:formula="of:=AVERAGEIF([.$A$1:.$A$3203];ROW();[.D$1:.D$3203])" office:value-type="float" office:value="-3.915" calcext:value-type="float">
            <text:p>-3.9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47" calcext:value-type="float">
            <text:p>147</text:p>
          </table:table-cell>
          <table:table-cell table:style-name="ce1" table:formula="of:=AVERAGEIF([.$A$1:.$A$3203];ROW();[.B$1:.B$3203])" office:value-type="float" office:value="-2.6" calcext:value-type="float">
            <text:p>-2.6</text:p>
          </table:table-cell>
          <table:table-cell table:style-name="ce1" table:formula="of:=AVERAGEIF([.$A$1:.$A$3203];ROW();[.C$1:.C$3203])" office:value-type="float" office:value="-36.6" calcext:value-type="float">
            <text:p>-36.6</text:p>
          </table:table-cell>
          <table:table-cell table:style-name="ce1" table:formula="of:=AVERAGEIF([.$A$1:.$A$3203];ROW();[.D$1:.D$3203])" office:value-type="float" office:value="-3.719" calcext:value-type="float">
            <text:p>-3.7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5" calcext:value-type="float">
            <text:p>-2.75</text:p>
          </table:table-cell>
          <table:table-cell table:number-columns-repeated="5"/>
          <table:table-cell table:formula="of:=ROW()" office:value-type="float" office:value="148" calcext:value-type="float">
            <text:p>148</text:p>
          </table:table-cell>
          <table:table-cell table:style-name="ce1" table:formula="of:=AVERAGEIF([.$A$1:.$A$3203];ROW();[.B$1:.B$3203])" office:value-type="float" office:value="-2.6" calcext:value-type="float">
            <text:p>-2.6</text:p>
          </table:table-cell>
          <table:table-cell table:style-name="ce1" table:formula="of:=AVERAGEIF([.$A$1:.$A$3203];ROW();[.C$1:.C$3203])" office:value-type="float" office:value="-40.3" calcext:value-type="float">
            <text:p>-40.3</text:p>
          </table:table-cell>
          <table:table-cell table:style-name="ce1" table:formula="of:=AVERAGEIF([.$A$1:.$A$3203];ROW();[.D$1:.D$3203])" office:value-type="float" office:value="-3.734" calcext:value-type="float">
            <text:p>-3.7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149" calcext:value-type="float">
            <text:p>149</text:p>
          </table:table-cell>
          <table:table-cell table:style-name="ce1" table:formula="of:=AVERAGEIF([.$A$1:.$A$3203];ROW();[.B$1:.B$3203])" office:value-type="float" office:value="-2.6" calcext:value-type="float">
            <text:p>-2.6</text:p>
          </table:table-cell>
          <table:table-cell table:style-name="ce1" table:formula="of:=AVERAGEIF([.$A$1:.$A$3203];ROW();[.C$1:.C$3203])" office:value-type="float" office:value="-38.4" calcext:value-type="float">
            <text:p>-38.4</text:p>
          </table:table-cell>
          <table:table-cell table:style-name="ce1" table:formula="of:=AVERAGEIF([.$A$1:.$A$3203];ROW();[.D$1:.D$3203])" office:value-type="float" office:value="-3.626" calcext:value-type="float">
            <text:p>-3.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9" calcext:value-type="float">
            <text:p>-3.29</text:p>
          </table:table-cell>
          <table:table-cell table:number-columns-repeated="5"/>
          <table:table-cell table:formula="of:=ROW()" office:value-type="float" office:value="150" calcext:value-type="float">
            <text:p>150</text:p>
          </table:table-cell>
          <table:table-cell table:style-name="ce1" table:formula="of:=AVERAGEIF([.$A$1:.$A$3203];ROW();[.B$1:.B$3203])" office:value-type="float" office:value="-2.5" calcext:value-type="float">
            <text:p>-2.5</text:p>
          </table:table-cell>
          <table:table-cell table:style-name="ce1" table:formula="of:=AVERAGEIF([.$A$1:.$A$3203];ROW();[.C$1:.C$3203])" office:value-type="float" office:value="-38.1" calcext:value-type="float">
            <text:p>-38.1</text:p>
          </table:table-cell>
          <table:table-cell table:style-name="ce1" table:formula="of:=AVERAGEIF([.$A$1:.$A$3203];ROW();[.D$1:.D$3203])" office:value-type="float" office:value="-3.745" calcext:value-type="float">
            <text:p>-3.7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08" calcext:value-type="float">
            <text:p>-3.08</text:p>
          </table:table-cell>
          <table:table-cell table:number-columns-repeated="5"/>
          <table:table-cell table:formula="of:=ROW()" office:value-type="float" office:value="151" calcext:value-type="float">
            <text:p>151</text:p>
          </table:table-cell>
          <table:table-cell table:style-name="ce1" table:formula="of:=AVERAGEIF([.$A$1:.$A$3203];ROW();[.B$1:.B$3203])" office:value-type="float" office:value="-2.4" calcext:value-type="float">
            <text:p>-2.4</text:p>
          </table:table-cell>
          <table:table-cell table:style-name="ce1" table:formula="of:=AVERAGEIF([.$A$1:.$A$3203];ROW();[.C$1:.C$3203])" office:value-type="float" office:value="-39.9" calcext:value-type="float">
            <text:p>-39.9</text:p>
          </table:table-cell>
          <table:table-cell table:style-name="ce1" table:formula="of:=AVERAGEIF([.$A$1:.$A$3203];ROW();[.D$1:.D$3203])" office:value-type="float" office:value="-3.777" calcext:value-type="float">
            <text:p>-3.7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1" calcext:value-type="float">
            <text:p>-3.11</text:p>
          </table:table-cell>
          <table:table-cell table:number-columns-repeated="5"/>
          <table:table-cell table:formula="of:=ROW()" office:value-type="float" office:value="152" calcext:value-type="float">
            <text:p>152</text:p>
          </table:table-cell>
          <table:table-cell table:style-name="ce1" table:formula="of:=AVERAGEIF([.$A$1:.$A$3203];ROW();[.B$1:.B$3203])" office:value-type="float" office:value="-2.4" calcext:value-type="float">
            <text:p>-2.4</text:p>
          </table:table-cell>
          <table:table-cell table:style-name="ce1" table:formula="of:=AVERAGEIF([.$A$1:.$A$3203];ROW();[.C$1:.C$3203])" office:value-type="float" office:value="-38.4" calcext:value-type="float">
            <text:p>-38.4</text:p>
          </table:table-cell>
          <table:table-cell table:style-name="ce1" table:formula="of:=AVERAGEIF([.$A$1:.$A$3203];ROW();[.D$1:.D$3203])" office:value-type="float" office:value="-3.406" calcext:value-type="float">
            <text:p>-3.4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9" calcext:value-type="float">
            <text:p>-2.69</text:p>
          </table:table-cell>
          <table:table-cell table:number-columns-repeated="5"/>
          <table:table-cell table:formula="of:=ROW()" office:value-type="float" office:value="153" calcext:value-type="float">
            <text:p>153</text:p>
          </table:table-cell>
          <table:table-cell table:style-name="ce1" table:formula="of:=AVERAGEIF([.$A$1:.$A$3203];ROW();[.B$1:.B$3203])" office:value-type="float" office:value="-2.3" calcext:value-type="float">
            <text:p>-2.3</text:p>
          </table:table-cell>
          <table:table-cell table:style-name="ce1" table:formula="of:=AVERAGEIF([.$A$1:.$A$3203];ROW();[.C$1:.C$3203])" office:value-type="float" office:value="-37.8" calcext:value-type="float">
            <text:p>-37.8</text:p>
          </table:table-cell>
          <table:table-cell table:style-name="ce1" table:formula="of:=AVERAGEIF([.$A$1:.$A$3203];ROW();[.D$1:.D$3203])" office:value-type="float" office:value="-3.564" calcext:value-type="float">
            <text:p>-3.5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7" calcext:value-type="float">
            <text:p>-2.87</text:p>
          </table:table-cell>
          <table:table-cell table:number-columns-repeated="5"/>
          <table:table-cell table:formula="of:=ROW()" office:value-type="float" office:value="154" calcext:value-type="float">
            <text:p>154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38.8888888888889" calcext:value-type="float">
            <text:p>-38.8888888889</text:p>
          </table:table-cell>
          <table:table-cell table:style-name="ce1" table:formula="of:=AVERAGEIF([.$A$1:.$A$3203];ROW();[.D$1:.D$3203])"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64" calcext:value-type="float">
            <text:p>-2.64</text:p>
          </table:table-cell>
          <table:table-cell table:number-columns-repeated="5"/>
          <table:table-cell table:formula="of:=ROW()" office:value-type="float" office:value="155" calcext:value-type="float">
            <text:p>155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35.7777777777778" calcext:value-type="float">
            <text:p>-35.7777777778</text:p>
          </table:table-cell>
          <table:table-cell table:style-name="ce1" table:formula="of:=AVERAGEIF([.$A$1:.$A$3203];ROW();[.D$1:.D$3203])" office:value-type="float" office:value="-3.42555555555556" calcext:value-type="float">
            <text:p>-3.42555555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156" calcext:value-type="float">
            <text:p>156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33.1111111111111" calcext:value-type="float">
            <text:p>-33.1111111111</text:p>
          </table:table-cell>
          <table:table-cell table:style-name="ce1" table:formula="of:=AVERAGEIF([.$A$1:.$A$3203];ROW();[.D$1:.D$3203])"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157" calcext:value-type="float">
            <text:p>157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40.3333333333333" calcext:value-type="float">
            <text:p>-40.3333333333</text:p>
          </table:table-cell>
          <table:table-cell table:style-name="ce1" table:formula="of:=AVERAGEIF([.$A$1:.$A$3203];ROW();[.D$1:.D$3203])" office:value-type="float" office:value="-3.51888888888889" calcext:value-type="float">
            <text:p>-3.5188888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7" calcext:value-type="float">
            <text:p>-3.27</text:p>
          </table:table-cell>
          <table:table-cell table:number-columns-repeated="5"/>
          <table:table-cell table:formula="of:=ROW()" office:value-type="float" office:value="158" calcext:value-type="float">
            <text:p>158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36.3333333333333" calcext:value-type="float">
            <text:p>-36.3333333333</text:p>
          </table:table-cell>
          <table:table-cell table:style-name="ce1" table:formula="of:=AVERAGEIF([.$A$1:.$A$3203];ROW();[.D$1:.D$3203])" office:value-type="float" office:value="-3.33111111111111" calcext:value-type="float">
            <text:p>-3.33111111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159" calcext:value-type="float">
            <text:p>159</text:p>
          </table:table-cell>
          <table:table-cell table:style-name="ce1" table:formula="of:=AVERAGEIF([.$A$1:.$A$3203];ROW();[.B$1:.B$3203])" office:value-type="float" office:value="-2.44444444444444" calcext:value-type="float">
            <text:p>-2.4444444444</text:p>
          </table:table-cell>
          <table:table-cell table:style-name="ce1" table:formula="of:=AVERAGEIF([.$A$1:.$A$3203];ROW();[.C$1:.C$3203])" office:value-type="float" office:value="-37.6666666666667" calcext:value-type="float">
            <text:p>-37.6666666667</text:p>
          </table:table-cell>
          <table:table-cell table:style-name="ce1" table:formula="of:=AVERAGEIF([.$A$1:.$A$3203];ROW();[.D$1:.D$3203])" office:value-type="float" office:value="-3.43111111111111" calcext:value-type="float">
            <text:p>-3.4311111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160" calcext:value-type="float">
            <text:p>160</text:p>
          </table:table-cell>
          <table:table-cell table:style-name="ce1" table:formula="of:=AVERAGEIF([.$A$1:.$A$3203];ROW();[.B$1:.B$3203])" office:value-type="float" office:value="-2.33333333333333" calcext:value-type="float">
            <text:p>-2.3333333333</text:p>
          </table:table-cell>
          <table:table-cell table:style-name="ce1" table:formula="of:=AVERAGEIF([.$A$1:.$A$3203];ROW();[.C$1:.C$3203])" office:value-type="float" office:value="-42.2222222222222" calcext:value-type="float">
            <text:p>-42.2222222222</text:p>
          </table:table-cell>
          <table:table-cell table:style-name="ce1" table:formula="of:=AVERAGEIF([.$A$1:.$A$3203];ROW();[.D$1:.D$3203])" office:value-type="float" office:value="-3.38777777777778" calcext:value-type="float">
            <text:p>-3.38777777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161" calcext:value-type="float">
            <text:p>161</text:p>
          </table:table-cell>
          <table:table-cell table:style-name="ce1" table:formula="of:=AVERAGEIF([.$A$1:.$A$3203];ROW();[.B$1:.B$3203])" office:value-type="float" office:value="-2.33333333333333" calcext:value-type="float">
            <text:p>-2.3333333333</text:p>
          </table:table-cell>
          <table:table-cell table:style-name="ce1" table:formula="of:=AVERAGEIF([.$A$1:.$A$3203];ROW();[.C$1:.C$3203])" office:value-type="float" office:value="-41.1111111111111" calcext:value-type="float">
            <text:p>-41.1111111111</text:p>
          </table:table-cell>
          <table:table-cell table:style-name="ce1" table:formula="of:=AVERAGEIF([.$A$1:.$A$3203];ROW();[.D$1:.D$3203])" office:value-type="float" office:value="-3.47666666666667" calcext:value-type="float">
            <text:p>-3.47666666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162" calcext:value-type="float">
            <text:p>162</text:p>
          </table:table-cell>
          <table:table-cell table:style-name="ce1" table:formula="of:=AVERAGEIF([.$A$1:.$A$3203];ROW();[.B$1:.B$3203])" office:value-type="float" office:value="-2.33333333333333" calcext:value-type="float">
            <text:p>-2.3333333333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3.32111111111111" calcext:value-type="float">
            <text:p>-3.32111111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163" calcext:value-type="float">
            <text:p>163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40.3333333333333" calcext:value-type="float">
            <text:p>-40.3333333333</text:p>
          </table:table-cell>
          <table:table-cell table:style-name="ce1" table:formula="of:=AVERAGEIF([.$A$1:.$A$3203];ROW();[.D$1:.D$3203])" office:value-type="float" office:value="-3.42555555555556" calcext:value-type="float">
            <text:p>-3.42555555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164" calcext:value-type="float">
            <text:p>164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32.5555555555556" calcext:value-type="float">
            <text:p>-32.5555555556</text:p>
          </table:table-cell>
          <table:table-cell table:style-name="ce1" table:formula="of:=AVERAGEIF([.$A$1:.$A$3203];ROW();[.D$1:.D$3203])" office:value-type="float" office:value="-3.16444444444444" calcext:value-type="float">
            <text:p>-3.16444444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165" calcext:value-type="float">
            <text:p>165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33.8888888888889" calcext:value-type="float">
            <text:p>-33.8888888889</text:p>
          </table:table-cell>
          <table:table-cell table:style-name="ce1" table:formula="of:=AVERAGEIF([.$A$1:.$A$3203];ROW();[.D$1:.D$3203])" office:value-type="float" office:value="-3.19888888888889" calcext:value-type="float">
            <text:p>-3.19888888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166" calcext:value-type="float">
            <text:p>166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39.1111111111111" calcext:value-type="float">
            <text:p>-39.1111111111</text:p>
          </table:table-cell>
          <table:table-cell table:style-name="ce1" table:formula="of:=AVERAGEIF([.$A$1:.$A$3203];ROW();[.D$1:.D$3203])" office:value-type="float" office:value="-3.37777777777778" calcext:value-type="float">
            <text:p>-3.37777777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167" calcext:value-type="float">
            <text:p>167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41.7777777777778" calcext:value-type="float">
            <text:p>-41.7777777778</text:p>
          </table:table-cell>
          <table:table-cell table:style-name="ce1" table:formula="of:=AVERAGEIF([.$A$1:.$A$3203];ROW();[.D$1:.D$3203])" office:value-type="float" office:value="-3.50888888888889" calcext:value-type="float">
            <text:p>-3.50888888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168" calcext:value-type="float">
            <text:p>168</text:p>
          </table:table-cell>
          <table:table-cell table:style-name="ce1" table:formula="of:=AVERAGEIF([.$A$1:.$A$3203];ROW();[.B$1:.B$3203])" office:value-type="float" office:value="-2.22222222222222" calcext:value-type="float">
            <text:p>-2.2222222222</text:p>
          </table:table-cell>
          <table:table-cell table:style-name="ce1" table:formula="of:=AVERAGEIF([.$A$1:.$A$3203];ROW();[.C$1:.C$3203])" office:value-type="float" office:value="-42.3333333333333" calcext:value-type="float">
            <text:p>-42.3333333333</text:p>
          </table:table-cell>
          <table:table-cell table:style-name="ce1" table:formula="of:=AVERAGEIF([.$A$1:.$A$3203];ROW();[.D$1:.D$3203])" office:value-type="float" office:value="-3.23444444444444" calcext:value-type="float">
            <text:p>-3.23444444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169" calcext:value-type="float">
            <text:p>169</text:p>
          </table:table-cell>
          <table:table-cell table:style-name="ce1" table:formula="of:=AVERAGEIF([.$A$1:.$A$3203];ROW();[.B$1:.B$3203])" office:value-type="float" office:value="-2.11111111111111" calcext:value-type="float">
            <text:p>-2.1111111111</text:p>
          </table:table-cell>
          <table:table-cell table:style-name="ce1" table:formula="of:=AVERAGEIF([.$A$1:.$A$3203];ROW();[.C$1:.C$3203])" office:value-type="float" office:value="-34.3333333333333" calcext:value-type="float">
            <text:p>-34.3333333333</text:p>
          </table:table-cell>
          <table:table-cell table:style-name="ce1" table:formula="of:=AVERAGEIF([.$A$1:.$A$3203];ROW();[.D$1:.D$3203])" office:value-type="float" office:value="-3.10222222222222" calcext:value-type="float">
            <text:p>-3.10222222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170" calcext:value-type="float">
            <text:p>170</text:p>
          </table:table-cell>
          <table:table-cell table:style-name="ce1" table:formula="of:=AVERAGEIF([.$A$1:.$A$3203];ROW();[.B$1:.B$3203])" office:value-type="float" office:value="-2.11111111111111" calcext:value-type="float">
            <text:p>-2.1111111111</text:p>
          </table:table-cell>
          <table:table-cell table:style-name="ce1" table:formula="of:=AVERAGEIF([.$A$1:.$A$3203];ROW();[.C$1:.C$3203])" office:value-type="float" office:value="-38.2222222222222" calcext:value-type="float">
            <text:p>-38.2222222222</text:p>
          </table:table-cell>
          <table:table-cell table:style-name="ce1" table:formula="of:=AVERAGEIF([.$A$1:.$A$3203];ROW();[.D$1:.D$3203])" office:value-type="float" office:value="-3.01333333333333" calcext:value-type="float">
            <text:p>-3.0133333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64" calcext:value-type="float">
            <text:p>-2.64</text:p>
          </table:table-cell>
          <table:table-cell table:number-columns-repeated="5"/>
          <table:table-cell table:formula="of:=ROW()" office:value-type="float" office:value="171" calcext:value-type="float">
            <text:p>171</text:p>
          </table:table-cell>
          <table:table-cell table:style-name="ce1" table:formula="of:=AVERAGEIF([.$A$1:.$A$3203];ROW();[.B$1:.B$3203])" office:value-type="float" office:value="-2.11111111111111" calcext:value-type="float">
            <text:p>-2.1111111111</text:p>
          </table:table-cell>
          <table:table-cell table:style-name="ce1" table:formula="of:=AVERAGEIF([.$A$1:.$A$3203];ROW();[.C$1:.C$3203])" office:value-type="float" office:value="-38.5555555555556" calcext:value-type="float">
            <text:p>-38.5555555556</text:p>
          </table:table-cell>
          <table:table-cell table:style-name="ce1" table:formula="of:=AVERAGEIF([.$A$1:.$A$3203];ROW();[.D$1:.D$3203])" office:value-type="float" office:value="-3.21666666666667" calcext:value-type="float">
            <text:p>-3.21666666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59" calcext:value-type="float">
            <text:p>-3.59</text:p>
          </table:table-cell>
          <table:table-cell table:number-columns-repeated="5"/>
          <table:table-cell table:formula="of:=ROW()" office:value-type="float" office:value="172" calcext:value-type="float">
            <text:p>172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1.2222222222222" calcext:value-type="float">
            <text:p>-41.2222222222</text:p>
          </table:table-cell>
          <table:table-cell table:style-name="ce1" table:formula="of:=AVERAGEIF([.$A$1:.$A$3203];ROW();[.D$1:.D$3203])" office:value-type="float" office:value="-3.26111111111111" calcext:value-type="float">
            <text:p>-3.26111111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173" calcext:value-type="float">
            <text:p>173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3.08666666666667" calcext:value-type="float">
            <text:p>-3.08666666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174" calcext:value-type="float">
            <text:p>174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.2222222222222" calcext:value-type="float">
            <text:p>-40.2222222222</text:p>
          </table:table-cell>
          <table:table-cell table:style-name="ce1" table:formula="of:=AVERAGEIF([.$A$1:.$A$3203];ROW();[.D$1:.D$3203])" office:value-type="float" office:value="-3.10222222222222" calcext:value-type="float">
            <text:p>-3.10222222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175" calcext:value-type="float">
            <text:p>175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88222222222222" calcext:value-type="float">
            <text:p>-2.88222222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27" calcext:value-type="float">
            <text:p>-3.27</text:p>
          </table:table-cell>
          <table:table-cell table:number-columns-repeated="5"/>
          <table:table-cell table:formula="of:=ROW()" office:value-type="float" office:value="176" calcext:value-type="float">
            <text:p>176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.3333333333333" calcext:value-type="float">
            <text:p>-40.3333333333</text:p>
          </table:table-cell>
          <table:table-cell table:style-name="ce1" table:formula="of:=AVERAGEIF([.$A$1:.$A$3203];ROW();[.D$1:.D$3203])" office:value-type="float" office:value="-3.03555555555556" calcext:value-type="float">
            <text:p>-3.03555555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2" calcext:value-type="float">
            <text:p>-3.42</text:p>
          </table:table-cell>
          <table:table-cell table:number-columns-repeated="5"/>
          <table:table-cell table:formula="of:=ROW()" office:value-type="float" office:value="177" calcext:value-type="float">
            <text:p>177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.5555555555556" calcext:value-type="float">
            <text:p>-40.5555555556</text:p>
          </table:table-cell>
          <table:table-cell table:style-name="ce1" table:formula="of:=AVERAGEIF([.$A$1:.$A$3203];ROW();[.D$1:.D$3203])" office:value-type="float" office:value="-3.10666666666667" calcext:value-type="float">
            <text:p>-3.10666666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19" calcext:value-type="float">
            <text:p>-3.19</text:p>
          </table:table-cell>
          <table:table-cell table:number-columns-repeated="5"/>
          <table:table-cell table:formula="of:=ROW()" office:value-type="float" office:value="178" calcext:value-type="float">
            <text:p>178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3.12888888888889" calcext:value-type="float">
            <text:p>-3.1288888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09" calcext:value-type="float">
            <text:p>-3.09</text:p>
          </table:table-cell>
          <table:table-cell table:number-columns-repeated="5"/>
          <table:table-cell table:formula="of:=ROW()" office:value-type="float" office:value="179" calcext:value-type="float">
            <text:p>179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.3333333333333" calcext:value-type="float">
            <text:p>-40.3333333333</text:p>
          </table:table-cell>
          <table:table-cell table:style-name="ce1" table:formula="of:=AVERAGEIF([.$A$1:.$A$3203];ROW();[.D$1:.D$3203])" office:value-type="float" office:value="-2.96111111111111" calcext:value-type="float">
            <text:p>-2.96111111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4" calcext:value-type="float">
            <text:p>-3.24</text:p>
          </table:table-cell>
          <table:table-cell table:number-columns-repeated="5"/>
          <table:table-cell table:formula="of:=ROW()" office:value-type="float" office:value="180" calcext:value-type="float">
            <text:p>180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4.8888888888889" calcext:value-type="float">
            <text:p>-34.8888888889</text:p>
          </table:table-cell>
          <table:table-cell table:style-name="ce1" table:formula="of:=AVERAGEIF([.$A$1:.$A$3203];ROW();[.D$1:.D$3203])" office:value-type="float" office:value="-2.90888888888889" calcext:value-type="float">
            <text:p>-2.90888888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181" calcext:value-type="float">
            <text:p>181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7.5555555555556" calcext:value-type="float">
            <text:p>-37.5555555556</text:p>
          </table:table-cell>
          <table:table-cell table:style-name="ce1" table:formula="of:=AVERAGEIF([.$A$1:.$A$3203];ROW();[.D$1:.D$3203])" office:value-type="float" office:value="-2.95333333333333" calcext:value-type="float">
            <text:p>-2.95333333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68" calcext:value-type="float">
            <text:p>-2.68</text:p>
          </table:table-cell>
          <table:table-cell table:number-columns-repeated="5"/>
          <table:table-cell table:formula="of:=ROW()" office:value-type="float" office:value="182" calcext:value-type="float">
            <text:p>182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7.1111111111111" calcext:value-type="float">
            <text:p>-37.1111111111</text:p>
          </table:table-cell>
          <table:table-cell table:style-name="ce1" table:formula="of:=AVERAGEIF([.$A$1:.$A$3203];ROW();[.D$1:.D$3203])"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2.43" calcext:value-type="float">
            <text:p>-2.43</text:p>
          </table:table-cell>
          <table:table-cell table:number-columns-repeated="5"/>
          <table:table-cell table:formula="of:=ROW()" office:value-type="float" office:value="183" calcext:value-type="float">
            <text:p>183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2.6666666666667" calcext:value-type="float">
            <text:p>-32.6666666667</text:p>
          </table:table-cell>
          <table:table-cell table:style-name="ce1" table:formula="of:=AVERAGEIF([.$A$1:.$A$3203];ROW();[.D$1:.D$3203])" office:value-type="float" office:value="-2.75555555555555" calcext:value-type="float">
            <text:p>-2.75555555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5" calcext:value-type="float">
            <text:p>-2.75</text:p>
          </table:table-cell>
          <table:table-cell table:number-columns-repeated="5"/>
          <table:table-cell table:formula="of:=ROW()" office:value-type="float" office:value="184" calcext:value-type="float">
            <text:p>184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5.2222222222222" calcext:value-type="float">
            <text:p>-35.2222222222</text:p>
          </table:table-cell>
          <table:table-cell table:style-name="ce1" table:formula="of:=AVERAGEIF([.$A$1:.$A$3203];ROW();[.D$1:.D$3203])" office:value-type="float" office:value="-2.86222222222222" calcext:value-type="float">
            <text:p>-2.86222222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185" calcext:value-type="float">
            <text:p>185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8.5555555555556" calcext:value-type="float">
            <text:p>-38.5555555556</text:p>
          </table:table-cell>
          <table:table-cell table:style-name="ce1" table:formula="of:=AVERAGEIF([.$A$1:.$A$3203];ROW();[.D$1:.D$3203])" office:value-type="float" office:value="-2.87" calcext:value-type="float">
            <text:p>-2.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186" calcext:value-type="float">
            <text:p>186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40.2222222222222" calcext:value-type="float">
            <text:p>-40.2222222222</text:p>
          </table:table-cell>
          <table:table-cell table:style-name="ce1" table:formula="of:=AVERAGEIF([.$A$1:.$A$3203];ROW();[.D$1:.D$3203])"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187" calcext:value-type="float">
            <text:p>187</text:p>
          </table:table-cell>
          <table:table-cell table:style-name="ce1" table:formula="of:=AVERAGEIF([.$A$1:.$A$3203];ROW();[.B$1:.B$3203])" office:value-type="float" office:value="-1.77777777777778" calcext:value-type="float">
            <text:p>-1.7777777778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2.80222222222222" calcext:value-type="float">
            <text:p>-2.80222222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188" calcext:value-type="float">
            <text:p>188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96625" calcext:value-type="float">
            <text:p>-2.966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7" calcext:value-type="float">
            <text:p>-2.77</text:p>
          </table:table-cell>
          <table:table-cell table:number-columns-repeated="5"/>
          <table:table-cell table:formula="of:=ROW()" office:value-type="float" office:value="189" calcext:value-type="float">
            <text:p>189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90625" calcext:value-type="float">
            <text:p>-2.90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190" calcext:value-type="float">
            <text:p>190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8625" calcext:value-type="float">
            <text:p>-2.86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08" calcext:value-type="float">
            <text:p>-3.08</text:p>
          </table:table-cell>
          <table:table-cell table:number-columns-repeated="5"/>
          <table:table-cell table:formula="of:=ROW()" office:value-type="float" office:value="191" calcext:value-type="float">
            <text:p>191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5.75" calcext:value-type="float">
            <text:p>-35.75</text:p>
          </table:table-cell>
          <table:table-cell table:style-name="ce1" table:formula="of:=AVERAGEIF([.$A$1:.$A$3203];ROW();[.D$1:.D$3203])" office:value-type="float" office:value="-2.92625" calcext:value-type="float">
            <text:p>-2.926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55" calcext:value-type="float">
            <text:p>-2.55</text:p>
          </table:table-cell>
          <table:table-cell table:number-columns-repeated="5"/>
          <table:table-cell table:formula="of:=ROW()" office:value-type="float" office:value="192" calcext:value-type="float">
            <text:p>192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2.71875" calcext:value-type="float">
            <text:p>-2.718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57" calcext:value-type="float">
            <text:p>-2.57</text:p>
          </table:table-cell>
          <table:table-cell table:number-columns-repeated="5"/>
          <table:table-cell table:formula="of:=ROW()" office:value-type="float" office:value="193" calcext:value-type="float">
            <text:p>193</text:p>
          </table:table-cell>
          <table:table-cell table:style-name="ce1" table:formula="of:=AVERAGEIF([.$A$1:.$A$3203];ROW();[.B$1:.B$3203])" office:value-type="float" office:value="-2" calcext:value-type="float">
            <text:p>-2</text:p>
          </table:table-cell>
          <table:table-cell table:style-name="ce1" table:formula="of:=AVERAGEIF([.$A$1:.$A$3203];ROW();[.C$1:.C$3203])" office:value-type="float" office:value="-37.375" calcext:value-type="float">
            <text:p>-37.375</text:p>
          </table:table-cell>
          <table:table-cell table:style-name="ce1" table:formula="of:=AVERAGEIF([.$A$1:.$A$3203];ROW();[.D$1:.D$3203])" office:value-type="float" office:value="-2.785" calcext:value-type="float">
            <text:p>-2.7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194" calcext:value-type="float">
            <text:p>194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6.125" calcext:value-type="float">
            <text:p>-36.125</text:p>
          </table:table-cell>
          <table:table-cell table:style-name="ce1" table:formula="of:=AVERAGEIF([.$A$1:.$A$3203];ROW();[.D$1:.D$3203])" office:value-type="float" office:value="-2.9175" calcext:value-type="float">
            <text:p>-2.91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195" calcext:value-type="float">
            <text:p>195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6.125" calcext:value-type="float">
            <text:p>-36.125</text:p>
          </table:table-cell>
          <table:table-cell table:style-name="ce1" table:formula="of:=AVERAGEIF([.$A$1:.$A$3203];ROW();[.D$1:.D$3203])"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196" calcext:value-type="float">
            <text:p>196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5.125" calcext:value-type="float">
            <text:p>-35.125</text:p>
          </table:table-cell>
          <table:table-cell table:style-name="ce1" table:formula="of:=AVERAGEIF([.$A$1:.$A$3203];ROW();[.D$1:.D$3203])" office:value-type="float" office:value="-2.82375" calcext:value-type="float">
            <text:p>-2.823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2" calcext:value-type="float">
            <text:p>-2.82</text:p>
          </table:table-cell>
          <table:table-cell table:number-columns-repeated="5"/>
          <table:table-cell table:formula="of:=ROW()" office:value-type="float" office:value="197" calcext:value-type="float">
            <text:p>197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6.875" calcext:value-type="float">
            <text:p>-36.875</text:p>
          </table:table-cell>
          <table:table-cell table:style-name="ce1" table:formula="of:=AVERAGEIF([.$A$1:.$A$3203];ROW();[.D$1:.D$3203])" office:value-type="float" office:value="-2.88875" calcext:value-type="float">
            <text:p>-2.888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198" calcext:value-type="float">
            <text:p>198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7.125" calcext:value-type="float">
            <text:p>-37.125</text:p>
          </table:table-cell>
          <table:table-cell table:style-name="ce1" table:formula="of:=AVERAGEIF([.$A$1:.$A$3203];ROW();[.D$1:.D$3203])" office:value-type="float" office:value="-2.86875" calcext:value-type="float">
            <text:p>-2.868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51" calcext:value-type="float">
            <text:p>-3.51</text:p>
          </table:table-cell>
          <table:table-cell table:number-columns-repeated="5"/>
          <table:table-cell table:formula="of:=ROW()" office:value-type="float" office:value="199" calcext:value-type="float">
            <text:p>199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42.75" calcext:value-type="float">
            <text:p>-42.75</text:p>
          </table:table-cell>
          <table:table-cell table:style-name="ce1" table:formula="of:=AVERAGEIF([.$A$1:.$A$3203];ROW();[.D$1:.D$3203])" office:value-type="float" office:value="-3.03125" calcext:value-type="float">
            <text:p>-3.03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" calcext:value-type="float">
            <text:p>-3.1</text:p>
          </table:table-cell>
          <table:table-cell table:number-columns-repeated="5"/>
          <table:table-cell table:formula="of:=ROW()" office:value-type="float" office:value="200" calcext:value-type="float">
            <text:p>200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42.875" calcext:value-type="float">
            <text:p>-42.875</text:p>
          </table:table-cell>
          <table:table-cell table:style-name="ce1" table:formula="of:=AVERAGEIF([.$A$1:.$A$3203];ROW();[.D$1:.D$3203])" office:value-type="float" office:value="-2.83625" calcext:value-type="float">
            <text:p>-2.836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49" calcext:value-type="float">
            <text:p>-2.49</text:p>
          </table:table-cell>
          <table:table-cell table:number-columns-repeated="5"/>
          <table:table-cell table:formula="of:=ROW()" office:value-type="float" office:value="201" calcext:value-type="float">
            <text:p>201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71875" calcext:value-type="float">
            <text:p>-2.718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53" calcext:value-type="float">
            <text:p>-3.53</text:p>
          </table:table-cell>
          <table:table-cell table:number-columns-repeated="5"/>
          <table:table-cell table:formula="of:=ROW()" office:value-type="float" office:value="202" calcext:value-type="float">
            <text:p>202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9.125" calcext:value-type="float">
            <text:p>-39.125</text:p>
          </table:table-cell>
          <table:table-cell table:style-name="ce1" table:formula="of:=AVERAGEIF([.$A$1:.$A$3203];ROW();[.D$1:.D$3203])" office:value-type="float" office:value="-2.80875" calcext:value-type="float">
            <text:p>-2.808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52" calcext:value-type="float">
            <text:p>-3.52</text:p>
          </table:table-cell>
          <table:table-cell table:number-columns-repeated="5"/>
          <table:table-cell table:formula="of:=ROW()" office:value-type="float" office:value="203" calcext:value-type="float">
            <text:p>203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6.125" calcext:value-type="float">
            <text:p>-36.125</text:p>
          </table:table-cell>
          <table:table-cell table:style-name="ce1" table:formula="of:=AVERAGEIF([.$A$1:.$A$3203];ROW();[.D$1:.D$3203])" office:value-type="float" office:value="-2.8275" calcext:value-type="float">
            <text:p>-2.82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204" calcext:value-type="float">
            <text:p>204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31.125" calcext:value-type="float">
            <text:p>-31.125</text:p>
          </table:table-cell>
          <table:table-cell table:style-name="ce1" table:formula="of:=AVERAGEIF([.$A$1:.$A$3203];ROW();[.D$1:.D$3203])" office:value-type="float" office:value="-2.68375" calcext:value-type="float">
            <text:p>-2.683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4" calcext:value-type="float">
            <text:p>-2.94</text:p>
          </table:table-cell>
          <table:table-cell table:number-columns-repeated="5"/>
          <table:table-cell table:formula="of:=ROW()" office:value-type="float" office:value="205" calcext:value-type="float">
            <text:p>205</text:p>
          </table:table-cell>
          <table:table-cell table:style-name="ce1" table:formula="of:=AVERAGEIF([.$A$1:.$A$3203];ROW();[.B$1:.B$3203])" office:value-type="float" office:value="-1.875" calcext:value-type="float">
            <text:p>-1.875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89625" calcext:value-type="float">
            <text:p>-2.896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3" calcext:value-type="float">
            <text:p>-2.93</text:p>
          </table:table-cell>
          <table:table-cell table:number-columns-repeated="5"/>
          <table:table-cell table:formula="of:=ROW()" office:value-type="float" office:value="206" calcext:value-type="float">
            <text:p>206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9.75" calcext:value-type="float">
            <text:p>-39.75</text:p>
          </table:table-cell>
          <table:table-cell table:style-name="ce1" table:formula="of:=AVERAGEIF([.$A$1:.$A$3203];ROW();[.D$1:.D$3203])" office:value-type="float" office:value="-2.77875" calcext:value-type="float">
            <text:p>-2.778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2" calcext:value-type="float">
            <text:p>-2.82</text:p>
          </table:table-cell>
          <table:table-cell table:number-columns-repeated="5"/>
          <table:table-cell table:formula="of:=ROW()" office:value-type="float" office:value="207" calcext:value-type="float">
            <text:p>207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3.125" calcext:value-type="float">
            <text:p>-33.125</text:p>
          </table:table-cell>
          <table:table-cell table:style-name="ce1" table:formula="of:=AVERAGEIF([.$A$1:.$A$3203];ROW();[.D$1:.D$3203])" office:value-type="float" office:value="-2.6325" calcext:value-type="float">
            <text:p>-2.63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3" calcext:value-type="float">
            <text:p>-3.33</text:p>
          </table:table-cell>
          <table:table-cell table:number-columns-repeated="5"/>
          <table:table-cell table:formula="of:=ROW()" office:value-type="float" office:value="208" calcext:value-type="float">
            <text:p>208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40.625" calcext:value-type="float">
            <text:p>-40.625</text:p>
          </table:table-cell>
          <table:table-cell table:style-name="ce1" table:formula="of:=AVERAGEIF([.$A$1:.$A$3203];ROW();[.D$1:.D$3203])" office:value-type="float" office:value="-2.9625" calcext:value-type="float">
            <text:p>-2.96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209" calcext:value-type="float">
            <text:p>209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65375" calcext:value-type="float">
            <text:p>-2.65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210" calcext:value-type="float">
            <text:p>210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9.875" calcext:value-type="float">
            <text:p>-39.875</text:p>
          </table:table-cell>
          <table:table-cell table:style-name="ce1" table:formula="of:=AVERAGEIF([.$A$1:.$A$3203];ROW();[.D$1:.D$3203])" office:value-type="float" office:value="-2.73125" calcext:value-type="float">
            <text:p>-2.731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211" calcext:value-type="float">
            <text:p>211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6.625" calcext:value-type="float">
            <text:p>-36.625</text:p>
          </table:table-cell>
          <table:table-cell table:style-name="ce1" table:formula="of:=AVERAGEIF([.$A$1:.$A$3203];ROW();[.D$1:.D$3203])" office:value-type="float" office:value="-2.5875" calcext:value-type="float">
            <text:p>-2.58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212" calcext:value-type="float">
            <text:p>212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4.75" calcext:value-type="float">
            <text:p>-34.75</text:p>
          </table:table-cell>
          <table:table-cell table:style-name="ce1" table:formula="of:=AVERAGEIF([.$A$1:.$A$3203];ROW();[.D$1:.D$3203])" office:value-type="float" office:value="-2.5925" calcext:value-type="float">
            <text:p>-2.59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213" calcext:value-type="float">
            <text:p>213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42.75" calcext:value-type="float">
            <text:p>-42.75</text:p>
          </table:table-cell>
          <table:table-cell table:style-name="ce1" table:formula="of:=AVERAGEIF([.$A$1:.$A$3203];ROW();[.D$1:.D$3203])" office:value-type="float" office:value="-2.8075" calcext:value-type="float">
            <text:p>-2.80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214" calcext:value-type="float">
            <text:p>214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4.375" calcext:value-type="float">
            <text:p>-34.375</text:p>
          </table:table-cell>
          <table:table-cell table:style-name="ce1" table:formula="of:=AVERAGEIF([.$A$1:.$A$3203];ROW();[.D$1:.D$3203])"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49" calcext:value-type="float">
            <text:p>-3.49</text:p>
          </table:table-cell>
          <table:table-cell table:number-columns-repeated="5"/>
          <table:table-cell table:formula="of:=ROW()" office:value-type="float" office:value="215" calcext:value-type="float">
            <text:p>215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8.5" calcext:value-type="float">
            <text:p>-38.5</text:p>
          </table:table-cell>
          <table:table-cell table:style-name="ce1" table:formula="of:=AVERAGEIF([.$A$1:.$A$3203];ROW();[.D$1:.D$3203])" office:value-type="float" office:value="-2.7225" calcext:value-type="float">
            <text:p>-2.72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216" calcext:value-type="float">
            <text:p>216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43.625" calcext:value-type="float">
            <text:p>-43.625</text:p>
          </table:table-cell>
          <table:table-cell table:style-name="ce1" table:formula="of:=AVERAGEIF([.$A$1:.$A$3203];ROW();[.D$1:.D$3203])" office:value-type="float" office:value="-2.965" calcext:value-type="float">
            <text:p>-2.96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8" calcext:value-type="float">
            <text:p>-3.38</text:p>
          </table:table-cell>
          <table:table-cell table:number-columns-repeated="5"/>
          <table:table-cell table:formula="of:=ROW()" office:value-type="float" office:value="217" calcext:value-type="float">
            <text:p>217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8.75" calcext:value-type="float">
            <text:p>-38.75</text:p>
          </table:table-cell>
          <table:table-cell table:style-name="ce1" table:formula="of:=AVERAGEIF([.$A$1:.$A$3203];ROW();[.D$1:.D$3203])" office:value-type="float" office:value="-2.72375" calcext:value-type="float">
            <text:p>-2.723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6" calcext:value-type="float">
            <text:p>-3.6</text:p>
          </table:table-cell>
          <table:table-cell table:number-columns-repeated="5"/>
          <table:table-cell table:formula="of:=ROW()" office:value-type="float" office:value="218" calcext:value-type="float">
            <text:p>218</text:p>
          </table:table-cell>
          <table:table-cell table:style-name="ce1" table:formula="of:=AVERAGEIF([.$A$1:.$A$3203];ROW();[.B$1:.B$3203])" office:value-type="float" office:value="-1.75" calcext:value-type="float">
            <text:p>-1.75</text:p>
          </table:table-cell>
          <table:table-cell table:style-name="ce1" table:formula="of:=AVERAGEIF([.$A$1:.$A$3203];ROW();[.C$1:.C$3203])" office:value-type="float" office:value="-38.625" calcext:value-type="float">
            <text:p>-38.625</text:p>
          </table:table-cell>
          <table:table-cell table:style-name="ce1" table:formula="of:=AVERAGEIF([.$A$1:.$A$3203];ROW();[.D$1:.D$3203])"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8" calcext:value-type="float">
            <text:p>-3.18</text:p>
          </table:table-cell>
          <table:table-cell table:number-columns-repeated="5"/>
          <table:table-cell table:formula="of:=ROW()" office:value-type="float" office:value="219" calcext:value-type="float">
            <text:p>219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5.75" calcext:value-type="float">
            <text:p>-35.75</text:p>
          </table:table-cell>
          <table:table-cell table:style-name="ce1" table:formula="of:=AVERAGEIF([.$A$1:.$A$3203];ROW();[.D$1:.D$3203])" office:value-type="float" office:value="-2.59875" calcext:value-type="float">
            <text:p>-2.59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1" calcext:value-type="float">
            <text:p>-2.71</text:p>
          </table:table-cell>
          <table:table-cell table:number-columns-repeated="5"/>
          <table:table-cell table:formula="of:=ROW()" office:value-type="float" office:value="220" calcext:value-type="float">
            <text:p>220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29.875" calcext:value-type="float">
            <text:p>-29.875</text:p>
          </table:table-cell>
          <table:table-cell table:style-name="ce1" table:formula="of:=AVERAGEIF([.$A$1:.$A$3203];ROW();[.D$1:.D$3203])" office:value-type="float" office:value="-2.3975" calcext:value-type="float">
            <text:p>-2.39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221" calcext:value-type="float">
            <text:p>221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4.25" calcext:value-type="float">
            <text:p>-34.25</text:p>
          </table:table-cell>
          <table:table-cell table:style-name="ce1" table:formula="of:=AVERAGEIF([.$A$1:.$A$3203];ROW();[.D$1:.D$3203])" office:value-type="float" office:value="-2.5925" calcext:value-type="float">
            <text:p>-2.59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3" calcext:value-type="float">
            <text:p>-2.93</text:p>
          </table:table-cell>
          <table:table-cell table:number-columns-repeated="5"/>
          <table:table-cell table:formula="of:=ROW()" office:value-type="float" office:value="222" calcext:value-type="float">
            <text:p>222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5.5" calcext:value-type="float">
            <text:p>-35.5</text:p>
          </table:table-cell>
          <table:table-cell table:style-name="ce1" table:formula="of:=AVERAGEIF([.$A$1:.$A$3203];ROW();[.D$1:.D$3203])" office:value-type="float" office:value="-2.43375" calcext:value-type="float">
            <text:p>-2.433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47" calcext:value-type="float">
            <text:p>-2.47</text:p>
          </table:table-cell>
          <table:table-cell table:number-columns-repeated="5"/>
          <table:table-cell table:formula="of:=ROW()" office:value-type="float" office:value="223" calcext:value-type="float">
            <text:p>223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6.375" calcext:value-type="float">
            <text:p>-36.375</text:p>
          </table:table-cell>
          <table:table-cell table:style-name="ce1" table:formula="of:=AVERAGEIF([.$A$1:.$A$3203];ROW();[.D$1:.D$3203])" office:value-type="float" office:value="-2.41125" calcext:value-type="float">
            <text:p>-2.411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77" calcext:value-type="float">
            <text:p>-2.77</text:p>
          </table:table-cell>
          <table:table-cell table:number-columns-repeated="5"/>
          <table:table-cell table:formula="of:=ROW()" office:value-type="float" office:value="224" calcext:value-type="float">
            <text:p>224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3.375" calcext:value-type="float">
            <text:p>-33.375</text:p>
          </table:table-cell>
          <table:table-cell table:style-name="ce1" table:formula="of:=AVERAGEIF([.$A$1:.$A$3203];ROW();[.D$1:.D$3203])" office:value-type="float" office:value="-2.54125" calcext:value-type="float">
            <text:p>-2.54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225" calcext:value-type="float">
            <text:p>225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68" calcext:value-type="float">
            <text:p>-2.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5" calcext:value-type="float">
            <text:p>-3.5</text:p>
          </table:table-cell>
          <table:table-cell table:number-columns-repeated="5"/>
          <table:table-cell table:formula="of:=ROW()" office:value-type="float" office:value="226" calcext:value-type="float">
            <text:p>226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7.25" calcext:value-type="float">
            <text:p>-37.25</text:p>
          </table:table-cell>
          <table:table-cell table:style-name="ce1" table:formula="of:=AVERAGEIF([.$A$1:.$A$3203];ROW();[.D$1:.D$3203])" office:value-type="float" office:value="-2.55625" calcext:value-type="float">
            <text:p>-2.556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227" calcext:value-type="float">
            <text:p>227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6.375" calcext:value-type="float">
            <text:p>-36.375</text:p>
          </table:table-cell>
          <table:table-cell table:style-name="ce1" table:formula="of:=AVERAGEIF([.$A$1:.$A$3203];ROW();[.D$1:.D$3203])" office:value-type="float" office:value="-2.4675" calcext:value-type="float">
            <text:p>-2.46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44" calcext:value-type="float">
            <text:p>-3.44</text:p>
          </table:table-cell>
          <table:table-cell table:number-columns-repeated="5"/>
          <table:table-cell table:formula="of:=ROW()" office:value-type="float" office:value="228" calcext:value-type="float">
            <text:p>228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40.125" calcext:value-type="float">
            <text:p>-40.125</text:p>
          </table:table-cell>
          <table:table-cell table:style-name="ce1" table:formula="of:=AVERAGEIF([.$A$1:.$A$3203];ROW();[.D$1:.D$3203])" office:value-type="float" office:value="-2.70625" calcext:value-type="float">
            <text:p>-2.706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7" calcext:value-type="float">
            <text:p>-2.7</text:p>
          </table:table-cell>
          <table:table-cell table:number-columns-repeated="5"/>
          <table:table-cell table:formula="of:=ROW()" office:value-type="float" office:value="229" calcext:value-type="float">
            <text:p>229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28.5" calcext:value-type="float">
            <text:p>-28.5</text:p>
          </table:table-cell>
          <table:table-cell table:style-name="ce1" table:formula="of:=AVERAGEIF([.$A$1:.$A$3203];ROW();[.D$1:.D$3203])" office:value-type="float" office:value="-2.35125" calcext:value-type="float">
            <text:p>-2.351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4" calcext:value-type="float">
            <text:p>-3.24</text:p>
          </table:table-cell>
          <table:table-cell table:number-columns-repeated="5"/>
          <table:table-cell table:formula="of:=ROW()" office:value-type="float" office:value="230" calcext:value-type="float">
            <text:p>230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4.25" calcext:value-type="float">
            <text:p>-34.25</text:p>
          </table:table-cell>
          <table:table-cell table:style-name="ce1" table:formula="of:=AVERAGEIF([.$A$1:.$A$3203];ROW();[.D$1:.D$3203])" office:value-type="float" office:value="-2.58" calcext:value-type="float">
            <text:p>-2.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7" calcext:value-type="float">
            <text:p>-3.07</text:p>
          </table:table-cell>
          <table:table-cell table:number-columns-repeated="5"/>
          <table:table-cell table:formula="of:=ROW()" office:value-type="float" office:value="231" calcext:value-type="float">
            <text:p>231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8.375" calcext:value-type="float">
            <text:p>-38.375</text:p>
          </table:table-cell>
          <table:table-cell table:style-name="ce1" table:formula="of:=AVERAGEIF([.$A$1:.$A$3203];ROW();[.D$1:.D$3203])" office:value-type="float" office:value="-2.73625" calcext:value-type="float">
            <text:p>-2.736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2" calcext:value-type="float">
            <text:p>-2.62</text:p>
          </table:table-cell>
          <table:table-cell table:number-columns-repeated="5"/>
          <table:table-cell table:formula="of:=ROW()" office:value-type="float" office:value="232" calcext:value-type="float">
            <text:p>232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4.625" calcext:value-type="float">
            <text:p>-34.625</text:p>
          </table:table-cell>
          <table:table-cell table:style-name="ce1" table:formula="of:=AVERAGEIF([.$A$1:.$A$3203];ROW();[.D$1:.D$3203])" office:value-type="float" office:value="-2.48875" calcext:value-type="float">
            <text:p>-2.48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2" calcext:value-type="float">
            <text:p>-2.82</text:p>
          </table:table-cell>
          <table:table-cell table:number-columns-repeated="5"/>
          <table:table-cell table:formula="of:=ROW()" office:value-type="float" office:value="233" calcext:value-type="float">
            <text:p>233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5.125" calcext:value-type="float">
            <text:p>-35.125</text:p>
          </table:table-cell>
          <table:table-cell table:style-name="ce1" table:formula="of:=AVERAGEIF([.$A$1:.$A$3203];ROW();[.D$1:.D$3203])" office:value-type="float" office:value="-2.515" calcext:value-type="float">
            <text:p>-2.5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87" calcext:value-type="float">
            <text:p>-2.87</text:p>
          </table:table-cell>
          <table:table-cell table:number-columns-repeated="5"/>
          <table:table-cell table:formula="of:=ROW()" office:value-type="float" office:value="234" calcext:value-type="float">
            <text:p>234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9.5" calcext:value-type="float">
            <text:p>-39.5</text:p>
          </table:table-cell>
          <table:table-cell table:style-name="ce1" table:formula="of:=AVERAGEIF([.$A$1:.$A$3203];ROW();[.D$1:.D$3203])" office:value-type="float" office:value="-2.60125" calcext:value-type="float">
            <text:p>-2.60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235" calcext:value-type="float">
            <text:p>235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42.625" calcext:value-type="float">
            <text:p>-42.625</text:p>
          </table:table-cell>
          <table:table-cell table:style-name="ce1" table:formula="of:=AVERAGEIF([.$A$1:.$A$3203];ROW();[.D$1:.D$3203])" office:value-type="float" office:value="-2.68875" calcext:value-type="float">
            <text:p>-2.68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236" calcext:value-type="float">
            <text:p>236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34.25" calcext:value-type="float">
            <text:p>-34.25</text:p>
          </table:table-cell>
          <table:table-cell table:style-name="ce1" table:formula="of:=AVERAGEIF([.$A$1:.$A$3203];ROW();[.D$1:.D$3203])" office:value-type="float" office:value="-2.46625" calcext:value-type="float">
            <text:p>-2.466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75" calcext:value-type="float">
            <text:p>-2.75</text:p>
          </table:table-cell>
          <table:table-cell table:number-columns-repeated="5"/>
          <table:table-cell table:formula="of:=ROW()" office:value-type="float" office:value="237" calcext:value-type="float">
            <text:p>237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565" calcext:value-type="float">
            <text:p>-2.5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28" calcext:value-type="float">
            <text:p>-3.28</text:p>
          </table:table-cell>
          <table:table-cell table:number-columns-repeated="5"/>
          <table:table-cell table:formula="of:=ROW()" office:value-type="float" office:value="238" calcext:value-type="float">
            <text:p>238</text:p>
          </table:table-cell>
          <table:table-cell table:style-name="ce1" table:formula="of:=AVERAGEIF([.$A$1:.$A$3203];ROW();[.B$1:.B$3203])" office:value-type="float" office:value="-1.625" calcext:value-type="float">
            <text:p>-1.625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2.51" calcext:value-type="float">
            <text:p>-2.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2.43" calcext:value-type="float">
            <text:p>-2.43</text:p>
          </table:table-cell>
          <table:table-cell table:number-columns-repeated="5"/>
          <table:table-cell table:formula="of:=ROW()" office:value-type="float" office:value="239" calcext:value-type="float">
            <text:p>239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3.375" calcext:value-type="float">
            <text:p>-33.375</text:p>
          </table:table-cell>
          <table:table-cell table:style-name="ce1" table:formula="of:=AVERAGEIF([.$A$1:.$A$3203];ROW();[.D$1:.D$3203])" office:value-type="float" office:value="-2.43625" calcext:value-type="float">
            <text:p>-2.43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5" calcext:value-type="float">
            <text:p>-3.35</text:p>
          </table:table-cell>
          <table:table-cell table:number-columns-repeated="5"/>
          <table:table-cell table:formula="of:=ROW()" office:value-type="float" office:value="240" calcext:value-type="float">
            <text:p>240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8.75" calcext:value-type="float">
            <text:p>-38.75</text:p>
          </table:table-cell>
          <table:table-cell table:style-name="ce1" table:formula="of:=AVERAGEIF([.$A$1:.$A$3203];ROW();[.D$1:.D$3203])"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241" calcext:value-type="float">
            <text:p>241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6.625" calcext:value-type="float">
            <text:p>-36.625</text:p>
          </table:table-cell>
          <table:table-cell table:style-name="ce1" table:formula="of:=AVERAGEIF([.$A$1:.$A$3203];ROW();[.D$1:.D$3203])" office:value-type="float" office:value="-2.48375" calcext:value-type="float">
            <text:p>-2.483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242" calcext:value-type="float">
            <text:p>242</text:p>
          </table:table-cell>
          <table:table-cell table:style-name="ce1" table:formula="of:=AVERAGEIF([.$A$1:.$A$3203];ROW();[.B$1:.B$3203])" office:value-type="float" office:value="-1.375" calcext:value-type="float">
            <text:p>-1.375</text:p>
          </table:table-cell>
          <table:table-cell table:style-name="ce1" table:formula="of:=AVERAGEIF([.$A$1:.$A$3203];ROW();[.C$1:.C$3203])" office:value-type="float" office:value="-40.25" calcext:value-type="float">
            <text:p>-40.25</text:p>
          </table:table-cell>
          <table:table-cell table:style-name="ce1" table:formula="of:=AVERAGEIF([.$A$1:.$A$3203];ROW();[.D$1:.D$3203])" office:value-type="float" office:value="-2.50375" calcext:value-type="float">
            <text:p>-2.503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4" calcext:value-type="float">
            <text:p>-3.4</text:p>
          </table:table-cell>
          <table:table-cell table:number-columns-repeated="5"/>
          <table:table-cell table:formula="of:=ROW()" office:value-type="float" office:value="243" calcext:value-type="float">
            <text:p>243</text:p>
          </table:table-cell>
          <table:table-cell table:style-name="ce1" table:formula="of:=AVERAGEIF([.$A$1:.$A$3203];ROW();[.B$1:.B$3203])" office:value-type="float" office:value="-1.57142857142857" calcext:value-type="float">
            <text:p>-1.5714285714</text:p>
          </table:table-cell>
          <table:table-cell table:style-name="ce1" table:formula="of:=AVERAGEIF([.$A$1:.$A$3203];ROW();[.C$1:.C$3203])" office:value-type="float" office:value="-33.5714285714286" calcext:value-type="float">
            <text:p>-33.5714285714</text:p>
          </table:table-cell>
          <table:table-cell table:style-name="ce1" table:formula="of:=AVERAGEIF([.$A$1:.$A$3203];ROW();[.D$1:.D$3203])" office:value-type="float" office:value="-2.50428571428571" calcext:value-type="float">
            <text:p>-2.50428571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48" calcext:value-type="float">
            <text:p>-2.48</text:p>
          </table:table-cell>
          <table:table-cell table:number-columns-repeated="5"/>
          <table:table-cell table:formula="of:=ROW()" office:value-type="float" office:value="244" calcext:value-type="float">
            <text:p>244</text:p>
          </table:table-cell>
          <table:table-cell table:style-name="ce1" table:formula="of:=AVERAGEIF([.$A$1:.$A$3203];ROW();[.B$1:.B$3203])" office:value-type="float" office:value="-1.57142857142857" calcext:value-type="float">
            <text:p>-1.5714285714</text:p>
          </table:table-cell>
          <table:table-cell table:style-name="ce1" table:formula="of:=AVERAGEIF([.$A$1:.$A$3203];ROW();[.C$1:.C$3203])" office:value-type="float" office:value="-37.8571428571429" calcext:value-type="float">
            <text:p>-37.8571428571</text:p>
          </table:table-cell>
          <table:table-cell table:style-name="ce1" table:formula="of:=AVERAGEIF([.$A$1:.$A$3203];ROW();[.D$1:.D$3203])" office:value-type="float" office:value="-2.47428571428571" calcext:value-type="float">
            <text:p>-2.47428571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3.13" calcext:value-type="float">
            <text:p>-3.13</text:p>
          </table:table-cell>
          <table:table-cell table:number-columns-repeated="5"/>
          <table:table-cell table:formula="of:=ROW()" office:value-type="float" office:value="245" calcext:value-type="float">
            <text:p>245</text:p>
          </table:table-cell>
          <table:table-cell table:style-name="ce1" table:formula="of:=AVERAGEIF([.$A$1:.$A$3203];ROW();[.B$1:.B$3203])" office:value-type="float" office:value="-1.42857142857143" calcext:value-type="float">
            <text:p>-1.4285714286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43428571428571" calcext:value-type="float">
            <text:p>-2.43428571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45" calcext:value-type="float">
            <text:p>-2.45</text:p>
          </table:table-cell>
          <table:table-cell table:number-columns-repeated="5"/>
          <table:table-cell table:formula="of:=ROW()" office:value-type="float" office:value="246" calcext:value-type="float">
            <text:p>246</text:p>
          </table:table-cell>
          <table:table-cell table:style-name="ce1" table:formula="of:=AVERAGEIF([.$A$1:.$A$3203];ROW();[.B$1:.B$3203])" office:value-type="float" office:value="-1.42857142857143" calcext:value-type="float">
            <text:p>-1.4285714286</text:p>
          </table:table-cell>
          <table:table-cell table:style-name="ce1" table:formula="of:=AVERAGEIF([.$A$1:.$A$3203];ROW();[.C$1:.C$3203])" office:value-type="float" office:value="-35.1428571428571" calcext:value-type="float">
            <text:p>-35.1428571429</text:p>
          </table:table-cell>
          <table:table-cell table:style-name="ce1" table:formula="of:=AVERAGEIF([.$A$1:.$A$3203];ROW();[.D$1:.D$3203])" office:value-type="float" office:value="-2.45285714285714" calcext:value-type="float">
            <text:p>-2.45285714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2.81" calcext:value-type="float">
            <text:p>-2.81</text:p>
          </table:table-cell>
          <table:table-cell table:number-columns-repeated="5"/>
          <table:table-cell table:formula="of:=ROW()" office:value-type="float" office:value="247" calcext:value-type="float">
            <text:p>247</text:p>
          </table:table-cell>
          <table:table-cell table:style-name="ce1" table:formula="of:=AVERAGEIF([.$A$1:.$A$3203];ROW();[.B$1:.B$3203])" office:value-type="float" office:value="-1.42857142857143" calcext:value-type="float">
            <text:p>-1.4285714286</text:p>
          </table:table-cell>
          <table:table-cell table:style-name="ce1" table:formula="of:=AVERAGEIF([.$A$1:.$A$3203];ROW();[.C$1:.C$3203])" office:value-type="float" office:value="-38.7142857142857" calcext:value-type="float">
            <text:p>-38.7142857143</text:p>
          </table:table-cell>
          <table:table-cell table:style-name="ce1" table:formula="of:=AVERAGEIF([.$A$1:.$A$3203];ROW();[.D$1:.D$3203])" office:value-type="float" office:value="-2.42857142857143" calcext:value-type="float">
            <text:p>-2.42857142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52" calcext:value-type="float">
            <text:p>-2.52</text:p>
          </table:table-cell>
          <table:table-cell table:number-columns-repeated="5"/>
          <table:table-cell table:formula="of:=ROW()" office:value-type="float" office:value="248" calcext:value-type="float">
            <text:p>248</text:p>
          </table:table-cell>
          <table:table-cell table:style-name="ce1" table:formula="of:=AVERAGEIF([.$A$1:.$A$3203];ROW();[.B$1:.B$3203])" office:value-type="float" office:value="-1.42857142857143" calcext:value-type="float">
            <text:p>-1.4285714286</text:p>
          </table:table-cell>
          <table:table-cell table:style-name="ce1" table:formula="of:=AVERAGEIF([.$A$1:.$A$3203];ROW();[.C$1:.C$3203])" office:value-type="float" office:value="-38.4285714285714" calcext:value-type="float">
            <text:p>-38.4285714286</text:p>
          </table:table-cell>
          <table:table-cell table:style-name="ce1" table:formula="of:=AVERAGEIF([.$A$1:.$A$3203];ROW();[.D$1:.D$3203])" office:value-type="float" office:value="-2.38142857142857" calcext:value-type="float">
            <text:p>-2.38142857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4" calcext:value-type="float">
            <text:p>-2.24</text:p>
          </table:table-cell>
          <table:table-cell table:number-columns-repeated="5"/>
          <table:table-cell table:formula="of:=ROW()" office:value-type="float" office:value="249" calcext:value-type="float">
            <text:p>249</text:p>
          </table:table-cell>
          <table:table-cell table:style-name="ce1" table:formula="of:=AVERAGEIF([.$A$1:.$A$3203];ROW();[.B$1:.B$3203])" office:value-type="float" office:value="-1.42857142857143" calcext:value-type="float">
            <text:p>-1.4285714286</text:p>
          </table:table-cell>
          <table:table-cell table:style-name="ce1" table:formula="of:=AVERAGEIF([.$A$1:.$A$3203];ROW();[.C$1:.C$3203])" office:value-type="float" office:value="-39.2857142857143" calcext:value-type="float">
            <text:p>-39.2857142857</text:p>
          </table:table-cell>
          <table:table-cell table:style-name="ce1" table:formula="of:=AVERAGEIF([.$A$1:.$A$3203];ROW();[.D$1:.D$3203])" office:value-type="float" office:value="-2.56857142857143" calcext:value-type="float">
            <text:p>-2.56857142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1.47" calcext:value-type="float">
            <text:p>-1.47</text:p>
          </table:table-cell>
          <table:table-cell table:number-columns-repeated="5"/>
          <table:table-cell table:formula="of:=ROW()" office:value-type="float" office:value="250" calcext:value-type="float">
            <text:p>250</text:p>
          </table:table-cell>
          <table:table-cell table:style-name="ce1" table:formula="of:=AVERAGEIF([.$A$1:.$A$3203];ROW();[.B$1:.B$3203])" office:value-type="float" office:value="-1.28571428571429" calcext:value-type="float">
            <text:p>-1.2857142857</text:p>
          </table:table-cell>
          <table:table-cell table:style-name="ce1" table:formula="of:=AVERAGEIF([.$A$1:.$A$3203];ROW();[.C$1:.C$3203])" office:value-type="float" office:value="-37.5714285714286" calcext:value-type="float">
            <text:p>-37.5714285714</text:p>
          </table:table-cell>
          <table:table-cell table:style-name="ce1" table:formula="of:=AVERAGEIF([.$A$1:.$A$3203];ROW();[.D$1:.D$3203])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-189" calcext:value-type="float">
            <text:p>-189</text:p>
          </table:table-cell>
          <table:table-cell office:value-type="float" office:value="-145.95" calcext:value-type="float">
            <text:p>-145.95</text:p>
          </table:table-cell>
          <table:table-cell table:number-columns-repeated="5"/>
          <table:table-cell table:formula="of:=ROW()" office:value-type="float" office:value="251" calcext:value-type="float">
            <text:p>251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4.8333333333333" calcext:value-type="float">
            <text:p>-34.8333333333</text:p>
          </table:table-cell>
          <table:table-cell table:style-name="ce1" table:formula="of:=AVERAGEIF([.$A$1:.$A$3203];ROW();[.D$1:.D$3203])" office:value-type="float" office:value="-2.27666666666667" calcext:value-type="float">
            <text:p>-2.27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-182" calcext:value-type="float">
            <text:p>-182</text:p>
          </table:table-cell>
          <table:table-cell office:value-type="float" office:value="-109.5" calcext:value-type="float">
            <text:p>-109.5</text:p>
          </table:table-cell>
          <table:table-cell table:number-columns-repeated="5"/>
          <table:table-cell table:formula="of:=ROW()" office:value-type="float" office:value="252" calcext:value-type="float">
            <text:p>252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4.5" calcext:value-type="float">
            <text:p>-34.5</text:p>
          </table:table-cell>
          <table:table-cell table:style-name="ce1" table:formula="of:=AVERAGEIF([.$A$1:.$A$3203];ROW();[.D$1:.D$3203])" office:value-type="float" office:value="-2.21" calcext:value-type="float">
            <text:p>-2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1" calcext:value-type="float">
            <text:p>-51</text:p>
          </table:table-cell>
          <table:table-cell office:value-type="float" office:value="-103" calcext:value-type="float">
            <text:p>-103</text:p>
          </table:table-cell>
          <table:table-cell office:value-type="float" office:value="-78.08" calcext:value-type="float">
            <text:p>-78.08</text:p>
          </table:table-cell>
          <table:table-cell table:number-columns-repeated="5"/>
          <table:table-cell table:formula="of:=ROW()" office:value-type="float" office:value="253" calcext:value-type="float">
            <text:p>253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535" calcext:value-type="float">
            <text:p>-2.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1" calcext:value-type="float">
            <text:p>-51</text:p>
          </table:table-cell>
          <table:table-cell office:value-type="float" office:value="-96" calcext:value-type="float">
            <text:p>-96</text:p>
          </table:table-cell>
          <table:table-cell office:value-type="float" office:value="-64.1" calcext:value-type="float">
            <text:p>-64.1</text:p>
          </table:table-cell>
          <table:table-cell table:number-columns-repeated="5"/>
          <table:table-cell table:formula="of:=ROW()" office:value-type="float" office:value="254" calcext:value-type="float">
            <text:p>254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1.1666666666667" calcext:value-type="float">
            <text:p>-41.1666666667</text:p>
          </table:table-cell>
          <table:table-cell table:style-name="ce1" table:formula="of:=AVERAGEIF([.$A$1:.$A$3203];ROW();[.D$1:.D$3203])" office:value-type="float" office:value="-2.36666666666667" calcext:value-type="float">
            <text:p>-2.3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1" calcext:value-type="float">
            <text:p>-51</text:p>
          </table:table-cell>
          <table:table-cell office:value-type="float" office:value="-100" calcext:value-type="float">
            <text:p>-100</text:p>
          </table:table-cell>
          <table:table-cell office:value-type="float" office:value="-60.76" calcext:value-type="float">
            <text:p>-60.76</text:p>
          </table:table-cell>
          <table:table-cell table:number-columns-repeated="5"/>
          <table:table-cell table:formula="of:=ROW()" office:value-type="float" office:value="255" calcext:value-type="float">
            <text:p>255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5.6666666666667" calcext:value-type="float">
            <text:p>-35.6666666667</text:p>
          </table:table-cell>
          <table:table-cell table:style-name="ce1" table:formula="of:=AVERAGEIF([.$A$1:.$A$3203];ROW();[.D$1:.D$3203])" office:value-type="float" office:value="-2.42333333333333" calcext:value-type="float">
            <text:p>-2.42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1" calcext:value-type="float">
            <text:p>-51</text:p>
          </table:table-cell>
          <table:table-cell office:value-type="float" office:value="-80" calcext:value-type="float">
            <text:p>-80</text:p>
          </table:table-cell>
          <table:table-cell office:value-type="float" office:value="-58.68" calcext:value-type="float">
            <text:p>-58.68</text:p>
          </table:table-cell>
          <table:table-cell table:number-columns-repeated="5"/>
          <table:table-cell table:formula="of:=ROW()" office:value-type="float" office:value="256" calcext:value-type="float">
            <text:p>256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7.8333333333333" calcext:value-type="float">
            <text:p>-37.8333333333</text:p>
          </table:table-cell>
          <table:table-cell table:style-name="ce1" table:formula="of:=AVERAGEIF([.$A$1:.$A$3203];ROW();[.D$1:.D$3203])" office:value-type="float" office:value="-2.525" calcext:value-type="float">
            <text:p>-2.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0" calcext:value-type="float">
            <text:p>-40</text:p>
          </table:table-cell>
          <table:table-cell office:value-type="float" office:value="-79" calcext:value-type="float">
            <text:p>-79</text:p>
          </table:table-cell>
          <table:table-cell office:value-type="float" office:value="-52.32" calcext:value-type="float">
            <text:p>-52.32</text:p>
          </table:table-cell>
          <table:table-cell table:number-columns-repeated="5"/>
          <table:table-cell table:formula="of:=ROW()" office:value-type="float" office:value="257" calcext:value-type="float">
            <text:p>257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2.3333333333333" calcext:value-type="float">
            <text:p>-42.3333333333</text:p>
          </table:table-cell>
          <table:table-cell table:style-name="ce1" table:formula="of:=AVERAGEIF([.$A$1:.$A$3203];ROW();[.D$1:.D$3203])" office:value-type="float" office:value="-2.53833333333333" calcext:value-type="float">
            <text:p>-2.538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8" calcext:value-type="float">
            <text:p>-38</text:p>
          </table:table-cell>
          <table:table-cell office:value-type="float" office:value="-63" calcext:value-type="float">
            <text:p>-63</text:p>
          </table:table-cell>
          <table:table-cell office:value-type="float" office:value="-50.51" calcext:value-type="float">
            <text:p>-50.51</text:p>
          </table:table-cell>
          <table:table-cell table:number-columns-repeated="5"/>
          <table:table-cell table:formula="of:=ROW()" office:value-type="float" office:value="258" calcext:value-type="float">
            <text:p>258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1.1666666666667" calcext:value-type="float">
            <text:p>-41.1666666667</text:p>
          </table:table-cell>
          <table:table-cell table:style-name="ce1" table:formula="of:=AVERAGEIF([.$A$1:.$A$3203];ROW();[.D$1:.D$3203]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81" calcext:value-type="float">
            <text:p>-81</text:p>
          </table:table-cell>
          <table:table-cell office:value-type="float" office:value="-48.63" calcext:value-type="float">
            <text:p>-48.63</text:p>
          </table:table-cell>
          <table:table-cell table:number-columns-repeated="5"/>
          <table:table-cell table:formula="of:=ROW()" office:value-type="float" office:value="259" calcext:value-type="float">
            <text:p>259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6.6666666666667" calcext:value-type="float">
            <text:p>-36.6666666667</text:p>
          </table:table-cell>
          <table:table-cell table:style-name="ce1" table:formula="of:=AVERAGEIF([.$A$1:.$A$3203];ROW();[.D$1:.D$3203])" office:value-type="float" office:value="-2.45833333333333" calcext:value-type="float">
            <text:p>-2.458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1" calcext:value-type="float">
            <text:p>-31</text:p>
          </table:table-cell>
          <table:table-cell office:value-type="float" office:value="-61" calcext:value-type="float">
            <text:p>-61</text:p>
          </table:table-cell>
          <table:table-cell office:value-type="float" office:value="-40.1" calcext:value-type="float">
            <text:p>-40.1</text:p>
          </table:table-cell>
          <table:table-cell table:number-columns-repeated="5"/>
          <table:table-cell table:formula="of:=ROW()" office:value-type="float" office:value="260" calcext:value-type="float">
            <text:p>260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7.6666666666667" calcext:value-type="float">
            <text:p>-37.6666666667</text:p>
          </table:table-cell>
          <table:table-cell table:style-name="ce1" table:formula="of:=AVERAGEIF([.$A$1:.$A$3203];ROW();[.D$1:.D$3203])" office:value-type="float" office:value="-2.45333333333333" calcext:value-type="float">
            <text:p>-2.45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1" calcext:value-type="float">
            <text:p>-31</text:p>
          </table:table-cell>
          <table:table-cell office:value-type="float" office:value="-62" calcext:value-type="float">
            <text:p>-62</text:p>
          </table:table-cell>
          <table:table-cell office:value-type="float" office:value="-38.25" calcext:value-type="float">
            <text:p>-38.25</text:p>
          </table:table-cell>
          <table:table-cell table:number-columns-repeated="5"/>
          <table:table-cell table:formula="of:=ROW()" office:value-type="float" office:value="261" calcext:value-type="float">
            <text:p>261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6.3333333333333" calcext:value-type="float">
            <text:p>-36.3333333333</text:p>
          </table:table-cell>
          <table:table-cell table:style-name="ce1" table:formula="of:=AVERAGEIF([.$A$1:.$A$3203];ROW();[.D$1:.D$3203])" office:value-type="float" office:value="-2.48833333333333" calcext:value-type="float">
            <text:p>-2.488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1" calcext:value-type="float">
            <text:p>-31</text:p>
          </table:table-cell>
          <table:table-cell office:value-type="float" office:value="-72" calcext:value-type="float">
            <text:p>-72</text:p>
          </table:table-cell>
          <table:table-cell office:value-type="float" office:value="-37.94" calcext:value-type="float">
            <text:p>-37.94</text:p>
          </table:table-cell>
          <table:table-cell table:number-columns-repeated="5"/>
          <table:table-cell table:formula="of:=ROW()" office:value-type="float" office:value="262" calcext:value-type="float">
            <text:p>262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2.5" calcext:value-type="float">
            <text:p>-42.5</text:p>
          </table:table-cell>
          <table:table-cell table:style-name="ce1" table:formula="of:=AVERAGEIF([.$A$1:.$A$3203];ROW();[.D$1:.D$3203])" office:value-type="float" office:value="-2.69833333333333" calcext:value-type="float">
            <text:p>-2.698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79" calcext:value-type="float">
            <text:p>-79</text:p>
          </table:table-cell>
          <table:table-cell office:value-type="float" office:value="-35.36" calcext:value-type="float">
            <text:p>-35.36</text:p>
          </table:table-cell>
          <table:table-cell table:number-columns-repeated="5"/>
          <table:table-cell table:formula="of:=ROW()" office:value-type="float" office:value="263" calcext:value-type="float">
            <text:p>263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4.1666666666667" calcext:value-type="float">
            <text:p>-44.1666666667</text:p>
          </table:table-cell>
          <table:table-cell table:style-name="ce1" table:formula="of:=AVERAGEIF([.$A$1:.$A$3203];ROW();[.D$1:.D$3203])" office:value-type="float" office:value="-2.78166666666667" calcext:value-type="float">
            <text:p>-2.781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7" calcext:value-type="float">
            <text:p>-27</text:p>
          </table:table-cell>
          <table:table-cell office:value-type="float" office:value="-66" calcext:value-type="float">
            <text:p>-66</text:p>
          </table:table-cell>
          <table:table-cell office:value-type="float" office:value="-31.41" calcext:value-type="float">
            <text:p>-31.41</text:p>
          </table:table-cell>
          <table:table-cell table:number-columns-repeated="5"/>
          <table:table-cell table:formula="of:=ROW()" office:value-type="float" office:value="264" calcext:value-type="float">
            <text:p>264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34" calcext:value-type="float">
            <text:p>-2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64" calcext:value-type="float">
            <text:p>-64</text:p>
          </table:table-cell>
          <table:table-cell office:value-type="float" office:value="-30.03" calcext:value-type="float">
            <text:p>-30.03</text:p>
          </table:table-cell>
          <table:table-cell table:number-columns-repeated="5"/>
          <table:table-cell table:formula="of:=ROW()" office:value-type="float" office:value="265" calcext:value-type="float">
            <text:p>265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355" calcext:value-type="float">
            <text:p>-2.3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27.33" calcext:value-type="float">
            <text:p>-27.33</text:p>
          </table:table-cell>
          <table:table-cell table:number-columns-repeated="5"/>
          <table:table-cell table:formula="of:=ROW()" office:value-type="float" office:value="266" calcext:value-type="float">
            <text:p>266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9.1666666666667" calcext:value-type="float">
            <text:p>-39.1666666667</text:p>
          </table:table-cell>
          <table:table-cell table:style-name="ce1" table:formula="of:=AVERAGEIF([.$A$1:.$A$3203];ROW();[.D$1:.D$3203])" office:value-type="float" office:value="-2.46666666666667" calcext:value-type="float">
            <text:p>-2.4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3" calcext:value-type="float">
            <text:p>-23</text:p>
          </table:table-cell>
          <table:table-cell office:value-type="float" office:value="-62" calcext:value-type="float">
            <text:p>-62</text:p>
          </table:table-cell>
          <table:table-cell office:value-type="float" office:value="-27.47" calcext:value-type="float">
            <text:p>-27.47</text:p>
          </table:table-cell>
          <table:table-cell table:number-columns-repeated="5"/>
          <table:table-cell table:formula="of:=ROW()" office:value-type="float" office:value="267" calcext:value-type="float">
            <text:p>267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4.6666666666667" calcext:value-type="float">
            <text:p>-34.6666666667</text:p>
          </table:table-cell>
          <table:table-cell table:style-name="ce1" table:formula="of:=AVERAGEIF([.$A$1:.$A$3203];ROW();[.D$1:.D$3203])" office:value-type="float" office:value="-2.40166666666667" calcext:value-type="float">
            <text:p>-2.401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-57" calcext:value-type="float">
            <text:p>-57</text:p>
          </table:table-cell>
          <table:table-cell office:value-type="float" office:value="-26.72" calcext:value-type="float">
            <text:p>-26.72</text:p>
          </table:table-cell>
          <table:table-cell table:number-columns-repeated="5"/>
          <table:table-cell table:formula="of:=ROW()" office:value-type="float" office:value="268" calcext:value-type="float">
            <text:p>268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7.6666666666667" calcext:value-type="float">
            <text:p>-37.6666666667</text:p>
          </table:table-cell>
          <table:table-cell table:style-name="ce1" table:formula="of:=AVERAGEIF([.$A$1:.$A$3203];ROW();[.D$1:.D$3203])" office:value-type="float" office:value="-2.47" calcext:value-type="float">
            <text:p>-2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-46" calcext:value-type="float">
            <text:p>-46</text:p>
          </table:table-cell>
          <table:table-cell office:value-type="float" office:value="-23.49" calcext:value-type="float">
            <text:p>-23.49</text:p>
          </table:table-cell>
          <table:table-cell table:number-columns-repeated="5"/>
          <table:table-cell table:formula="of:=ROW()" office:value-type="float" office:value="269" calcext:value-type="float">
            <text:p>269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7.8333333333333" calcext:value-type="float">
            <text:p>-37.8333333333</text:p>
          </table:table-cell>
          <table:table-cell table:style-name="ce1" table:formula="of:=AVERAGEIF([.$A$1:.$A$3203];ROW();[.D$1:.D$3203])" office:value-type="float" office:value="-2.50333333333333" calcext:value-type="float">
            <text:p>-2.50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-54" calcext:value-type="float">
            <text:p>-54</text:p>
          </table:table-cell>
          <table:table-cell office:value-type="float" office:value="-23.51" calcext:value-type="float">
            <text:p>-23.51</text:p>
          </table:table-cell>
          <table:table-cell table:number-columns-repeated="5"/>
          <table:table-cell table:formula="of:=ROW()" office:value-type="float" office:value="270" calcext:value-type="float">
            <text:p>270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28.1666666666667" calcext:value-type="float">
            <text:p>-28.1666666667</text:p>
          </table:table-cell>
          <table:table-cell table:style-name="ce1" table:formula="of:=AVERAGEIF([.$A$1:.$A$3203];ROW();[.D$1:.D$3203])" office:value-type="float" office:value="-2.21333333333333" calcext:value-type="float">
            <text:p>-2.21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  <table:table-cell office:value-type="float" office:value="-66" calcext:value-type="float">
            <text:p>-66</text:p>
          </table:table-cell>
          <table:table-cell office:value-type="float" office:value="-24.35" calcext:value-type="float">
            <text:p>-24.35</text:p>
          </table:table-cell>
          <table:table-cell table:number-columns-repeated="5"/>
          <table:table-cell table:formula="of:=ROW()" office:value-type="float" office:value="271" calcext:value-type="float">
            <text:p>271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2.43166666666667" calcext:value-type="float">
            <text:p>-2.431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  <table:table-cell office:value-type="float" office:value="-60" calcext:value-type="float">
            <text:p>-60</text:p>
          </table:table-cell>
          <table:table-cell office:value-type="float" office:value="-23.6" calcext:value-type="float">
            <text:p>-23.6</text:p>
          </table:table-cell>
          <table:table-cell table:number-columns-repeated="5"/>
          <table:table-cell table:formula="of:=ROW()" office:value-type="float" office:value="272" calcext:value-type="float">
            <text:p>272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1.5" calcext:value-type="float">
            <text:p>-31.5</text:p>
          </table:table-cell>
          <table:table-cell table:style-name="ce1" table:formula="of:=AVERAGEIF([.$A$1:.$A$3203];ROW();[.D$1:.D$3203])" office:value-type="float" office:value="-2.31" calcext:value-type="float">
            <text:p>-2.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-50" calcext:value-type="float">
            <text:p>-50</text:p>
          </table:table-cell>
          <table:table-cell office:value-type="float" office:value="-22.35" calcext:value-type="float">
            <text:p>-22.35</text:p>
          </table:table-cell>
          <table:table-cell table:number-columns-repeated="5"/>
          <table:table-cell table:formula="of:=ROW()" office:value-type="float" office:value="273" calcext:value-type="float">
            <text:p>273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2.3333333333333" calcext:value-type="float">
            <text:p>-32.3333333333</text:p>
          </table:table-cell>
          <table:table-cell table:style-name="ce1" table:formula="of:=AVERAGEIF([.$A$1:.$A$3203];ROW();[.D$1:.D$3203])" office:value-type="float" office:value="-2.485" calcext:value-type="float">
            <text:p>-2.4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-54" calcext:value-type="float">
            <text:p>-54</text:p>
          </table:table-cell>
          <table:table-cell office:value-type="float" office:value="-20.68" calcext:value-type="float">
            <text:p>-20.68</text:p>
          </table:table-cell>
          <table:table-cell table:number-columns-repeated="5"/>
          <table:table-cell table:formula="of:=ROW()" office:value-type="float" office:value="274" calcext:value-type="float">
            <text:p>274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-58" calcext:value-type="float">
            <text:p>-58</text:p>
          </table:table-cell>
          <table:table-cell office:value-type="float" office:value="-17.86" calcext:value-type="float">
            <text:p>-17.86</text:p>
          </table:table-cell>
          <table:table-cell table:number-columns-repeated="5"/>
          <table:table-cell table:formula="of:=ROW()" office:value-type="float" office:value="275" calcext:value-type="float">
            <text:p>275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3.5" calcext:value-type="float">
            <text:p>-33.5</text:p>
          </table:table-cell>
          <table:table-cell table:style-name="ce1" table:formula="of:=AVERAGEIF([.$A$1:.$A$3203];ROW();[.D$1:.D$3203])" office:value-type="float" office:value="-2.44833333333333" calcext:value-type="float">
            <text:p>-2.448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6.02" calcext:value-type="float">
            <text:p>-16.02</text:p>
          </table:table-cell>
          <table:table-cell table:number-columns-repeated="5"/>
          <table:table-cell table:formula="of:=ROW()" office:value-type="float" office:value="276" calcext:value-type="float">
            <text:p>276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33.6666666666667" calcext:value-type="float">
            <text:p>-33.6666666667</text:p>
          </table:table-cell>
          <table:table-cell table:style-name="ce1" table:formula="of:=AVERAGEIF([.$A$1:.$A$3203];ROW();[.D$1:.D$3203])" office:value-type="float" office:value="-2.45666666666667" calcext:value-type="float">
            <text:p>-2.45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-59" calcext:value-type="float">
            <text:p>-59</text:p>
          </table:table-cell>
          <table:table-cell office:value-type="float" office:value="-16.08" calcext:value-type="float">
            <text:p>-16.08</text:p>
          </table:table-cell>
          <table:table-cell table:number-columns-repeated="5"/>
          <table:table-cell table:formula="of:=ROW()" office:value-type="float" office:value="277" calcext:value-type="float">
            <text:p>277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57833333333333" calcext:value-type="float">
            <text:p>-2.578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5.64" calcext:value-type="float">
            <text:p>-15.64</text:p>
          </table:table-cell>
          <table:table-cell table:number-columns-repeated="5"/>
          <table:table-cell table:formula="of:=ROW()" office:value-type="float" office:value="278" calcext:value-type="float">
            <text:p>278</text:p>
          </table:table-cell>
          <table:table-cell table:style-name="ce1" table:formula="of:=AVERAGEIF([.$A$1:.$A$3203];ROW();[.B$1:.B$3203])" office:value-type="float" office:value="-1.5" calcext:value-type="float">
            <text:p>-1.5</text:p>
          </table:table-cell>
          <table:table-cell table:style-name="ce1" table:formula="of:=AVERAGEIF([.$A$1:.$A$3203];ROW();[.C$1:.C$3203])" office:value-type="float" office:value="-40.8333333333333" calcext:value-type="float">
            <text:p>-40.8333333333</text:p>
          </table:table-cell>
          <table:table-cell table:style-name="ce1" table:formula="of:=AVERAGEIF([.$A$1:.$A$3203];ROW();[.D$1:.D$3203])" office:value-type="float" office:value="-2.60333333333333" calcext:value-type="float">
            <text:p>-2.603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5.26" calcext:value-type="float">
            <text:p>-15.26</text:p>
          </table:table-cell>
          <table:table-cell table:number-columns-repeated="5"/>
          <table:table-cell table:formula="of:=ROW()" office:value-type="float" office:value="279" calcext:value-type="float">
            <text:p>279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9.5" calcext:value-type="float">
            <text:p>-29.5</text:p>
          </table:table-cell>
          <table:table-cell table:style-name="ce1" table:formula="of:=AVERAGEIF([.$A$1:.$A$3203];ROW();[.D$1:.D$3203])" office:value-type="float" office:value="-2.215" calcext:value-type="float">
            <text:p>-2.2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7" calcext:value-type="float">
            <text:p>-57</text:p>
          </table:table-cell>
          <table:table-cell office:value-type="float" office:value="-14.08" calcext:value-type="float">
            <text:p>-14.08</text:p>
          </table:table-cell>
          <table:table-cell table:number-columns-repeated="5"/>
          <table:table-cell table:formula="of:=ROW()" office:value-type="float" office:value="280" calcext:value-type="float">
            <text:p>280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2.6666666666667" calcext:value-type="float">
            <text:p>-32.6666666667</text:p>
          </table:table-cell>
          <table:table-cell table:style-name="ce1" table:formula="of:=AVERAGEIF([.$A$1:.$A$3203];ROW();[.D$1:.D$3203])" office:value-type="float" office:value="-2.33833333333333" calcext:value-type="float">
            <text:p>-2.3383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12.53" calcext:value-type="float">
            <text:p>-12.53</text:p>
          </table:table-cell>
          <table:table-cell table:number-columns-repeated="5"/>
          <table:table-cell table:formula="of:=ROW()" office:value-type="float" office:value="281" calcext:value-type="float">
            <text:p>281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8.6666666666667" calcext:value-type="float">
            <text:p>-38.6666666667</text:p>
          </table:table-cell>
          <table:table-cell table:style-name="ce1" table:formula="of:=AVERAGEIF([.$A$1:.$A$3203];ROW();[.D$1:.D$3203])" office:value-type="float" office:value="-2.44666666666667" calcext:value-type="float">
            <text:p>-2.44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-12.13" calcext:value-type="float">
            <text:p>-12.13</text:p>
          </table:table-cell>
          <table:table-cell table:number-columns-repeated="5"/>
          <table:table-cell table:formula="of:=ROW()" office:value-type="float" office:value="282" calcext:value-type="float">
            <text:p>282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20666666666667" calcext:value-type="float">
            <text:p>-2.20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1.09" calcext:value-type="float">
            <text:p>-11.09</text:p>
          </table:table-cell>
          <table:table-cell table:number-columns-repeated="5"/>
          <table:table-cell table:formula="of:=ROW()" office:value-type="float" office:value="283" calcext:value-type="float">
            <text:p>283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33833333333333" calcext:value-type="float">
            <text:p>-2.338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0.61" calcext:value-type="float">
            <text:p>-10.61</text:p>
          </table:table-cell>
          <table:table-cell table:number-columns-repeated="5"/>
          <table:table-cell table:formula="of:=ROW()" office:value-type="float" office:value="284" calcext:value-type="float">
            <text:p>284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175" calcext:value-type="float">
            <text:p>-2.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1.08" calcext:value-type="float">
            <text:p>-11.08</text:p>
          </table:table-cell>
          <table:table-cell table:number-columns-repeated="5"/>
          <table:table-cell table:formula="of:=ROW()" office:value-type="float" office:value="285" calcext:value-type="float">
            <text:p>285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3.1666666666667" calcext:value-type="float">
            <text:p>-33.1666666667</text:p>
          </table:table-cell>
          <table:table-cell table:style-name="ce1" table:formula="of:=AVERAGEIF([.$A$1:.$A$3203];ROW();[.D$1:.D$3203])" office:value-type="float" office:value="-2.12333333333333" calcext:value-type="float">
            <text:p>-2.12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0.69" calcext:value-type="float">
            <text:p>-10.69</text:p>
          </table:table-cell>
          <table:table-cell table:number-columns-repeated="5"/>
          <table:table-cell table:formula="of:=ROW()" office:value-type="float" office:value="286" calcext:value-type="float">
            <text:p>286</text:p>
          </table:table-cell>
          <table:table-cell table:style-name="ce1" table:formula="of:=AVERAGEIF([.$A$1:.$A$3203];ROW();[.B$1:.B$3203])" office:value-type="float" office:value="-1.16666666666667" calcext:value-type="float">
            <text:p>-1.1666666667</text:p>
          </table:table-cell>
          <table:table-cell table:style-name="ce1" table:formula="of:=AVERAGEIF([.$A$1:.$A$3203];ROW();[.C$1:.C$3203])" office:value-type="float" office:value="-39.3333333333333" calcext:value-type="float">
            <text:p>-39.3333333333</text:p>
          </table:table-cell>
          <table:table-cell table:style-name="ce1" table:formula="of:=AVERAGEIF([.$A$1:.$A$3203];ROW();[.D$1:.D$3203])" office:value-type="float" office:value="-2.42666666666667" calcext:value-type="float">
            <text:p>-2.42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10.9" calcext:value-type="float">
            <text:p>-10.9</text:p>
          </table:table-cell>
          <table:table-cell table:number-columns-repeated="5"/>
          <table:table-cell table:formula="of:=ROW()" office:value-type="float" office:value="287" calcext:value-type="float">
            <text:p>287</text:p>
          </table:table-cell>
          <table:table-cell table:style-name="ce1" table:formula="of:=AVERAGEIF([.$A$1:.$A$3203];ROW();[.B$1:.B$3203])" office:value-type="float" office:value="-1.4" calcext:value-type="float">
            <text:p>-1.4</text:p>
          </table:table-cell>
          <table:table-cell table:style-name="ce1" table:formula="of:=AVERAGEIF([.$A$1:.$A$3203];ROW();[.C$1:.C$3203])" office:value-type="float" office:value="-32.4" calcext:value-type="float">
            <text:p>-32.4</text:p>
          </table:table-cell>
          <table:table-cell table:style-name="ce1" table:formula="of:=AVERAGEIF([.$A$1:.$A$3203];ROW();[.D$1:.D$3203])" office:value-type="float" office:value="-2.266" calcext:value-type="float">
            <text:p>-2.2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-10.22" calcext:value-type="float">
            <text:p>-10.22</text:p>
          </table:table-cell>
          <table:table-cell table:number-columns-repeated="5"/>
          <table:table-cell table:formula="of:=ROW()" office:value-type="float" office:value="288" calcext:value-type="float">
            <text:p>288</text:p>
          </table:table-cell>
          <table:table-cell table:style-name="ce1" table:formula="of:=AVERAGEIF([.$A$1:.$A$3203];ROW();[.B$1:.B$3203])" office:value-type="float" office:value="-1.4" calcext:value-type="float">
            <text:p>-1.4</text:p>
          </table:table-cell>
          <table:table-cell table:style-name="ce1" table:formula="of:=AVERAGEIF([.$A$1:.$A$3203];ROW();[.C$1:.C$3203])" office:value-type="float" office:value="-35.8" calcext:value-type="float">
            <text:p>-35.8</text:p>
          </table:table-cell>
          <table:table-cell table:style-name="ce1" table:formula="of:=AVERAGEIF([.$A$1:.$A$3203];ROW();[.D$1:.D$3203])" office:value-type="float" office:value="-2.318" calcext:value-type="float">
            <text:p>-2.3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0.69" calcext:value-type="float">
            <text:p>-10.69</text:p>
          </table:table-cell>
          <table:table-cell table:number-columns-repeated="5"/>
          <table:table-cell table:formula="of:=ROW()" office:value-type="float" office:value="289" calcext:value-type="float">
            <text:p>289</text:p>
          </table:table-cell>
          <table:table-cell table:style-name="ce1" table:formula="of:=AVERAGEIF([.$A$1:.$A$3203];ROW();[.B$1:.B$3203])" office:value-type="float" office:value="-1.2" calcext:value-type="float">
            <text:p>-1.2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044" calcext:value-type="float">
            <text:p>-2.0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10.81" calcext:value-type="float">
            <text:p>-10.81</text:p>
          </table:table-cell>
          <table:table-cell table:number-columns-repeated="5"/>
          <table:table-cell table:formula="of:=ROW()" office:value-type="float" office:value="290" calcext:value-type="float">
            <text:p>29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2" calcext:value-type="float">
            <text:p>-42.2</text:p>
          </table:table-cell>
          <table:table-cell table:style-name="ce1" table:formula="of:=AVERAGEIF([.$A$1:.$A$3203];ROW();[.D$1:.D$3203])" office:value-type="float" office:value="-2.514" calcext:value-type="float">
            <text:p>-2.5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10.82" calcext:value-type="float">
            <text:p>-10.82</text:p>
          </table:table-cell>
          <table:table-cell table:number-columns-repeated="5"/>
          <table:table-cell table:formula="of:=ROW()" office:value-type="float" office:value="291" calcext:value-type="float">
            <text:p>291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5875" calcext:value-type="float">
            <text:p>-2.5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8.61" calcext:value-type="float">
            <text:p>-8.61</text:p>
          </table:table-cell>
          <table:table-cell table:number-columns-repeated="5"/>
          <table:table-cell table:formula="of:=ROW()" office:value-type="float" office:value="292" calcext:value-type="float">
            <text:p>292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8.49" calcext:value-type="float">
            <text:p>-8.49</text:p>
          </table:table-cell>
          <table:table-cell table:number-columns-repeated="5"/>
          <table:table-cell table:formula="of:=ROW()" office:value-type="float" office:value="293" calcext:value-type="float">
            <text:p>293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2.25" calcext:value-type="float">
            <text:p>-32.25</text:p>
          </table:table-cell>
          <table:table-cell table:style-name="ce1" table:formula="of:=AVERAGEIF([.$A$1:.$A$3203];ROW();[.D$1:.D$3203])" office:value-type="float" office:value="-2.1175" calcext:value-type="float">
            <text:p>-2.1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8.33" calcext:value-type="float">
            <text:p>-8.33</text:p>
          </table:table-cell>
          <table:table-cell table:number-columns-repeated="5"/>
          <table:table-cell table:formula="of:=ROW()" office:value-type="float" office:value="294" calcext:value-type="float">
            <text:p>294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6.75" calcext:value-type="float">
            <text:p>-36.75</text:p>
          </table:table-cell>
          <table:table-cell table:style-name="ce1" table:formula="of:=AVERAGEIF([.$A$1:.$A$3203];ROW();[.D$1:.D$3203])" office:value-type="float" office:value="-2.2025" calcext:value-type="float">
            <text:p>-2.20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7.82" calcext:value-type="float">
            <text:p>-7.82</text:p>
          </table:table-cell>
          <table:table-cell table:number-columns-repeated="5"/>
          <table:table-cell table:formula="of:=ROW()" office:value-type="float" office:value="295" calcext:value-type="float">
            <text:p>295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9.75" calcext:value-type="float">
            <text:p>-39.75</text:p>
          </table:table-cell>
          <table:table-cell table:style-name="ce1" table:formula="of:=AVERAGEIF([.$A$1:.$A$3203];ROW();[.D$1:.D$3203])" office:value-type="float" office:value="-2.3525" calcext:value-type="float">
            <text:p>-2.35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8.22" calcext:value-type="float">
            <text:p>-8.22</text:p>
          </table:table-cell>
          <table:table-cell table:number-columns-repeated="5"/>
          <table:table-cell table:formula="of:=ROW()" office:value-type="float" office:value="296" calcext:value-type="float">
            <text:p>296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2.5" calcext:value-type="float">
            <text:p>-32.5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8.03" calcext:value-type="float">
            <text:p>-8.03</text:p>
          </table:table-cell>
          <table:table-cell table:number-columns-repeated="5"/>
          <table:table-cell table:formula="of:=ROW()" office:value-type="float" office:value="297" calcext:value-type="float">
            <text:p>297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2.25" calcext:value-type="float">
            <text:p>-32.25</text:p>
          </table:table-cell>
          <table:table-cell table:style-name="ce1" table:formula="of:=AVERAGEIF([.$A$1:.$A$3203];ROW();[.D$1:.D$3203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7.99" calcext:value-type="float">
            <text:p>-7.99</text:p>
          </table:table-cell>
          <table:table-cell table:number-columns-repeated="5"/>
          <table:table-cell table:formula="of:=ROW()" office:value-type="float" office:value="298" calcext:value-type="float">
            <text:p>298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2.5" calcext:value-type="float">
            <text:p>-32.5</text:p>
          </table:table-cell>
          <table:table-cell table:style-name="ce1" table:formula="of:=AVERAGEIF([.$A$1:.$A$3203];ROW();[.D$1:.D$3203])" office:value-type="float" office:value="-2.2125" calcext:value-type="float">
            <text:p>-2.2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-8.33" calcext:value-type="float">
            <text:p>-8.33</text:p>
          </table:table-cell>
          <table:table-cell table:number-columns-repeated="5"/>
          <table:table-cell table:formula="of:=ROW()" office:value-type="float" office:value="299" calcext:value-type="float">
            <text:p>299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9.75" calcext:value-type="float">
            <text:p>-39.75</text:p>
          </table:table-cell>
          <table:table-cell table:style-name="ce1" table:formula="of:=AVERAGEIF([.$A$1:.$A$3203];ROW();[.D$1:.D$3203])" office:value-type="float" office:value="-2.35" calcext:value-type="float">
            <text:p>-2.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8.69" calcext:value-type="float">
            <text:p>-8.69</text:p>
          </table:table-cell>
          <table:table-cell table:number-columns-repeated="5"/>
          <table:table-cell table:formula="of:=ROW()" office:value-type="float" office:value="300" calcext:value-type="float">
            <text:p>300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38.75" calcext:value-type="float">
            <text:p>-38.75</text:p>
          </table:table-cell>
          <table:table-cell table:style-name="ce1" table:formula="of:=AVERAGEIF([.$A$1:.$A$3203];ROW();[.D$1:.D$3203])" office:value-type="float" office:value="-2.2575" calcext:value-type="float">
            <text:p>-2.25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7.94" calcext:value-type="float">
            <text:p>-7.94</text:p>
          </table:table-cell>
          <table:table-cell table:number-columns-repeated="5"/>
          <table:table-cell table:formula="of:=ROW()" office:value-type="float" office:value="301" calcext:value-type="float">
            <text:p>301</text:p>
          </table:table-cell>
          <table:table-cell table:style-name="ce1" table:formula="of:=AVERAGEIF([.$A$1:.$A$3203];ROW();[.B$1:.B$3203])" office:value-type="float" office:value="-1.25" calcext:value-type="float">
            <text:p>-1.25</text:p>
          </table:table-cell>
          <table:table-cell table:style-name="ce1" table:formula="of:=AVERAGEIF([.$A$1:.$A$3203];ROW();[.C$1:.C$3203])" office:value-type="float" office:value="-41.5" calcext:value-type="float">
            <text:p>-41.5</text:p>
          </table:table-cell>
          <table:table-cell table:style-name="ce1" table:formula="of:=AVERAGEIF([.$A$1:.$A$3203];ROW();[.D$1:.D$3203])" office:value-type="float" office:value="-2.2375" calcext:value-type="float">
            <text:p>-2.23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8.23" calcext:value-type="float">
            <text:p>-8.23</text:p>
          </table:table-cell>
          <table:table-cell table:number-columns-repeated="5"/>
          <table:table-cell table:formula="of:=ROW()" office:value-type="float" office:value="302" calcext:value-type="float">
            <text:p>30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.75" calcext:value-type="float">
            <text:p>-30.75</text:p>
          </table:table-cell>
          <table:table-cell table:style-name="ce1" table:formula="of:=AVERAGEIF([.$A$1:.$A$3203];ROW();[.D$1:.D$3203])"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7.83" calcext:value-type="float">
            <text:p>-7.83</text:p>
          </table:table-cell>
          <table:table-cell table:number-columns-repeated="5"/>
          <table:table-cell table:formula="of:=ROW()" office:value-type="float" office:value="303" calcext:value-type="float">
            <text:p>303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2.3333333333333" calcext:value-type="float">
            <text:p>-32.3333333333</text:p>
          </table:table-cell>
          <table:table-cell table:style-name="ce1" table:formula="of:=AVERAGEIF([.$A$1:.$A$3203];ROW();[.D$1:.D$3203])" office:value-type="float" office:value="-2.26666666666667" calcext:value-type="float">
            <text:p>-2.2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" calcext:value-type="float">
            <text:p>-7</text:p>
          </table:table-cell>
          <table:table-cell office:value-type="float" office:value="-27" calcext:value-type="float">
            <text:p>-27</text:p>
          </table:table-cell>
          <table:table-cell office:value-type="float" office:value="-7.67" calcext:value-type="float">
            <text:p>-7.67</text:p>
          </table:table-cell>
          <table:table-cell table:number-columns-repeated="5"/>
          <table:table-cell table:formula="of:=ROW()" office:value-type="float" office:value="304" calcext:value-type="float">
            <text:p>304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22333333333333" calcext:value-type="float">
            <text:p>-2.22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8.46" calcext:value-type="float">
            <text:p>-8.46</text:p>
          </table:table-cell>
          <table:table-cell table:number-columns-repeated="5"/>
          <table:table-cell table:formula="of:=ROW()" office:value-type="float" office:value="305" calcext:value-type="float">
            <text:p>305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6.3333333333333" calcext:value-type="float">
            <text:p>-26.3333333333</text:p>
          </table:table-cell>
          <table:table-cell table:style-name="ce1" table:formula="of:=AVERAGEIF([.$A$1:.$A$3203];ROW();[.D$1:.D$3203])" office:value-type="float" office:value="-2.04333333333333" calcext:value-type="float">
            <text:p>-2.0433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7.84" calcext:value-type="float">
            <text:p>-7.84</text:p>
          </table:table-cell>
          <table:table-cell table:number-columns-repeated="5"/>
          <table:table-cell table:formula="of:=ROW()" office:value-type="float" office:value="306" calcext:value-type="float">
            <text:p>306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2.13333333333333" calcext:value-type="float">
            <text:p>-2.1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7.55" calcext:value-type="float">
            <text:p>-7.55</text:p>
          </table:table-cell>
          <table:table-cell table:number-columns-repeated="5"/>
          <table:table-cell table:formula="of:=ROW()" office:value-type="float" office:value="307" calcext:value-type="float">
            <text:p>307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6.6666666666667" calcext:value-type="float">
            <text:p>-26.6666666667</text:p>
          </table:table-cell>
          <table:table-cell table:style-name="ce1" table:formula="of:=AVERAGEIF([.$A$1:.$A$3203];ROW();[.D$1:.D$3203])" office:value-type="float" office:value="-1.93333333333333" calcext:value-type="float">
            <text:p>-1.9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" calcext:value-type="float">
            <text:p>-7</text:p>
          </table:table-cell>
          <table:table-cell office:value-type="float" office:value="-19" calcext:value-type="float">
            <text:p>-19</text:p>
          </table:table-cell>
          <table:table-cell office:value-type="float" office:value="-7.32" calcext:value-type="float">
            <text:p>-7.32</text:p>
          </table:table-cell>
          <table:table-cell table:number-columns-repeated="5"/>
          <table:table-cell table:formula="of:=ROW()" office:value-type="float" office:value="308" calcext:value-type="float">
            <text:p>308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2.07666666666667" calcext:value-type="float">
            <text:p>-2.0766666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8.64" calcext:value-type="float">
            <text:p>-8.64</text:p>
          </table:table-cell>
          <table:table-cell table:number-columns-repeated="5"/>
          <table:table-cell table:formula="of:=ROW()" office:value-type="float" office:value="309" calcext:value-type="float">
            <text:p>309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8" calcext:value-type="float">
            <text:p>-28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7.9" calcext:value-type="float">
            <text:p>-7.9</text:p>
          </table:table-cell>
          <table:table-cell table:number-columns-repeated="5"/>
          <table:table-cell table:formula="of:=ROW()" office:value-type="float" office:value="310" calcext:value-type="float">
            <text:p>310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3.6666666666667" calcext:value-type="float">
            <text:p>-33.6666666667</text:p>
          </table:table-cell>
          <table:table-cell table:style-name="ce1" table:formula="of:=AVERAGEIF([.$A$1:.$A$3203];ROW();[.D$1:.D$3203])" office:value-type="float" office:value="-2.05333333333333" calcext:value-type="float">
            <text:p>-2.05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-52" calcext:value-type="float">
            <text:p>-52</text:p>
          </table:table-cell>
          <table:table-cell office:value-type="float" office:value="-8.04" calcext:value-type="float">
            <text:p>-8.04</text:p>
          </table:table-cell>
          <table:table-cell table:number-columns-repeated="5"/>
          <table:table-cell table:formula="of:=ROW()" office:value-type="float" office:value="311" calcext:value-type="float">
            <text:p>311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23666666666667" calcext:value-type="float">
            <text:p>-2.23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7.55" calcext:value-type="float">
            <text:p>-7.55</text:p>
          </table:table-cell>
          <table:table-cell table:number-columns-repeated="5"/>
          <table:table-cell table:formula="of:=ROW()" office:value-type="float" office:value="312" calcext:value-type="float">
            <text:p>312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0.3333333333333" calcext:value-type="float">
            <text:p>-30.3333333333</text:p>
          </table:table-cell>
          <table:table-cell table:style-name="ce1" table:formula="of:=AVERAGEIF([.$A$1:.$A$3203];ROW();[.D$1:.D$3203])" office:value-type="float" office:value="-2.11666666666667" calcext:value-type="float">
            <text:p>-2.1166666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7.67" calcext:value-type="float">
            <text:p>-7.67</text:p>
          </table:table-cell>
          <table:table-cell table:number-columns-repeated="5"/>
          <table:table-cell table:formula="of:=ROW()" office:value-type="float" office:value="313" calcext:value-type="float">
            <text:p>313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0.6666666666667" calcext:value-type="float">
            <text:p>-40.6666666667</text:p>
          </table:table-cell>
          <table:table-cell table:style-name="ce1" table:formula="of:=AVERAGEIF([.$A$1:.$A$3203];ROW();[.D$1:.D$3203])" office:value-type="float" office:value="-2.37333333333333" calcext:value-type="float">
            <text:p>-2.37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4" calcext:value-type="float">
            <text:p>-7.4</text:p>
          </table:table-cell>
          <table:table-cell table:number-columns-repeated="5"/>
          <table:table-cell table:formula="of:=ROW()" office:value-type="float" office:value="314" calcext:value-type="float">
            <text:p>314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9.3333333333333" calcext:value-type="float">
            <text:p>-39.3333333333</text:p>
          </table:table-cell>
          <table:table-cell table:style-name="ce1" table:formula="of:=AVERAGEIF([.$A$1:.$A$3203];ROW();[.D$1:.D$3203])" office:value-type="float" office:value="-2.47666666666667" calcext:value-type="float">
            <text:p>-2.47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51" calcext:value-type="float">
            <text:p>-6.51</text:p>
          </table:table-cell>
          <table:table-cell table:number-columns-repeated="5"/>
          <table:table-cell table:formula="of:=ROW()" office:value-type="float" office:value="315" calcext:value-type="float">
            <text:p>315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0.6666666666667" calcext:value-type="float">
            <text:p>-40.6666666667</text:p>
          </table:table-cell>
          <table:table-cell table:style-name="ce1" table:formula="of:=AVERAGEIF([.$A$1:.$A$3203];ROW();[.D$1:.D$3203])" office:value-type="float" office:value="-2.26333333333333" calcext:value-type="float">
            <text:p>-2.26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6.83" calcext:value-type="float">
            <text:p>-6.83</text:p>
          </table:table-cell>
          <table:table-cell table:number-columns-repeated="5"/>
          <table:table-cell table:formula="of:=ROW()" office:value-type="float" office:value="316" calcext:value-type="float">
            <text:p>316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5.6666666666667" calcext:value-type="float">
            <text:p>-45.6666666667</text:p>
          </table:table-cell>
          <table:table-cell table:style-name="ce1" table:formula="of:=AVERAGEIF([.$A$1:.$A$3203];ROW();[.D$1:.D$3203])" office:value-type="float" office:value="-2.33333333333333" calcext:value-type="float">
            <text:p>-2.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6.7" calcext:value-type="float">
            <text:p>-6.7</text:p>
          </table:table-cell>
          <table:table-cell table:number-columns-repeated="5"/>
          <table:table-cell table:formula="of:=ROW()" office:value-type="float" office:value="317" calcext:value-type="float">
            <text:p>317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.6666666666667" calcext:value-type="float">
            <text:p>-36.6666666667</text:p>
          </table:table-cell>
          <table:table-cell table:style-name="ce1" table:formula="of:=AVERAGEIF([.$A$1:.$A$3203];ROW();[.D$1:.D$3203])" office:value-type="float" office:value="-2.53666666666667" calcext:value-type="float">
            <text:p>-2.53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64" calcext:value-type="float">
            <text:p>-6.64</text:p>
          </table:table-cell>
          <table:table-cell table:number-columns-repeated="5"/>
          <table:table-cell table:formula="of:=ROW()" office:value-type="float" office:value="318" calcext:value-type="float">
            <text:p>318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09" calcext:value-type="float">
            <text:p>-7.09</text:p>
          </table:table-cell>
          <table:table-cell table:number-columns-repeated="5"/>
          <table:table-cell table:formula="of:=ROW()" office:value-type="float" office:value="319" calcext:value-type="float">
            <text:p>319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43666666666667" calcext:value-type="float">
            <text:p>-2.43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5" calcext:value-type="float">
            <text:p>-7.5</text:p>
          </table:table-cell>
          <table:table-cell table:number-columns-repeated="5"/>
          <table:table-cell table:formula="of:=ROW()" office:value-type="float" office:value="320" calcext:value-type="float">
            <text:p>320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25333333333333" calcext:value-type="float">
            <text:p>-2.25333333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72" calcext:value-type="float">
            <text:p>-6.72</text:p>
          </table:table-cell>
          <table:table-cell table:number-columns-repeated="5"/>
          <table:table-cell table:formula="of:=ROW()" office:value-type="float" office:value="321" calcext:value-type="float">
            <text:p>321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07" calcext:value-type="float">
            <text:p>-7.07</text:p>
          </table:table-cell>
          <table:table-cell table:number-columns-repeated="5"/>
          <table:table-cell table:formula="of:=ROW()" office:value-type="float" office:value="322" calcext:value-type="float">
            <text:p>322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1.3333333333333" calcext:value-type="float">
            <text:p>-41.3333333333</text:p>
          </table:table-cell>
          <table:table-cell table:style-name="ce1" table:formula="of:=AVERAGEIF([.$A$1:.$A$3203];ROW();[.D$1:.D$3203])" office:value-type="float" office:value="-2.34333333333333" calcext:value-type="float">
            <text:p>-2.34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7.11" calcext:value-type="float">
            <text:p>-7.11</text:p>
          </table:table-cell>
          <table:table-cell table:number-columns-repeated="5"/>
          <table:table-cell table:formula="of:=ROW()" office:value-type="float" office:value="323" calcext:value-type="float">
            <text:p>323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4.3333333333333" calcext:value-type="float">
            <text:p>-34.3333333333</text:p>
          </table:table-cell>
          <table:table-cell table:style-name="ce1" table:formula="of:=AVERAGEIF([.$A$1:.$A$3203];ROW();[.D$1:.D$3203])" office:value-type="float" office:value="-2.37333333333333" calcext:value-type="float">
            <text:p>-2.3733333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4" calcext:value-type="float">
            <text:p>-6.94</text:p>
          </table:table-cell>
          <table:table-cell table:number-columns-repeated="5"/>
          <table:table-cell table:formula="of:=ROW()" office:value-type="float" office:value="324" calcext:value-type="float">
            <text:p>324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7.3333333333333" calcext:value-type="float">
            <text:p>-37.3333333333</text:p>
          </table:table-cell>
          <table:table-cell table:style-name="ce1" table:formula="of:=AVERAGEIF([.$A$1:.$A$3203];ROW();[.D$1:.D$3203])" office:value-type="float" office:value="-2.13666666666667" calcext:value-type="float">
            <text:p>-2.1366666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08" calcext:value-type="float">
            <text:p>-7.08</text:p>
          </table:table-cell>
          <table:table-cell table:number-columns-repeated="5"/>
          <table:table-cell table:formula="of:=ROW()" office:value-type="float" office:value="325" calcext:value-type="float">
            <text:p>325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03" calcext:value-type="float">
            <text:p>-7.03</text:p>
          </table:table-cell>
          <table:table-cell table:number-columns-repeated="5"/>
          <table:table-cell table:formula="of:=ROW()" office:value-type="float" office:value="326" calcext:value-type="float">
            <text:p>326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42333333333333" calcext:value-type="float">
            <text:p>-2.42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-6.26" calcext:value-type="float">
            <text:p>-6.26</text:p>
          </table:table-cell>
          <table:table-cell table:number-columns-repeated="5"/>
          <table:table-cell table:formula="of:=ROW()" office:value-type="float" office:value="327" calcext:value-type="float">
            <text:p>327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13666666666667" calcext:value-type="float">
            <text:p>-2.136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-6.42" calcext:value-type="float">
            <text:p>-6.42</text:p>
          </table:table-cell>
          <table:table-cell table:number-columns-repeated="5"/>
          <table:table-cell table:formula="of:=ROW()" office:value-type="float" office:value="328" calcext:value-type="float">
            <text:p>328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6.65" calcext:value-type="float">
            <text:p>-6.65</text:p>
          </table:table-cell>
          <table:table-cell table:number-columns-repeated="5"/>
          <table:table-cell table:formula="of:=ROW()" office:value-type="float" office:value="329" calcext:value-type="float">
            <text:p>329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2.3333333333333" calcext:value-type="float">
            <text:p>-32.3333333333</text:p>
          </table:table-cell>
          <table:table-cell table:style-name="ce1" table:formula="of:=AVERAGEIF([.$A$1:.$A$3203];ROW();[.D$1:.D$3203])"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-22" calcext:value-type="float">
            <text:p>-22</text:p>
          </table:table-cell>
          <table:table-cell office:value-type="float" office:value="-6.4" calcext:value-type="float">
            <text:p>-6.4</text:p>
          </table:table-cell>
          <table:table-cell table:number-columns-repeated="5"/>
          <table:table-cell table:formula="of:=ROW()" office:value-type="float" office:value="330" calcext:value-type="float">
            <text:p>330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28.3333333333333" calcext:value-type="float">
            <text:p>-28.3333333333</text:p>
          </table:table-cell>
          <table:table-cell table:style-name="ce1" table:formula="of:=AVERAGEIF([.$A$1:.$A$3203];ROW();[.D$1:.D$3203])" office:value-type="float" office:value="-2.13666666666667" calcext:value-type="float">
            <text:p>-2.13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48" calcext:value-type="float">
            <text:p>-6.48</text:p>
          </table:table-cell>
          <table:table-cell table:number-columns-repeated="5"/>
          <table:table-cell table:formula="of:=ROW()" office:value-type="float" office:value="331" calcext:value-type="float">
            <text:p>331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332" calcext:value-type="float">
            <text:p>332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3.6666666666667" calcext:value-type="float">
            <text:p>-33.6666666667</text:p>
          </table:table-cell>
          <table:table-cell table:style-name="ce1" table:formula="of:=AVERAGEIF([.$A$1:.$A$3203];ROW();[.D$1:.D$3203])" office:value-type="float" office:value="-2.29" calcext:value-type="float">
            <text:p>-2.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1" calcext:value-type="float">
            <text:p>-7.01</text:p>
          </table:table-cell>
          <table:table-cell table:number-columns-repeated="5"/>
          <table:table-cell table:formula="of:=ROW()" office:value-type="float" office:value="333" calcext:value-type="float">
            <text:p>333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1.3333333333333" calcext:value-type="float">
            <text:p>-31.3333333333</text:p>
          </table:table-cell>
          <table:table-cell table:style-name="ce1" table:formula="of:=AVERAGEIF([.$A$1:.$A$3203];ROW();[.D$1:.D$3203])"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28" calcext:value-type="float">
            <text:p>-7.28</text:p>
          </table:table-cell>
          <table:table-cell table:number-columns-repeated="5"/>
          <table:table-cell table:formula="of:=ROW()" office:value-type="float" office:value="334" calcext:value-type="float">
            <text:p>334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7.3333333333333" calcext:value-type="float">
            <text:p>-37.3333333333</text:p>
          </table:table-cell>
          <table:table-cell table:style-name="ce1" table:formula="of:=AVERAGEIF([.$A$1:.$A$3203];ROW();[.D$1:.D$3203])" office:value-type="float" office:value="-2.19333333333333" calcext:value-type="float">
            <text:p>-2.193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85" calcext:value-type="float">
            <text:p>-6.85</text:p>
          </table:table-cell>
          <table:table-cell table:number-columns-repeated="5"/>
          <table:table-cell table:formula="of:=ROW()" office:value-type="float" office:value="335" calcext:value-type="float">
            <text:p>335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2.13333333333333" calcext:value-type="float">
            <text:p>-2.1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09" calcext:value-type="float">
            <text:p>-7.09</text:p>
          </table:table-cell>
          <table:table-cell table:number-columns-repeated="5"/>
          <table:table-cell table:formula="of:=ROW()" office:value-type="float" office:value="336" calcext:value-type="float">
            <text:p>336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.3333333333333" calcext:value-type="float">
            <text:p>-36.3333333333</text:p>
          </table:table-cell>
          <table:table-cell table:style-name="ce1" table:formula="of:=AVERAGEIF([.$A$1:.$A$3203];ROW();[.D$1:.D$3203])" office:value-type="float" office:value="-2.20333333333333" calcext:value-type="float">
            <text:p>-2.20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86" calcext:value-type="float">
            <text:p>-6.86</text:p>
          </table:table-cell>
          <table:table-cell table:number-columns-repeated="5"/>
          <table:table-cell table:formula="of:=ROW()" office:value-type="float" office:value="337" calcext:value-type="float">
            <text:p>337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27666666666667" calcext:value-type="float">
            <text:p>-2.27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-6.86" calcext:value-type="float">
            <text:p>-6.86</text:p>
          </table:table-cell>
          <table:table-cell table:number-columns-repeated="5"/>
          <table:table-cell table:formula="of:=ROW()" office:value-type="float" office:value="338" calcext:value-type="float">
            <text:p>338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41.3333333333333" calcext:value-type="float">
            <text:p>-41.3333333333</text:p>
          </table:table-cell>
          <table:table-cell table:style-name="ce1" table:formula="of:=AVERAGEIF([.$A$1:.$A$3203];ROW();[.D$1:.D$3203])" office:value-type="float" office:value="-2.34333333333333" calcext:value-type="float">
            <text:p>-2.34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7.1" calcext:value-type="float">
            <text:p>-7.1</text:p>
          </table:table-cell>
          <table:table-cell table:number-columns-repeated="5"/>
          <table:table-cell table:formula="of:=ROW()" office:value-type="float" office:value="339" calcext:value-type="float">
            <text:p>339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2.40333333333333" calcext:value-type="float">
            <text:p>-2.40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83" calcext:value-type="float">
            <text:p>-6.83</text:p>
          </table:table-cell>
          <table:table-cell table:number-columns-repeated="5"/>
          <table:table-cell table:formula="of:=ROW()" office:value-type="float" office:value="340" calcext:value-type="float">
            <text:p>340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8.6666666666667" calcext:value-type="float">
            <text:p>-38.6666666667</text:p>
          </table:table-cell>
          <table:table-cell table:style-name="ce1" table:formula="of:=AVERAGEIF([.$A$1:.$A$3203];ROW();[.D$1:.D$3203])" office:value-type="float" office:value="-2.58666666666667" calcext:value-type="float">
            <text:p>-2.586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87" calcext:value-type="float">
            <text:p>-6.87</text:p>
          </table:table-cell>
          <table:table-cell table:number-columns-repeated="5"/>
          <table:table-cell table:formula="of:=ROW()" office:value-type="float" office:value="341" calcext:value-type="float">
            <text:p>341</text:p>
          </table:table-cell>
          <table:table-cell table:style-name="ce1" table:formula="of:=AVERAGEIF([.$A$1:.$A$3203];ROW();[.B$1:.B$3203])" office:value-type="float" office:value="-1.33333333333333" calcext:value-type="float">
            <text:p>-1.3333333333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38" calcext:value-type="float">
            <text:p>-6.38</text:p>
          </table:table-cell>
          <table:table-cell table:number-columns-repeated="5"/>
          <table:table-cell table:formula="of:=ROW()" office:value-type="float" office:value="342" calcext:value-type="float">
            <text:p>34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.6666666666667" calcext:value-type="float">
            <text:p>-36.6666666667</text:p>
          </table:table-cell>
          <table:table-cell table:style-name="ce1" table:formula="of:=AVERAGEIF([.$A$1:.$A$3203];ROW();[.D$1:.D$3203])" office:value-type="float" office:value="-2.36333333333333" calcext:value-type="float">
            <text:p>-2.36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52" calcext:value-type="float">
            <text:p>-7.52</text:p>
          </table:table-cell>
          <table:table-cell table:number-columns-repeated="5"/>
          <table:table-cell table:formula="of:=ROW()" office:value-type="float" office:value="343" calcext:value-type="float">
            <text:p>34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6666666666667" calcext:value-type="float">
            <text:p>-34.6666666667</text:p>
          </table:table-cell>
          <table:table-cell table:style-name="ce1" table:formula="of:=AVERAGEIF([.$A$1:.$A$3203];ROW();[.D$1:.D$3203])" office:value-type="float" office:value="-2.23666666666667" calcext:value-type="float">
            <text:p>-2.236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16" calcext:value-type="float">
            <text:p>-7.16</text:p>
          </table:table-cell>
          <table:table-cell table:number-columns-repeated="5"/>
          <table:table-cell table:formula="of:=ROW()" office:value-type="float" office:value="344" calcext:value-type="float">
            <text:p>34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.3333333333333" calcext:value-type="float">
            <text:p>-32.3333333333</text:p>
          </table:table-cell>
          <table:table-cell table:style-name="ce1" table:formula="of:=AVERAGEIF([.$A$1:.$A$3203];ROW();[.D$1:.D$3203])"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7" calcext:value-type="float">
            <text:p>-7.07</text:p>
          </table:table-cell>
          <table:table-cell table:number-columns-repeated="5"/>
          <table:table-cell table:formula="of:=ROW()" office:value-type="float" office:value="345" calcext:value-type="float">
            <text:p>34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.3333333333333" calcext:value-type="float">
            <text:p>-39.3333333333</text:p>
          </table:table-cell>
          <table:table-cell table:style-name="ce1" table:formula="of:=AVERAGEIF([.$A$1:.$A$3203];ROW();[.D$1:.D$3203])" office:value-type="float" office:value="-2.12333333333333" calcext:value-type="float">
            <text:p>-2.12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83" calcext:value-type="float">
            <text:p>-6.83</text:p>
          </table:table-cell>
          <table:table-cell table:number-columns-repeated="5"/>
          <table:table-cell table:formula="of:=ROW()" office:value-type="float" office:value="346" calcext:value-type="float">
            <text:p>34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6.41" calcext:value-type="float">
            <text:p>-6.41</text:p>
          </table:table-cell>
          <table:table-cell table:number-columns-repeated="5"/>
          <table:table-cell table:formula="of:=ROW()" office:value-type="float" office:value="347" calcext:value-type="float">
            <text:p>34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69666666666667" calcext:value-type="float">
            <text:p>-1.69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88" calcext:value-type="float">
            <text:p>-6.88</text:p>
          </table:table-cell>
          <table:table-cell table:number-columns-repeated="5"/>
          <table:table-cell table:formula="of:=ROW()" office:value-type="float" office:value="348" calcext:value-type="float">
            <text:p>34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.6666666666667" calcext:value-type="float">
            <text:p>-32.6666666667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73" calcext:value-type="float">
            <text:p>-6.73</text:p>
          </table:table-cell>
          <table:table-cell table:number-columns-repeated="5"/>
          <table:table-cell table:formula="of:=ROW()" office:value-type="float" office:value="349" calcext:value-type="float">
            <text:p>34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.3333333333333" calcext:value-type="float">
            <text:p>-41.3333333333</text:p>
          </table:table-cell>
          <table:table-cell table:style-name="ce1" table:formula="of:=AVERAGEIF([.$A$1:.$A$3203];ROW();[.D$1:.D$3203])" office:value-type="float" office:value="-2.10666666666667" calcext:value-type="float">
            <text:p>-2.10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7.08" calcext:value-type="float">
            <text:p>-7.08</text:p>
          </table:table-cell>
          <table:table-cell table:number-columns-repeated="5"/>
          <table:table-cell table:formula="of:=ROW()" office:value-type="float" office:value="350" calcext:value-type="float">
            <text:p>35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6666666666667" calcext:value-type="float">
            <text:p>-34.6666666667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7.19" calcext:value-type="float">
            <text:p>-7.19</text:p>
          </table:table-cell>
          <table:table-cell table:number-columns-repeated="5"/>
          <table:table-cell table:formula="of:=ROW()" office:value-type="float" office:value="351" calcext:value-type="float">
            <text:p>35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6.92" calcext:value-type="float">
            <text:p>-6.92</text:p>
          </table:table-cell>
          <table:table-cell table:number-columns-repeated="5"/>
          <table:table-cell table:formula="of:=ROW()" office:value-type="float" office:value="352" calcext:value-type="float">
            <text:p>35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.6666666666667" calcext:value-type="float">
            <text:p>-29.6666666667</text:p>
          </table:table-cell>
          <table:table-cell table:style-name="ce1" table:formula="of:=AVERAGEIF([.$A$1:.$A$3203];ROW();[.D$1:.D$3203])" office:value-type="float" office:value="-1.57333333333333" calcext:value-type="float">
            <text:p>-1.5733333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88" calcext:value-type="float">
            <text:p>-6.88</text:p>
          </table:table-cell>
          <table:table-cell table:number-columns-repeated="5"/>
          <table:table-cell table:formula="of:=ROW()" office:value-type="float" office:value="353" calcext:value-type="float">
            <text:p>35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01666666666667" calcext:value-type="float">
            <text:p>-2.01666666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7.26" calcext:value-type="float">
            <text:p>-7.26</text:p>
          </table:table-cell>
          <table:table-cell table:number-columns-repeated="5"/>
          <table:table-cell table:formula="of:=ROW()" office:value-type="float" office:value="354" calcext:value-type="float">
            <text:p>35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ROW()" office:value-type="float" office:value="355" calcext:value-type="float">
            <text:p>35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5.6666666666667" calcext:value-type="float">
            <text:p>-25.6666666667</text:p>
          </table:table-cell>
          <table:table-cell table:style-name="ce1" table:formula="of:=AVERAGEIF([.$A$1:.$A$3203];ROW();[.D$1:.D$3203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7.04" calcext:value-type="float">
            <text:p>-7.04</text:p>
          </table:table-cell>
          <table:table-cell table:number-columns-repeated="5"/>
          <table:table-cell table:formula="of:=ROW()" office:value-type="float" office:value="356" calcext:value-type="float">
            <text:p>35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.3333333333333" calcext:value-type="float">
            <text:p>-28.3333333333</text:p>
          </table:table-cell>
          <table:table-cell table:style-name="ce1" table:formula="of:=AVERAGEIF([.$A$1:.$A$3203];ROW();[.D$1:.D$3203])" office:value-type="float" office:value="-1.73666666666667" calcext:value-type="float">
            <text:p>-1.7366666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11" calcext:value-type="float">
            <text:p>-7.11</text:p>
          </table:table-cell>
          <table:table-cell table:number-columns-repeated="5"/>
          <table:table-cell table:formula="of:=ROW()" office:value-type="float" office:value="357" calcext:value-type="float">
            <text:p>35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23" calcext:value-type="float">
            <text:p>-2.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-6.49" calcext:value-type="float">
            <text:p>-6.49</text:p>
          </table:table-cell>
          <table:table-cell table:number-columns-repeated="5"/>
          <table:table-cell table:formula="of:=ROW()" office:value-type="float" office:value="358" calcext:value-type="float">
            <text:p>35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3333333333333" calcext:value-type="float">
            <text:p>-34.3333333333</text:p>
          </table:table-cell>
          <table:table-cell table:style-name="ce1" table:formula="of:=AVERAGEIF([.$A$1:.$A$3203];ROW();[.D$1:.D$3203])" office:value-type="float" office:value="-1.91666666666667" calcext:value-type="float">
            <text:p>-1.91666666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6.72" calcext:value-type="float">
            <text:p>-6.72</text:p>
          </table:table-cell>
          <table:table-cell table:number-columns-repeated="5"/>
          <table:table-cell table:formula="of:=ROW()" office:value-type="float" office:value="359" calcext:value-type="float">
            <text:p>35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.3333333333333" calcext:value-type="float">
            <text:p>-31.3333333333</text:p>
          </table:table-cell>
          <table:table-cell table:style-name="ce1" table:formula="of:=AVERAGEIF([.$A$1:.$A$3203];ROW();[.D$1:.D$3203])" office:value-type="float" office:value="-1.64333333333333" calcext:value-type="float">
            <text:p>-1.64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79" calcext:value-type="float">
            <text:p>-6.79</text:p>
          </table:table-cell>
          <table:table-cell table:number-columns-repeated="5"/>
          <table:table-cell table:formula="of:=ROW()" office:value-type="float" office:value="360" calcext:value-type="float">
            <text:p>36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3333333333333" calcext:value-type="float">
            <text:p>-37.3333333333</text:p>
          </table:table-cell>
          <table:table-cell table:style-name="ce1" table:formula="of:=AVERAGEIF([.$A$1:.$A$3203];ROW();[.D$1:.D$3203])" office:value-type="float" office:value="-2.06333333333333" calcext:value-type="float">
            <text:p>-2.06333333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85" calcext:value-type="float">
            <text:p>-6.85</text:p>
          </table:table-cell>
          <table:table-cell table:number-columns-repeated="5"/>
          <table:table-cell table:formula="of:=ROW()" office:value-type="float" office:value="361" calcext:value-type="float">
            <text:p>36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.3333333333333" calcext:value-type="float">
            <text:p>-38.3333333333</text:p>
          </table:table-cell>
          <table:table-cell table:style-name="ce1" table:formula="of:=AVERAGEIF([.$A$1:.$A$3203];ROW();[.D$1:.D$3203])" office:value-type="float" office:value="-1.92666666666667" calcext:value-type="float">
            <text:p>-1.9266666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56" calcext:value-type="float">
            <text:p>-6.56</text:p>
          </table:table-cell>
          <table:table-cell table:number-columns-repeated="5"/>
          <table:table-cell table:formula="of:=ROW()" office:value-type="float" office:value="362" calcext:value-type="float">
            <text:p>36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.3333333333333" calcext:value-type="float">
            <text:p>-29.3333333333</text:p>
          </table:table-cell>
          <table:table-cell table:style-name="ce1" table:formula="of:=AVERAGEIF([.$A$1:.$A$3203];ROW();[.D$1:.D$3203]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6.52" calcext:value-type="float">
            <text:p>-6.52</text:p>
          </table:table-cell>
          <table:table-cell table:number-columns-repeated="5"/>
          <table:table-cell table:formula="of:=ROW()" office:value-type="float" office:value="363" calcext:value-type="float">
            <text:p>36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68" calcext:value-type="float">
            <text:p>-5.68</text:p>
          </table:table-cell>
          <table:table-cell table:number-columns-repeated="5"/>
          <table:table-cell table:formula="of:=ROW()" office:value-type="float" office:value="364" calcext:value-type="float">
            <text:p>36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6666666666667" calcext:value-type="float">
            <text:p>-42.6666666667</text:p>
          </table:table-cell>
          <table:table-cell table:style-name="ce1" table:formula="of:=AVERAGEIF([.$A$1:.$A$3203];ROW();[.D$1:.D$3203])" office:value-type="float" office:value="-2.16333333333333" calcext:value-type="float">
            <text:p>-2.16333333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  <table:table-cell table:formula="of:=ROW()" office:value-type="float" office:value="365" calcext:value-type="float">
            <text:p>36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6666666666667" calcext:value-type="float">
            <text:p>-34.6666666667</text:p>
          </table:table-cell>
          <table:table-cell table:style-name="ce1" table:formula="of:=AVERAGEIF([.$A$1:.$A$3203];ROW();[.D$1:.D$3203])" office:value-type="float" office:value="-1.81666666666667" calcext:value-type="float">
            <text:p>-1.8166666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68" calcext:value-type="float">
            <text:p>-4.68</text:p>
          </table:table-cell>
          <table:table-cell table:number-columns-repeated="5"/>
          <table:table-cell table:formula="of:=ROW()" office:value-type="float" office:value="366" calcext:value-type="float">
            <text:p>36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6666666666667" calcext:value-type="float">
            <text:p>-42.6666666667</text:p>
          </table:table-cell>
          <table:table-cell table:style-name="ce1" table:formula="of:=AVERAGEIF([.$A$1:.$A$3203];ROW();[.D$1:.D$3203])" office:value-type="float" office:value="-2.28333333333333" calcext:value-type="float">
            <text:p>-2.28333333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07" calcext:value-type="float">
            <text:p>-5.07</text:p>
          </table:table-cell>
          <table:table-cell table:number-columns-repeated="5"/>
          <table:table-cell table:formula="of:=ROW()" office:value-type="float" office:value="367" calcext:value-type="float">
            <text:p>36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5.3333333333333" calcext:value-type="float">
            <text:p>-25.3333333333</text:p>
          </table:table-cell>
          <table:table-cell table:style-name="ce1" table:formula="of:=AVERAGEIF([.$A$1:.$A$3203];ROW();[.D$1:.D$3203])" office:value-type="float" office:value="-1.57" calcext:value-type="float">
            <text:p>-1.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09" calcext:value-type="float">
            <text:p>-5.09</text:p>
          </table:table-cell>
          <table:table-cell table:number-columns-repeated="5"/>
          <table:table-cell table:formula="of:=ROW()" office:value-type="float" office:value="368" calcext:value-type="float">
            <text:p>36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3333333333333" calcext:value-type="float">
            <text:p>-37.3333333333</text:p>
          </table:table-cell>
          <table:table-cell table:style-name="ce1" table:formula="of:=AVERAGEIF([.$A$1:.$A$3203];ROW();[.D$1:.D$3203])" office:value-type="float" office:value="-1.74666666666667" calcext:value-type="float">
            <text:p>-1.7466666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38" calcext:value-type="float">
            <text:p>-5.38</text:p>
          </table:table-cell>
          <table:table-cell table:number-columns-repeated="5"/>
          <table:table-cell table:formula="of:=ROW()" office:value-type="float" office:value="369" calcext:value-type="float">
            <text:p>36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73" calcext:value-type="float">
            <text:p>-4.73</text:p>
          </table:table-cell>
          <table:table-cell table:number-columns-repeated="5"/>
          <table:table-cell table:formula="of:=ROW()" office:value-type="float" office:value="370" calcext:value-type="float">
            <text:p>37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.6666666666667" calcext:value-type="float">
            <text:p>-38.6666666667</text:p>
          </table:table-cell>
          <table:table-cell table:style-name="ce1" table:formula="of:=AVERAGEIF([.$A$1:.$A$3203];ROW();[.D$1:.D$3203])" office:value-type="float" office:value="-1.97333333333333" calcext:value-type="float">
            <text:p>-1.97333333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4.93" calcext:value-type="float">
            <text:p>-4.93</text:p>
          </table:table-cell>
          <table:table-cell table:number-columns-repeated="5"/>
          <table:table-cell table:formula="of:=ROW()" office:value-type="float" office:value="371" calcext:value-type="float">
            <text:p>37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6666666666667" calcext:value-type="float">
            <text:p>-37.6666666667</text:p>
          </table:table-cell>
          <table:table-cell table:style-name="ce1" table:formula="of:=AVERAGEIF([.$A$1:.$A$3203];ROW();[.D$1:.D$3203])" office:value-type="float" office:value="-1.89666666666667" calcext:value-type="float">
            <text:p>-1.89666666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69" calcext:value-type="float">
            <text:p>-4.69</text:p>
          </table:table-cell>
          <table:table-cell table:number-columns-repeated="5"/>
          <table:table-cell table:formula="of:=ROW()" office:value-type="float" office:value="372" calcext:value-type="float">
            <text:p>37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.3333333333333" calcext:value-type="float">
            <text:p>-43.3333333333</text:p>
          </table:table-cell>
          <table:table-cell table:style-name="ce1" table:formula="of:=AVERAGEIF([.$A$1:.$A$3203];ROW();[.D$1:.D$3203])" office:value-type="float" office:value="-2.41" calcext:value-type="float">
            <text:p>-2.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373" calcext:value-type="float">
            <text:p>37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37" calcext:value-type="float">
            <text:p>-5.37</text:p>
          </table:table-cell>
          <table:table-cell table:number-columns-repeated="5"/>
          <table:table-cell table:formula="of:=ROW()" office:value-type="float" office:value="374" calcext:value-type="float">
            <text:p>37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3333333333333" calcext:value-type="float">
            <text:p>-37.3333333333</text:p>
          </table:table-cell>
          <table:table-cell table:style-name="ce1" table:formula="of:=AVERAGEIF([.$A$1:.$A$3203];ROW();[.D$1:.D$3203]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4.58" calcext:value-type="float">
            <text:p>-4.58</text:p>
          </table:table-cell>
          <table:table-cell table:number-columns-repeated="5"/>
          <table:table-cell table:formula="of:=ROW()" office:value-type="float" office:value="375" calcext:value-type="float">
            <text:p>37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75333333333333" calcext:value-type="float">
            <text:p>-1.75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01" calcext:value-type="float">
            <text:p>-5.01</text:p>
          </table:table-cell>
          <table:table-cell table:number-columns-repeated="5"/>
          <table:table-cell table:formula="of:=ROW()" office:value-type="float" office:value="376" calcext:value-type="float">
            <text:p>37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2" calcext:value-type="float">
            <text:p>-5.2</text:p>
          </table:table-cell>
          <table:table-cell table:number-columns-repeated="5"/>
          <table:table-cell table:formula="of:=ROW()" office:value-type="float" office:value="377" calcext:value-type="float">
            <text:p>37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.6666666666667" calcext:value-type="float">
            <text:p>-40.6666666667</text:p>
          </table:table-cell>
          <table:table-cell table:style-name="ce1" table:formula="of:=AVERAGEIF([.$A$1:.$A$3203];ROW();[.D$1:.D$3203])" office:value-type="float" office:value="-2.14666666666667" calcext:value-type="float">
            <text:p>-2.146666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77" calcext:value-type="float">
            <text:p>-4.77</text:p>
          </table:table-cell>
          <table:table-cell table:number-columns-repeated="5"/>
          <table:table-cell table:formula="of:=ROW()" office:value-type="float" office:value="378" calcext:value-type="float">
            <text:p>37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-4.53" calcext:value-type="float">
            <text:p>-4.53</text:p>
          </table:table-cell>
          <table:table-cell table:number-columns-repeated="5"/>
          <table:table-cell table:formula="of:=ROW()" office:value-type="float" office:value="379" calcext:value-type="float">
            <text:p>37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.6666666666667" calcext:value-type="float">
            <text:p>-28.6666666667</text:p>
          </table:table-cell>
          <table:table-cell table:style-name="ce1" table:formula="of:=AVERAGEIF([.$A$1:.$A$3203];ROW();[.D$1:.D$3203])" office:value-type="float" office:value="-1.52333333333333" calcext:value-type="float">
            <text:p>-1.52333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4.73" calcext:value-type="float">
            <text:p>-4.73</text:p>
          </table:table-cell>
          <table:table-cell table:number-columns-repeated="5"/>
          <table:table-cell table:formula="of:=ROW()" office:value-type="float" office:value="380" calcext:value-type="float">
            <text:p>38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.6666666666667" calcext:value-type="float">
            <text:p>-31.6666666667</text:p>
          </table:table-cell>
          <table:table-cell table:style-name="ce1" table:formula="of:=AVERAGEIF([.$A$1:.$A$3203];ROW();[.D$1:.D$3203])" office:value-type="float" office:value="-1.83666666666667" calcext:value-type="float">
            <text:p>-1.83666666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98" calcext:value-type="float">
            <text:p>-4.98</text:p>
          </table:table-cell>
          <table:table-cell table:number-columns-repeated="5"/>
          <table:table-cell table:formula="of:=ROW()" office:value-type="float" office:value="381" calcext:value-type="float">
            <text:p>38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6666666666667" calcext:value-type="float">
            <text:p>-37.6666666667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4.87" calcext:value-type="float">
            <text:p>-4.87</text:p>
          </table:table-cell>
          <table:table-cell table:number-columns-repeated="5"/>
          <table:table-cell table:formula="of:=ROW()" office:value-type="float" office:value="382" calcext:value-type="float">
            <text:p>382</text:p>
          </table:table-cell>
          <table:table-cell table:style-name="ce1" table:formula="of:=AVERAGEIF([.$A$1:.$A$3203];ROW();[.B$1:.B$3203])" office:value-type="float" office:value="-0.666666666666667" calcext:value-type="float">
            <text:p>-0.6666666667</text:p>
          </table:table-cell>
          <table:table-cell table:style-name="ce1" table:formula="of:=AVERAGEIF([.$A$1:.$A$3203];ROW();[.C$1:.C$3203])" office:value-type="float" office:value="-38.3333333333333" calcext:value-type="float">
            <text:p>-38.3333333333</text:p>
          </table:table-cell>
          <table:table-cell table:style-name="ce1" table:formula="of:=AVERAGEIF([.$A$1:.$A$3203];ROW();[.D$1:.D$3203])" office:value-type="float" office:value="-1.90666666666667" calcext:value-type="float">
            <text:p>-1.90666666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12" calcext:value-type="float">
            <text:p>-5.12</text:p>
          </table:table-cell>
          <table:table-cell table:number-columns-repeated="5"/>
          <table:table-cell table:formula="of:=ROW()" office:value-type="float" office:value="383" calcext:value-type="float">
            <text:p>38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.5" calcext:value-type="float">
            <text:p>-39.5</text:p>
          </table:table-cell>
          <table:table-cell table:style-name="ce1" table:formula="of:=AVERAGEIF([.$A$1:.$A$3203];ROW();[.D$1:.D$3203])" office:value-type="float" office:value="-1.86" calcext:value-type="float">
            <text:p>-1.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88" calcext:value-type="float">
            <text:p>-4.88</text:p>
          </table:table-cell>
          <table:table-cell table:number-columns-repeated="5"/>
          <table:table-cell table:formula="of:=ROW()" office:value-type="float" office:value="384" calcext:value-type="float">
            <text:p>38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5" calcext:value-type="float">
            <text:p>-25</text:p>
          </table:table-cell>
          <table:table-cell table:style-name="ce1" table:formula="of:=AVERAGEIF([.$A$1:.$A$3203];ROW();[.D$1:.D$3203])" office:value-type="float" office:value="-1.715" calcext:value-type="float">
            <text:p>-1.7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75" calcext:value-type="float">
            <text:p>-5.75</text:p>
          </table:table-cell>
          <table:table-cell table:number-columns-repeated="5"/>
          <table:table-cell table:formula="of:=ROW()" office:value-type="float" office:value="385" calcext:value-type="float">
            <text:p>38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5" calcext:value-type="float">
            <text:p>-37.5</text:p>
          </table:table-cell>
          <table:table-cell table:style-name="ce1" table:formula="of:=AVERAGEIF([.$A$1:.$A$3203];ROW();[.D$1:.D$3203])" office:value-type="float" office:value="-1.895" calcext:value-type="float">
            <text:p>-1.8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.91" calcext:value-type="float">
            <text:p>-4.91</text:p>
          </table:table-cell>
          <table:table-cell table:number-columns-repeated="5"/>
          <table:table-cell table:formula="of:=ROW()" office:value-type="float" office:value="386" calcext:value-type="float">
            <text:p>38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.5" calcext:value-type="float">
            <text:p>-45.5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47" calcext:value-type="float">
            <text:p>-5.47</text:p>
          </table:table-cell>
          <table:table-cell table:number-columns-repeated="5"/>
          <table:table-cell table:formula="of:=ROW()" office:value-type="float" office:value="387" calcext:value-type="float">
            <text:p>38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125" calcext:value-type="float">
            <text:p>-2.1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03" calcext:value-type="float">
            <text:p>-5.03</text:p>
          </table:table-cell>
          <table:table-cell table:number-columns-repeated="5"/>
          <table:table-cell table:formula="of:=ROW()" office:value-type="float" office:value="388" calcext:value-type="float">
            <text:p>38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5" calcext:value-type="float">
            <text:p>-42.5</text:p>
          </table:table-cell>
          <table:table-cell table:style-name="ce1" table:formula="of:=AVERAGEIF([.$A$1:.$A$3203];ROW();[.D$1:.D$3203])" office:value-type="float" office:value="-2.045" calcext:value-type="float">
            <text:p>-2.0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4.15" calcext:value-type="float">
            <text:p>-4.15</text:p>
          </table:table-cell>
          <table:table-cell table:number-columns-repeated="5"/>
          <table:table-cell table:formula="of:=ROW()" office:value-type="float" office:value="389" calcext:value-type="float">
            <text:p>38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5" calcext:value-type="float">
            <text:p>-34.5</text:p>
          </table:table-cell>
          <table:table-cell table:style-name="ce1" table:formula="of:=AVERAGEIF([.$A$1:.$A$3203];ROW();[.D$1:.D$3203])" office:value-type="float" office:value="-2.18" calcext:value-type="float">
            <text:p>-2.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94" calcext:value-type="float">
            <text:p>-4.94</text:p>
          </table:table-cell>
          <table:table-cell table:number-columns-repeated="5"/>
          <table:table-cell table:formula="of:=ROW()" office:value-type="float" office:value="390" calcext:value-type="float">
            <text:p>39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255" calcext:value-type="float">
            <text:p>-2.2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4.64" calcext:value-type="float">
            <text:p>-4.64</text:p>
          </table:table-cell>
          <table:table-cell table:number-columns-repeated="5"/>
          <table:table-cell table:formula="of:=ROW()" office:value-type="float" office:value="391" calcext:value-type="float">
            <text:p>39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.5" calcext:value-type="float">
            <text:p>-28.5</text:p>
          </table:table-cell>
          <table:table-cell table:style-name="ce1" table:formula="of:=AVERAGEIF([.$A$1:.$A$3203];ROW();[.D$1:.D$3203])" office:value-type="float" office:value="-1.635" calcext:value-type="float">
            <text:p>-1.6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71" calcext:value-type="float">
            <text:p>-3.71</text:p>
          </table:table-cell>
          <table:table-cell table:number-columns-repeated="5"/>
          <table:table-cell table:formula="of:=ROW()" office:value-type="float" office:value="392" calcext:value-type="float">
            <text:p>39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755" calcext:value-type="float">
            <text:p>-1.7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05" calcext:value-type="float">
            <text:p>-4.05</text:p>
          </table:table-cell>
          <table:table-cell table:number-columns-repeated="5"/>
          <table:table-cell table:formula="of:=ROW()" office:value-type="float" office:value="393" calcext:value-type="float">
            <text:p>39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815" calcext:value-type="float">
            <text:p>-1.8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06" calcext:value-type="float">
            <text:p>-4.06</text:p>
          </table:table-cell>
          <table:table-cell table:number-columns-repeated="5"/>
          <table:table-cell table:formula="of:=ROW()" office:value-type="float" office:value="394" calcext:value-type="float">
            <text:p>39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.5" calcext:value-type="float">
            <text:p>-26.5</text:p>
          </table:table-cell>
          <table:table-cell table:style-name="ce1" table:formula="of:=AVERAGEIF([.$A$1:.$A$3203];ROW();[.D$1:.D$3203])"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72" calcext:value-type="float">
            <text:p>-3.72</text:p>
          </table:table-cell>
          <table:table-cell table:number-columns-repeated="5"/>
          <table:table-cell table:formula="of:=ROW()" office:value-type="float" office:value="395" calcext:value-type="float">
            <text:p>39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9" calcext:value-type="float">
            <text:p>-4.09</text:p>
          </table:table-cell>
          <table:table-cell table:number-columns-repeated="5"/>
          <table:table-cell table:formula="of:=ROW()" office:value-type="float" office:value="396" calcext:value-type="float">
            <text:p>39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.5" calcext:value-type="float">
            <text:p>-39.5</text:p>
          </table:table-cell>
          <table:table-cell table:style-name="ce1" table:formula="of:=AVERAGEIF([.$A$1:.$A$3203];ROW();[.D$1:.D$3203])" office:value-type="float" office:value="-2.14" calcext:value-type="float">
            <text:p>-2.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6" calcext:value-type="float">
            <text:p>-4.16</text:p>
          </table:table-cell>
          <table:table-cell table:number-columns-repeated="5"/>
          <table:table-cell table:formula="of:=ROW()" office:value-type="float" office:value="397" calcext:value-type="float">
            <text:p>39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905" calcext:value-type="float">
            <text:p>-1.9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3.82" calcext:value-type="float">
            <text:p>-3.82</text:p>
          </table:table-cell>
          <table:table-cell table:number-columns-repeated="5"/>
          <table:table-cell table:formula="of:=ROW()" office:value-type="float" office:value="398" calcext:value-type="float">
            <text:p>39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.5" calcext:value-type="float">
            <text:p>-41.5</text:p>
          </table:table-cell>
          <table:table-cell table:style-name="ce1" table:formula="of:=AVERAGEIF([.$A$1:.$A$3203];ROW();[.D$1:.D$3203])" office:value-type="float" office:value="-2.18" calcext:value-type="float">
            <text:p>-2.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66" calcext:value-type="float">
            <text:p>-3.66</text:p>
          </table:table-cell>
          <table:table-cell table:number-columns-repeated="5"/>
          <table:table-cell table:formula="of:=ROW()" office:value-type="float" office:value="399" calcext:value-type="float">
            <text:p>39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table:number-columns-repeated="5"/>
          <table:table-cell table:formula="of:=ROW()" office:value-type="float" office:value="400" calcext:value-type="float">
            <text:p>40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5" calcext:value-type="float">
            <text:p>-42.5</text:p>
          </table:table-cell>
          <table:table-cell table:style-name="ce1" table:formula="of:=AVERAGEIF([.$A$1:.$A$3203];ROW();[.D$1:.D$3203])" office:value-type="float" office:value="-2.145" calcext:value-type="float">
            <text:p>-2.1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3.61" calcext:value-type="float">
            <text:p>-3.61</text:p>
          </table:table-cell>
          <table:table-cell table:number-columns-repeated="5"/>
          <table:table-cell table:formula="of:=ROW()" office:value-type="float" office:value="401" calcext:value-type="float">
            <text:p>40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92" calcext:value-type="float">
            <text:p>-3.92</text:p>
          </table:table-cell>
          <table:table-cell table:number-columns-repeated="5"/>
          <table:table-cell table:formula="of:=ROW()" office:value-type="float" office:value="402" calcext:value-type="float">
            <text:p>40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.5" calcext:value-type="float">
            <text:p>-40.5</text:p>
          </table:table-cell>
          <table:table-cell table:style-name="ce1" table:formula="of:=AVERAGEIF([.$A$1:.$A$3203];ROW();[.D$1:.D$3203])" office:value-type="float" office:value="-2.525" calcext:value-type="float">
            <text:p>-2.5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4.22" calcext:value-type="float">
            <text:p>-4.22</text:p>
          </table:table-cell>
          <table:table-cell table:number-columns-repeated="5"/>
          <table:table-cell table:formula="of:=ROW()" office:value-type="float" office:value="403" calcext:value-type="float">
            <text:p>40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78" calcext:value-type="float">
            <text:p>-3.78</text:p>
          </table:table-cell>
          <table:table-cell table:number-columns-repeated="5"/>
          <table:table-cell table:formula="of:=ROW()" office:value-type="float" office:value="404" calcext:value-type="float">
            <text:p>40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23" calcext:value-type="float">
            <text:p>-3.23</text:p>
          </table:table-cell>
          <table:table-cell table:number-columns-repeated="5"/>
          <table:table-cell table:formula="of:=ROW()" office:value-type="float" office:value="405" calcext:value-type="float">
            <text:p>40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035" calcext:value-type="float">
            <text:p>-2.0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406" calcext:value-type="float">
            <text:p>40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.5" calcext:value-type="float">
            <text:p>-43.5</text:p>
          </table:table-cell>
          <table:table-cell table:style-name="ce1" table:formula="of:=AVERAGEIF([.$A$1:.$A$3203];ROW();[.D$1:.D$3203])" office:value-type="float" office:value="-2.115" calcext:value-type="float">
            <text:p>-2.1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87" calcext:value-type="float">
            <text:p>-2.87</text:p>
          </table:table-cell>
          <table:table-cell table:number-columns-repeated="5"/>
          <table:table-cell table:formula="of:=ROW()" office:value-type="float" office:value="407" calcext:value-type="float">
            <text:p>40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.5" calcext:value-type="float">
            <text:p>-38.5</text:p>
          </table:table-cell>
          <table:table-cell table:style-name="ce1" table:formula="of:=AVERAGEIF([.$A$1:.$A$3203];ROW();[.D$1:.D$3203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7" calcext:value-type="float">
            <text:p>-2.57</text:p>
          </table:table-cell>
          <table:table-cell table:number-columns-repeated="5"/>
          <table:table-cell table:formula="of:=ROW()" office:value-type="float" office:value="408" calcext:value-type="float">
            <text:p>40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.5" calcext:value-type="float">
            <text:p>-43.5</text:p>
          </table:table-cell>
          <table:table-cell table:style-name="ce1" table:formula="of:=AVERAGEIF([.$A$1:.$A$3203];ROW();[.D$1:.D$3203])" office:value-type="float" office:value="-2.135" calcext:value-type="float">
            <text:p>-2.1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409" calcext:value-type="float">
            <text:p>40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965" calcext:value-type="float">
            <text:p>-1.9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410" calcext:value-type="float">
            <text:p>41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.5" calcext:value-type="float">
            <text:p>-35.5</text:p>
          </table:table-cell>
          <table:table-cell table:style-name="ce1" table:formula="of:=AVERAGEIF([.$A$1:.$A$3203];ROW();[.D$1:.D$3203])"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68" calcext:value-type="float">
            <text:p>-3.68</text:p>
          </table:table-cell>
          <table:table-cell table:number-columns-repeated="5"/>
          <table:table-cell table:formula="of:=ROW()" office:value-type="float" office:value="411" calcext:value-type="float">
            <text:p>41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412" calcext:value-type="float">
            <text:p>41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5" calcext:value-type="float">
            <text:p>-37.5</text:p>
          </table:table-cell>
          <table:table-cell table:style-name="ce1" table:formula="of:=AVERAGEIF([.$A$1:.$A$3203];ROW();[.D$1:.D$3203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413" calcext:value-type="float">
            <text:p>41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135" calcext:value-type="float">
            <text:p>-2.1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48" calcext:value-type="float">
            <text:p>-2.48</text:p>
          </table:table-cell>
          <table:table-cell table:number-columns-repeated="5"/>
          <table:table-cell table:formula="of:=ROW()" office:value-type="float" office:value="414" calcext:value-type="float">
            <text:p>41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5" calcext:value-type="float">
            <text:p>-34.5</text:p>
          </table:table-cell>
          <table:table-cell table:style-name="ce1" table:formula="of:=AVERAGEIF([.$A$1:.$A$3203];ROW();[.D$1:.D$3203])" office:value-type="float" office:value="-1.765" calcext:value-type="float">
            <text:p>-1.7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68" calcext:value-type="float">
            <text:p>-2.68</text:p>
          </table:table-cell>
          <table:table-cell table:number-columns-repeated="5"/>
          <table:table-cell table:formula="of:=ROW()" office:value-type="float" office:value="415" calcext:value-type="float">
            <text:p>41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.5" calcext:value-type="float">
            <text:p>-30.5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9" calcext:value-type="float">
            <text:p>-3.19</text:p>
          </table:table-cell>
          <table:table-cell table:number-columns-repeated="5"/>
          <table:table-cell table:formula="of:=ROW()" office:value-type="float" office:value="416" calcext:value-type="float">
            <text:p>41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765" calcext:value-type="float">
            <text:p>-1.7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5" calcext:value-type="float">
            <text:p>-3.45</text:p>
          </table:table-cell>
          <table:table-cell table:number-columns-repeated="5"/>
          <table:table-cell table:formula="of:=ROW()" office:value-type="float" office:value="417" calcext:value-type="float">
            <text:p>41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1.825" calcext:value-type="float">
            <text:p>-1.8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418" calcext:value-type="float">
            <text:p>41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2" calcext:value-type="float">
            <text:p>-2.82</text:p>
          </table:table-cell>
          <table:table-cell table:number-columns-repeated="5"/>
          <table:table-cell table:formula="of:=ROW()" office:value-type="float" office:value="419" calcext:value-type="float">
            <text:p>41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.5" calcext:value-type="float">
            <text:p>-27.5</text:p>
          </table:table-cell>
          <table:table-cell table:style-name="ce1" table:formula="of:=AVERAGEIF([.$A$1:.$A$3203];ROW();[.D$1:.D$3203])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420" calcext:value-type="float">
            <text:p>42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.5" calcext:value-type="float">
            <text:p>-45.5</text:p>
          </table:table-cell>
          <table:table-cell table:style-name="ce1" table:formula="of:=AVERAGEIF([.$A$1:.$A$3203];ROW();[.D$1:.D$3203])" office:value-type="float" office:value="-2.035" calcext:value-type="float">
            <text:p>-2.0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421" calcext:value-type="float">
            <text:p>42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.5" calcext:value-type="float">
            <text:p>-35.5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83" calcext:value-type="float">
            <text:p>-2.83</text:p>
          </table:table-cell>
          <table:table-cell table:number-columns-repeated="5"/>
          <table:table-cell table:formula="of:=ROW()" office:value-type="float" office:value="422" calcext:value-type="float">
            <text:p>42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795" calcext:value-type="float">
            <text:p>-1.7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423" calcext:value-type="float">
            <text:p>42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424" calcext:value-type="float">
            <text:p>42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425" calcext:value-type="float">
            <text:p>42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.5" calcext:value-type="float">
            <text:p>-27.5</text:p>
          </table:table-cell>
          <table:table-cell table:style-name="ce1" table:formula="of:=AVERAGEIF([.$A$1:.$A$3203];ROW();[.D$1:.D$3203])" office:value-type="float" office:value="-1.755" calcext:value-type="float">
            <text:p>-1.7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2" calcext:value-type="float">
            <text:p>-3.22</text:p>
          </table:table-cell>
          <table:table-cell table:number-columns-repeated="5"/>
          <table:table-cell table:formula="of:=ROW()" office:value-type="float" office:value="426" calcext:value-type="float">
            <text:p>42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05" calcext:value-type="float">
            <text:p>-3.05</text:p>
          </table:table-cell>
          <table:table-cell table:number-columns-repeated="5"/>
          <table:table-cell table:formula="of:=ROW()" office:value-type="float" office:value="427" calcext:value-type="float">
            <text:p>42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.5" calcext:value-type="float">
            <text:p>-42.5</text:p>
          </table:table-cell>
          <table:table-cell table:style-name="ce1" table:formula="of:=AVERAGEIF([.$A$1:.$A$3203];ROW();[.D$1:.D$3203])" office:value-type="float" office:value="-2.075" calcext:value-type="float">
            <text:p>-2.0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428" calcext:value-type="float">
            <text:p>42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.5" calcext:value-type="float">
            <text:p>-36.5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9" calcext:value-type="float">
            <text:p>-2.69</text:p>
          </table:table-cell>
          <table:table-cell table:number-columns-repeated="5"/>
          <table:table-cell table:formula="of:=ROW()" office:value-type="float" office:value="429" calcext:value-type="float">
            <text:p>42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5" calcext:value-type="float">
            <text:p>-34.5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430" calcext:value-type="float">
            <text:p>43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.5" calcext:value-type="float">
            <text:p>-39.5</text:p>
          </table:table-cell>
          <table:table-cell table:style-name="ce1" table:formula="of:=AVERAGEIF([.$A$1:.$A$3203];ROW();[.D$1:.D$3203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8" calcext:value-type="float">
            <text:p>-2.68</text:p>
          </table:table-cell>
          <table:table-cell table:number-columns-repeated="5"/>
          <table:table-cell table:formula="of:=ROW()" office:value-type="float" office:value="431" calcext:value-type="float">
            <text:p>43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86" calcext:value-type="float">
            <text:p>-1.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432" calcext:value-type="float">
            <text:p>43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.5" calcext:value-type="float">
            <text:p>-26.5</text:p>
          </table:table-cell>
          <table:table-cell table:style-name="ce1" table:formula="of:=AVERAGEIF([.$A$1:.$A$3203];ROW();[.D$1:.D$3203])" office:value-type="float" office:value="-1.865" calcext:value-type="float">
            <text:p>-1.8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5" calcext:value-type="float">
            <text:p>-3.35</text:p>
          </table:table-cell>
          <table:table-cell table:number-columns-repeated="5"/>
          <table:table-cell table:formula="of:=ROW()" office:value-type="float" office:value="433" calcext:value-type="float">
            <text:p>43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.5" calcext:value-type="float">
            <text:p>-37.5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434" calcext:value-type="float">
            <text:p>43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.5" calcext:value-type="float">
            <text:p>-34.5</text:p>
          </table:table-cell>
          <table:table-cell table:style-name="ce1" table:formula="of:=AVERAGEIF([.$A$1:.$A$3203];ROW();[.D$1:.D$3203])" office:value-type="float" office:value="-1.865" calcext:value-type="float">
            <text:p>-1.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1" calcext:value-type="float">
            <text:p>-2.91</text:p>
          </table:table-cell>
          <table:table-cell table:number-columns-repeated="5"/>
          <table:table-cell table:formula="of:=ROW()" office:value-type="float" office:value="435" calcext:value-type="float">
            <text:p>43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table:formula="of:=ROW()" office:value-type="float" office:value="436" calcext:value-type="float">
            <text:p>43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255" calcext:value-type="float">
            <text:p>-2.2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45" calcext:value-type="float">
            <text:p>-2.45</text:p>
          </table:table-cell>
          <table:table-cell table:number-columns-repeated="5"/>
          <table:table-cell table:formula="of:=ROW()" office:value-type="float" office:value="437" calcext:value-type="float">
            <text:p>43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185" calcext:value-type="float">
            <text:p>-2.1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1" calcext:value-type="float">
            <text:p>-2.91</text:p>
          </table:table-cell>
          <table:table-cell table:number-columns-repeated="5"/>
          <table:table-cell table:formula="of:=ROW()" office:value-type="float" office:value="438" calcext:value-type="float">
            <text:p>43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7" calcext:value-type="float">
            <text:p>-2.87</text:p>
          </table:table-cell>
          <table:table-cell table:number-columns-repeated="5"/>
          <table:table-cell table:formula="of:=ROW()" office:value-type="float" office:value="439" calcext:value-type="float">
            <text:p>43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440" calcext:value-type="float">
            <text:p>44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.5" calcext:value-type="float">
            <text:p>-45.5</text:p>
          </table:table-cell>
          <table:table-cell table:style-name="ce1" table:formula="of:=AVERAGEIF([.$A$1:.$A$3203];ROW();[.D$1:.D$3203]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441" calcext:value-type="float">
            <text:p>44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1.925" calcext:value-type="float">
            <text:p>-1.9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38" calcext:value-type="float">
            <text:p>-2.38</text:p>
          </table:table-cell>
          <table:table-cell table:number-columns-repeated="5"/>
          <table:table-cell table:formula="of:=ROW()" office:value-type="float" office:value="442" calcext:value-type="float">
            <text:p>44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.5" calcext:value-type="float">
            <text:p>-41.5</text:p>
          </table:table-cell>
          <table:table-cell table:style-name="ce1" table:formula="of:=AVERAGEIF([.$A$1:.$A$3203];ROW();[.D$1:.D$3203])" office:value-type="float" office:value="-2.045" calcext:value-type="float">
            <text:p>-2.0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31" calcext:value-type="float">
            <text:p>-2.31</text:p>
          </table:table-cell>
          <table:table-cell table:number-columns-repeated="5"/>
          <table:table-cell table:formula="of:=ROW()" office:value-type="float" office:value="443" calcext:value-type="float">
            <text:p>44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7" calcext:value-type="float">
            <text:p>-2.67</text:p>
          </table:table-cell>
          <table:table-cell table:number-columns-repeated="5"/>
          <table:table-cell table:formula="of:=ROW()" office:value-type="float" office:value="444" calcext:value-type="float">
            <text:p>44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445" calcext:value-type="float">
            <text:p>44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.5" calcext:value-type="float">
            <text:p>-33.5</text:p>
          </table:table-cell>
          <table:table-cell table:style-name="ce1" table:formula="of:=AVERAGEIF([.$A$1:.$A$3203];ROW();[.D$1:.D$3203])" office:value-type="float" office:value="-2.065" calcext:value-type="float">
            <text:p>-2.0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5" calcext:value-type="float">
            <text:p>-3.5</text:p>
          </table:table-cell>
          <table:table-cell table:number-columns-repeated="5"/>
          <table:table-cell table:formula="of:=ROW()" office:value-type="float" office:value="446" calcext:value-type="float">
            <text:p>44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.5" calcext:value-type="float">
            <text:p>-29.5</text:p>
          </table:table-cell>
          <table:table-cell table:style-name="ce1" table:formula="of:=AVERAGEIF([.$A$1:.$A$3203];ROW();[.D$1:.D$3203])" office:value-type="float" office:value="-1.61" calcext:value-type="float">
            <text:p>-1.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3" calcext:value-type="float">
            <text:p>-3.13</text:p>
          </table:table-cell>
          <table:table-cell table:number-columns-repeated="5"/>
          <table:table-cell table:formula="of:=ROW()" office:value-type="float" office:value="447" calcext:value-type="float">
            <text:p>447</text:p>
          </table:table-cell>
          <table:table-cell table:style-name="ce1" table:formula="of:=AVERAGEIF([.$A$1:.$A$3203];ROW();[.B$1:.B$3203])" office:value-type="float" office:value="-0.5" calcext:value-type="float">
            <text:p>-0.5</text:p>
          </table:table-cell>
          <table:table-cell table:style-name="ce1" table:formula="of:=AVERAGEIF([.$A$1:.$A$3203];ROW();[.C$1:.C$3203])" office:value-type="float" office:value="-25.5" calcext:value-type="float">
            <text:p>-25.5</text:p>
          </table:table-cell>
          <table:table-cell table:style-name="ce1" table:formula="of:=AVERAGEIF([.$A$1:.$A$3203];ROW();[.D$1:.D$3203])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4" calcext:value-type="float">
            <text:p>-2.94</text:p>
          </table:table-cell>
          <table:table-cell table:number-columns-repeated="5"/>
          <table:table-cell table:formula="of:=ROW()" office:value-type="float" office:value="448" calcext:value-type="float">
            <text:p>44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table:formula="of:=ROW()" office:value-type="float" office:value="449" calcext:value-type="float">
            <text:p>44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450" calcext:value-type="float">
            <text:p>45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56" calcext:value-type="float">
            <text:p>-2.56</text:p>
          </table:table-cell>
          <table:table-cell table:number-columns-repeated="5"/>
          <table:table-cell table:formula="of:=ROW()" office:value-type="float" office:value="451" calcext:value-type="float">
            <text:p>45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452" calcext:value-type="float">
            <text:p>45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453" calcext:value-type="float">
            <text:p>45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15" calcext:value-type="float">
            <text:p>-3.15</text:p>
          </table:table-cell>
          <table:table-cell table:number-columns-repeated="5"/>
          <table:table-cell table:formula="of:=ROW()" office:value-type="float" office:value="454" calcext:value-type="float">
            <text:p>45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46" calcext:value-type="float">
            <text:p>-3.46</text:p>
          </table:table-cell>
          <table:table-cell table:number-columns-repeated="5"/>
          <table:table-cell table:formula="of:=ROW()" office:value-type="float" office:value="455" calcext:value-type="float">
            <text:p>45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5" calcext:value-type="float">
            <text:p>-2.5</text:p>
          </table:table-cell>
          <table:table-cell table:number-columns-repeated="5"/>
          <table:table-cell table:formula="of:=ROW()" office:value-type="float" office:value="456" calcext:value-type="float">
            <text:p>45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457" calcext:value-type="float">
            <text:p>45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2" calcext:value-type="float">
            <text:p>-3.32</text:p>
          </table:table-cell>
          <table:table-cell table:number-columns-repeated="5"/>
          <table:table-cell table:formula="of:=ROW()" office:value-type="float" office:value="458" calcext:value-type="float">
            <text:p>45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52" calcext:value-type="float">
            <text:p>-2.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74" calcext:value-type="float">
            <text:p>-2.74</text:p>
          </table:table-cell>
          <table:table-cell table:number-columns-repeated="5"/>
          <table:table-cell table:formula="of:=ROW()" office:value-type="float" office:value="459" calcext:value-type="float">
            <text:p>45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460" calcext:value-type="float">
            <text:p>46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2" calcext:value-type="float">
            <text:p>-22</text:p>
          </table:table-cell>
          <table:table-cell table:style-name="ce1" table:formula="of:=AVERAGEIF([.$A$1:.$A$3203];ROW();[.D$1:.D$3203])"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461" calcext:value-type="float">
            <text:p>46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1" calcext:value-type="float">
            <text:p>-3.11</text:p>
          </table:table-cell>
          <table:table-cell table:number-columns-repeated="5"/>
          <table:table-cell table:formula="of:=ROW()" office:value-type="float" office:value="462" calcext:value-type="float">
            <text:p>46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66" calcext:value-type="float">
            <text:p>-2.66</text:p>
          </table:table-cell>
          <table:table-cell table:number-columns-repeated="5"/>
          <table:table-cell table:formula="of:=ROW()" office:value-type="float" office:value="463" calcext:value-type="float">
            <text:p>46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9" calcext:value-type="float">
            <text:p>-49</text:p>
          </table:table-cell>
          <table:table-cell table:style-name="ce1" table:formula="of:=AVERAGEIF([.$A$1:.$A$3203];ROW();[.D$1:.D$3203]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464" calcext:value-type="float">
            <text:p>46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465" calcext:value-type="float">
            <text:p>46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2" calcext:value-type="float">
            <text:p>-3.42</text:p>
          </table:table-cell>
          <table:table-cell table:number-columns-repeated="5"/>
          <table:table-cell table:formula="of:=ROW()" office:value-type="float" office:value="466" calcext:value-type="float">
            <text:p>46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86" calcext:value-type="float">
            <text:p>-1.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1" calcext:value-type="float">
            <text:p>-2.91</text:p>
          </table:table-cell>
          <table:table-cell table:number-columns-repeated="5"/>
          <table:table-cell table:formula="of:=ROW()" office:value-type="float" office:value="467" calcext:value-type="float">
            <text:p>46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53" calcext:value-type="float">
            <text:p>-1.5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468" calcext:value-type="float">
            <text:p>46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1" calcext:value-type="float">
            <text:p>-3.11</text:p>
          </table:table-cell>
          <table:table-cell table:number-columns-repeated="5"/>
          <table:table-cell table:formula="of:=ROW()" office:value-type="float" office:value="469" calcext:value-type="float">
            <text:p>46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83" calcext:value-type="float">
            <text:p>-2.83</text:p>
          </table:table-cell>
          <table:table-cell table:number-columns-repeated="5"/>
          <table:table-cell table:formula="of:=ROW()" office:value-type="float" office:value="470" calcext:value-type="float">
            <text:p>47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471" calcext:value-type="float">
            <text:p>47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41" calcext:value-type="float">
            <text:p>-2.41</text:p>
          </table:table-cell>
          <table:table-cell table:number-columns-repeated="5"/>
          <table:table-cell table:formula="of:=ROW()" office:value-type="float" office:value="472" calcext:value-type="float">
            <text:p>47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88" calcext:value-type="float">
            <text:p>-2.88</text:p>
          </table:table-cell>
          <table:table-cell table:number-columns-repeated="5"/>
          <table:table-cell table:formula="of:=ROW()" office:value-type="float" office:value="473" calcext:value-type="float">
            <text:p>47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83" calcext:value-type="float">
            <text:p>-2.83</text:p>
          </table:table-cell>
          <table:table-cell table:number-columns-repeated="5"/>
          <table:table-cell table:formula="of:=ROW()" office:value-type="float" office:value="474" calcext:value-type="float">
            <text:p>47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66" calcext:value-type="float">
            <text:p>-2.66</text:p>
          </table:table-cell>
          <table:table-cell table:number-columns-repeated="5"/>
          <table:table-cell table:formula="of:=ROW()" office:value-type="float" office:value="475" calcext:value-type="float">
            <text:p>47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2" calcext:value-type="float">
            <text:p>-2.72</text:p>
          </table:table-cell>
          <table:table-cell table:number-columns-repeated="5"/>
          <table:table-cell table:formula="of:=ROW()" office:value-type="float" office:value="476" calcext:value-type="float">
            <text:p>47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15" calcext:value-type="float">
            <text:p>-2.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59" calcext:value-type="float">
            <text:p>-2.59</text:p>
          </table:table-cell>
          <table:table-cell table:number-columns-repeated="5"/>
          <table:table-cell table:formula="of:=ROW()" office:value-type="float" office:value="477" calcext:value-type="float">
            <text:p>47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83" calcext:value-type="float">
            <text:p>-1.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83" calcext:value-type="float">
            <text:p>-2.83</text:p>
          </table:table-cell>
          <table:table-cell table:number-columns-repeated="5"/>
          <table:table-cell table:formula="of:=ROW()" office:value-type="float" office:value="478" calcext:value-type="float">
            <text:p>47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479" calcext:value-type="float">
            <text:p>47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" calcext:value-type="float">
            <text:p>-3.1</text:p>
          </table:table-cell>
          <table:table-cell table:number-columns-repeated="5"/>
          <table:table-cell table:formula="of:=ROW()" office:value-type="float" office:value="480" calcext:value-type="float">
            <text:p>48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63" calcext:value-type="float">
            <text:p>-1.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2" calcext:value-type="float">
            <text:p>-3.2</text:p>
          </table:table-cell>
          <table:table-cell table:number-columns-repeated="5"/>
          <table:table-cell table:formula="of:=ROW()" office:value-type="float" office:value="481" calcext:value-type="float">
            <text:p>48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482" calcext:value-type="float">
            <text:p>48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37" calcext:value-type="float">
            <text:p>-2.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ROW()" office:value-type="float" office:value="483" calcext:value-type="float">
            <text:p>48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2" calcext:value-type="float">
            <text:p>-22</text:p>
          </table:table-cell>
          <table:table-cell table:style-name="ce1" table:formula="of:=AVERAGEIF([.$A$1:.$A$3203];ROW();[.D$1:.D$3203])"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96" calcext:value-type="float">
            <text:p>-2.96</text:p>
          </table:table-cell>
          <table:table-cell table:number-columns-repeated="5"/>
          <table:table-cell table:formula="of:=ROW()" office:value-type="float" office:value="484" calcext:value-type="float">
            <text:p>48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14" calcext:value-type="float">
            <text:p>-2.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485" calcext:value-type="float">
            <text:p>48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43" calcext:value-type="float">
            <text:p>-2.43</text:p>
          </table:table-cell>
          <table:table-cell table:number-columns-repeated="5"/>
          <table:table-cell table:formula="of:=ROW()" office:value-type="float" office:value="486" calcext:value-type="float">
            <text:p>48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487" calcext:value-type="float">
            <text:p>48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488" calcext:value-type="float">
            <text:p>48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15" calcext:value-type="float">
            <text:p>-3.15</text:p>
          </table:table-cell>
          <table:table-cell table:number-columns-repeated="5"/>
          <table:table-cell table:formula="of:=ROW()" office:value-type="float" office:value="489" calcext:value-type="float">
            <text:p>48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74" calcext:value-type="float">
            <text:p>-1.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490" calcext:value-type="float">
            <text:p>49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50" calcext:value-type="float">
            <text:p>-50</text:p>
          </table:table-cell>
          <table:table-cell table:style-name="ce1" table:formula="of:=AVERAGEIF([.$A$1:.$A$3203];ROW();[.D$1:.D$3203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4" calcext:value-type="float">
            <text:p>-2.74</text:p>
          </table:table-cell>
          <table:table-cell table:number-columns-repeated="5"/>
          <table:table-cell table:formula="of:=ROW()" office:value-type="float" office:value="491" calcext:value-type="float">
            <text:p>49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9" calcext:value-type="float">
            <text:p>-3.39</text:p>
          </table:table-cell>
          <table:table-cell table:number-columns-repeated="5"/>
          <table:table-cell table:formula="of:=ROW()" office:value-type="float" office:value="492" calcext:value-type="float">
            <text:p>49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" calcext:value-type="float">
            <text:p>-28</text:p>
          </table:table-cell>
          <table:table-cell table:style-name="ce1" table:formula="of:=AVERAGEIF([.$A$1:.$A$3203];ROW();[.D$1:.D$3203])" office:value-type="float" office:value="-1.39" calcext:value-type="float">
            <text:p>-1.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493" calcext:value-type="float">
            <text:p>49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61" calcext:value-type="float">
            <text:p>-1.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1" calcext:value-type="float">
            <text:p>-3.31</text:p>
          </table:table-cell>
          <table:table-cell table:number-columns-repeated="5"/>
          <table:table-cell table:formula="of:=ROW()" office:value-type="float" office:value="494" calcext:value-type="float">
            <text:p>49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6" calcext:value-type="float">
            <text:p>-3.16</text:p>
          </table:table-cell>
          <table:table-cell table:number-columns-repeated="5"/>
          <table:table-cell table:formula="of:=ROW()" office:value-type="float" office:value="495" calcext:value-type="float">
            <text:p>49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" calcext:value-type="float">
            <text:p>-2.8</text:p>
          </table:table-cell>
          <table:table-cell table:number-columns-repeated="5"/>
          <table:table-cell table:formula="of:=ROW()" office:value-type="float" office:value="496" calcext:value-type="float">
            <text:p>49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4" calcext:value-type="float">
            <text:p>-3.44</text:p>
          </table:table-cell>
          <table:table-cell table:number-columns-repeated="5"/>
          <table:table-cell table:formula="of:=ROW()" office:value-type="float" office:value="497" calcext:value-type="float">
            <text:p>49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8" calcext:value-type="float">
            <text:p>-3.08</text:p>
          </table:table-cell>
          <table:table-cell table:number-columns-repeated="5"/>
          <table:table-cell table:formula="of:=ROW()" office:value-type="float" office:value="498" calcext:value-type="float">
            <text:p>49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5" calcext:value-type="float">
            <text:p>-15</text:p>
          </table:table-cell>
          <table:table-cell table:style-name="ce1" table:formula="of:=AVERAGEIF([.$A$1:.$A$3203];ROW();[.D$1:.D$3203])"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3" calcext:value-type="float">
            <text:p>-3.13</text:p>
          </table:table-cell>
          <table:table-cell table:number-columns-repeated="5"/>
          <table:table-cell table:formula="of:=ROW()" office:value-type="float" office:value="499" calcext:value-type="float">
            <text:p>49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500" calcext:value-type="float">
            <text:p>50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2.75" calcext:value-type="float">
            <text:p>-2.75</text:p>
          </table:table-cell>
          <table:table-cell table:number-columns-repeated="5"/>
          <table:table-cell table:formula="of:=ROW()" office:value-type="float" office:value="501" calcext:value-type="float">
            <text:p>50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50" calcext:value-type="float">
            <text:p>-50</text:p>
          </table:table-cell>
          <table:table-cell table:style-name="ce1" table:formula="of:=AVERAGEIF([.$A$1:.$A$3203];ROW();[.D$1:.D$3203])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35" calcext:value-type="float">
            <text:p>-2.35</text:p>
          </table:table-cell>
          <table:table-cell table:number-columns-repeated="5"/>
          <table:table-cell table:formula="of:=ROW()" office:value-type="float" office:value="502" calcext:value-type="float">
            <text:p>50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503" calcext:value-type="float">
            <text:p>50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" calcext:value-type="float">
            <text:p>-28</text:p>
          </table:table-cell>
          <table:table-cell table:style-name="ce1" table:formula="of:=AVERAGEIF([.$A$1:.$A$3203];ROW();[.D$1:.D$3203])"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504" calcext:value-type="float">
            <text:p>50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05" calcext:value-type="float">
            <text:p>50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21" calcext:value-type="float">
            <text:p>-3.21</text:p>
          </table:table-cell>
          <table:table-cell table:number-columns-repeated="5"/>
          <table:table-cell table:formula="of:=ROW()" office:value-type="float" office:value="506" calcext:value-type="float">
            <text:p>50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507" calcext:value-type="float">
            <text:p>50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3" calcext:value-type="float">
            <text:p>-2.93</text:p>
          </table:table-cell>
          <table:table-cell table:number-columns-repeated="5"/>
          <table:table-cell table:formula="of:=ROW()" office:value-type="float" office:value="508" calcext:value-type="float">
            <text:p>50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9" calcext:value-type="float">
            <text:p>-2.59</text:p>
          </table:table-cell>
          <table:table-cell table:number-columns-repeated="5"/>
          <table:table-cell table:formula="of:=ROW()" office:value-type="float" office:value="509" calcext:value-type="float">
            <text:p>50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83" calcext:value-type="float">
            <text:p>-2.83</text:p>
          </table:table-cell>
          <table:table-cell table:number-columns-repeated="5"/>
          <table:table-cell table:formula="of:=ROW()" office:value-type="float" office:value="510" calcext:value-type="float">
            <text:p>51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64" calcext:value-type="float">
            <text:p>-2.64</text:p>
          </table:table-cell>
          <table:table-cell table:number-columns-repeated="5"/>
          <table:table-cell table:formula="of:=ROW()" office:value-type="float" office:value="511" calcext:value-type="float">
            <text:p>51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74" calcext:value-type="float">
            <text:p>-2.74</text:p>
          </table:table-cell>
          <table:table-cell table:number-columns-repeated="5"/>
          <table:table-cell table:formula="of:=ROW()" office:value-type="float" office:value="512" calcext:value-type="float">
            <text:p>51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0" calcext:value-type="float">
            <text:p>-20</text:p>
          </table:table-cell>
          <table:table-cell table:style-name="ce1" table:formula="of:=AVERAGEIF([.$A$1:.$A$3203];ROW();[.D$1:.D$3203])" office:value-type="float" office:value="-1.43" calcext:value-type="float">
            <text:p>-1.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7" calcext:value-type="float">
            <text:p>-2.7</text:p>
          </table:table-cell>
          <table:table-cell table:number-columns-repeated="5"/>
          <table:table-cell table:formula="of:=ROW()" office:value-type="float" office:value="513" calcext:value-type="float">
            <text:p>51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5" calcext:value-type="float">
            <text:p>-25</text:p>
          </table:table-cell>
          <table:table-cell table:style-name="ce1" table:formula="of:=AVERAGEIF([.$A$1:.$A$3203];ROW();[.D$1:.D$3203])"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82" calcext:value-type="float">
            <text:p>-2.82</text:p>
          </table:table-cell>
          <table:table-cell table:number-columns-repeated="5"/>
          <table:table-cell table:formula="of:=ROW()" office:value-type="float" office:value="514" calcext:value-type="float">
            <text:p>51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515" calcext:value-type="float">
            <text:p>51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3" calcext:value-type="float">
            <text:p>-3.13</text:p>
          </table:table-cell>
          <table:table-cell table:number-columns-repeated="5"/>
          <table:table-cell table:formula="of:=ROW()" office:value-type="float" office:value="516" calcext:value-type="float">
            <text:p>51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7" calcext:value-type="float">
            <text:p>-3.17</text:p>
          </table:table-cell>
          <table:table-cell table:number-columns-repeated="5"/>
          <table:table-cell table:formula="of:=ROW()" office:value-type="float" office:value="517" calcext:value-type="float">
            <text:p>51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518" calcext:value-type="float">
            <text:p>51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68" calcext:value-type="float">
            <text:p>-2.68</text:p>
          </table:table-cell>
          <table:table-cell table:number-columns-repeated="5"/>
          <table:table-cell table:formula="of:=ROW()" office:value-type="float" office:value="519" calcext:value-type="float">
            <text:p>51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27" calcext:value-type="float">
            <text:p>-2.27</text:p>
          </table:table-cell>
          <table:table-cell table:number-columns-repeated="5"/>
          <table:table-cell table:formula="of:=ROW()" office:value-type="float" office:value="520" calcext:value-type="float">
            <text:p>52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3" calcext:value-type="float">
            <text:p>-2.63</text:p>
          </table:table-cell>
          <table:table-cell table:number-columns-repeated="5"/>
          <table:table-cell table:formula="of:=ROW()" office:value-type="float" office:value="521" calcext:value-type="float">
            <text:p>52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58" calcext:value-type="float">
            <text:p>-2.58</text:p>
          </table:table-cell>
          <table:table-cell table:number-columns-repeated="5"/>
          <table:table-cell table:formula="of:=ROW()" office:value-type="float" office:value="522" calcext:value-type="float">
            <text:p>52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1" calcext:value-type="float">
            <text:p>-11</text:p>
          </table:table-cell>
          <table:table-cell table:style-name="ce1" table:formula="of:=AVERAGEIF([.$A$1:.$A$3203];ROW();[.D$1:.D$3203])"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21" calcext:value-type="float">
            <text:p>-3.21</text:p>
          </table:table-cell>
          <table:table-cell table:number-columns-repeated="5"/>
          <table:table-cell table:formula="of:=ROW()" office:value-type="float" office:value="523" calcext:value-type="float">
            <text:p>52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01" calcext:value-type="float">
            <text:p>-3.01</text:p>
          </table:table-cell>
          <table:table-cell table:number-columns-repeated="5"/>
          <table:table-cell table:formula="of:=ROW()" office:value-type="float" office:value="524" calcext:value-type="float">
            <text:p>52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  <table:table-cell table:formula="of:=ROW()" office:value-type="float" office:value="525" calcext:value-type="float">
            <text:p>52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3" calcext:value-type="float">
            <text:p>-3.23</text:p>
          </table:table-cell>
          <table:table-cell table:number-columns-repeated="5"/>
          <table:table-cell table:formula="of:=ROW()" office:value-type="float" office:value="526" calcext:value-type="float">
            <text:p>52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0" calcext:value-type="float">
            <text:p>-10</text:p>
          </table:table-cell>
          <table:table-cell table:style-name="ce1" table:formula="of:=AVERAGEIF([.$A$1:.$A$3203];ROW();[.D$1:.D$3203])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" calcext:value-type="float">
            <text:p>-3.1</text:p>
          </table:table-cell>
          <table:table-cell table:number-columns-repeated="5"/>
          <table:table-cell table:formula="of:=ROW()" office:value-type="float" office:value="527" calcext:value-type="float">
            <text:p>52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528" calcext:value-type="float">
            <text:p>52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529" calcext:value-type="float">
            <text:p>52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4" calcext:value-type="float">
            <text:p>-3.04</text:p>
          </table:table-cell>
          <table:table-cell table:number-columns-repeated="5"/>
          <table:table-cell table:formula="of:=ROW()" office:value-type="float" office:value="530" calcext:value-type="float">
            <text:p>53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2" calcext:value-type="float">
            <text:p>-2.92</text:p>
          </table:table-cell>
          <table:table-cell table:number-columns-repeated="5"/>
          <table:table-cell table:formula="of:=ROW()" office:value-type="float" office:value="531" calcext:value-type="float">
            <text:p>53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85" calcext:value-type="float">
            <text:p>-2.85</text:p>
          </table:table-cell>
          <table:table-cell table:number-columns-repeated="5"/>
          <table:table-cell table:formula="of:=ROW()" office:value-type="float" office:value="532" calcext:value-type="float">
            <text:p>53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4" calcext:value-type="float">
            <text:p>-2.84</text:p>
          </table:table-cell>
          <table:table-cell table:number-columns-repeated="5"/>
          <table:table-cell table:formula="of:=ROW()" office:value-type="float" office:value="533" calcext:value-type="float">
            <text:p>53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51" calcext:value-type="float">
            <text:p>-2.51</text:p>
          </table:table-cell>
          <table:table-cell table:number-columns-repeated="5"/>
          <table:table-cell table:formula="of:=ROW()" office:value-type="float" office:value="534" calcext:value-type="float">
            <text:p>53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9" calcext:value-type="float">
            <text:p>-2.99</text:p>
          </table:table-cell>
          <table:table-cell table:number-columns-repeated="5"/>
          <table:table-cell table:formula="of:=ROW()" office:value-type="float" office:value="535" calcext:value-type="float">
            <text:p>53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9" calcext:value-type="float">
            <text:p>-3.09</text:p>
          </table:table-cell>
          <table:table-cell table:number-columns-repeated="5"/>
          <table:table-cell table:formula="of:=ROW()" office:value-type="float" office:value="536" calcext:value-type="float">
            <text:p>53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537" calcext:value-type="float">
            <text:p>53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97" calcext:value-type="float">
            <text:p>-2.97</text:p>
          </table:table-cell>
          <table:table-cell table:number-columns-repeated="5"/>
          <table:table-cell table:formula="of:=ROW()" office:value-type="float" office:value="538" calcext:value-type="float">
            <text:p>53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539" calcext:value-type="float">
            <text:p>53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5" calcext:value-type="float">
            <text:p>-3.15</text:p>
          </table:table-cell>
          <table:table-cell table:number-columns-repeated="5"/>
          <table:table-cell table:formula="of:=ROW()" office:value-type="float" office:value="540" calcext:value-type="float">
            <text:p>54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63" calcext:value-type="float">
            <text:p>-3.63</text:p>
          </table:table-cell>
          <table:table-cell table:number-columns-repeated="5"/>
          <table:table-cell table:formula="of:=ROW()" office:value-type="float" office:value="541" calcext:value-type="float">
            <text:p>54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1" calcext:value-type="float">
            <text:p>-2.81</text:p>
          </table:table-cell>
          <table:table-cell table:number-columns-repeated="5"/>
          <table:table-cell table:formula="of:=ROW()" office:value-type="float" office:value="542" calcext:value-type="float">
            <text:p>54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98" calcext:value-type="float">
            <text:p>-2.98</text:p>
          </table:table-cell>
          <table:table-cell table:number-columns-repeated="5"/>
          <table:table-cell table:formula="of:=ROW()" office:value-type="float" office:value="543" calcext:value-type="float">
            <text:p>54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43" calcext:value-type="float">
            <text:p>-2.43</text:p>
          </table:table-cell>
          <table:table-cell table:number-columns-repeated="5"/>
          <table:table-cell table:formula="of:=ROW()" office:value-type="float" office:value="544" calcext:value-type="float">
            <text:p>54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91" calcext:value-type="float">
            <text:p>-1.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25" calcext:value-type="float">
            <text:p>-3.25</text:p>
          </table:table-cell>
          <table:table-cell table:number-columns-repeated="5"/>
          <table:table-cell table:formula="of:=ROW()" office:value-type="float" office:value="545" calcext:value-type="float">
            <text:p>54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1" calcext:value-type="float">
            <text:p>-3.21</text:p>
          </table:table-cell>
          <table:table-cell table:number-columns-repeated="5"/>
          <table:table-cell table:formula="of:=ROW()" office:value-type="float" office:value="546" calcext:value-type="float">
            <text:p>54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5" calcext:value-type="float">
            <text:p>-15</text:p>
          </table:table-cell>
          <table:table-cell table:style-name="ce1" table:formula="of:=AVERAGEIF([.$A$1:.$A$3203];ROW();[.D$1:.D$3203])"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54" calcext:value-type="float">
            <text:p>-2.54</text:p>
          </table:table-cell>
          <table:table-cell table:number-columns-repeated="5"/>
          <table:table-cell table:formula="of:=ROW()" office:value-type="float" office:value="547" calcext:value-type="float">
            <text:p>54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0" calcext:value-type="float">
            <text:p>-20</text:p>
          </table:table-cell>
          <table:table-cell table:style-name="ce1" table:formula="of:=AVERAGEIF([.$A$1:.$A$3203];ROW();[.D$1:.D$3203])" office:value-type="float" office:value="-1.39" calcext:value-type="float">
            <text:p>-1.3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53" calcext:value-type="float">
            <text:p>-3.53</text:p>
          </table:table-cell>
          <table:table-cell table:number-columns-repeated="5"/>
          <table:table-cell table:formula="of:=ROW()" office:value-type="float" office:value="548" calcext:value-type="float">
            <text:p>54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9" calcext:value-type="float">
            <text:p>-49</text:p>
          </table:table-cell>
          <table:table-cell table:style-name="ce1" table:formula="of:=AVERAGEIF([.$A$1:.$A$3203];ROW();[.D$1:.D$3203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5" calcext:value-type="float">
            <text:p>-2.75</text:p>
          </table:table-cell>
          <table:table-cell table:number-columns-repeated="5"/>
          <table:table-cell table:formula="of:=ROW()" office:value-type="float" office:value="549" calcext:value-type="float">
            <text:p>54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37" calcext:value-type="float">
            <text:p>-2.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  <table:table-cell table:formula="of:=ROW()" office:value-type="float" office:value="550" calcext:value-type="float">
            <text:p>55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2" calcext:value-type="float">
            <text:p>-3.2</text:p>
          </table:table-cell>
          <table:table-cell table:number-columns-repeated="5"/>
          <table:table-cell table:formula="of:=ROW()" office:value-type="float" office:value="551" calcext:value-type="float">
            <text:p>55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552" calcext:value-type="float">
            <text:p>55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8" calcext:value-type="float">
            <text:p>-2.78</text:p>
          </table:table-cell>
          <table:table-cell table:number-columns-repeated="5"/>
          <table:table-cell table:formula="of:=ROW()" office:value-type="float" office:value="553" calcext:value-type="float">
            <text:p>55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8" calcext:value-type="float">
            <text:p>-48</text:p>
          </table:table-cell>
          <table:table-cell table:style-name="ce1" table:formula="of:=AVERAGEIF([.$A$1:.$A$3203];ROW();[.D$1:.D$3203])"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76" calcext:value-type="float">
            <text:p>-2.76</text:p>
          </table:table-cell>
          <table:table-cell table:number-columns-repeated="5"/>
          <table:table-cell table:formula="of:=ROW()" office:value-type="float" office:value="554" calcext:value-type="float">
            <text:p>55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32" calcext:value-type="float">
            <text:p>-2.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39" calcext:value-type="float">
            <text:p>-2.39</text:p>
          </table:table-cell>
          <table:table-cell table:number-columns-repeated="5"/>
          <table:table-cell table:formula="of:=ROW()" office:value-type="float" office:value="555" calcext:value-type="float">
            <text:p>55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1" calcext:value-type="float">
            <text:p>-2.91</text:p>
          </table:table-cell>
          <table:table-cell table:number-columns-repeated="5"/>
          <table:table-cell table:formula="of:=ROW()" office:value-type="float" office:value="556" calcext:value-type="float">
            <text:p>55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9" calcext:value-type="float">
            <text:p>-2.79</text:p>
          </table:table-cell>
          <table:table-cell table:number-columns-repeated="5"/>
          <table:table-cell table:formula="of:=ROW()" office:value-type="float" office:value="557" calcext:value-type="float">
            <text:p>55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.45" calcext:value-type="float">
            <text:p>-2.45</text:p>
          </table:table-cell>
          <table:table-cell table:number-columns-repeated="5"/>
          <table:table-cell table:formula="of:=ROW()" office:value-type="float" office:value="558" calcext:value-type="float">
            <text:p>55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99" calcext:value-type="float">
            <text:p>-1.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57" calcext:value-type="float">
            <text:p>-2.57</text:p>
          </table:table-cell>
          <table:table-cell table:number-columns-repeated="5"/>
          <table:table-cell table:formula="of:=ROW()" office:value-type="float" office:value="559" calcext:value-type="float">
            <text:p>55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68" calcext:value-type="float">
            <text:p>-2.68</text:p>
          </table:table-cell>
          <table:table-cell table:number-columns-repeated="5"/>
          <table:table-cell table:formula="of:=ROW()" office:value-type="float" office:value="560" calcext:value-type="float">
            <text:p>56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table:formula="of:=ROW()" office:value-type="float" office:value="561" calcext:value-type="float">
            <text:p>56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9" calcext:value-type="float">
            <text:p>-3.19</text:p>
          </table:table-cell>
          <table:table-cell table:number-columns-repeated="5"/>
          <table:table-cell table:formula="of:=ROW()" office:value-type="float" office:value="562" calcext:value-type="float">
            <text:p>56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2.02" calcext:value-type="float">
            <text:p>-2.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73" calcext:value-type="float">
            <text:p>-2.73</text:p>
          </table:table-cell>
          <table:table-cell table:number-columns-repeated="5"/>
          <table:table-cell table:formula="of:=ROW()" office:value-type="float" office:value="563" calcext:value-type="float">
            <text:p>56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32" calcext:value-type="float">
            <text:p>-3.32</text:p>
          </table:table-cell>
          <table:table-cell table:number-columns-repeated="5"/>
          <table:table-cell table:formula="of:=ROW()" office:value-type="float" office:value="564" calcext:value-type="float">
            <text:p>56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2" calcext:value-type="float">
            <text:p>-3.2</text:p>
          </table:table-cell>
          <table:table-cell table:number-columns-repeated="5"/>
          <table:table-cell table:formula="of:=ROW()" office:value-type="float" office:value="565" calcext:value-type="float">
            <text:p>56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3" calcext:value-type="float">
            <text:p>-2.93</text:p>
          </table:table-cell>
          <table:table-cell table:number-columns-repeated="5"/>
          <table:table-cell table:formula="of:=ROW()" office:value-type="float" office:value="566" calcext:value-type="float">
            <text:p>56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18" calcext:value-type="float">
            <text:p>-2.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9" calcext:value-type="float">
            <text:p>-3.29</text:p>
          </table:table-cell>
          <table:table-cell table:number-columns-repeated="5"/>
          <table:table-cell table:formula="of:=ROW()" office:value-type="float" office:value="567" calcext:value-type="float">
            <text:p>56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41" calcext:value-type="float">
            <text:p>-2.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" calcext:value-type="float">
            <text:p>-2.9</text:p>
          </table:table-cell>
          <table:table-cell table:number-columns-repeated="5"/>
          <table:table-cell table:formula="of:=ROW()" office:value-type="float" office:value="568" calcext:value-type="float">
            <text:p>56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7" calcext:value-type="float">
            <text:p>-3.37</text:p>
          </table:table-cell>
          <table:table-cell table:number-columns-repeated="5"/>
          <table:table-cell table:formula="of:=ROW()" office:value-type="float" office:value="569" calcext:value-type="float">
            <text:p>56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.3" calcext:value-type="float">
            <text:p>-2.3</text:p>
          </table:table-cell>
          <table:table-cell table:number-columns-repeated="5"/>
          <table:table-cell table:formula="of:=ROW()" office:value-type="float" office:value="570" calcext:value-type="float">
            <text:p>57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" calcext:value-type="float">
            <text:p>-28</text:p>
          </table:table-cell>
          <table:table-cell table:style-name="ce1" table:formula="of:=AVERAGEIF([.$A$1:.$A$3203];ROW();[.D$1:.D$3203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48" calcext:value-type="float">
            <text:p>-2.48</text:p>
          </table:table-cell>
          <table:table-cell table:number-columns-repeated="5"/>
          <table:table-cell table:formula="of:=ROW()" office:value-type="float" office:value="571" calcext:value-type="float">
            <text:p>57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3" calcext:value-type="float">
            <text:p>-3.03</text:p>
          </table:table-cell>
          <table:table-cell table:number-columns-repeated="5"/>
          <table:table-cell table:formula="of:=ROW()" office:value-type="float" office:value="572" calcext:value-type="float">
            <text:p>57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35" calcext:value-type="float">
            <text:p>-2.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64" calcext:value-type="float">
            <text:p>-3.64</text:p>
          </table:table-cell>
          <table:table-cell table:number-columns-repeated="5"/>
          <table:table-cell table:formula="of:=ROW()" office:value-type="float" office:value="573" calcext:value-type="float">
            <text:p>57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7" calcext:value-type="float">
            <text:p>-2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02" calcext:value-type="float">
            <text:p>-3.02</text:p>
          </table:table-cell>
          <table:table-cell table:number-columns-repeated="5"/>
          <table:table-cell table:formula="of:=ROW()" office:value-type="float" office:value="574" calcext:value-type="float">
            <text:p>57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29" calcext:value-type="float">
            <text:p>-2.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9" calcext:value-type="float">
            <text:p>-2.89</text:p>
          </table:table-cell>
          <table:table-cell table:number-columns-repeated="5"/>
          <table:table-cell table:formula="of:=ROW()" office:value-type="float" office:value="575" calcext:value-type="float">
            <text:p>57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" calcext:value-type="float">
            <text:p>-3.1</text:p>
          </table:table-cell>
          <table:table-cell table:number-columns-repeated="5"/>
          <table:table-cell table:formula="of:=ROW()" office:value-type="float" office:value="576" calcext:value-type="float">
            <text:p>57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19" calcext:value-type="float">
            <text:p>-2.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61" calcext:value-type="float">
            <text:p>-2.61</text:p>
          </table:table-cell>
          <table:table-cell table:number-columns-repeated="5"/>
          <table:table-cell table:formula="of:=ROW()" office:value-type="float" office:value="577" calcext:value-type="float">
            <text:p>57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9" calcext:value-type="float">
            <text:p>-49</text:p>
          </table:table-cell>
          <table:table-cell table:style-name="ce1" table:formula="of:=AVERAGEIF([.$A$1:.$A$3203];ROW();[.D$1:.D$3203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56" calcext:value-type="float">
            <text:p>-3.56</text:p>
          </table:table-cell>
          <table:table-cell table:number-columns-repeated="5"/>
          <table:table-cell table:formula="of:=ROW()" office:value-type="float" office:value="578" calcext:value-type="float">
            <text:p>57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53" calcext:value-type="float">
            <text:p>-1.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62" calcext:value-type="float">
            <text:p>-2.62</text:p>
          </table:table-cell>
          <table:table-cell table:number-columns-repeated="5"/>
          <table:table-cell table:formula="of:=ROW()" office:value-type="float" office:value="579" calcext:value-type="float">
            <text:p>57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.29" calcext:value-type="float">
            <text:p>-2.29</text:p>
          </table:table-cell>
          <table:table-cell table:number-columns-repeated="5"/>
          <table:table-cell table:formula="of:=ROW()" office:value-type="float" office:value="580" calcext:value-type="float">
            <text:p>58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4" calcext:value-type="float">
            <text:p>-3.14</text:p>
          </table:table-cell>
          <table:table-cell table:number-columns-repeated="5"/>
          <table:table-cell table:formula="of:=ROW()" office:value-type="float" office:value="581" calcext:value-type="float">
            <text:p>58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49" calcext:value-type="float">
            <text:p>-2.49</text:p>
          </table:table-cell>
          <table:table-cell table:number-columns-repeated="5"/>
          <table:table-cell table:formula="of:=ROW()" office:value-type="float" office:value="582" calcext:value-type="float">
            <text:p>58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" calcext:value-type="float">
            <text:p>-2.6</text:p>
          </table:table-cell>
          <table:table-cell table:number-columns-repeated="5"/>
          <table:table-cell table:formula="of:=ROW()" office:value-type="float" office:value="583" calcext:value-type="float">
            <text:p>58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5" calcext:value-type="float">
            <text:p>-2.95</text:p>
          </table:table-cell>
          <table:table-cell table:number-columns-repeated="5"/>
          <table:table-cell table:formula="of:=ROW()" office:value-type="float" office:value="584" calcext:value-type="float">
            <text:p>58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81" calcext:value-type="float">
            <text:p>-1.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67" calcext:value-type="float">
            <text:p>-2.67</text:p>
          </table:table-cell>
          <table:table-cell table:number-columns-repeated="5"/>
          <table:table-cell table:formula="of:=ROW()" office:value-type="float" office:value="585" calcext:value-type="float">
            <text:p>58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27" calcext:value-type="float">
            <text:p>-2.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51" calcext:value-type="float">
            <text:p>-2.51</text:p>
          </table:table-cell>
          <table:table-cell table:number-columns-repeated="5"/>
          <table:table-cell table:formula="of:=ROW()" office:value-type="float" office:value="586" calcext:value-type="float">
            <text:p>58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7" calcext:value-type="float">
            <text:p>-3.37</text:p>
          </table:table-cell>
          <table:table-cell table:number-columns-repeated="5"/>
          <table:table-cell table:formula="of:=ROW()" office:value-type="float" office:value="587" calcext:value-type="float">
            <text:p>58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6" calcext:value-type="float">
            <text:p>-3.06</text:p>
          </table:table-cell>
          <table:table-cell table:number-columns-repeated="5"/>
          <table:table-cell table:formula="of:=ROW()" office:value-type="float" office:value="588" calcext:value-type="float">
            <text:p>58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23" calcext:value-type="float">
            <text:p>-2.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48" calcext:value-type="float">
            <text:p>-2.48</text:p>
          </table:table-cell>
          <table:table-cell table:number-columns-repeated="5"/>
          <table:table-cell table:formula="of:=ROW()" office:value-type="float" office:value="589" calcext:value-type="float">
            <text:p>58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17" calcext:value-type="float">
            <text:p>-2.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56" calcext:value-type="float">
            <text:p>-3.56</text:p>
          </table:table-cell>
          <table:table-cell table:number-columns-repeated="5"/>
          <table:table-cell table:formula="of:=ROW()" office:value-type="float" office:value="590" calcext:value-type="float">
            <text:p>59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64" calcext:value-type="float">
            <text:p>-2.64</text:p>
          </table:table-cell>
          <table:table-cell table:number-columns-repeated="5"/>
          <table:table-cell table:formula="of:=ROW()" office:value-type="float" office:value="591" calcext:value-type="float">
            <text:p>59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2.26" calcext:value-type="float">
            <text:p>-2.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92" calcext:value-type="float">
            <text:p>-2.92</text:p>
          </table:table-cell>
          <table:table-cell table:number-columns-repeated="5"/>
          <table:table-cell table:formula="of:=ROW()" office:value-type="float" office:value="592" calcext:value-type="float">
            <text:p>59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1.69" calcext:value-type="float">
            <text:p>-1.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.53" calcext:value-type="float">
            <text:p>-2.53</text:p>
          </table:table-cell>
          <table:table-cell table:number-columns-repeated="5"/>
          <table:table-cell table:formula="of:=ROW()" office:value-type="float" office:value="593" calcext:value-type="float">
            <text:p>59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22" calcext:value-type="float">
            <text:p>-3.22</text:p>
          </table:table-cell>
          <table:table-cell table:number-columns-repeated="5"/>
          <table:table-cell table:formula="of:=ROW()" office:value-type="float" office:value="594" calcext:value-type="float">
            <text:p>59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11" calcext:value-type="float">
            <text:p>-2.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2.57" calcext:value-type="float">
            <text:p>-2.57</text:p>
          </table:table-cell>
          <table:table-cell table:number-columns-repeated="5"/>
          <table:table-cell table:formula="of:=ROW()" office:value-type="float" office:value="595" calcext:value-type="float">
            <text:p>59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8" calcext:value-type="float">
            <text:p>-18</text:p>
          </table:table-cell>
          <table:table-cell table:style-name="ce1" table:formula="of:=AVERAGEIF([.$A$1:.$A$3203];ROW();[.D$1:.D$3203])"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52" calcext:value-type="float">
            <text:p>-2.52</text:p>
          </table:table-cell>
          <table:table-cell table:number-columns-repeated="5"/>
          <table:table-cell table:formula="of:=ROW()" office:value-type="float" office:value="596" calcext:value-type="float">
            <text:p>59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1.98" calcext:value-type="float">
            <text:p>-1.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.41" calcext:value-type="float">
            <text:p>-1.41</text:p>
          </table:table-cell>
          <table:table-cell table:number-columns-repeated="5"/>
          <table:table-cell table:formula="of:=ROW()" office:value-type="float" office:value="597" calcext:value-type="float">
            <text:p>59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6" calcext:value-type="float">
            <text:p>-1.96</text:p>
          </table:table-cell>
          <table:table-cell table:number-columns-repeated="5"/>
          <table:table-cell table:formula="of:=ROW()" office:value-type="float" office:value="598" calcext:value-type="float">
            <text:p>59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35" calcext:value-type="float">
            <text:p>-2.35</text:p>
          </table:table-cell>
          <table:table-cell table:number-columns-repeated="5"/>
          <table:table-cell table:formula="of:=ROW()" office:value-type="float" office:value="599" calcext:value-type="float">
            <text:p>59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7" calcext:value-type="float">
            <text:p>-37</text:p>
          </table:table-cell>
          <table:table-cell table:style-name="ce1" table:formula="of:=AVERAGEIF([.$A$1:.$A$3203];ROW();[.D$1:.D$3203])"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3" calcext:value-type="float">
            <text:p>-1.83</text:p>
          </table:table-cell>
          <table:table-cell table:number-columns-repeated="5"/>
          <table:table-cell table:formula="of:=ROW()" office:value-type="float" office:value="600" calcext:value-type="float">
            <text:p>60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19" calcext:value-type="float">
            <text:p>-2.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" calcext:value-type="float">
            <text:p>-2.4</text:p>
          </table:table-cell>
          <table:table-cell table:number-columns-repeated="5"/>
          <table:table-cell table:formula="of:=ROW()" office:value-type="float" office:value="601" calcext:value-type="float">
            <text:p>60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47" calcext:value-type="float">
            <text:p>-2.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41" calcext:value-type="float">
            <text:p>-1.41</text:p>
          </table:table-cell>
          <table:table-cell table:number-columns-repeated="5"/>
          <table:table-cell table:formula="of:=ROW()" office:value-type="float" office:value="602" calcext:value-type="float">
            <text:p>60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7" calcext:value-type="float">
            <text:p>-2.07</text:p>
          </table:table-cell>
          <table:table-cell table:number-columns-repeated="5"/>
          <table:table-cell table:formula="of:=ROW()" office:value-type="float" office:value="603" calcext:value-type="float">
            <text:p>60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98" calcext:value-type="float">
            <text:p>-1.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formula="of:=ROW()" office:value-type="float" office:value="604" calcext:value-type="float">
            <text:p>60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38" calcext:value-type="float">
            <text:p>-2.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49" calcext:value-type="float">
            <text:p>-1.49</text:p>
          </table:table-cell>
          <table:table-cell table:number-columns-repeated="5"/>
          <table:table-cell table:formula="of:=ROW()" office:value-type="float" office:value="605" calcext:value-type="float">
            <text:p>60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58" calcext:value-type="float">
            <text:p>-1.58</text:p>
          </table:table-cell>
          <table:table-cell table:number-columns-repeated="5"/>
          <table:table-cell table:formula="of:=ROW()" office:value-type="float" office:value="606" calcext:value-type="float">
            <text:p>60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33" calcext:value-type="float">
            <text:p>-2.33</text:p>
          </table:table-cell>
          <table:table-cell table:number-columns-repeated="5"/>
          <table:table-cell table:formula="of:=ROW()" office:value-type="float" office:value="607" calcext:value-type="float">
            <text:p>60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49" calcext:value-type="float">
            <text:p>-1.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2" calcext:value-type="float">
            <text:p>-1.52</text:p>
          </table:table-cell>
          <table:table-cell table:number-columns-repeated="5"/>
          <table:table-cell table:formula="of:=ROW()" office:value-type="float" office:value="608" calcext:value-type="float">
            <text:p>60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55" calcext:value-type="float">
            <text:p>-1.55</text:p>
          </table:table-cell>
          <table:table-cell table:number-columns-repeated="5"/>
          <table:table-cell table:formula="of:=ROW()" office:value-type="float" office:value="609" calcext:value-type="float">
            <text:p>60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63" calcext:value-type="float">
            <text:p>-1.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7" calcext:value-type="float">
            <text:p>-2.17</text:p>
          </table:table-cell>
          <table:table-cell table:number-columns-repeated="5"/>
          <table:table-cell table:formula="of:=ROW()" office:value-type="float" office:value="610" calcext:value-type="float">
            <text:p>61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4" calcext:value-type="float">
            <text:p>-2.34</text:p>
          </table:table-cell>
          <table:table-cell table:number-columns-repeated="5"/>
          <table:table-cell table:formula="of:=ROW()" office:value-type="float" office:value="611" calcext:value-type="float">
            <text:p>61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8" calcext:value-type="float">
            <text:p>-38</text:p>
          </table:table-cell>
          <table:table-cell table:style-name="ce1" table:formula="of:=AVERAGEIF([.$A$1:.$A$3203];ROW();[.D$1:.D$3203])"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1.9" calcext:value-type="float">
            <text:p>-1.9</text:p>
          </table:table-cell>
          <table:table-cell table:number-columns-repeated="5"/>
          <table:table-cell table:formula="of:=ROW()" office:value-type="float" office:value="612" calcext:value-type="float">
            <text:p>61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4" calcext:value-type="float">
            <text:p>-2.24</text:p>
          </table:table-cell>
          <table:table-cell table:number-columns-repeated="5"/>
          <table:table-cell table:formula="of:=ROW()" office:value-type="float" office:value="613" calcext:value-type="float">
            <text:p>61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83" calcext:value-type="float">
            <text:p>-1.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" calcext:value-type="float">
            <text:p>-2.3</text:p>
          </table:table-cell>
          <table:table-cell table:number-columns-repeated="5"/>
          <table:table-cell table:formula="of:=ROW()" office:value-type="float" office:value="614" calcext:value-type="float">
            <text:p>61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6" calcext:value-type="float">
            <text:p>-1.66</text:p>
          </table:table-cell>
          <table:table-cell table:number-columns-repeated="5"/>
          <table:table-cell table:formula="of:=ROW()" office:value-type="float" office:value="615" calcext:value-type="float">
            <text:p>61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3" calcext:value-type="float">
            <text:p>-33</text:p>
          </table:table-cell>
          <table:table-cell table:style-name="ce1" table:formula="of:=AVERAGEIF([.$A$1:.$A$3203];ROW();[.D$1:.D$3203])"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7" calcext:value-type="float">
            <text:p>-1.97</text:p>
          </table:table-cell>
          <table:table-cell table:number-columns-repeated="5"/>
          <table:table-cell table:formula="of:=ROW()" office:value-type="float" office:value="616" calcext:value-type="float">
            <text:p>61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8" calcext:value-type="float">
            <text:p>-28</text:p>
          </table:table-cell>
          <table:table-cell table:style-name="ce1" table:formula="of:=AVERAGEIF([.$A$1:.$A$3203];ROW();[.D$1:.D$3203])" office:value-type="float" office:value="-1.89" calcext:value-type="float">
            <text:p>-1.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" calcext:value-type="float">
            <text:p>-1.4</text:p>
          </table:table-cell>
          <table:table-cell table:number-columns-repeated="5"/>
          <table:table-cell table:formula="of:=ROW()" office:value-type="float" office:value="617" calcext:value-type="float">
            <text:p>61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1.93" calcext:value-type="float">
            <text:p>-1.9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3" calcext:value-type="float">
            <text:p>-1.73</text:p>
          </table:table-cell>
          <table:table-cell table:number-columns-repeated="5"/>
          <table:table-cell table:formula="of:=ROW()" office:value-type="float" office:value="618" calcext:value-type="float">
            <text:p>61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9" calcext:value-type="float">
            <text:p>-29</text:p>
          </table:table-cell>
          <table:table-cell table:style-name="ce1" table:formula="of:=AVERAGEIF([.$A$1:.$A$3203];ROW();[.D$1:.D$3203])"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8" calcext:value-type="float">
            <text:p>-1.98</text:p>
          </table:table-cell>
          <table:table-cell table:number-columns-repeated="5"/>
          <table:table-cell table:formula="of:=ROW()" office:value-type="float" office:value="619" calcext:value-type="float">
            <text:p>61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8" calcext:value-type="float">
            <text:p>-48</text:p>
          </table:table-cell>
          <table:table-cell table:style-name="ce1" table:formula="of:=AVERAGEIF([.$A$1:.$A$3203];ROW();[.D$1:.D$3203])" office:value-type="float" office:value="-2.33" calcext:value-type="float">
            <text:p>-2.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6" calcext:value-type="float">
            <text:p>-2.06</text:p>
          </table:table-cell>
          <table:table-cell table:number-columns-repeated="5"/>
          <table:table-cell table:formula="of:=ROW()" office:value-type="float" office:value="620" calcext:value-type="float">
            <text:p>62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4" calcext:value-type="float">
            <text:p>-24</text:p>
          </table:table-cell>
          <table:table-cell table:style-name="ce1" table:formula="of:=AVERAGEIF([.$A$1:.$A$3203];ROW();[.D$1:.D$3203])" office:value-type="float" office:value="-1.67" calcext:value-type="float">
            <text:p>-1.6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6" calcext:value-type="float">
            <text:p>-1.86</text:p>
          </table:table-cell>
          <table:table-cell table:number-columns-repeated="5"/>
          <table:table-cell table:formula="of:=ROW()" office:value-type="float" office:value="621" calcext:value-type="float">
            <text:p>62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2" calcext:value-type="float">
            <text:p>-2.32</text:p>
          </table:table-cell>
          <table:table-cell table:number-columns-repeated="5"/>
          <table:table-cell table:formula="of:=ROW()" office:value-type="float" office:value="622" calcext:value-type="float">
            <text:p>62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1" calcext:value-type="float">
            <text:p>-2.31</text:p>
          </table:table-cell>
          <table:table-cell table:number-columns-repeated="5"/>
          <table:table-cell table:formula="of:=ROW()" office:value-type="float" office:value="623" calcext:value-type="float">
            <text:p>62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2" calcext:value-type="float">
            <text:p>-22</text:p>
          </table:table-cell>
          <table:table-cell table:style-name="ce1" table:formula="of:=AVERAGEIF([.$A$1:.$A$3203];ROW();[.D$1:.D$3203])"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4" calcext:value-type="float">
            <text:p>-1.44</text:p>
          </table:table-cell>
          <table:table-cell table:number-columns-repeated="5"/>
          <table:table-cell table:formula="of:=ROW()" office:value-type="float" office:value="624" calcext:value-type="float">
            <text:p>62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7" calcext:value-type="float">
            <text:p>-1.67</text:p>
          </table:table-cell>
          <table:table-cell table:number-columns-repeated="5"/>
          <table:table-cell table:formula="of:=ROW()" office:value-type="float" office:value="625" calcext:value-type="float">
            <text:p>62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1.74" calcext:value-type="float">
            <text:p>-1.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6" calcext:value-type="float">
            <text:p>-2.06</text:p>
          </table:table-cell>
          <table:table-cell table:number-columns-repeated="5"/>
          <table:table-cell table:formula="of:=ROW()" office:value-type="float" office:value="626" calcext:value-type="float">
            <text:p>62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5" calcext:value-type="float">
            <text:p>-2.05</text:p>
          </table:table-cell>
          <table:table-cell table:number-columns-repeated="5"/>
          <table:table-cell table:formula="of:=ROW()" office:value-type="float" office:value="627" calcext:value-type="float">
            <text:p>62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4" calcext:value-type="float">
            <text:p>-1.94</text:p>
          </table:table-cell>
          <table:table-cell table:number-columns-repeated="5"/>
          <table:table-cell table:formula="of:=ROW()" office:value-type="float" office:value="628" calcext:value-type="float">
            <text:p>62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59" calcext:value-type="float">
            <text:p>-1.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1" calcext:value-type="float">
            <text:p>-1.81</text:p>
          </table:table-cell>
          <table:table-cell table:number-columns-repeated="5"/>
          <table:table-cell table:formula="of:=ROW()" office:value-type="float" office:value="629" calcext:value-type="float">
            <text:p>62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3" calcext:value-type="float">
            <text:p>-23</text:p>
          </table:table-cell>
          <table:table-cell table:style-name="ce1" table:formula="of:=AVERAGEIF([.$A$1:.$A$3203];ROW();[.D$1:.D$3203])"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5" calcext:value-type="float">
            <text:p>-1.85</text:p>
          </table:table-cell>
          <table:table-cell table:number-columns-repeated="5"/>
          <table:table-cell table:formula="of:=ROW()" office:value-type="float" office:value="630" calcext:value-type="float">
            <text:p>63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0" calcext:value-type="float">
            <text:p>-20</text:p>
          </table:table-cell>
          <table:table-cell table:style-name="ce1" table:formula="of:=AVERAGEIF([.$A$1:.$A$3203];ROW();[.D$1:.D$3203])" office:value-type="float" office:value="-1.61" calcext:value-type="float">
            <text:p>-1.6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9" calcext:value-type="float">
            <text:p>-2.39</text:p>
          </table:table-cell>
          <table:table-cell table:number-columns-repeated="5"/>
          <table:table-cell table:formula="of:=ROW()" office:value-type="float" office:value="631" calcext:value-type="float">
            <text:p>63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1.56" calcext:value-type="float">
            <text:p>-1.56</text:p>
          </table:table-cell>
          <table:table-cell table:number-columns-repeated="5"/>
          <table:table-cell table:formula="of:=ROW()" office:value-type="float" office:value="632" calcext:value-type="float">
            <text:p>63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2" calcext:value-type="float">
            <text:p>-32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1" calcext:value-type="float">
            <text:p>-91</text:p>
          </table:table-cell>
          <table:table-cell office:value-type="float" office:value="-207" calcext:value-type="float">
            <text:p>-207</text:p>
          </table:table-cell>
          <table:table-cell office:value-type="float" office:value="-141.02" calcext:value-type="float">
            <text:p>-141.02</text:p>
          </table:table-cell>
          <table:table-cell table:number-columns-repeated="5"/>
          <table:table-cell table:formula="of:=ROW()" office:value-type="float" office:value="633" calcext:value-type="float">
            <text:p>63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116.97" calcext:value-type="float">
            <text:p>-116.97</text:p>
          </table:table-cell>
          <table:table-cell table:number-columns-repeated="5"/>
          <table:table-cell table:formula="of:=ROW()" office:value-type="float" office:value="634" calcext:value-type="float">
            <text:p>63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4" calcext:value-type="float">
            <text:p>-64</text:p>
          </table:table-cell>
          <table:table-cell office:value-type="float" office:value="-122" calcext:value-type="float">
            <text:p>-122</text:p>
          </table:table-cell>
          <table:table-cell office:value-type="float" office:value="-86.26" calcext:value-type="float">
            <text:p>-86.26</text:p>
          </table:table-cell>
          <table:table-cell table:number-columns-repeated="5"/>
          <table:table-cell table:formula="of:=ROW()" office:value-type="float" office:value="635" calcext:value-type="float">
            <text:p>63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1" calcext:value-type="float">
            <text:p>-31</text:p>
          </table:table-cell>
          <table:table-cell table:style-name="ce1" table:formula="of:=AVERAGEIF([.$A$1:.$A$3203];ROW();[.D$1:.D$3203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9" calcext:value-type="float">
            <text:p>-59</text:p>
          </table:table-cell>
          <table:table-cell office:value-type="float" office:value="-98" calcext:value-type="float">
            <text:p>-98</text:p>
          </table:table-cell>
          <table:table-cell office:value-type="float" office:value="-68.67" calcext:value-type="float">
            <text:p>-68.67</text:p>
          </table:table-cell>
          <table:table-cell table:number-columns-repeated="5"/>
          <table:table-cell table:formula="of:=ROW()" office:value-type="float" office:value="636" calcext:value-type="float">
            <text:p>63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8" calcext:value-type="float">
            <text:p>-48</text:p>
          </table:table-cell>
          <table:table-cell table:style-name="ce1" table:formula="of:=AVERAGEIF([.$A$1:.$A$3203];ROW();[.D$1:.D$3203])"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9" calcext:value-type="float">
            <text:p>-59</text:p>
          </table:table-cell>
          <table:table-cell office:value-type="float" office:value="-99" calcext:value-type="float">
            <text:p>-99</text:p>
          </table:table-cell>
          <table:table-cell office:value-type="float" office:value="-64.76" calcext:value-type="float">
            <text:p>-64.76</text:p>
          </table:table-cell>
          <table:table-cell table:number-columns-repeated="5"/>
          <table:table-cell table:formula="of:=ROW()" office:value-type="float" office:value="637" calcext:value-type="float">
            <text:p>63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51" calcext:value-type="float">
            <text:p>-51</text:p>
          </table:table-cell>
          <table:table-cell table:style-name="ce1" table:formula="of:=AVERAGEIF([.$A$1:.$A$3203];ROW();[.D$1:.D$3203])"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9" calcext:value-type="float">
            <text:p>-59</text:p>
          </table:table-cell>
          <table:table-cell office:value-type="float" office:value="-102" calcext:value-type="float">
            <text:p>-102</text:p>
          </table:table-cell>
          <table:table-cell office:value-type="float" office:value="-64.6" calcext:value-type="float">
            <text:p>-64.6</text:p>
          </table:table-cell>
          <table:table-cell table:number-columns-repeated="5"/>
          <table:table-cell table:formula="of:=ROW()" office:value-type="float" office:value="638" calcext:value-type="float">
            <text:p>63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0" calcext:value-type="float">
            <text:p>-50</text:p>
          </table:table-cell>
          <table:table-cell office:value-type="float" office:value="-68" calcext:value-type="float">
            <text:p>-68</text:p>
          </table:table-cell>
          <table:table-cell office:value-type="float" office:value="-60.2" calcext:value-type="float">
            <text:p>-60.2</text:p>
          </table:table-cell>
          <table:table-cell table:number-columns-repeated="5"/>
          <table:table-cell table:formula="of:=ROW()" office:value-type="float" office:value="639" calcext:value-type="float">
            <text:p>63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2" calcext:value-type="float">
            <text:p>-42</text:p>
          </table:table-cell>
          <table:table-cell table:style-name="ce1" table:formula="of:=AVERAGEIF([.$A$1:.$A$3203];ROW();[.D$1:.D$3203])" office:value-type="float" office:value="-1.73" calcext:value-type="float">
            <text:p>-1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5" calcext:value-type="float">
            <text:p>-45</text:p>
          </table:table-cell>
          <table:table-cell office:value-type="float" office:value="-66" calcext:value-type="float">
            <text:p>-66</text:p>
          </table:table-cell>
          <table:table-cell office:value-type="float" office:value="-57.66" calcext:value-type="float">
            <text:p>-57.66</text:p>
          </table:table-cell>
          <table:table-cell table:number-columns-repeated="5"/>
          <table:table-cell table:formula="of:=ROW()" office:value-type="float" office:value="640" calcext:value-type="float">
            <text:p>64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9" calcext:value-type="float">
            <text:p>-49</text:p>
          </table:table-cell>
          <table:table-cell table:style-name="ce1" table:formula="of:=AVERAGEIF([.$A$1:.$A$3203];ROW();[.D$1:.D$3203])"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5" calcext:value-type="float">
            <text:p>-45</text:p>
          </table:table-cell>
          <table:table-cell office:value-type="float" office:value="-72" calcext:value-type="float">
            <text:p>-72</text:p>
          </table:table-cell>
          <table:table-cell office:value-type="float" office:value="-54.68" calcext:value-type="float">
            <text:p>-54.68</text:p>
          </table:table-cell>
          <table:table-cell table:number-columns-repeated="5"/>
          <table:table-cell table:formula="of:=ROW()" office:value-type="float" office:value="641" calcext:value-type="float">
            <text:p>64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5" calcext:value-type="float">
            <text:p>-35</text:p>
          </table:table-cell>
          <table:table-cell office:value-type="float" office:value="-99" calcext:value-type="float">
            <text:p>-99</text:p>
          </table:table-cell>
          <table:table-cell office:value-type="float" office:value="-52.14" calcext:value-type="float">
            <text:p>-52.14</text:p>
          </table:table-cell>
          <table:table-cell table:number-columns-repeated="5"/>
          <table:table-cell table:formula="of:=ROW()" office:value-type="float" office:value="642" calcext:value-type="float">
            <text:p>64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7" calcext:value-type="float">
            <text:p>-47</text:p>
          </table:table-cell>
          <table:table-cell table:style-name="ce1" table:formula="of:=AVERAGEIF([.$A$1:.$A$3203];ROW();[.D$1:.D$3203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5" calcext:value-type="float">
            <text:p>-35</text:p>
          </table:table-cell>
          <table:table-cell office:value-type="float" office:value="-94" calcext:value-type="float">
            <text:p>-94</text:p>
          </table:table-cell>
          <table:table-cell office:value-type="float" office:value="-45.53" calcext:value-type="float">
            <text:p>-45.53</text:p>
          </table:table-cell>
          <table:table-cell table:number-columns-repeated="5"/>
          <table:table-cell table:formula="of:=ROW()" office:value-type="float" office:value="643" calcext:value-type="float">
            <text:p>64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7" calcext:value-type="float">
            <text:p>-27</text:p>
          </table:table-cell>
          <table:table-cell table:style-name="ce1" table:formula="of:=AVERAGEIF([.$A$1:.$A$3203];ROW();[.D$1:.D$3203])"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1" calcext:value-type="float">
            <text:p>-31</text:p>
          </table:table-cell>
          <table:table-cell office:value-type="float" office:value="-84" calcext:value-type="float">
            <text:p>-84</text:p>
          </table:table-cell>
          <table:table-cell office:value-type="float" office:value="-39.1" calcext:value-type="float">
            <text:p>-39.1</text:p>
          </table:table-cell>
          <table:table-cell table:number-columns-repeated="5"/>
          <table:table-cell table:formula="of:=ROW()" office:value-type="float" office:value="644" calcext:value-type="float">
            <text:p>64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1" calcext:value-type="float">
            <text:p>-31</text:p>
          </table:table-cell>
          <table:table-cell office:value-type="float" office:value="-73" calcext:value-type="float">
            <text:p>-73</text:p>
          </table:table-cell>
          <table:table-cell office:value-type="float" office:value="-35.78" calcext:value-type="float">
            <text:p>-35.78</text:p>
          </table:table-cell>
          <table:table-cell table:number-columns-repeated="5"/>
          <table:table-cell table:formula="of:=ROW()" office:value-type="float" office:value="645" calcext:value-type="float">
            <text:p>64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69" calcext:value-type="float">
            <text:p>-69</text:p>
          </table:table-cell>
          <table:table-cell office:value-type="float" office:value="-35.78" calcext:value-type="float">
            <text:p>-35.78</text:p>
          </table:table-cell>
          <table:table-cell table:number-columns-repeated="5"/>
          <table:table-cell table:formula="of:=ROW()" office:value-type="float" office:value="646" calcext:value-type="float">
            <text:p>64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1" calcext:value-type="float">
            <text:p>-31</text:p>
          </table:table-cell>
          <table:table-cell office:value-type="float" office:value="-77" calcext:value-type="float">
            <text:p>-77</text:p>
          </table:table-cell>
          <table:table-cell office:value-type="float" office:value="-35.44" calcext:value-type="float">
            <text:p>-35.44</text:p>
          </table:table-cell>
          <table:table-cell table:number-columns-repeated="5"/>
          <table:table-cell table:formula="of:=ROW()" office:value-type="float" office:value="647" calcext:value-type="float">
            <text:p>64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3" calcext:value-type="float">
            <text:p>-43</text:p>
          </table:table-cell>
          <table:table-cell table:style-name="ce1" table:formula="of:=AVERAGEIF([.$A$1:.$A$3203];ROW();[.D$1:.D$3203])" office:value-type="float" office:value="-2.56" calcext:value-type="float">
            <text:p>-2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1" calcext:value-type="float">
            <text:p>-31</text:p>
          </table:table-cell>
          <table:table-cell office:value-type="float" office:value="-68" calcext:value-type="float">
            <text:p>-68</text:p>
          </table:table-cell>
          <table:table-cell office:value-type="float" office:value="-34.48" calcext:value-type="float">
            <text:p>-34.48</text:p>
          </table:table-cell>
          <table:table-cell table:number-columns-repeated="5"/>
          <table:table-cell table:formula="of:=ROW()" office:value-type="float" office:value="648" calcext:value-type="float">
            <text:p>64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5" calcext:value-type="float">
            <text:p>-45</text:p>
          </table:table-cell>
          <table:table-cell table:style-name="ce1" table:formula="of:=AVERAGEIF([.$A$1:.$A$3203];ROW();[.D$1:.D$3203])"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-68" calcext:value-type="float">
            <text:p>-68</text:p>
          </table:table-cell>
          <table:table-cell office:value-type="float" office:value="-31.97" calcext:value-type="float">
            <text:p>-31.97</text:p>
          </table:table-cell>
          <table:table-cell table:number-columns-repeated="5"/>
          <table:table-cell table:formula="of:=ROW()" office:value-type="float" office:value="649" calcext:value-type="float">
            <text:p>64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7" calcext:value-type="float">
            <text:p>-27</text:p>
          </table:table-cell>
          <table:table-cell office:value-type="float" office:value="-60" calcext:value-type="float">
            <text:p>-60</text:p>
          </table:table-cell>
          <table:table-cell office:value-type="float" office:value="-31.51" calcext:value-type="float">
            <text:p>-31.51</text:p>
          </table:table-cell>
          <table:table-cell table:number-columns-repeated="5"/>
          <table:table-cell table:formula="of:=ROW()" office:value-type="float" office:value="650" calcext:value-type="float">
            <text:p>65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6" calcext:value-type="float">
            <text:p>-46</text:p>
          </table:table-cell>
          <table:table-cell table:style-name="ce1" table:formula="of:=AVERAGEIF([.$A$1:.$A$3203];ROW();[.D$1:.D$3203])"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" calcext:value-type="float">
            <text:p>-27</text:p>
          </table:table-cell>
          <table:table-cell office:value-type="float" office:value="-41" calcext:value-type="float">
            <text:p>-41</text:p>
          </table:table-cell>
          <table:table-cell office:value-type="float" office:value="-31.15" calcext:value-type="float">
            <text:p>-31.15</text:p>
          </table:table-cell>
          <table:table-cell table:number-columns-repeated="5"/>
          <table:table-cell table:formula="of:=ROW()" office:value-type="float" office:value="651" calcext:value-type="float">
            <text:p>65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60" calcext:value-type="float">
            <text:p>-60</text:p>
          </table:table-cell>
          <table:table-cell office:value-type="float" office:value="-31.72" calcext:value-type="float">
            <text:p>-31.72</text:p>
          </table:table-cell>
          <table:table-cell table:number-columns-repeated="5"/>
          <table:table-cell table:formula="of:=ROW()" office:value-type="float" office:value="652" calcext:value-type="float">
            <text:p>65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30.2" calcext:value-type="float">
            <text:p>-30.2</text:p>
          </table:table-cell>
          <table:table-cell table:number-columns-repeated="5"/>
          <table:table-cell table:formula="of:=ROW()" office:value-type="float" office:value="653" calcext:value-type="float">
            <text:p>65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0" calcext:value-type="float">
            <text:p>-40</text:p>
          </table:table-cell>
          <table:table-cell table:style-name="ce1" table:formula="of:=AVERAGEIF([.$A$1:.$A$3203];ROW();[.D$1:.D$3203])"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28.05" calcext:value-type="float">
            <text:p>-28.05</text:p>
          </table:table-cell>
          <table:table-cell table:number-columns-repeated="5"/>
          <table:table-cell table:formula="of:=ROW()" office:value-type="float" office:value="654" calcext:value-type="float">
            <text:p>654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4" calcext:value-type="float">
            <text:p>-44</text:p>
          </table:table-cell>
          <table:table-cell table:style-name="ce1" table:formula="of:=AVERAGEIF([.$A$1:.$A$3203];ROW();[.D$1:.D$3203])"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73" calcext:value-type="float">
            <text:p>-73</text:p>
          </table:table-cell>
          <table:table-cell office:value-type="float" office:value="-26.52" calcext:value-type="float">
            <text:p>-26.52</text:p>
          </table:table-cell>
          <table:table-cell table:number-columns-repeated="5"/>
          <table:table-cell table:formula="of:=ROW()" office:value-type="float" office:value="655" calcext:value-type="float">
            <text:p>655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9" calcext:value-type="float">
            <text:p>-49</text:p>
          </table:table-cell>
          <table:table-cell table:style-name="ce1" table:formula="of:=AVERAGEIF([.$A$1:.$A$3203];ROW();[.D$1:.D$320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24.86" calcext:value-type="float">
            <text:p>-24.86</text:p>
          </table:table-cell>
          <table:table-cell table:number-columns-repeated="5"/>
          <table:table-cell table:formula="of:=ROW()" office:value-type="float" office:value="656" calcext:value-type="float">
            <text:p>656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6" calcext:value-type="float">
            <text:p>-36</text:p>
          </table:table-cell>
          <table:table-cell table:style-name="ce1" table:formula="of:=AVERAGEIF([.$A$1:.$A$3203];ROW();[.D$1:.D$3203])"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24.2" calcext:value-type="float">
            <text:p>-24.2</text:p>
          </table:table-cell>
          <table:table-cell table:number-columns-repeated="5"/>
          <table:table-cell table:formula="of:=ROW()" office:value-type="float" office:value="657" calcext:value-type="float">
            <text:p>657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5" calcext:value-type="float">
            <text:p>-35</text:p>
          </table:table-cell>
          <table:table-cell table:style-name="ce1" table:formula="of:=AVERAGEIF([.$A$1:.$A$3203];ROW();[.D$1:.D$3203])"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21.52" calcext:value-type="float">
            <text:p>-21.52</text:p>
          </table:table-cell>
          <table:table-cell table:number-columns-repeated="5"/>
          <table:table-cell table:formula="of:=ROW()" office:value-type="float" office:value="658" calcext:value-type="float">
            <text:p>658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41" calcext:value-type="float">
            <text:p>-41</text:p>
          </table:table-cell>
          <table:table-cell table:style-name="ce1" table:formula="of:=AVERAGEIF([.$A$1:.$A$3203];ROW();[.D$1:.D$3203])" office:value-type="float" office:value="-2.18" calcext:value-type="float">
            <text:p>-2.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16.5" calcext:value-type="float">
            <text:p>-16.5</text:p>
          </table:table-cell>
          <table:table-cell table:number-columns-repeated="5"/>
          <table:table-cell table:formula="of:=ROW()" office:value-type="float" office:value="659" calcext:value-type="float">
            <text:p>659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1" calcext:value-type="float">
            <text:p>-21</text:p>
          </table:table-cell>
          <table:table-cell table:style-name="ce1" table:formula="of:=AVERAGEIF([.$A$1:.$A$3203];ROW();[.D$1:.D$3203])" office:value-type="float" office:value="-1.39" calcext:value-type="float">
            <text:p>-1.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55" calcext:value-type="float">
            <text:p>-55</text:p>
          </table:table-cell>
          <table:table-cell office:value-type="float" office:value="-16.93" calcext:value-type="float">
            <text:p>-16.93</text:p>
          </table:table-cell>
          <table:table-cell table:number-columns-repeated="5"/>
          <table:table-cell table:formula="of:=ROW()" office:value-type="float" office:value="660" calcext:value-type="float">
            <text:p>660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26" calcext:value-type="float">
            <text:p>-26</text:p>
          </table:table-cell>
          <table:table-cell table:style-name="ce1" table:formula="of:=AVERAGEIF([.$A$1:.$A$3203];ROW();[.D$1:.D$3203])"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office:value-type="float" office:value="-50" calcext:value-type="float">
            <text:p>-50</text:p>
          </table:table-cell>
          <table:table-cell office:value-type="float" office:value="-16.86" calcext:value-type="float">
            <text:p>-16.86</text:p>
          </table:table-cell>
          <table:table-cell table:number-columns-repeated="5"/>
          <table:table-cell table:formula="of:=ROW()" office:value-type="float" office:value="661" calcext:value-type="float">
            <text:p>661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9" calcext:value-type="float">
            <text:p>-39</text:p>
          </table:table-cell>
          <table:table-cell table:style-name="ce1" table:formula="of:=AVERAGEIF([.$A$1:.$A$3203];ROW();[.D$1:.D$3203])" office:value-type="float" office:value="-1.96" calcext:value-type="float">
            <text:p>-1.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16.18" calcext:value-type="float">
            <text:p>-16.18</text:p>
          </table:table-cell>
          <table:table-cell table:number-columns-repeated="5"/>
          <table:table-cell table:formula="of:=ROW()" office:value-type="float" office:value="662" calcext:value-type="float">
            <text:p>662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34" calcext:value-type="float">
            <text:p>-34</text:p>
          </table:table-cell>
          <table:table-cell table:style-name="ce1" table:formula="of:=AVERAGEIF([.$A$1:.$A$3203];ROW();[.D$1:.D$3203])"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-14.52" calcext:value-type="float">
            <text:p>-14.52</text:p>
          </table:table-cell>
          <table:table-cell table:number-columns-repeated="5"/>
          <table:table-cell table:formula="of:=ROW()" office:value-type="float" office:value="663" calcext:value-type="float">
            <text:p>663</text:p>
          </table:table-cell>
          <table:table-cell table:style-name="ce1" table:formula="of:=AVERAGEIF([.$A$1:.$A$3203];ROW();[.B$1:.B$3203])" office:value-type="float" office:value="-1" calcext:value-type="float">
            <text:p>-1</text:p>
          </table:table-cell>
          <table:table-cell table:style-name="ce1" table:formula="of:=AVERAGEIF([.$A$1:.$A$3203];ROW();[.C$1:.C$3203])" office:value-type="float" office:value="-17" calcext:value-type="float">
            <text:p>-17</text:p>
          </table:table-cell>
          <table:table-cell table:style-name="ce1" table:formula="of:=AVERAGEIF([.$A$1:.$A$3203];ROW();[.D$1:.D$3203])"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4" calcext:value-type="float">
            <text:p>-14</text:p>
          </table:table-cell>
          <table:table-cell office:value-type="float" office:value="-60" calcext:value-type="float">
            <text:p>-60</text:p>
          </table:table-cell>
          <table:table-cell office:value-type="float" office:value="-14.93" calcext:value-type="float">
            <text:p>-14.93</text:p>
          </table:table-cell>
          <table:table-cell table:number-columns-repeated="5"/>
          <table:table-cell table:formula="of:=ROW()" office:value-type="float" office:value="664" calcext:value-type="float">
            <text:p>664</text:p>
          </table:table-cell>
          <table:table-cell table:style-name="ce1" table:formula="of:=AVERAGEIF([.$A$1:.$A$3203];ROW();[.B$1:.B$3203])" office:value-type="float" office:value="0" calcext:value-type="float">
            <text:p>0</text:p>
          </table:table-cell>
          <table:table-cell table:style-name="ce1" table:formula="of:=AVERAGEIF([.$A$1:.$A$3203];ROW();[.C$1:.C$3203])" office:value-type="float" office:value="-30" calcext:value-type="float">
            <text:p>-30</text:p>
          </table:table-cell>
          <table:table-cell table:style-name="ce1" table:formula="of:=AVERAGEIF([.$A$1:.$A$3203];ROW();[.D$1:.D$3203])"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4" calcext:value-type="float">
            <text:p>-14</text:p>
          </table:table-cell>
          <table:table-cell office:value-type="float" office:value="-61" calcext:value-type="float">
            <text:p>-61</text:p>
          </table:table-cell>
          <table:table-cell office:value-type="float" office:value="-14.75" calcext:value-type="float">
            <text:p>-14.7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4.89" calcext:value-type="float">
            <text:p>-14.89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14.3" calcext:value-type="float">
            <text:p>-14.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3.83" calcext:value-type="float">
            <text:p>-13.8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11.6" calcext:value-type="float">
            <text:p>-11.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11.64" calcext:value-type="float">
            <text:p>-11.6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2.18" calcext:value-type="float">
            <text:p>-12.1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2.15" calcext:value-type="float">
            <text:p>-12.1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-56" calcext:value-type="float">
            <text:p>-56</text:p>
          </table:table-cell>
          <table:table-cell office:value-type="float" office:value="-11.97" calcext:value-type="float">
            <text:p>-11.9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1.77" calcext:value-type="float">
            <text:p>-11.7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" calcext:value-type="float">
            <text:p>-11</text:p>
          </table:table-cell>
          <table:table-cell office:value-type="float" office:value="-58" calcext:value-type="float">
            <text:p>-58</text:p>
          </table:table-cell>
          <table:table-cell office:value-type="float" office:value="-12.2" calcext:value-type="float">
            <text:p>-12.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1.67" calcext:value-type="float">
            <text:p>-11.6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-11.89" calcext:value-type="float">
            <text:p>-11.8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11.8" calcext:value-type="float">
            <text:p>-11.8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11.58" calcext:value-type="float">
            <text:p>-11.5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11.43" calcext:value-type="float">
            <text:p>-11.4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-9.07" calcext:value-type="float">
            <text:p>-9.0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76" calcext:value-type="float">
            <text:p>-8.7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8.85" calcext:value-type="float">
            <text:p>-8.8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8.77" calcext:value-type="float">
            <text:p>-8.7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8.7" calcext:value-type="float">
            <text:p>-8.7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9.18" calcext:value-type="float">
            <text:p>-9.18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8.93" calcext:value-type="float">
            <text:p>-8.9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8.48" calcext:value-type="float">
            <text:p>-8.48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8.54" calcext:value-type="float">
            <text:p>-8.5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8.27" calcext:value-type="float">
            <text:p>-8.2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7.79" calcext:value-type="float">
            <text:p>-7.7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8.08" calcext:value-type="float">
            <text:p>-8.0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36" calcext:value-type="float">
            <text:p>-8.3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7.7" calcext:value-type="float">
            <text:p>-7.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7.86" calcext:value-type="float">
            <text:p>-7.8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float" office:value="-7.41" calcext:value-type="float">
            <text:p>-7.41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7.71" calcext:value-type="float">
            <text:p>-7.7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17" calcext:value-type="float">
            <text:p>-5.17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4" calcext:value-type="float">
            <text:p>-5.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02" calcext:value-type="float">
            <text:p>-5.0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75" calcext:value-type="float">
            <text:p>-4.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4.91" calcext:value-type="float">
            <text:p>-4.9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89" calcext:value-type="float">
            <text:p>-4.8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37" calcext:value-type="float">
            <text:p>-5.37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4.51" calcext:value-type="float">
            <text:p>-4.51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81" calcext:value-type="float">
            <text:p>-4.8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77" calcext:value-type="float">
            <text:p>-3.77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3.79" calcext:value-type="float">
            <text:p>-3.7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55" calcext:value-type="float">
            <text:p>-3.5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5" calcext:value-type="float">
            <text:p>-3.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7" calcext:value-type="float">
            <text:p>-1.57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47" calcext:value-type="float">
            <text:p>-1.47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-170" calcext:value-type="float">
            <text:p>-170</text:p>
          </table:table-cell>
          <table:table-cell office:value-type="float" office:value="-130.69" calcext:value-type="float">
            <text:p>-130.6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6" calcext:value-type="float">
            <text:p>-76</text:p>
          </table:table-cell>
          <table:table-cell office:value-type="float" office:value="-178" calcext:value-type="float">
            <text:p>-178</text:p>
          </table:table-cell>
          <table:table-cell office:value-type="float" office:value="-108.6" calcext:value-type="float">
            <text:p>-108.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 office:value-type="float" office:value="-112" calcext:value-type="float">
            <text:p>-112</text:p>
          </table:table-cell>
          <table:table-cell office:value-type="float" office:value="-91.57" calcext:value-type="float">
            <text:p>-91.5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2" calcext:value-type="float">
            <text:p>-62</text:p>
          </table:table-cell>
          <table:table-cell office:value-type="float" office:value="-93" calcext:value-type="float">
            <text:p>-93</text:p>
          </table:table-cell>
          <table:table-cell office:value-type="float" office:value="-81.26" calcext:value-type="float">
            <text:p>-81.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2" calcext:value-type="float">
            <text:p>-62</text:p>
          </table:table-cell>
          <table:table-cell office:value-type="float" office:value="-113" calcext:value-type="float">
            <text:p>-113</text:p>
          </table:table-cell>
          <table:table-cell office:value-type="float" office:value="-75.58" calcext:value-type="float">
            <text:p>-75.5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1" calcext:value-type="float">
            <text:p>-61</text:p>
          </table:table-cell>
          <table:table-cell office:value-type="float" office:value="-109" calcext:value-type="float">
            <text:p>-109</text:p>
          </table:table-cell>
          <table:table-cell office:value-type="float" office:value="-71.55" calcext:value-type="float">
            <text:p>-71.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1" calcext:value-type="float">
            <text:p>-61</text:p>
          </table:table-cell>
          <table:table-cell office:value-type="float" office:value="-92" calcext:value-type="float">
            <text:p>-92</text:p>
          </table:table-cell>
          <table:table-cell office:value-type="float" office:value="-63.6" calcext:value-type="float">
            <text:p>-63.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office:value-type="float" office:value="-94" calcext:value-type="float">
            <text:p>-94</text:p>
          </table:table-cell>
          <table:table-cell office:value-type="float" office:value="-63.65" calcext:value-type="float">
            <text:p>-63.6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0" calcext:value-type="float">
            <text:p>-60</text:p>
          </table:table-cell>
          <table:table-cell office:value-type="float" office:value="-88" calcext:value-type="float">
            <text:p>-88</text:p>
          </table:table-cell>
          <table:table-cell office:value-type="float" office:value="-62.32" calcext:value-type="float">
            <text:p>-62.3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7" calcext:value-type="float">
            <text:p>-57</text:p>
          </table:table-cell>
          <table:table-cell office:value-type="float" office:value="-83" calcext:value-type="float">
            <text:p>-83</text:p>
          </table:table-cell>
          <table:table-cell office:value-type="float" office:value="-60.7" calcext:value-type="float">
            <text:p>-60.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7" calcext:value-type="float">
            <text:p>-57</text:p>
          </table:table-cell>
          <table:table-cell office:value-type="float" office:value="-91" calcext:value-type="float">
            <text:p>-91</text:p>
          </table:table-cell>
          <table:table-cell office:value-type="float" office:value="-60.44" calcext:value-type="float">
            <text:p>-60.4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7" calcext:value-type="float">
            <text:p>-57</text:p>
          </table:table-cell>
          <table:table-cell office:value-type="float" office:value="-80" calcext:value-type="float">
            <text:p>-80</text:p>
          </table:table-cell>
          <table:table-cell office:value-type="float" office:value="-59.68" calcext:value-type="float">
            <text:p>-59.6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7" calcext:value-type="float">
            <text:p>-57</text:p>
          </table:table-cell>
          <table:table-cell office:value-type="float" office:value="-106" calcext:value-type="float">
            <text:p>-106</text:p>
          </table:table-cell>
          <table:table-cell office:value-type="float" office:value="-57.79" calcext:value-type="float">
            <text:p>-57.7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9" calcext:value-type="float">
            <text:p>-49</text:p>
          </table:table-cell>
          <table:table-cell office:value-type="float" office:value="-95" calcext:value-type="float">
            <text:p>-95</text:p>
          </table:table-cell>
          <table:table-cell office:value-type="float" office:value="-57.44" calcext:value-type="float">
            <text:p>-57.4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-91" calcext:value-type="float">
            <text:p>-91</text:p>
          </table:table-cell>
          <table:table-cell office:value-type="float" office:value="-57.49" calcext:value-type="float">
            <text:p>-57.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5" calcext:value-type="float">
            <text:p>-45</text:p>
          </table:table-cell>
          <table:table-cell office:value-type="float" office:value="-67" calcext:value-type="float">
            <text:p>-67</text:p>
          </table:table-cell>
          <table:table-cell office:value-type="float" office:value="-56.22" calcext:value-type="float">
            <text:p>-56.2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5" calcext:value-type="float">
            <text:p>-45</text:p>
          </table:table-cell>
          <table:table-cell office:value-type="float" office:value="-83" calcext:value-type="float">
            <text:p>-83</text:p>
          </table:table-cell>
          <table:table-cell office:value-type="float" office:value="-53.81" calcext:value-type="float">
            <text:p>-53.8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4" calcext:value-type="float">
            <text:p>-44</text:p>
          </table:table-cell>
          <table:table-cell office:value-type="float" office:value="-89" calcext:value-type="float">
            <text:p>-89</text:p>
          </table:table-cell>
          <table:table-cell office:value-type="float" office:value="-47.11" calcext:value-type="float">
            <text:p>-47.1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office:value-type="float" office:value="-92" calcext:value-type="float">
            <text:p>-92</text:p>
          </table:table-cell>
          <table:table-cell office:value-type="float" office:value="-45.66" calcext:value-type="float">
            <text:p>-45.6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8" calcext:value-type="float">
            <text:p>-38</text:p>
          </table:table-cell>
          <table:table-cell office:value-type="float" office:value="-82" calcext:value-type="float">
            <text:p>-82</text:p>
          </table:table-cell>
          <table:table-cell office:value-type="float" office:value="-45.67" calcext:value-type="float">
            <text:p>-45.6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8" calcext:value-type="float">
            <text:p>-38</text:p>
          </table:table-cell>
          <table:table-cell office:value-type="float" office:value="-73" calcext:value-type="float">
            <text:p>-73</text:p>
          </table:table-cell>
          <table:table-cell office:value-type="float" office:value="-44.98" calcext:value-type="float">
            <text:p>-44.9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1" calcext:value-type="float">
            <text:p>-31</text:p>
          </table:table-cell>
          <table:table-cell office:value-type="float" office:value="-69" calcext:value-type="float">
            <text:p>-69</text:p>
          </table:table-cell>
          <table:table-cell office:value-type="float" office:value="-41.63" calcext:value-type="float">
            <text:p>-41.6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7" calcext:value-type="float">
            <text:p>-27</text:p>
          </table:table-cell>
          <table:table-cell office:value-type="float" office:value="-70" calcext:value-type="float">
            <text:p>-70</text:p>
          </table:table-cell>
          <table:table-cell office:value-type="float" office:value="-38.93" calcext:value-type="float">
            <text:p>-38.9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7" calcext:value-type="float">
            <text:p>-27</text:p>
          </table:table-cell>
          <table:table-cell office:value-type="float" office:value="-64" calcext:value-type="float">
            <text:p>-64</text:p>
          </table:table-cell>
          <table:table-cell office:value-type="float" office:value="-34.43" calcext:value-type="float">
            <text:p>-34.4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7" calcext:value-type="float">
            <text:p>-27</text:p>
          </table:table-cell>
          <table:table-cell office:value-type="float" office:value="-71" calcext:value-type="float">
            <text:p>-71</text:p>
          </table:table-cell>
          <table:table-cell office:value-type="float" office:value="-32.37" calcext:value-type="float">
            <text:p>-32.37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39" calcext:value-type="float">
            <text:p>-39</text:p>
          </table:table-cell>
          <table:table-cell office:value-type="float" office:value="-31.1" calcext:value-type="float">
            <text:p>-31.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7" calcext:value-type="float">
            <text:p>-27</text:p>
          </table:table-cell>
          <table:table-cell office:value-type="float" office:value="-71" calcext:value-type="float">
            <text:p>-71</text:p>
          </table:table-cell>
          <table:table-cell office:value-type="float" office:value="-31.43" calcext:value-type="float">
            <text:p>-31.4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7" calcext:value-type="float">
            <text:p>-27</text:p>
          </table:table-cell>
          <table:table-cell office:value-type="float" office:value="-63" calcext:value-type="float">
            <text:p>-63</text:p>
          </table:table-cell>
          <table:table-cell office:value-type="float" office:value="-30.22" calcext:value-type="float">
            <text:p>-30.2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27.92" calcext:value-type="float">
            <text:p>-27.9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27.94" calcext:value-type="float">
            <text:p>-27.9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7" calcext:value-type="float">
            <text:p>-27</text:p>
          </table:table-cell>
          <table:table-cell office:value-type="float" office:value="-49" calcext:value-type="float">
            <text:p>-49</text:p>
          </table:table-cell>
          <table:table-cell office:value-type="float" office:value="-27.4" calcext:value-type="float">
            <text:p>-27.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7" calcext:value-type="float">
            <text:p>-27</text:p>
          </table:table-cell>
          <table:table-cell office:value-type="float" office:value="-59" calcext:value-type="float">
            <text:p>-59</text:p>
          </table:table-cell>
          <table:table-cell office:value-type="float" office:value="-28.17" calcext:value-type="float">
            <text:p>-28.17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7" calcext:value-type="float">
            <text:p>-27</text:p>
          </table:table-cell>
          <table:table-cell office:value-type="float" office:value="-58" calcext:value-type="float">
            <text:p>-58</text:p>
          </table:table-cell>
          <table:table-cell office:value-type="float" office:value="-27.53" calcext:value-type="float">
            <text:p>-27.5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7" calcext:value-type="float">
            <text:p>-27</text:p>
          </table:table-cell>
          <table:table-cell office:value-type="float" office:value="-53" calcext:value-type="float">
            <text:p>-53</text:p>
          </table:table-cell>
          <table:table-cell office:value-type="float" office:value="-27.51" calcext:value-type="float">
            <text:p>-27.5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-55" calcext:value-type="float">
            <text:p>-55</text:p>
          </table:table-cell>
          <table:table-cell office:value-type="float" office:value="-27.48" calcext:value-type="float">
            <text:p>-27.48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3" calcext:value-type="float">
            <text:p>-23</text:p>
          </table:table-cell>
          <table:table-cell office:value-type="float" office:value="-71" calcext:value-type="float">
            <text:p>-71</text:p>
          </table:table-cell>
          <table:table-cell office:value-type="float" office:value="-27.57" calcext:value-type="float">
            <text:p>-27.5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2" calcext:value-type="float">
            <text:p>-22</text:p>
          </table:table-cell>
          <table:table-cell office:value-type="float" office:value="-66" calcext:value-type="float">
            <text:p>-66</text:p>
          </table:table-cell>
          <table:table-cell office:value-type="float" office:value="-27.13" calcext:value-type="float">
            <text:p>-27.1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66" calcext:value-type="float">
            <text:p>-66</text:p>
          </table:table-cell>
          <table:table-cell office:value-type="float" office:value="-24.46" calcext:value-type="float">
            <text:p>-24.4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" calcext:value-type="float">
            <text:p>-22</text:p>
          </table:table-cell>
          <table:table-cell office:value-type="float" office:value="-43" calcext:value-type="float">
            <text:p>-43</text:p>
          </table:table-cell>
          <table:table-cell office:value-type="float" office:value="-23.4" calcext:value-type="float">
            <text:p>-23.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8" calcext:value-type="float">
            <text:p>-18</text:p>
          </table:table-cell>
          <table:table-cell office:value-type="float" office:value="-60" calcext:value-type="float">
            <text:p>-60</text:p>
          </table:table-cell>
          <table:table-cell office:value-type="float" office:value="-23.33" calcext:value-type="float">
            <text:p>-23.33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8" calcext:value-type="float">
            <text:p>-18</text:p>
          </table:table-cell>
          <table:table-cell office:value-type="float" office:value="-59" calcext:value-type="float">
            <text:p>-59</text:p>
          </table:table-cell>
          <table:table-cell office:value-type="float" office:value="-23.04" calcext:value-type="float">
            <text:p>-23.0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8" calcext:value-type="float">
            <text:p>-18</text:p>
          </table:table-cell>
          <table:table-cell office:value-type="float" office:value="-55" calcext:value-type="float">
            <text:p>-55</text:p>
          </table:table-cell>
          <table:table-cell office:value-type="float" office:value="-22.51" calcext:value-type="float">
            <text:p>-22.5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22.41" calcext:value-type="float">
            <text:p>-22.4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53" calcext:value-type="float">
            <text:p>-53</text:p>
          </table:table-cell>
          <table:table-cell office:value-type="float" office:value="-21.54" calcext:value-type="float">
            <text:p>-21.5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-18.28" calcext:value-type="float">
            <text:p>-18.2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62" calcext:value-type="float">
            <text:p>-62</text:p>
          </table:table-cell>
          <table:table-cell office:value-type="float" office:value="-18.05" calcext:value-type="float">
            <text:p>-18.05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-51" calcext:value-type="float">
            <text:p>-51</text:p>
          </table:table-cell>
          <table:table-cell office:value-type="float" office:value="-17.96" calcext:value-type="float">
            <text:p>-17.9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5" calcext:value-type="float">
            <text:p>-15</text:p>
          </table:table-cell>
          <table:table-cell office:value-type="float" office:value="-42" calcext:value-type="float">
            <text:p>-42</text:p>
          </table:table-cell>
          <table:table-cell office:value-type="float" office:value="-17.79" calcext:value-type="float">
            <text:p>-17.7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-17.14" calcext:value-type="float">
            <text:p>-17.1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office:value-type="float" office:value="-46" calcext:value-type="float">
            <text:p>-46</text:p>
          </table:table-cell>
          <table:table-cell office:value-type="float" office:value="-15.65" calcext:value-type="float">
            <text:p>-15.6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-55" calcext:value-type="float">
            <text:p>-55</text:p>
          </table:table-cell>
          <table:table-cell office:value-type="float" office:value="-15.89" calcext:value-type="float">
            <text:p>-15.8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-39" calcext:value-type="float">
            <text:p>-39</text:p>
          </table:table-cell>
          <table:table-cell office:value-type="float" office:value="-15.71" calcext:value-type="float">
            <text:p>-15.7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15.25" calcext:value-type="float">
            <text:p>-15.2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15.72" calcext:value-type="float">
            <text:p>-15.7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" calcext:value-type="float">
            <text:p>-12</text:p>
          </table:table-cell>
          <table:table-cell office:value-type="float" office:value="-50" calcext:value-type="float">
            <text:p>-50</text:p>
          </table:table-cell>
          <table:table-cell office:value-type="float" office:value="-15.17" calcext:value-type="float">
            <text:p>-15.17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4.2" calcext:value-type="float">
            <text:p>-14.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2.7" calcext:value-type="float">
            <text:p>-12.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-60" calcext:value-type="float">
            <text:p>-60</text:p>
          </table:table-cell>
          <table:table-cell office:value-type="float" office:value="-12.92" calcext:value-type="float">
            <text:p>-12.9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53" calcext:value-type="float">
            <text:p>-53</text:p>
          </table:table-cell>
          <table:table-cell office:value-type="float" office:value="-13.45" calcext:value-type="float">
            <text:p>-13.4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-31" calcext:value-type="float">
            <text:p>-31</text:p>
          </table:table-cell>
          <table:table-cell office:value-type="float" office:value="-12.22" calcext:value-type="float">
            <text:p>-12.2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2.57" calcext:value-type="float">
            <text:p>-12.5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3.12" calcext:value-type="float">
            <text:p>-13.1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-58" calcext:value-type="float">
            <text:p>-58</text:p>
          </table:table-cell>
          <table:table-cell office:value-type="float" office:value="-13.27" calcext:value-type="float">
            <text:p>-13.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3.09" calcext:value-type="float">
            <text:p>-13.0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2.12" calcext:value-type="float">
            <text:p>-12.1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11.97" calcext:value-type="float">
            <text:p>-11.9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1.68" calcext:value-type="float">
            <text:p>-11.6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11.6" calcext:value-type="float">
            <text:p>-11.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" calcext:value-type="float">
            <text:p>-11</text:p>
          </table:table-cell>
          <table:table-cell office:value-type="float" office:value="-32" calcext:value-type="float">
            <text:p>-32</text:p>
          </table:table-cell>
          <table:table-cell office:value-type="float" office:value="-11.65" calcext:value-type="float">
            <text:p>-11.6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-23" calcext:value-type="float">
            <text:p>-23</text:p>
          </table:table-cell>
          <table:table-cell office:value-type="float" office:value="-11.25" calcext:value-type="float">
            <text:p>-11.2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11.6" calcext:value-type="float">
            <text:p>-11.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2.31" calcext:value-type="float">
            <text:p>-12.31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2.29" calcext:value-type="float">
            <text:p>-12.2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2.04" calcext:value-type="float">
            <text:p>-12.0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11.24" calcext:value-type="float">
            <text:p>-11.2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1.87" calcext:value-type="float">
            <text:p>-11.87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1.61" calcext:value-type="float">
            <text:p>-11.61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1.97" calcext:value-type="float">
            <text:p>-11.9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1.42" calcext:value-type="float">
            <text:p>-11.4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12.17" calcext:value-type="float">
            <text:p>-12.17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10.75" calcext:value-type="float">
            <text:p>-10.75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0.86" calcext:value-type="float">
            <text:p>-10.8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1.19" calcext:value-type="float">
            <text:p>-11.1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10.51" calcext:value-type="float">
            <text:p>-10.5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0.57" calcext:value-type="float">
            <text:p>-10.57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10.99" calcext:value-type="float">
            <text:p>-10.99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0.63" calcext:value-type="float">
            <text:p>-10.6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0.94" calcext:value-type="float">
            <text:p>-10.94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0.98" calcext:value-type="float">
            <text:p>-10.9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1.03" calcext:value-type="float">
            <text:p>-11.0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1.39" calcext:value-type="float">
            <text:p>-11.39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0.85" calcext:value-type="float">
            <text:p>-10.8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0.89" calcext:value-type="float">
            <text:p>-10.8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11.42" calcext:value-type="float">
            <text:p>-11.42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1.19" calcext:value-type="float">
            <text:p>-11.19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11.2" calcext:value-type="float">
            <text:p>-11.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0.99" calcext:value-type="float">
            <text:p>-10.99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11.43" calcext:value-type="float">
            <text:p>-11.43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0.58" calcext:value-type="float">
            <text:p>-10.5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0.98" calcext:value-type="float">
            <text:p>-10.98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0.64" calcext:value-type="float">
            <text:p>-10.6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18" calcext:value-type="float">
            <text:p>-11.1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0.75" calcext:value-type="float">
            <text:p>-10.7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0.92" calcext:value-type="float">
            <text:p>-10.9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1.43" calcext:value-type="float">
            <text:p>-11.4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11.08" calcext:value-type="float">
            <text:p>-11.0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float" office:value="-10.78" calcext:value-type="float">
            <text:p>-10.7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9" calcext:value-type="float">
            <text:p>-9</text:p>
          </table:table-cell>
          <table:table-cell office:value-type="float" office:value="-55" calcext:value-type="float">
            <text:p>-55</text:p>
          </table:table-cell>
          <table:table-cell office:value-type="float" office:value="-11.21" calcext:value-type="float">
            <text:p>-11.21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9.94" calcext:value-type="float">
            <text:p>-9.9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9.59" calcext:value-type="float">
            <text:p>-9.5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22" calcext:value-type="float">
            <text:p>-22</text:p>
          </table:table-cell>
          <table:table-cell office:value-type="float" office:value="-9.33" calcext:value-type="float">
            <text:p>-9.3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9.38" calcext:value-type="float">
            <text:p>-9.3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8.19" calcext:value-type="float">
            <text:p>-8.19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7.77" calcext:value-type="float">
            <text:p>-7.7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46" calcext:value-type="float">
            <text:p>-46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7.6" calcext:value-type="float">
            <text:p>-7.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7.79" calcext:value-type="float">
            <text:p>-7.79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" calcext:value-type="float">
            <text:p>-7</text:p>
          </table:table-cell>
          <table:table-cell office:value-type="float" office:value="-38" calcext:value-type="float">
            <text:p>-38</text:p>
          </table:table-cell>
          <table:table-cell office:value-type="float" office:value="-7.86" calcext:value-type="float">
            <text:p>-7.8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3" calcext:value-type="float">
            <text:p>-8.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8.17" calcext:value-type="float">
            <text:p>-8.1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36" calcext:value-type="float">
            <text:p>-8.3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7.51" calcext:value-type="float">
            <text:p>-7.5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97" calcext:value-type="float">
            <text:p>-7.9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7.46" calcext:value-type="float">
            <text:p>-7.46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29" calcext:value-type="float">
            <text:p>-7.29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19" calcext:value-type="float">
            <text:p>-7.19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7.02" calcext:value-type="float">
            <text:p>-7.0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04" calcext:value-type="float">
            <text:p>-7.0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7.1" calcext:value-type="float">
            <text:p>-7.1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7.2" calcext:value-type="float">
            <text:p>-7.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47" calcext:value-type="float">
            <text:p>-47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55" calcext:value-type="float">
            <text:p>-6.5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97" calcext:value-type="float">
            <text:p>-6.9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26" calcext:value-type="float">
            <text:p>-26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7.36" calcext:value-type="float">
            <text:p>-7.3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26" calcext:value-type="float">
            <text:p>-26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7.14" calcext:value-type="float">
            <text:p>-7.1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62" calcext:value-type="float">
            <text:p>-6.6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9" calcext:value-type="float">
            <text:p>-6.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69" calcext:value-type="float">
            <text:p>-4.69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4.16" calcext:value-type="float">
            <text:p>-4.1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28" calcext:value-type="float">
            <text:p>-4.2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47" calcext:value-type="float">
            <text:p>-1.4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45" calcext:value-type="float">
            <text:p>-1.4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7" calcext:value-type="float">
            <text:p>-1.5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19" calcext:value-type="float">
            <text:p>-1.19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7" calcext:value-type="float">
            <text:p>-1.57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35" calcext:value-type="float">
            <text:p>-1.35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47" calcext:value-type="float">
            <text:p>-1.47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25" calcext:value-type="float">
            <text:p>-1.25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.2" calcext:value-type="float">
            <text:p>-1.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45" calcext:value-type="float">
            <text:p>-1.45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" calcext:value-type="float">
            <text:p>-2.3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7" calcext:value-type="float">
            <text:p>-1.67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3" calcext:value-type="float">
            <text:p>-73</text:p>
          </table:table-cell>
          <table:table-cell office:value-type="float" office:value="-203" calcext:value-type="float">
            <text:p>-203</text:p>
          </table:table-cell>
          <table:table-cell office:value-type="float" office:value="-135.51" calcext:value-type="float">
            <text:p>-135.5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5" calcext:value-type="float">
            <text:p>-65</text:p>
          </table:table-cell>
          <table:table-cell office:value-type="float" office:value="-148" calcext:value-type="float">
            <text:p>-148</text:p>
          </table:table-cell>
          <table:table-cell office:value-type="float" office:value="-103.59" calcext:value-type="float">
            <text:p>-103.5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9" calcext:value-type="float">
            <text:p>-49</text:p>
          </table:table-cell>
          <table:table-cell office:value-type="float" office:value="-116" calcext:value-type="float">
            <text:p>-116</text:p>
          </table:table-cell>
          <table:table-cell office:value-type="float" office:value="-80.31" calcext:value-type="float">
            <text:p>-80.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-99" calcext:value-type="float">
            <text:p>-99</text:p>
          </table:table-cell>
          <table:table-cell office:value-type="float" office:value="-68.51" calcext:value-type="float">
            <text:p>-68.5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5" calcext:value-type="float">
            <text:p>-45</text:p>
          </table:table-cell>
          <table:table-cell office:value-type="float" office:value="-95" calcext:value-type="float">
            <text:p>-95</text:p>
          </table:table-cell>
          <table:table-cell office:value-type="float" office:value="-60.38" calcext:value-type="float">
            <text:p>-60.3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96" calcext:value-type="float">
            <text:p>-96</text:p>
          </table:table-cell>
          <table:table-cell office:value-type="float" office:value="-49.34" calcext:value-type="float">
            <text:p>-49.3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69" calcext:value-type="float">
            <text:p>-69</text:p>
          </table:table-cell>
          <table:table-cell office:value-type="float" office:value="-48.51" calcext:value-type="float">
            <text:p>-48.5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2" calcext:value-type="float">
            <text:p>-42</text:p>
          </table:table-cell>
          <table:table-cell office:value-type="float" office:value="-83" calcext:value-type="float">
            <text:p>-83</text:p>
          </table:table-cell>
          <table:table-cell office:value-type="float" office:value="-45.6" calcext:value-type="float">
            <text:p>-45.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2" calcext:value-type="float">
            <text:p>-42</text:p>
          </table:table-cell>
          <table:table-cell office:value-type="float" office:value="-71" calcext:value-type="float">
            <text:p>-71</text:p>
          </table:table-cell>
          <table:table-cell office:value-type="float" office:value="-45.51" calcext:value-type="float">
            <text:p>-45.5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-67" calcext:value-type="float">
            <text:p>-67</text:p>
          </table:table-cell>
          <table:table-cell office:value-type="float" office:value="-44.8" calcext:value-type="float">
            <text:p>-44.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0" calcext:value-type="float">
            <text:p>-40</text:p>
          </table:table-cell>
          <table:table-cell office:value-type="float" office:value="-85" calcext:value-type="float">
            <text:p>-85</text:p>
          </table:table-cell>
          <table:table-cell office:value-type="float" office:value="-44.58" calcext:value-type="float">
            <text:p>-44.5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-72" calcext:value-type="float">
            <text:p>-72</text:p>
          </table:table-cell>
          <table:table-cell office:value-type="float" office:value="-42.3" calcext:value-type="float">
            <text:p>-42.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4" calcext:value-type="float">
            <text:p>-34</text:p>
          </table:table-cell>
          <table:table-cell office:value-type="float" office:value="-66" calcext:value-type="float">
            <text:p>-66</text:p>
          </table:table-cell>
          <table:table-cell office:value-type="float" office:value="-40.77" calcext:value-type="float">
            <text:p>-40.7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  <table:table-cell office:value-type="float" office:value="-66" calcext:value-type="float">
            <text:p>-66</text:p>
          </table:table-cell>
          <table:table-cell office:value-type="float" office:value="-37.99" calcext:value-type="float">
            <text:p>-37.9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34.26" calcext:value-type="float">
            <text:p>-34.2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63" calcext:value-type="float">
            <text:p>-63</text:p>
          </table:table-cell>
          <table:table-cell office:value-type="float" office:value="-30.81" calcext:value-type="float">
            <text:p>-30.8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8" calcext:value-type="float">
            <text:p>-28</text:p>
          </table:table-cell>
          <table:table-cell office:value-type="float" office:value="-58" calcext:value-type="float">
            <text:p>-58</text:p>
          </table:table-cell>
          <table:table-cell office:value-type="float" office:value="-30.6" calcext:value-type="float">
            <text:p>-30.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8" calcext:value-type="float">
            <text:p>-28</text:p>
          </table:table-cell>
          <table:table-cell office:value-type="float" office:value="-64" calcext:value-type="float">
            <text:p>-64</text:p>
          </table:table-cell>
          <table:table-cell office:value-type="float" office:value="-30.26" calcext:value-type="float">
            <text:p>-30.2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29.73" calcext:value-type="float">
            <text:p>-29.7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28.54" calcext:value-type="float">
            <text:p>-28.5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-57" calcext:value-type="float">
            <text:p>-57</text:p>
          </table:table-cell>
          <table:table-cell office:value-type="float" office:value="-27.81" calcext:value-type="float">
            <text:p>-27.8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27.52" calcext:value-type="float">
            <text:p>-27.5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63" calcext:value-type="float">
            <text:p>-63</text:p>
          </table:table-cell>
          <table:table-cell office:value-type="float" office:value="-27.25" calcext:value-type="float">
            <text:p>-27.2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53" calcext:value-type="float">
            <text:p>-53</text:p>
          </table:table-cell>
          <table:table-cell office:value-type="float" office:value="-24.99" calcext:value-type="float">
            <text:p>-24.9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" calcext:value-type="float">
            <text:p>-22</text:p>
          </table:table-cell>
          <table:table-cell office:value-type="float" office:value="-64" calcext:value-type="float">
            <text:p>-64</text:p>
          </table:table-cell>
          <table:table-cell office:value-type="float" office:value="-24.64" calcext:value-type="float">
            <text:p>-24.6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0" calcext:value-type="float">
            <text:p>-20</text:p>
          </table:table-cell>
          <table:table-cell office:value-type="float" office:value="-53" calcext:value-type="float">
            <text:p>-53</text:p>
          </table:table-cell>
          <table:table-cell office:value-type="float" office:value="-24.69" calcext:value-type="float">
            <text:p>-24.6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0" calcext:value-type="float">
            <text:p>-20</text:p>
          </table:table-cell>
          <table:table-cell office:value-type="float" office:value="-61" calcext:value-type="float">
            <text:p>-61</text:p>
          </table:table-cell>
          <table:table-cell office:value-type="float" office:value="-24.67" calcext:value-type="float">
            <text:p>-24.6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8" calcext:value-type="float">
            <text:p>-18</text:p>
          </table:table-cell>
          <table:table-cell office:value-type="float" office:value="-48" calcext:value-type="float">
            <text:p>-48</text:p>
          </table:table-cell>
          <table:table-cell office:value-type="float" office:value="-22.61" calcext:value-type="float">
            <text:p>-22.61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8" calcext:value-type="float">
            <text:p>-18</text:p>
          </table:table-cell>
          <table:table-cell office:value-type="float" office:value="-53" calcext:value-type="float">
            <text:p>-53</text:p>
          </table:table-cell>
          <table:table-cell office:value-type="float" office:value="-19.77" calcext:value-type="float">
            <text:p>-19.7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-60" calcext:value-type="float">
            <text:p>-60</text:p>
          </table:table-cell>
          <table:table-cell office:value-type="float" office:value="-19.41" calcext:value-type="float">
            <text:p>-19.4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office:value-type="float" office:value="-48" calcext:value-type="float">
            <text:p>-48</text:p>
          </table:table-cell>
          <table:table-cell office:value-type="float" office:value="-18.88" calcext:value-type="float">
            <text:p>-18.8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" calcext:value-type="float">
            <text:p>-17</text:p>
          </table:table-cell>
          <table:table-cell office:value-type="float" office:value="-42" calcext:value-type="float">
            <text:p>-42</text:p>
          </table:table-cell>
          <table:table-cell office:value-type="float" office:value="-18.33" calcext:value-type="float">
            <text:p>-18.3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-18.99" calcext:value-type="float">
            <text:p>-18.9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58" calcext:value-type="float">
            <text:p>-58</text:p>
          </table:table-cell>
          <table:table-cell office:value-type="float" office:value="-18.38" calcext:value-type="float">
            <text:p>-18.3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" calcext:value-type="float">
            <text:p>-16</text:p>
          </table:table-cell>
          <table:table-cell office:value-type="float" office:value="-64" calcext:value-type="float">
            <text:p>-64</text:p>
          </table:table-cell>
          <table:table-cell office:value-type="float" office:value="-18.03" calcext:value-type="float">
            <text:p>-18.0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" calcext:value-type="float">
            <text:p>-16</text:p>
          </table:table-cell>
          <table:table-cell office:value-type="float" office:value="-50" calcext:value-type="float">
            <text:p>-50</text:p>
          </table:table-cell>
          <table:table-cell office:value-type="float" office:value="-17.6" calcext:value-type="float">
            <text:p>-17.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" calcext:value-type="float">
            <text:p>-16</text:p>
          </table:table-cell>
          <table:table-cell office:value-type="float" office:value="-51" calcext:value-type="float">
            <text:p>-51</text:p>
          </table:table-cell>
          <table:table-cell office:value-type="float" office:value="-16.94" calcext:value-type="float">
            <text:p>-16.9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16.86" calcext:value-type="float">
            <text:p>-16.8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17.22" calcext:value-type="float">
            <text:p>-17.2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17.19" calcext:value-type="float">
            <text:p>-17.19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 office:value-type="float" office:value="-62" calcext:value-type="float">
            <text:p>-62</text:p>
          </table:table-cell>
          <table:table-cell office:value-type="float" office:value="-17.25" calcext:value-type="float">
            <text:p>-17.2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office:value-type="float" office:value="-16.45" calcext:value-type="float">
            <text:p>-16.4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-16.51" calcext:value-type="float">
            <text:p>-16.51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  <table:table-cell office:value-type="float" office:value="-52" calcext:value-type="float">
            <text:p>-52</text:p>
          </table:table-cell>
          <table:table-cell office:value-type="float" office:value="-16.84" calcext:value-type="float">
            <text:p>-16.8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16.72" calcext:value-type="float">
            <text:p>-16.7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16.31" calcext:value-type="float">
            <text:p>-16.3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6.03" calcext:value-type="float">
            <text:p>-16.0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13.8" calcext:value-type="float">
            <text:p>-13.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14.07" calcext:value-type="float">
            <text:p>-14.0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3.95" calcext:value-type="float">
            <text:p>-13.9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13.05" calcext:value-type="float">
            <text:p>-13.0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11.85" calcext:value-type="float">
            <text:p>-11.8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" calcext:value-type="float">
            <text:p>-11</text:p>
          </table:table-cell>
          <table:table-cell office:value-type="float" office:value="-45" calcext:value-type="float">
            <text:p>-45</text:p>
          </table:table-cell>
          <table:table-cell office:value-type="float" office:value="-11.6" calcext:value-type="float">
            <text:p>-11.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11.97" calcext:value-type="float">
            <text:p>-11.97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12.58" calcext:value-type="float">
            <text:p>-12.5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1.64" calcext:value-type="float">
            <text:p>-11.64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1.97" calcext:value-type="float">
            <text:p>-11.9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2.06" calcext:value-type="float">
            <text:p>-12.0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11.74" calcext:value-type="float">
            <text:p>-11.7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1.46" calcext:value-type="float">
            <text:p>-11.4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10.87" calcext:value-type="float">
            <text:p>-10.8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11.15" calcext:value-type="float">
            <text:p>-11.1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11.42" calcext:value-type="float">
            <text:p>-11.4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" calcext:value-type="float">
            <text:p>-10</text:p>
          </table:table-cell>
          <table:table-cell office:value-type="float" office:value="-52" calcext:value-type="float">
            <text:p>-52</text:p>
          </table:table-cell>
          <table:table-cell office:value-type="float" office:value="-11.12" calcext:value-type="float">
            <text:p>-11.1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-29" calcext:value-type="float">
            <text:p>-29</text:p>
          </table:table-cell>
          <table:table-cell office:value-type="float" office:value="-10.19" calcext:value-type="float">
            <text:p>-10.19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10.56" calcext:value-type="float">
            <text:p>-10.5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9.13" calcext:value-type="float">
            <text:p>-9.1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7.64" calcext:value-type="float">
            <text:p>-7.6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6.36" calcext:value-type="float">
            <text:p>-6.3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" calcext:value-type="float">
            <text:p>-6</text:p>
          </table:table-cell>
          <table:table-cell office:value-type="float" office:value="-39" calcext:value-type="float">
            <text:p>-39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6.82" calcext:value-type="float">
            <text:p>-6.8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6" calcext:value-type="float">
            <text:p>-6</text:p>
          </table:table-cell>
          <table:table-cell office:value-type="float" office:value="-50" calcext:value-type="float">
            <text:p>-50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 office:value-type="float" office:value="-6.67" calcext:value-type="float">
            <text:p>-6.67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6.41" calcext:value-type="float">
            <text:p>-6.4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6.79" calcext:value-type="float">
            <text:p>-6.79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6.87" calcext:value-type="float">
            <text:p>-6.8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-4.53" calcext:value-type="float">
            <text:p>-4.53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7" calcext:value-type="float">
            <text:p>-4.7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19" calcext:value-type="float">
            <text:p>-5.1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5.04" calcext:value-type="float">
            <text:p>-5.04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06" calcext:value-type="float">
            <text:p>-5.0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85" calcext:value-type="float">
            <text:p>-4.8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88" calcext:value-type="float">
            <text:p>-4.88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51" calcext:value-type="float">
            <text:p>-51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31" calcext:value-type="float">
            <text:p>-5.31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41" calcext:value-type="float">
            <text:p>-41</text:p>
          </table:table-cell>
          <table:table-cell office:value-type="float" office:value="-5.05" calcext:value-type="float">
            <text:p>-5.05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17" calcext:value-type="float">
            <text:p>-17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27" calcext:value-type="float">
            <text:p>-27</text:p>
          </table:table-cell>
          <table:table-cell office:value-type="float" office:value="-4.66" calcext:value-type="float">
            <text:p>-4.66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09" calcext:value-type="float">
            <text:p>-5.09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33" calcext:value-type="float">
            <text:p>-5.33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94" calcext:value-type="float">
            <text:p>-4.9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4.86" calcext:value-type="float">
            <text:p>-4.8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4.6" calcext:value-type="float">
            <text:p>-4.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23" calcext:value-type="float">
            <text:p>-5.2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64" calcext:value-type="float">
            <text:p>-4.6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4.27" calcext:value-type="float">
            <text:p>-4.2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5.15" calcext:value-type="float">
            <text:p>-5.15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84" calcext:value-type="float">
            <text:p>-4.8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22" calcext:value-type="float">
            <text:p>-3.2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41" calcext:value-type="float">
            <text:p>-1.4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45" calcext:value-type="float">
            <text:p>-1.4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228" calcext:value-type="float">
            <text:p>-228</text:p>
          </table:table-cell>
          <table:table-cell office:value-type="float" office:value="-132.96" calcext:value-type="float">
            <text:p>-132.9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136" calcext:value-type="float">
            <text:p>-136</text:p>
          </table:table-cell>
          <table:table-cell office:value-type="float" office:value="-106.85" calcext:value-type="float">
            <text:p>-106.8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2" calcext:value-type="float">
            <text:p>-52</text:p>
          </table:table-cell>
          <table:table-cell office:value-type="float" office:value="-116" calcext:value-type="float">
            <text:p>-116</text:p>
          </table:table-cell>
          <table:table-cell office:value-type="float" office:value="-79.91" calcext:value-type="float">
            <text:p>-79.9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1" calcext:value-type="float">
            <text:p>-51</text:p>
          </table:table-cell>
          <table:table-cell office:value-type="float" office:value="-90" calcext:value-type="float">
            <text:p>-90</text:p>
          </table:table-cell>
          <table:table-cell office:value-type="float" office:value="-65.22" calcext:value-type="float">
            <text:p>-65.2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1" calcext:value-type="float">
            <text:p>-51</text:p>
          </table:table-cell>
          <table:table-cell office:value-type="float" office:value="-96" calcext:value-type="float">
            <text:p>-96</text:p>
          </table:table-cell>
          <table:table-cell office:value-type="float" office:value="-52.76" calcext:value-type="float">
            <text:p>-52.7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1" calcext:value-type="float">
            <text:p>-51</text:p>
          </table:table-cell>
          <table:table-cell office:value-type="float" office:value="-75" calcext:value-type="float">
            <text:p>-75</text:p>
          </table:table-cell>
          <table:table-cell office:value-type="float" office:value="-52.39" calcext:value-type="float">
            <text:p>-52.39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1" calcext:value-type="float">
            <text:p>-51</text:p>
          </table:table-cell>
          <table:table-cell office:value-type="float" office:value="-75" calcext:value-type="float">
            <text:p>-75</text:p>
          </table:table-cell>
          <table:table-cell office:value-type="float" office:value="-51.86" calcext:value-type="float">
            <text:p>-51.8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1" calcext:value-type="float">
            <text:p>-51</text:p>
          </table:table-cell>
          <table:table-cell office:value-type="float" office:value="-91" calcext:value-type="float">
            <text:p>-91</text:p>
          </table:table-cell>
          <table:table-cell office:value-type="float" office:value="-52.18" calcext:value-type="float">
            <text:p>-52.1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5" calcext:value-type="float">
            <text:p>-45</text:p>
          </table:table-cell>
          <table:table-cell office:value-type="float" office:value="-90" calcext:value-type="float">
            <text:p>-90</text:p>
          </table:table-cell>
          <table:table-cell office:value-type="float" office:value="-51.88" calcext:value-type="float">
            <text:p>-51.8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" calcext:value-type="float">
            <text:p>-45</text:p>
          </table:table-cell>
          <table:table-cell office:value-type="float" office:value="-97" calcext:value-type="float">
            <text:p>-97</text:p>
          </table:table-cell>
          <table:table-cell office:value-type="float" office:value="-51.75" calcext:value-type="float">
            <text:p>-51.7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  <table:table-cell office:value-type="float" office:value="-79" calcext:value-type="float">
            <text:p>-79</text:p>
          </table:table-cell>
          <table:table-cell office:value-type="float" office:value="-50.08" calcext:value-type="float">
            <text:p>-50.0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5" calcext:value-type="float">
            <text:p>-45</text:p>
          </table:table-cell>
          <table:table-cell office:value-type="float" office:value="-86" calcext:value-type="float">
            <text:p>-86</text:p>
          </table:table-cell>
          <table:table-cell office:value-type="float" office:value="-47.02" calcext:value-type="float">
            <text:p>-47.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4" calcext:value-type="float">
            <text:p>-44</text:p>
          </table:table-cell>
          <table:table-cell office:value-type="float" office:value="-79" calcext:value-type="float">
            <text:p>-79</text:p>
          </table:table-cell>
          <table:table-cell office:value-type="float" office:value="-45.88" calcext:value-type="float">
            <text:p>-45.8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4" calcext:value-type="float">
            <text:p>-44</text:p>
          </table:table-cell>
          <table:table-cell office:value-type="float" office:value="-79" calcext:value-type="float">
            <text:p>-79</text:p>
          </table:table-cell>
          <table:table-cell office:value-type="float" office:value="-45.74" calcext:value-type="float">
            <text:p>-45.7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4" calcext:value-type="float">
            <text:p>-44</text:p>
          </table:table-cell>
          <table:table-cell office:value-type="float" office:value="-73" calcext:value-type="float">
            <text:p>-73</text:p>
          </table:table-cell>
          <table:table-cell office:value-type="float" office:value="-45.12" calcext:value-type="float">
            <text:p>-45.1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1" calcext:value-type="float">
            <text:p>-31</text:p>
          </table:table-cell>
          <table:table-cell office:value-type="float" office:value="-83" calcext:value-type="float">
            <text:p>-83</text:p>
          </table:table-cell>
          <table:table-cell office:value-type="float" office:value="-44.68" calcext:value-type="float">
            <text:p>-44.68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1" calcext:value-type="float">
            <text:p>-31</text:p>
          </table:table-cell>
          <table:table-cell office:value-type="float" office:value="-84" calcext:value-type="float">
            <text:p>-84</text:p>
          </table:table-cell>
          <table:table-cell office:value-type="float" office:value="-44.55" calcext:value-type="float">
            <text:p>-44.5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1" calcext:value-type="float">
            <text:p>-31</text:p>
          </table:table-cell>
          <table:table-cell office:value-type="float" office:value="-83" calcext:value-type="float">
            <text:p>-83</text:p>
          </table:table-cell>
          <table:table-cell office:value-type="float" office:value="-43.9" calcext:value-type="float">
            <text:p>-43.9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-77" calcext:value-type="float">
            <text:p>-77</text:p>
          </table:table-cell>
          <table:table-cell office:value-type="float" office:value="-42.33" calcext:value-type="float">
            <text:p>-42.3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1" calcext:value-type="float">
            <text:p>-31</text:p>
          </table:table-cell>
          <table:table-cell office:value-type="float" office:value="-68" calcext:value-type="float">
            <text:p>-68</text:p>
          </table:table-cell>
          <table:table-cell office:value-type="float" office:value="-35.66" calcext:value-type="float">
            <text:p>-35.6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1" calcext:value-type="float">
            <text:p>-31</text:p>
          </table:table-cell>
          <table:table-cell office:value-type="float" office:value="-64" calcext:value-type="float">
            <text:p>-64</text:p>
          </table:table-cell>
          <table:table-cell office:value-type="float" office:value="-31.83" calcext:value-type="float">
            <text:p>-31.8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1" calcext:value-type="float">
            <text:p>-31</text:p>
          </table:table-cell>
          <table:table-cell office:value-type="float" office:value="-70" calcext:value-type="float">
            <text:p>-70</text:p>
          </table:table-cell>
          <table:table-cell office:value-type="float" office:value="-31.82" calcext:value-type="float">
            <text:p>-31.8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7" calcext:value-type="float">
            <text:p>-27</text:p>
          </table:table-cell>
          <table:table-cell office:value-type="float" office:value="-65" calcext:value-type="float">
            <text:p>-65</text:p>
          </table:table-cell>
          <table:table-cell office:value-type="float" office:value="-31.69" calcext:value-type="float">
            <text:p>-31.69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7" calcext:value-type="float">
            <text:p>-27</text:p>
          </table:table-cell>
          <table:table-cell office:value-type="float" office:value="-75" calcext:value-type="float">
            <text:p>-75</text:p>
          </table:table-cell>
          <table:table-cell office:value-type="float" office:value="-31.55" calcext:value-type="float">
            <text:p>-31.5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6" calcext:value-type="float">
            <text:p>-26</text:p>
          </table:table-cell>
          <table:table-cell office:value-type="float" office:value="-59" calcext:value-type="float">
            <text:p>-59</text:p>
          </table:table-cell>
          <table:table-cell office:value-type="float" office:value="-30.48" calcext:value-type="float">
            <text:p>-30.4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-63" calcext:value-type="float">
            <text:p>-63</text:p>
          </table:table-cell>
          <table:table-cell office:value-type="float" office:value="-28.16" calcext:value-type="float">
            <text:p>-28.1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6" calcext:value-type="float">
            <text:p>-26</text:p>
          </table:table-cell>
          <table:table-cell office:value-type="float" office:value="-66" calcext:value-type="float">
            <text:p>-66</text:p>
          </table:table-cell>
          <table:table-cell office:value-type="float" office:value="-28.19" calcext:value-type="float">
            <text:p>-28.1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" calcext:value-type="float">
            <text:p>-26</text:p>
          </table:table-cell>
          <table:table-cell office:value-type="float" office:value="-41" calcext:value-type="float">
            <text:p>-41</text:p>
          </table:table-cell>
          <table:table-cell office:value-type="float" office:value="-26.96" calcext:value-type="float">
            <text:p>-26.96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  <table:table-cell office:value-type="float" office:value="-67" calcext:value-type="float">
            <text:p>-67</text:p>
          </table:table-cell>
          <table:table-cell office:value-type="float" office:value="-26.82" calcext:value-type="float">
            <text:p>-26.8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-66" calcext:value-type="float">
            <text:p>-66</text:p>
          </table:table-cell>
          <table:table-cell office:value-type="float" office:value="-27.06" calcext:value-type="float">
            <text:p>-27.0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  <table:table-cell office:value-type="float" office:value="-56" calcext:value-type="float">
            <text:p>-56</text:p>
          </table:table-cell>
          <table:table-cell office:value-type="float" office:value="-26.52" calcext:value-type="float">
            <text:p>-26.5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63" calcext:value-type="float">
            <text:p>-63</text:p>
          </table:table-cell>
          <table:table-cell office:value-type="float" office:value="-26.2" calcext:value-type="float">
            <text:p>-26.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" calcext:value-type="float">
            <text:p>-16</text:p>
          </table:table-cell>
          <table:table-cell office:value-type="float" office:value="-59" calcext:value-type="float">
            <text:p>-59</text:p>
          </table:table-cell>
          <table:table-cell office:value-type="float" office:value="-25.49" calcext:value-type="float">
            <text:p>-25.49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" calcext:value-type="float">
            <text:p>-16</text:p>
          </table:table-cell>
          <table:table-cell office:value-type="float" office:value="-71" calcext:value-type="float">
            <text:p>-71</text:p>
          </table:table-cell>
          <table:table-cell office:value-type="float" office:value="-25.86" calcext:value-type="float">
            <text:p>-25.8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" calcext:value-type="float">
            <text:p>-16</text:p>
          </table:table-cell>
          <table:table-cell office:value-type="float" office:value="-62" calcext:value-type="float">
            <text:p>-62</text:p>
          </table:table-cell>
          <table:table-cell office:value-type="float" office:value="-25.12" calcext:value-type="float">
            <text:p>-25.1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23.4" calcext:value-type="float">
            <text:p>-23.4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" calcext:value-type="float">
            <text:p>-16</text:p>
          </table:table-cell>
          <table:table-cell office:value-type="float" office:value="-55" calcext:value-type="float">
            <text:p>-55</text:p>
          </table:table-cell>
          <table:table-cell office:value-type="float" office:value="-18.01" calcext:value-type="float">
            <text:p>-18.0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" calcext:value-type="float">
            <text:p>-16</text:p>
          </table:table-cell>
          <table:table-cell office:value-type="float" office:value="-45" calcext:value-type="float">
            <text:p>-45</text:p>
          </table:table-cell>
          <table:table-cell office:value-type="float" office:value="-16.98" calcext:value-type="float">
            <text:p>-16.9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" calcext:value-type="float">
            <text:p>-16</text:p>
          </table:table-cell>
          <table:table-cell office:value-type="float" office:value="-63" calcext:value-type="float">
            <text:p>-63</text:p>
          </table:table-cell>
          <table:table-cell office:value-type="float" office:value="-17.22" calcext:value-type="float">
            <text:p>-17.2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16.75" calcext:value-type="float">
            <text:p>-16.7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office:value-type="float" office:value="-59" calcext:value-type="float">
            <text:p>-59</text:p>
          </table:table-cell>
          <table:table-cell office:value-type="float" office:value="-17.32" calcext:value-type="float">
            <text:p>-17.3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16.67" calcext:value-type="float">
            <text:p>-16.6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" calcext:value-type="float">
            <text:p>-14</text:p>
          </table:table-cell>
          <table:table-cell office:value-type="float" office:value="-59" calcext:value-type="float">
            <text:p>-59</text:p>
          </table:table-cell>
          <table:table-cell office:value-type="float" office:value="-16.28" calcext:value-type="float">
            <text:p>-16.2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" calcext:value-type="float">
            <text:p>-14</text:p>
          </table:table-cell>
          <table:table-cell office:value-type="float" office:value="-51" calcext:value-type="float">
            <text:p>-51</text:p>
          </table:table-cell>
          <table:table-cell office:value-type="float" office:value="-15.78" calcext:value-type="float">
            <text:p>-15.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15.76" calcext:value-type="float">
            <text:p>-15.7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-58" calcext:value-type="float">
            <text:p>-58</text:p>
          </table:table-cell>
          <table:table-cell office:value-type="float" office:value="-16.52" calcext:value-type="float">
            <text:p>-16.5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4" calcext:value-type="float">
            <text:p>-14</text:p>
          </table:table-cell>
          <table:table-cell office:value-type="float" office:value="-50" calcext:value-type="float">
            <text:p>-50</text:p>
          </table:table-cell>
          <table:table-cell office:value-type="float" office:value="-15.3" calcext:value-type="float">
            <text:p>-15.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" calcext:value-type="float">
            <text:p>-14</text:p>
          </table:table-cell>
          <table:table-cell office:value-type="float" office:value="-60" calcext:value-type="float">
            <text:p>-60</text:p>
          </table:table-cell>
          <table:table-cell office:value-type="float" office:value="-15.35" calcext:value-type="float">
            <text:p>-15.3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-14.27" calcext:value-type="float">
            <text:p>-14.2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2" calcext:value-type="float">
            <text:p>-12</text:p>
          </table:table-cell>
          <table:table-cell office:value-type="float" office:value="-47" calcext:value-type="float">
            <text:p>-47</text:p>
          </table:table-cell>
          <table:table-cell office:value-type="float" office:value="-14.96" calcext:value-type="float">
            <text:p>-14.9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" calcext:value-type="float">
            <text:p>-12</text:p>
          </table:table-cell>
          <table:table-cell office:value-type="float" office:value="-54" calcext:value-type="float">
            <text:p>-54</text:p>
          </table:table-cell>
          <table:table-cell office:value-type="float" office:value="-15.03" calcext:value-type="float">
            <text:p>-15.0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14.73" calcext:value-type="float">
            <text:p>-14.73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-13.02" calcext:value-type="float">
            <text:p>-13.0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2.65" calcext:value-type="float">
            <text:p>-12.6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" calcext:value-type="float">
            <text:p>-8</text:p>
          </table:table-cell>
          <table:table-cell office:value-type="float" office:value="-44" calcext:value-type="float">
            <text:p>-44</text:p>
          </table:table-cell>
          <table:table-cell office:value-type="float" office:value="-12.49" calcext:value-type="float">
            <text:p>-12.4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2.72" calcext:value-type="float">
            <text:p>-12.7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12.09" calcext:value-type="float">
            <text:p>-12.0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1.21" calcext:value-type="float">
            <text:p>-11.2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9.24" calcext:value-type="float">
            <text:p>-9.2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.87" calcext:value-type="float">
            <text:p>-8.8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8.89" calcext:value-type="float">
            <text:p>-8.89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8.62" calcext:value-type="float">
            <text:p>-8.6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" calcext:value-type="float">
            <text:p>-7</text:p>
          </table:table-cell>
          <table:table-cell office:value-type="float" office:value="-44" calcext:value-type="float">
            <text:p>-44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8.19" calcext:value-type="float">
            <text:p>-8.19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8.03" calcext:value-type="float">
            <text:p>-8.0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7.76" calcext:value-type="float">
            <text:p>-7.7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7.71" calcext:value-type="float">
            <text:p>-7.71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5.82" calcext:value-type="float">
            <text:p>-5.8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5.84" calcext:value-type="float">
            <text:p>-5.8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76" calcext:value-type="float">
            <text:p>-5.76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6.13" calcext:value-type="float">
            <text:p>-6.1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67" calcext:value-type="float">
            <text:p>-4.67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4" calcext:value-type="float">
            <text:p>-4.1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36" calcext:value-type="float">
            <text:p>-4.3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17" calcext:value-type="float">
            <text:p>-4.1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45" calcext:value-type="float">
            <text:p>-4.45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4" calcext:value-type="float">
            <text:p>-2.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9" calcext:value-type="float">
            <text:p>-2.8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3.42" calcext:value-type="float">
            <text:p>-3.42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office:value-type="float" office:value="-204" calcext:value-type="float">
            <text:p>-204</text:p>
          </table:table-cell>
          <table:table-cell office:value-type="float" office:value="-144.34" calcext:value-type="float">
            <text:p>-144.3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7" calcext:value-type="float">
            <text:p>-57</text:p>
          </table:table-cell>
          <table:table-cell office:value-type="float" office:value="-174" calcext:value-type="float">
            <text:p>-174</text:p>
          </table:table-cell>
          <table:table-cell office:value-type="float" office:value="-112.69" calcext:value-type="float">
            <text:p>-112.6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" calcext:value-type="float">
            <text:p>-40</text:p>
          </table:table-cell>
          <table:table-cell office:value-type="float" office:value="-125" calcext:value-type="float">
            <text:p>-125</text:p>
          </table:table-cell>
          <table:table-cell office:value-type="float" office:value="-83.38" calcext:value-type="float">
            <text:p>-83.3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110" calcext:value-type="float">
            <text:p>-110</text:p>
          </table:table-cell>
          <table:table-cell office:value-type="float" office:value="-70.98" calcext:value-type="float">
            <text:p>-70.9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-90" calcext:value-type="float">
            <text:p>-90</text:p>
          </table:table-cell>
          <table:table-cell office:value-type="float" office:value="-56.81" calcext:value-type="float">
            <text:p>-56.8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-84" calcext:value-type="float">
            <text:p>-84</text:p>
          </table:table-cell>
          <table:table-cell office:value-type="float" office:value="-54.22" calcext:value-type="float">
            <text:p>-54.2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-61" calcext:value-type="float">
            <text:p>-61</text:p>
          </table:table-cell>
          <table:table-cell office:value-type="float" office:value="-43.76" calcext:value-type="float">
            <text:p>-43.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  <table:table-cell office:value-type="float" office:value="-72" calcext:value-type="float">
            <text:p>-72</text:p>
          </table:table-cell>
          <table:table-cell office:value-type="float" office:value="-36.28" calcext:value-type="float">
            <text:p>-36.2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31.1" calcext:value-type="float">
            <text:p>-31.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71" calcext:value-type="float">
            <text:p>-71</text:p>
          </table:table-cell>
          <table:table-cell office:value-type="float" office:value="-31.68" calcext:value-type="float">
            <text:p>-31.6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61" calcext:value-type="float">
            <text:p>-61</text:p>
          </table:table-cell>
          <table:table-cell office:value-type="float" office:value="-31.52" calcext:value-type="float">
            <text:p>-31.5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56" calcext:value-type="float">
            <text:p>-56</text:p>
          </table:table-cell>
          <table:table-cell office:value-type="float" office:value="-31.37" calcext:value-type="float">
            <text:p>-31.3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66" calcext:value-type="float">
            <text:p>-66</text:p>
          </table:table-cell>
          <table:table-cell office:value-type="float" office:value="-31.13" calcext:value-type="float">
            <text:p>-31.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69" calcext:value-type="float">
            <text:p>-69</text:p>
          </table:table-cell>
          <table:table-cell office:value-type="float" office:value="-30.86" calcext:value-type="float">
            <text:p>-30.8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71" calcext:value-type="float">
            <text:p>-71</text:p>
          </table:table-cell>
          <table:table-cell office:value-type="float" office:value="-30.82" calcext:value-type="float">
            <text:p>-30.8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7" calcext:value-type="float">
            <text:p>-27</text:p>
          </table:table-cell>
          <table:table-cell office:value-type="float" office:value="-71" calcext:value-type="float">
            <text:p>-71</text:p>
          </table:table-cell>
          <table:table-cell office:value-type="float" office:value="-30.5" calcext:value-type="float">
            <text:p>-30.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51" calcext:value-type="float">
            <text:p>-51</text:p>
          </table:table-cell>
          <table:table-cell office:value-type="float" office:value="-28.64" calcext:value-type="float">
            <text:p>-28.6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6" calcext:value-type="float">
            <text:p>-26</text:p>
          </table:table-cell>
          <table:table-cell office:value-type="float" office:value="-55" calcext:value-type="float">
            <text:p>-55</text:p>
          </table:table-cell>
          <table:table-cell office:value-type="float" office:value="-27.78" calcext:value-type="float">
            <text:p>-27.7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27.67" calcext:value-type="float">
            <text:p>-27.6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-27.55" calcext:value-type="float">
            <text:p>-27.5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  <table:table-cell office:value-type="float" office:value="-56" calcext:value-type="float">
            <text:p>-56</text:p>
          </table:table-cell>
          <table:table-cell office:value-type="float" office:value="-26.3" calcext:value-type="float">
            <text:p>-26.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-52" calcext:value-type="float">
            <text:p>-52</text:p>
          </table:table-cell>
          <table:table-cell office:value-type="float" office:value="-22.87" calcext:value-type="float">
            <text:p>-22.8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4" calcext:value-type="float">
            <text:p>-14</text:p>
          </table:table-cell>
          <table:table-cell office:value-type="float" office:value="-50" calcext:value-type="float">
            <text:p>-50</text:p>
          </table:table-cell>
          <table:table-cell office:value-type="float" office:value="-17.22" calcext:value-type="float">
            <text:p>-17.2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14.63" calcext:value-type="float">
            <text:p>-14.6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" calcext:value-type="float">
            <text:p>-14</text:p>
          </table:table-cell>
          <table:table-cell office:value-type="float" office:value="-42" calcext:value-type="float">
            <text:p>-42</text:p>
          </table:table-cell>
          <table:table-cell office:value-type="float" office:value="-14.74" calcext:value-type="float">
            <text:p>-14.7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4" calcext:value-type="float">
            <text:p>-14</text:p>
          </table:table-cell>
          <table:table-cell office:value-type="float" office:value="-48" calcext:value-type="float">
            <text:p>-48</text:p>
          </table:table-cell>
          <table:table-cell office:value-type="float" office:value="-14.58" calcext:value-type="float">
            <text:p>-14.5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-15.15" calcext:value-type="float">
            <text:p>-15.1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53" calcext:value-type="float">
            <text:p>-53</text:p>
          </table:table-cell>
          <table:table-cell office:value-type="float" office:value="-14.9" calcext:value-type="float">
            <text:p>-14.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office:value-type="float" office:value="-43" calcext:value-type="float">
            <text:p>-43</text:p>
          </table:table-cell>
          <table:table-cell office:value-type="float" office:value="-14.6" calcext:value-type="float">
            <text:p>-14.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-37" calcext:value-type="float">
            <text:p>-37</text:p>
          </table:table-cell>
          <table:table-cell office:value-type="float" office:value="-14.7" calcext:value-type="float">
            <text:p>-14.7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15.13" calcext:value-type="float">
            <text:p>-15.1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14.71" calcext:value-type="float">
            <text:p>-14.7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  <table:table-cell office:value-type="float" office:value="-57" calcext:value-type="float">
            <text:p>-57</text:p>
          </table:table-cell>
          <table:table-cell office:value-type="float" office:value="-15.03" calcext:value-type="float">
            <text:p>-15.0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-14.06" calcext:value-type="float">
            <text:p>-14.0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3" calcext:value-type="float">
            <text:p>-13</text:p>
          </table:table-cell>
          <table:table-cell office:value-type="float" office:value="-57" calcext:value-type="float">
            <text:p>-57</text:p>
          </table:table-cell>
          <table:table-cell office:value-type="float" office:value="-14.27" calcext:value-type="float">
            <text:p>-14.2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14.04" calcext:value-type="float">
            <text:p>-14.0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3.89" calcext:value-type="float">
            <text:p>-13.8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13.19" calcext:value-type="float">
            <text:p>-13.1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float" office:value="-12.89" calcext:value-type="float">
            <text:p>-12.89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12.89" calcext:value-type="float">
            <text:p>-12.8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51" calcext:value-type="float">
            <text:p>-51</text:p>
          </table:table-cell>
          <table:table-cell office:value-type="float" office:value="-12.41" calcext:value-type="float">
            <text:p>-12.4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1.8" calcext:value-type="float">
            <text:p>-11.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12.42" calcext:value-type="float">
            <text:p>-12.4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2.09" calcext:value-type="float">
            <text:p>-12.0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0.9" calcext:value-type="float">
            <text:p>-10.9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0.8" calcext:value-type="float">
            <text:p>-10.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0.59" calcext:value-type="float">
            <text:p>-10.5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0" calcext:value-type="float">
            <text:p>-10</text:p>
          </table:table-cell>
          <table:table-cell office:value-type="float" office:value="-51" calcext:value-type="float">
            <text:p>-51</text:p>
          </table:table-cell>
          <table:table-cell office:value-type="float" office:value="-11.02" calcext:value-type="float">
            <text:p>-11.0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-53" calcext:value-type="float">
            <text:p>-53</text:p>
          </table:table-cell>
          <table:table-cell office:value-type="float" office:value="-11.14" calcext:value-type="float">
            <text:p>-11.1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office:value-type="float" office:value="-39" calcext:value-type="float">
            <text:p>-39</text:p>
          </table:table-cell>
          <table:table-cell office:value-type="float" office:value="-10.37" calcext:value-type="float">
            <text:p>-10.3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-41" calcext:value-type="float">
            <text:p>-41</text:p>
          </table:table-cell>
          <table:table-cell office:value-type="float" office:value="-10.81" calcext:value-type="float">
            <text:p>-10.8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10.22" calcext:value-type="float">
            <text:p>-10.2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9.44" calcext:value-type="float">
            <text:p>-9.4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8.91" calcext:value-type="float">
            <text:p>-8.91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-37" calcext:value-type="float">
            <text:p>-37</text:p>
          </table:table-cell>
          <table:table-cell office:value-type="float" office:value="-7.63" calcext:value-type="float">
            <text:p>-7.63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-7.9" calcext:value-type="float">
            <text:p>-7.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7.31" calcext:value-type="float">
            <text:p>-7.3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-6.27" calcext:value-type="float">
            <text:p>-6.2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3" calcext:value-type="float">
            <text:p>-7.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6.89" calcext:value-type="float">
            <text:p>-6.89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7.22" calcext:value-type="float">
            <text:p>-7.2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6.52" calcext:value-type="float">
            <text:p>-6.5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" calcext:value-type="float">
            <text:p>-6</text:p>
          </table:table-cell>
          <table:table-cell office:value-type="float" office:value="-51" calcext:value-type="float">
            <text:p>-51</text:p>
          </table:table-cell>
          <table:table-cell office:value-type="float" office:value="-7.41" calcext:value-type="float">
            <text:p>-7.41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17" calcext:value-type="float">
            <text:p>-7.17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7.03" calcext:value-type="float">
            <text:p>-7.0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6.87" calcext:value-type="float">
            <text:p>-6.8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6.53" calcext:value-type="float">
            <text:p>-6.5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4.21" calcext:value-type="float">
            <text:p>-4.2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2" calcext:value-type="float">
            <text:p>-3.1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54" calcext:value-type="float">
            <text:p>-2.5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" calcext:value-type="float">
            <text:p>-3.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2.58" calcext:value-type="float">
            <text:p>-2.5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85" calcext:value-type="float">
            <text:p>-2.85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73" calcext:value-type="float">
            <text:p>-3.7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64" calcext:value-type="float">
            <text:p>-2.64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6" calcext:value-type="float">
            <text:p>-2.96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7" calcext:value-type="float">
            <text:p>-3.2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07" calcext:value-type="float">
            <text:p>-3.0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04" calcext:value-type="float">
            <text:p>-3.0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52" calcext:value-type="float">
            <text:p>-3.5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3" calcext:value-type="float">
            <text:p>-3.3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74" calcext:value-type="float">
            <text:p>-2.74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6" calcext:value-type="float">
            <text:p>-2.8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6" calcext:value-type="float">
            <text:p>-3.16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6" calcext:value-type="float">
            <text:p>-3.0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51" calcext:value-type="float">
            <text:p>-3.51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38" calcext:value-type="float">
            <text:p>-3.38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3" calcext:value-type="float">
            <text:p>-3.3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37" calcext:value-type="float">
            <text:p>-3.3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55" calcext:value-type="float">
            <text:p>-2.55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57" calcext:value-type="float">
            <text:p>-1.57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-205" calcext:value-type="float">
            <text:p>-205</text:p>
          </table:table-cell>
          <table:table-cell office:value-type="float" office:value="-137.88" calcext:value-type="float">
            <text:p>-137.8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64" calcext:value-type="float">
            <text:p>-164</text:p>
          </table:table-cell>
          <table:table-cell office:value-type="float" office:value="-105.68" calcext:value-type="float">
            <text:p>-105.6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3" calcext:value-type="float">
            <text:p>-43</text:p>
          </table:table-cell>
          <table:table-cell office:value-type="float" office:value="-118" calcext:value-type="float">
            <text:p>-118</text:p>
          </table:table-cell>
          <table:table-cell office:value-type="float" office:value="-79.72" calcext:value-type="float">
            <text:p>-79.7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3" calcext:value-type="float">
            <text:p>-43</text:p>
          </table:table-cell>
          <table:table-cell office:value-type="float" office:value="-90" calcext:value-type="float">
            <text:p>-90</text:p>
          </table:table-cell>
          <table:table-cell office:value-type="float" office:value="-55.01" calcext:value-type="float">
            <text:p>-55.0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-91" calcext:value-type="float">
            <text:p>-91</text:p>
          </table:table-cell>
          <table:table-cell office:value-type="float" office:value="-51.6" calcext:value-type="float">
            <text:p>-51.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3" calcext:value-type="float">
            <text:p>-43</text:p>
          </table:table-cell>
          <table:table-cell office:value-type="float" office:value="-82" calcext:value-type="float">
            <text:p>-82</text:p>
          </table:table-cell>
          <table:table-cell office:value-type="float" office:value="-49.93" calcext:value-type="float">
            <text:p>-49.9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76" calcext:value-type="float">
            <text:p>-76</text:p>
          </table:table-cell>
          <table:table-cell office:value-type="float" office:value="-45.16" calcext:value-type="float">
            <text:p>-45.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8" calcext:value-type="float">
            <text:p>-38</text:p>
          </table:table-cell>
          <table:table-cell office:value-type="float" office:value="-81" calcext:value-type="float">
            <text:p>-81</text:p>
          </table:table-cell>
          <table:table-cell office:value-type="float" office:value="-43.43" calcext:value-type="float">
            <text:p>-43.4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83" calcext:value-type="float">
            <text:p>-83</text:p>
          </table:table-cell>
          <table:table-cell office:value-type="float" office:value="-43.62" calcext:value-type="float">
            <text:p>-43.6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-77" calcext:value-type="float">
            <text:p>-77</text:p>
          </table:table-cell>
          <table:table-cell office:value-type="float" office:value="-43.18" calcext:value-type="float">
            <text:p>-43.1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  <table:table-cell office:value-type="float" office:value="-40.39" calcext:value-type="float">
            <text:p>-40.3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-81" calcext:value-type="float">
            <text:p>-81</text:p>
          </table:table-cell>
          <table:table-cell office:value-type="float" office:value="-39.07" calcext:value-type="float">
            <text:p>-39.0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6" calcext:value-type="float">
            <text:p>-36</text:p>
          </table:table-cell>
          <table:table-cell office:value-type="float" office:value="-70" calcext:value-type="float">
            <text:p>-70</text:p>
          </table:table-cell>
          <table:table-cell office:value-type="float" office:value="-38.52" calcext:value-type="float">
            <text:p>-38.5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37.93" calcext:value-type="float">
            <text:p>-37.9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76" calcext:value-type="float">
            <text:p>-76</text:p>
          </table:table-cell>
          <table:table-cell office:value-type="float" office:value="-37.87" calcext:value-type="float">
            <text:p>-37.8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74" calcext:value-type="float">
            <text:p>-74</text:p>
          </table:table-cell>
          <table:table-cell office:value-type="float" office:value="-37.03" calcext:value-type="float">
            <text:p>-37.0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3" calcext:value-type="float">
            <text:p>-33</text:p>
          </table:table-cell>
          <table:table-cell office:value-type="float" office:value="-54" calcext:value-type="float">
            <text:p>-54</text:p>
          </table:table-cell>
          <table:table-cell office:value-type="float" office:value="-35.68" calcext:value-type="float">
            <text:p>-35.6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1" calcext:value-type="float">
            <text:p>-31</text:p>
          </table:table-cell>
          <table:table-cell office:value-type="float" office:value="-69" calcext:value-type="float">
            <text:p>-69</text:p>
          </table:table-cell>
          <table:table-cell office:value-type="float" office:value="-34.54" calcext:value-type="float">
            <text:p>-34.5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1" calcext:value-type="float">
            <text:p>-31</text:p>
          </table:table-cell>
          <table:table-cell office:value-type="float" office:value="-64" calcext:value-type="float">
            <text:p>-64</text:p>
          </table:table-cell>
          <table:table-cell office:value-type="float" office:value="-33.98" calcext:value-type="float">
            <text:p>-33.9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66" calcext:value-type="float">
            <text:p>-66</text:p>
          </table:table-cell>
          <table:table-cell office:value-type="float" office:value="-33.2" calcext:value-type="float">
            <text:p>-33.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0" calcext:value-type="float">
            <text:p>-30</text:p>
          </table:table-cell>
          <table:table-cell office:value-type="float" office:value="-67" calcext:value-type="float">
            <text:p>-67</text:p>
          </table:table-cell>
          <table:table-cell office:value-type="float" office:value="-32.43" calcext:value-type="float">
            <text:p>-32.43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0" calcext:value-type="float">
            <text:p>-30</text:p>
          </table:table-cell>
          <table:table-cell office:value-type="float" office:value="-48" calcext:value-type="float">
            <text:p>-48</text:p>
          </table:table-cell>
          <table:table-cell office:value-type="float" office:value="-30.89" calcext:value-type="float">
            <text:p>-30.89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0" calcext:value-type="float">
            <text:p>-30</text:p>
          </table:table-cell>
          <table:table-cell office:value-type="float" office:value="-68" calcext:value-type="float">
            <text:p>-68</text:p>
          </table:table-cell>
          <table:table-cell office:value-type="float" office:value="-31.23" calcext:value-type="float">
            <text:p>-31.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0" calcext:value-type="float">
            <text:p>-30</text:p>
          </table:table-cell>
          <table:table-cell office:value-type="float" office:value="-73" calcext:value-type="float">
            <text:p>-73</text:p>
          </table:table-cell>
          <table:table-cell office:value-type="float" office:value="-30.84" calcext:value-type="float">
            <text:p>-30.8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-59" calcext:value-type="float">
            <text:p>-59</text:p>
          </table:table-cell>
          <table:table-cell office:value-type="float" office:value="-31" calcext:value-type="float">
            <text:p>-3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0" calcext:value-type="float">
            <text:p>-30</text:p>
          </table:table-cell>
          <table:table-cell office:value-type="float" office:value="-64" calcext:value-type="float">
            <text:p>-64</text:p>
          </table:table-cell>
          <table:table-cell office:value-type="float" office:value="-30.99" calcext:value-type="float">
            <text:p>-30.99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0" calcext:value-type="float">
            <text:p>-30</text:p>
          </table:table-cell>
          <table:table-cell office:value-type="float" office:value="-66" calcext:value-type="float">
            <text:p>-66</text:p>
          </table:table-cell>
          <table:table-cell office:value-type="float" office:value="-30.82" calcext:value-type="float">
            <text:p>-30.8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0" calcext:value-type="float">
            <text:p>-30</text:p>
          </table:table-cell>
          <table:table-cell office:value-type="float" office:value="-61" calcext:value-type="float">
            <text:p>-61</text:p>
          </table:table-cell>
          <table:table-cell office:value-type="float" office:value="-31.09" calcext:value-type="float">
            <text:p>-31.0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4" calcext:value-type="float">
            <text:p>-24</text:p>
          </table:table-cell>
          <table:table-cell office:value-type="float" office:value="-62" calcext:value-type="float">
            <text:p>-62</text:p>
          </table:table-cell>
          <table:table-cell office:value-type="float" office:value="-30.6" calcext:value-type="float">
            <text:p>-30.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" calcext:value-type="float">
            <text:p>-23</text:p>
          </table:table-cell>
          <table:table-cell office:value-type="float" office:value="-63" calcext:value-type="float">
            <text:p>-63</text:p>
          </table:table-cell>
          <table:table-cell office:value-type="float" office:value="-30.23" calcext:value-type="float">
            <text:p>-30.23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3" calcext:value-type="float">
            <text:p>-23</text:p>
          </table:table-cell>
          <table:table-cell office:value-type="float" office:value="-57" calcext:value-type="float">
            <text:p>-57</text:p>
          </table:table-cell>
          <table:table-cell office:value-type="float" office:value="-30.06" calcext:value-type="float">
            <text:p>-30.0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28.33" calcext:value-type="float">
            <text:p>-28.33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3" calcext:value-type="float">
            <text:p>-23</text:p>
          </table:table-cell>
          <table:table-cell office:value-type="float" office:value="-58" calcext:value-type="float">
            <text:p>-58</text:p>
          </table:table-cell>
          <table:table-cell office:value-type="float" office:value="-24.44" calcext:value-type="float">
            <text:p>-24.4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" calcext:value-type="float">
            <text:p>-22</text:p>
          </table:table-cell>
          <table:table-cell office:value-type="float" office:value="-42" calcext:value-type="float">
            <text:p>-42</text:p>
          </table:table-cell>
          <table:table-cell office:value-type="float" office:value="-23.31" calcext:value-type="float">
            <text:p>-23.3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2" calcext:value-type="float">
            <text:p>-22</text:p>
          </table:table-cell>
          <table:table-cell office:value-type="float" office:value="-46" calcext:value-type="float">
            <text:p>-46</text:p>
          </table:table-cell>
          <table:table-cell office:value-type="float" office:value="-23.72" calcext:value-type="float">
            <text:p>-23.7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" calcext:value-type="float">
            <text:p>-19</text:p>
          </table:table-cell>
          <table:table-cell office:value-type="float" office:value="-65" calcext:value-type="float">
            <text:p>-65</text:p>
          </table:table-cell>
          <table:table-cell office:value-type="float" office:value="-23.93" calcext:value-type="float">
            <text:p>-23.9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22.63" calcext:value-type="float">
            <text:p>-22.6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8" calcext:value-type="float">
            <text:p>-18</text:p>
          </table:table-cell>
          <table:table-cell office:value-type="float" office:value="-66" calcext:value-type="float">
            <text:p>-66</text:p>
          </table:table-cell>
          <table:table-cell office:value-type="float" office:value="-22.91" calcext:value-type="float">
            <text:p>-22.9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" calcext:value-type="float">
            <text:p>-18</text:p>
          </table:table-cell>
          <table:table-cell office:value-type="float" office:value="-62" calcext:value-type="float">
            <text:p>-62</text:p>
          </table:table-cell>
          <table:table-cell office:value-type="float" office:value="-21.92" calcext:value-type="float">
            <text:p>-21.9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8" calcext:value-type="float">
            <text:p>-18</text:p>
          </table:table-cell>
          <table:table-cell office:value-type="float" office:value="-49" calcext:value-type="float">
            <text:p>-49</text:p>
          </table:table-cell>
          <table:table-cell office:value-type="float" office:value="-19.04" calcext:value-type="float">
            <text:p>-19.0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8" calcext:value-type="float">
            <text:p>-18</text:p>
          </table:table-cell>
          <table:table-cell office:value-type="float" office:value="-57" calcext:value-type="float">
            <text:p>-57</text:p>
          </table:table-cell>
          <table:table-cell office:value-type="float" office:value="-19.49" calcext:value-type="float">
            <text:p>-19.4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" calcext:value-type="float">
            <text:p>-17</text:p>
          </table:table-cell>
          <table:table-cell office:value-type="float" office:value="-55" calcext:value-type="float">
            <text:p>-55</text:p>
          </table:table-cell>
          <table:table-cell office:value-type="float" office:value="-18.78" calcext:value-type="float">
            <text:p>-18.7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18.77" calcext:value-type="float">
            <text:p>-18.77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60" calcext:value-type="float">
            <text:p>-60</text:p>
          </table:table-cell>
          <table:table-cell office:value-type="float" office:value="-18.64" calcext:value-type="float">
            <text:p>-18.6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55" calcext:value-type="float">
            <text:p>-55</text:p>
          </table:table-cell>
          <table:table-cell office:value-type="float" office:value="-17.83" calcext:value-type="float">
            <text:p>-17.8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58" calcext:value-type="float">
            <text:p>-58</text:p>
          </table:table-cell>
          <table:table-cell office:value-type="float" office:value="-18.58" calcext:value-type="float">
            <text:p>-18.58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17.96" calcext:value-type="float">
            <text:p>-17.9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  <table:table-cell office:value-type="float" office:value="-61" calcext:value-type="float">
            <text:p>-61</text:p>
          </table:table-cell>
          <table:table-cell office:value-type="float" office:value="-18.65" calcext:value-type="float">
            <text:p>-18.6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office:value-type="float" office:value="-18.04" calcext:value-type="float">
            <text:p>-18.0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-17.43" calcext:value-type="float">
            <text:p>-17.4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17.39" calcext:value-type="float">
            <text:p>-17.39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7.57" calcext:value-type="float">
            <text:p>-17.57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17.45" calcext:value-type="float">
            <text:p>-17.4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-43" calcext:value-type="float">
            <text:p>-43</text:p>
          </table:table-cell>
          <table:table-cell office:value-type="float" office:value="-16.59" calcext:value-type="float">
            <text:p>-16.59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" calcext:value-type="float">
            <text:p>-12</text:p>
          </table:table-cell>
          <table:table-cell office:value-type="float" office:value="-60" calcext:value-type="float">
            <text:p>-60</text:p>
          </table:table-cell>
          <table:table-cell office:value-type="float" office:value="-15.9" calcext:value-type="float">
            <text:p>-15.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12.85" calcext:value-type="float">
            <text:p>-12.8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-12.41" calcext:value-type="float">
            <text:p>-12.4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" calcext:value-type="float">
            <text:p>-11</text:p>
          </table:table-cell>
          <table:table-cell office:value-type="float" office:value="-49" calcext:value-type="float">
            <text:p>-49</text:p>
          </table:table-cell>
          <table:table-cell office:value-type="float" office:value="-12.84" calcext:value-type="float">
            <text:p>-12.8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-50" calcext:value-type="float">
            <text:p>-50</text:p>
          </table:table-cell>
          <table:table-cell office:value-type="float" office:value="-12.71" calcext:value-type="float">
            <text:p>-12.7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-32" calcext:value-type="float">
            <text:p>-32</text:p>
          </table:table-cell>
          <table:table-cell office:value-type="float" office:value="-12.33" calcext:value-type="float">
            <text:p>-12.3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12.64" calcext:value-type="float">
            <text:p>-12.6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62" calcext:value-type="float">
            <text:p>-11.6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1.42" calcext:value-type="float">
            <text:p>-11.4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 office:value-type="float" office:value="-10.9" calcext:value-type="float">
            <text:p>-10.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10.62" calcext:value-type="float">
            <text:p>-10.62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10.49" calcext:value-type="float">
            <text:p>-10.49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0.48" calcext:value-type="float">
            <text:p>-10.4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9.79" calcext:value-type="float">
            <text:p>-9.7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9.74" calcext:value-type="float">
            <text:p>-9.7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10.29" calcext:value-type="float">
            <text:p>-10.29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9.03" calcext:value-type="float">
            <text:p>-9.0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8.47" calcext:value-type="float">
            <text:p>-8.47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" calcext:value-type="float">
            <text:p>-7</text:p>
          </table:table-cell>
          <table:table-cell office:value-type="float" office:value="-48" calcext:value-type="float">
            <text:p>-48</text:p>
          </table:table-cell>
          <table:table-cell office:value-type="float" office:value="-9.06" calcext:value-type="float">
            <text:p>-9.0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" calcext:value-type="float">
            <text:p>-7</text:p>
          </table:table-cell>
          <table:table-cell office:value-type="float" office:value="-17" calcext:value-type="float">
            <text:p>-17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01" calcext:value-type="float">
            <text:p>-8.01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8.62" calcext:value-type="float">
            <text:p>-8.6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7.7" calcext:value-type="float">
            <text:p>-7.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7.97" calcext:value-type="float">
            <text:p>-7.9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8.41" calcext:value-type="float">
            <text:p>-8.4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8.09" calcext:value-type="float">
            <text:p>-8.09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8.46" calcext:value-type="float">
            <text:p>-8.4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7.75" calcext:value-type="float">
            <text:p>-7.75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" calcext:value-type="float">
            <text:p>-7</text:p>
          </table:table-cell>
          <table:table-cell office:value-type="float" office:value="-51" calcext:value-type="float">
            <text:p>-51</text:p>
          </table:table-cell>
          <table:table-cell office:value-type="float" office:value="-7.93" calcext:value-type="float">
            <text:p>-7.93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7.52" calcext:value-type="float">
            <text:p>-7.5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8.43" calcext:value-type="float">
            <text:p>-8.4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8.2" calcext:value-type="float">
            <text:p>-8.2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7.79" calcext:value-type="float">
            <text:p>-7.79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38" calcext:value-type="float">
            <text:p>-6.3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32" calcext:value-type="float">
            <text:p>-6.3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5.59" calcext:value-type="float">
            <text:p>-5.59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office:value-type="float" office:value="-19" calcext:value-type="float">
            <text:p>-19</text:p>
          </table:table-cell>
          <table:table-cell office:value-type="float" office:value="-5.26" calcext:value-type="float">
            <text:p>-5.2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24" calcext:value-type="float">
            <text:p>-6.2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23" calcext:value-type="float">
            <text:p>-6.2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43" calcext:value-type="float">
            <text:p>-6.4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5.25" calcext:value-type="float">
            <text:p>-5.2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float" office:value="-6.01" calcext:value-type="float">
            <text:p>-6.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5.5" calcext:value-type="float">
            <text:p>-5.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58" calcext:value-type="float">
            <text:p>-5.5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5.57" calcext:value-type="float">
            <text:p>-5.57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77" calcext:value-type="float">
            <text:p>-5.7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99" calcext:value-type="float">
            <text:p>-4.9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43" calcext:value-type="float">
            <text:p>-43</text:p>
          </table:table-cell>
          <table:table-cell office:value-type="float" office:value="-5.29" calcext:value-type="float">
            <text:p>-5.29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50" calcext:value-type="float">
            <text:p>-50</text:p>
          </table:table-cell>
          <table:table-cell office:value-type="float" office:value="-5.28" calcext:value-type="float">
            <text:p>-5.2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34" calcext:value-type="float">
            <text:p>-5.3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98" calcext:value-type="float">
            <text:p>-4.9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4.43" calcext:value-type="float">
            <text:p>-4.4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65" calcext:value-type="float">
            <text:p>-4.6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16" calcext:value-type="float">
            <text:p>-5.1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-4.24" calcext:value-type="float">
            <text:p>-4.2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4.76" calcext:value-type="float">
            <text:p>-4.7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4.46" calcext:value-type="float">
            <text:p>-4.4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07" calcext:value-type="float">
            <text:p>-5.07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5.3" calcext:value-type="float">
            <text:p>-5.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51" calcext:value-type="float">
            <text:p>-2.5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35" calcext:value-type="float">
            <text:p>-1.35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52" calcext:value-type="float">
            <text:p>-2.5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office:value-type="float" office:value="-173" calcext:value-type="float">
            <text:p>-173</text:p>
          </table:table-cell>
          <table:table-cell office:value-type="float" office:value="-136.63" calcext:value-type="float">
            <text:p>-136.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-149" calcext:value-type="float">
            <text:p>-149</text:p>
          </table:table-cell>
          <table:table-cell office:value-type="float" office:value="-109.96" calcext:value-type="float">
            <text:p>-109.9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6" calcext:value-type="float">
            <text:p>-76</text:p>
          </table:table-cell>
          <table:table-cell office:value-type="float" office:value="-122" calcext:value-type="float">
            <text:p>-122</text:p>
          </table:table-cell>
          <table:table-cell office:value-type="float" office:value="-89.29" calcext:value-type="float">
            <text:p>-89.2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5" calcext:value-type="float">
            <text:p>-75</text:p>
          </table:table-cell>
          <table:table-cell office:value-type="float" office:value="-98" calcext:value-type="float">
            <text:p>-98</text:p>
          </table:table-cell>
          <table:table-cell office:value-type="float" office:value="-79.12" calcext:value-type="float">
            <text:p>-79.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5" calcext:value-type="float">
            <text:p>-75</text:p>
          </table:table-cell>
          <table:table-cell office:value-type="float" office:value="-99" calcext:value-type="float">
            <text:p>-99</text:p>
          </table:table-cell>
          <table:table-cell office:value-type="float" office:value="-79.08" calcext:value-type="float">
            <text:p>-79.0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1" calcext:value-type="float">
            <text:p>-71</text:p>
          </table:table-cell>
          <table:table-cell office:value-type="float" office:value="-88" calcext:value-type="float">
            <text:p>-88</text:p>
          </table:table-cell>
          <table:table-cell office:value-type="float" office:value="-77.54" calcext:value-type="float">
            <text:p>-77.5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-118" calcext:value-type="float">
            <text:p>-118</text:p>
          </table:table-cell>
          <table:table-cell office:value-type="float" office:value="-75.76" calcext:value-type="float">
            <text:p>-75.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9" calcext:value-type="float">
            <text:p>-69</text:p>
          </table:table-cell>
          <table:table-cell office:value-type="float" office:value="-89" calcext:value-type="float">
            <text:p>-89</text:p>
          </table:table-cell>
          <table:table-cell office:value-type="float" office:value="-72.77" calcext:value-type="float">
            <text:p>-72.7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9" calcext:value-type="float">
            <text:p>-69</text:p>
          </table:table-cell>
          <table:table-cell office:value-type="float" office:value="-93" calcext:value-type="float">
            <text:p>-93</text:p>
          </table:table-cell>
          <table:table-cell office:value-type="float" office:value="-71.27" calcext:value-type="float">
            <text:p>-71.2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8" calcext:value-type="float">
            <text:p>-68</text:p>
          </table:table-cell>
          <table:table-cell office:value-type="float" office:value="-100" calcext:value-type="float">
            <text:p>-100</text:p>
          </table:table-cell>
          <table:table-cell office:value-type="float" office:value="-71.01" calcext:value-type="float">
            <text:p>-71.0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7" calcext:value-type="float">
            <text:p>-67</text:p>
          </table:table-cell>
          <table:table-cell office:value-type="float" office:value="-93" calcext:value-type="float">
            <text:p>-93</text:p>
          </table:table-cell>
          <table:table-cell office:value-type="float" office:value="-69.46" calcext:value-type="float">
            <text:p>-69.4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4" calcext:value-type="float">
            <text:p>-64</text:p>
          </table:table-cell>
          <table:table-cell office:value-type="float" office:value="-88" calcext:value-type="float">
            <text:p>-88</text:p>
          </table:table-cell>
          <table:table-cell office:value-type="float" office:value="-69.15" calcext:value-type="float">
            <text:p>-69.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9" calcext:value-type="float">
            <text:p>-59</text:p>
          </table:table-cell>
          <table:table-cell office:value-type="float" office:value="-84" calcext:value-type="float">
            <text:p>-84</text:p>
          </table:table-cell>
          <table:table-cell office:value-type="float" office:value="-68.23" calcext:value-type="float">
            <text:p>-68.2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" calcext:value-type="float">
            <text:p>-59</text:p>
          </table:table-cell>
          <table:table-cell office:value-type="float" office:value="-87" calcext:value-type="float">
            <text:p>-87</text:p>
          </table:table-cell>
          <table:table-cell office:value-type="float" office:value="-67.04" calcext:value-type="float">
            <text:p>-67.0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7" calcext:value-type="float">
            <text:p>-57</text:p>
          </table:table-cell>
          <table:table-cell office:value-type="float" office:value="-106" calcext:value-type="float">
            <text:p>-106</text:p>
          </table:table-cell>
          <table:table-cell office:value-type="float" office:value="-65.49" calcext:value-type="float">
            <text:p>-65.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  <table:table-cell office:value-type="float" office:value="-94" calcext:value-type="float">
            <text:p>-94</text:p>
          </table:table-cell>
          <table:table-cell office:value-type="float" office:value="-64.5" calcext:value-type="float">
            <text:p>-64.5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7" calcext:value-type="float">
            <text:p>-57</text:p>
          </table:table-cell>
          <table:table-cell office:value-type="float" office:value="-100" calcext:value-type="float">
            <text:p>-100</text:p>
          </table:table-cell>
          <table:table-cell office:value-type="float" office:value="-64.31" calcext:value-type="float">
            <text:p>-64.3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-101" calcext:value-type="float">
            <text:p>-101</text:p>
          </table:table-cell>
          <table:table-cell office:value-type="float" office:value="-62.61" calcext:value-type="float">
            <text:p>-62.6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" calcext:value-type="float">
            <text:p>-46</text:p>
          </table:table-cell>
          <table:table-cell office:value-type="float" office:value="-80" calcext:value-type="float">
            <text:p>-80</text:p>
          </table:table-cell>
          <table:table-cell office:value-type="float" office:value="-57.32" calcext:value-type="float">
            <text:p>-57.3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9" calcext:value-type="float">
            <text:p>-39</text:p>
          </table:table-cell>
          <table:table-cell office:value-type="float" office:value="-76" calcext:value-type="float">
            <text:p>-76</text:p>
          </table:table-cell>
          <table:table-cell office:value-type="float" office:value="-55.37" calcext:value-type="float">
            <text:p>-55.37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9" calcext:value-type="float">
            <text:p>-39</text:p>
          </table:table-cell>
          <table:table-cell office:value-type="float" office:value="-81" calcext:value-type="float">
            <text:p>-81</text:p>
          </table:table-cell>
          <table:table-cell office:value-type="float" office:value="-50.44" calcext:value-type="float">
            <text:p>-50.4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" calcext:value-type="float">
            <text:p>-39</text:p>
          </table:table-cell>
          <table:table-cell office:value-type="float" office:value="-63" calcext:value-type="float">
            <text:p>-63</text:p>
          </table:table-cell>
          <table:table-cell office:value-type="float" office:value="-39.83" calcext:value-type="float">
            <text:p>-39.8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9" calcext:value-type="float">
            <text:p>-39</text:p>
          </table:table-cell>
          <table:table-cell office:value-type="float" office:value="-57" calcext:value-type="float">
            <text:p>-57</text:p>
          </table:table-cell>
          <table:table-cell office:value-type="float" office:value="-39.45" calcext:value-type="float">
            <text:p>-39.4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9" calcext:value-type="float">
            <text:p>-39</text:p>
          </table:table-cell>
          <table:table-cell office:value-type="float" office:value="-79" calcext:value-type="float">
            <text:p>-79</text:p>
          </table:table-cell>
          <table:table-cell office:value-type="float" office:value="-40.14" calcext:value-type="float">
            <text:p>-40.1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9" calcext:value-type="float">
            <text:p>-39</text:p>
          </table:table-cell>
          <table:table-cell office:value-type="float" office:value="-75" calcext:value-type="float">
            <text:p>-75</text:p>
          </table:table-cell>
          <table:table-cell office:value-type="float" office:value="-39.59" calcext:value-type="float">
            <text:p>-39.5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7" calcext:value-type="float">
            <text:p>-37</text:p>
          </table:table-cell>
          <table:table-cell office:value-type="float" office:value="-74" calcext:value-type="float">
            <text:p>-74</text:p>
          </table:table-cell>
          <table:table-cell office:value-type="float" office:value="-39.57" calcext:value-type="float">
            <text:p>-39.57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" calcext:value-type="float">
            <text:p>-37</text:p>
          </table:table-cell>
          <table:table-cell office:value-type="float" office:value="-71" calcext:value-type="float">
            <text:p>-71</text:p>
          </table:table-cell>
          <table:table-cell office:value-type="float" office:value="-39.59" calcext:value-type="float">
            <text:p>-39.5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7" calcext:value-type="float">
            <text:p>-37</text:p>
          </table:table-cell>
          <table:table-cell office:value-type="float" office:value="-75" calcext:value-type="float">
            <text:p>-75</text:p>
          </table:table-cell>
          <table:table-cell office:value-type="float" office:value="-40.19" calcext:value-type="float">
            <text:p>-40.1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7" calcext:value-type="float">
            <text:p>-37</text:p>
          </table:table-cell>
          <table:table-cell office:value-type="float" office:value="-84" calcext:value-type="float">
            <text:p>-84</text:p>
          </table:table-cell>
          <table:table-cell office:value-type="float" office:value="-39.64" calcext:value-type="float">
            <text:p>-39.6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6" calcext:value-type="float">
            <text:p>-36</text:p>
          </table:table-cell>
          <table:table-cell office:value-type="float" office:value="-72" calcext:value-type="float">
            <text:p>-72</text:p>
          </table:table-cell>
          <table:table-cell office:value-type="float" office:value="-38.54" calcext:value-type="float">
            <text:p>-38.5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37.66" calcext:value-type="float">
            <text:p>-37.6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64" calcext:value-type="float">
            <text:p>-64</text:p>
          </table:table-cell>
          <table:table-cell office:value-type="float" office:value="-36.46" calcext:value-type="float">
            <text:p>-36.4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1" calcext:value-type="float">
            <text:p>-31</text:p>
          </table:table-cell>
          <table:table-cell office:value-type="float" office:value="-73" calcext:value-type="float">
            <text:p>-73</text:p>
          </table:table-cell>
          <table:table-cell office:value-type="float" office:value="-35.22" calcext:value-type="float">
            <text:p>-35.2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4" calcext:value-type="float">
            <text:p>-24</text:p>
          </table:table-cell>
          <table:table-cell office:value-type="float" office:value="-61" calcext:value-type="float">
            <text:p>-61</text:p>
          </table:table-cell>
          <table:table-cell office:value-type="float" office:value="-32.25" calcext:value-type="float">
            <text:p>-32.2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-74" calcext:value-type="float">
            <text:p>-74</text:p>
          </table:table-cell>
          <table:table-cell office:value-type="float" office:value="-32.23" calcext:value-type="float">
            <text:p>-32.23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3" calcext:value-type="float">
            <text:p>-23</text:p>
          </table:table-cell>
          <table:table-cell office:value-type="float" office:value="-63" calcext:value-type="float">
            <text:p>-63</text:p>
          </table:table-cell>
          <table:table-cell office:value-type="float" office:value="-30.38" calcext:value-type="float">
            <text:p>-30.3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-63" calcext:value-type="float">
            <text:p>-63</text:p>
          </table:table-cell>
          <table:table-cell office:value-type="float" office:value="-26.26" calcext:value-type="float">
            <text:p>-26.2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0" calcext:value-type="float">
            <text:p>-20</text:p>
          </table:table-cell>
          <table:table-cell office:value-type="float" office:value="-62" calcext:value-type="float">
            <text:p>-62</text:p>
          </table:table-cell>
          <table:table-cell office:value-type="float" office:value="-23.52" calcext:value-type="float">
            <text:p>-23.5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23.93" calcext:value-type="float">
            <text:p>-23.9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72" calcext:value-type="float">
            <text:p>-72</text:p>
          </table:table-cell>
          <table:table-cell office:value-type="float" office:value="-24.4" calcext:value-type="float">
            <text:p>-24.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" calcext:value-type="float">
            <text:p>-20</text:p>
          </table:table-cell>
          <table:table-cell office:value-type="float" office:value="-63" calcext:value-type="float">
            <text:p>-63</text:p>
          </table:table-cell>
          <table:table-cell office:value-type="float" office:value="-23.99" calcext:value-type="float">
            <text:p>-23.9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0" calcext:value-type="float">
            <text:p>-20</text:p>
          </table:table-cell>
          <table:table-cell office:value-type="float" office:value="-58" calcext:value-type="float">
            <text:p>-58</text:p>
          </table:table-cell>
          <table:table-cell office:value-type="float" office:value="-23.85" calcext:value-type="float">
            <text:p>-23.8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51" calcext:value-type="float">
            <text:p>-51</text:p>
          </table:table-cell>
          <table:table-cell office:value-type="float" office:value="-22.45" calcext:value-type="float">
            <text:p>-22.4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" calcext:value-type="float">
            <text:p>-20</text:p>
          </table:table-cell>
          <table:table-cell office:value-type="float" office:value="-53" calcext:value-type="float">
            <text:p>-53</text:p>
          </table:table-cell>
          <table:table-cell office:value-type="float" office:value="-20.92" calcext:value-type="float">
            <text:p>-20.9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" calcext:value-type="float">
            <text:p>-20</text:p>
          </table:table-cell>
          <table:table-cell office:value-type="float" office:value="-53" calcext:value-type="float">
            <text:p>-53</text:p>
          </table:table-cell>
          <table:table-cell office:value-type="float" office:value="-21.13" calcext:value-type="float">
            <text:p>-21.1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9" calcext:value-type="float">
            <text:p>-19</text:p>
          </table:table-cell>
          <table:table-cell office:value-type="float" office:value="-57" calcext:value-type="float">
            <text:p>-57</text:p>
          </table:table-cell>
          <table:table-cell office:value-type="float" office:value="-20.54" calcext:value-type="float">
            <text:p>-20.5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20.57" calcext:value-type="float">
            <text:p>-20.5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9" calcext:value-type="float">
            <text:p>-19</text:p>
          </table:table-cell>
          <table:table-cell office:value-type="float" office:value="-64" calcext:value-type="float">
            <text:p>-64</text:p>
          </table:table-cell>
          <table:table-cell office:value-type="float" office:value="-21.03" calcext:value-type="float">
            <text:p>-21.0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9" calcext:value-type="float">
            <text:p>-19</text:p>
          </table:table-cell>
          <table:table-cell office:value-type="float" office:value="-59" calcext:value-type="float">
            <text:p>-59</text:p>
          </table:table-cell>
          <table:table-cell office:value-type="float" office:value="-20.29" calcext:value-type="float">
            <text:p>-20.29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 office:value-type="float" office:value="-53" calcext:value-type="float">
            <text:p>-53</text:p>
          </table:table-cell>
          <table:table-cell office:value-type="float" office:value="-19.87" calcext:value-type="float">
            <text:p>-19.87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20.35" calcext:value-type="float">
            <text:p>-20.3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9" calcext:value-type="float">
            <text:p>-19</text:p>
          </table:table-cell>
          <table:table-cell office:value-type="float" office:value="-58" calcext:value-type="float">
            <text:p>-58</text:p>
          </table:table-cell>
          <table:table-cell office:value-type="float" office:value="-19.86" calcext:value-type="float">
            <text:p>-19.86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9" calcext:value-type="float">
            <text:p>-19</text:p>
          </table:table-cell>
          <table:table-cell office:value-type="float" office:value="-59" calcext:value-type="float">
            <text:p>-59</text:p>
          </table:table-cell>
          <table:table-cell office:value-type="float" office:value="-20.2" calcext:value-type="float">
            <text:p>-20.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9" calcext:value-type="float">
            <text:p>-19</text:p>
          </table:table-cell>
          <table:table-cell office:value-type="float" office:value="-57" calcext:value-type="float">
            <text:p>-57</text:p>
          </table:table-cell>
          <table:table-cell office:value-type="float" office:value="-19.75" calcext:value-type="float">
            <text:p>-19.7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9" calcext:value-type="float">
            <text:p>-19</text:p>
          </table:table-cell>
          <table:table-cell office:value-type="float" office:value="-48" calcext:value-type="float">
            <text:p>-48</text:p>
          </table:table-cell>
          <table:table-cell office:value-type="float" office:value="-19.85" calcext:value-type="float">
            <text:p>-19.8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20.29" calcext:value-type="float">
            <text:p>-20.29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-19.66" calcext:value-type="float">
            <text:p>-19.6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-20.11" calcext:value-type="float">
            <text:p>-20.1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19.78" calcext:value-type="float">
            <text:p>-19.7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office:value-type="float" office:value="-19.61" calcext:value-type="float">
            <text:p>-19.6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-68" calcext:value-type="float">
            <text:p>-68</text:p>
          </table:table-cell>
          <table:table-cell office:value-type="float" office:value="-20.22" calcext:value-type="float">
            <text:p>-20.2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-57" calcext:value-type="float">
            <text:p>-57</text:p>
          </table:table-cell>
          <table:table-cell office:value-type="float" office:value="-19.49" calcext:value-type="float">
            <text:p>-19.49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-64" calcext:value-type="float">
            <text:p>-64</text:p>
          </table:table-cell>
          <table:table-cell office:value-type="float" office:value="-17.04" calcext:value-type="float">
            <text:p>-17.0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float" office:value="-16.14" calcext:value-type="float">
            <text:p>-16.1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5.28" calcext:value-type="float">
            <text:p>-15.2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4.32" calcext:value-type="float">
            <text:p>-14.3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1.08" calcext:value-type="float">
            <text:p>-11.0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-37" calcext:value-type="float">
            <text:p>-37</text:p>
          </table:table-cell>
          <table:table-cell office:value-type="float" office:value="-10.75" calcext:value-type="float">
            <text:p>-10.7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10.56" calcext:value-type="float">
            <text:p>-10.5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1.02" calcext:value-type="float">
            <text:p>-11.0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11.31" calcext:value-type="float">
            <text:p>-11.31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0.95" calcext:value-type="float">
            <text:p>-10.9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0.81" calcext:value-type="float">
            <text:p>-10.8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-11.07" calcext:value-type="float">
            <text:p>-11.07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10.93" calcext:value-type="float">
            <text:p>-10.93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" calcext:value-type="float">
            <text:p>-10</text:p>
          </table:table-cell>
          <table:table-cell office:value-type="float" office:value="-44" calcext:value-type="float">
            <text:p>-44</text:p>
          </table:table-cell>
          <table:table-cell office:value-type="float" office:value="-10.9" calcext:value-type="float">
            <text:p>-10.9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-43" calcext:value-type="float">
            <text:p>-43</text:p>
          </table:table-cell>
          <table:table-cell office:value-type="float" office:value="-10.86" calcext:value-type="float">
            <text:p>-10.8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float" office:value="-57" calcext:value-type="float">
            <text:p>-57</text:p>
          </table:table-cell>
          <table:table-cell office:value-type="float" office:value="-11.33" calcext:value-type="float">
            <text:p>-11.3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0.36" calcext:value-type="float">
            <text:p>-10.36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-48" calcext:value-type="float">
            <text:p>-48</text:p>
          </table:table-cell>
          <table:table-cell office:value-type="float" office:value="-11.13" calcext:value-type="float">
            <text:p>-11.13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" calcext:value-type="float">
            <text:p>-10</text:p>
          </table:table-cell>
          <table:table-cell office:value-type="float" office:value="-47" calcext:value-type="float">
            <text:p>-47</text:p>
          </table:table-cell>
          <table:table-cell office:value-type="float" office:value="-11.13" calcext:value-type="float">
            <text:p>-11.13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10.65" calcext:value-type="float">
            <text:p>-10.65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10.69" calcext:value-type="float">
            <text:p>-10.6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55" calcext:value-type="float">
            <text:p>-55</text:p>
          </table:table-cell>
          <table:table-cell office:value-type="float" office:value="-11.28" calcext:value-type="float">
            <text:p>-11.2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11.01" calcext:value-type="float">
            <text:p>-11.0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46" calcext:value-type="float">
            <text:p>-46</text:p>
          </table:table-cell>
          <table:table-cell office:value-type="float" office:value="-10.82" calcext:value-type="float">
            <text:p>-10.8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float" office:value="-11.23" calcext:value-type="float">
            <text:p>-11.2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10.78" calcext:value-type="float">
            <text:p>-10.7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40" calcext:value-type="float">
            <text:p>-40</text:p>
          </table:table-cell>
          <table:table-cell office:value-type="float" office:value="-10.58" calcext:value-type="float">
            <text:p>-10.5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10.48" calcext:value-type="float">
            <text:p>-10.4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8.96" calcext:value-type="float">
            <text:p>-8.9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-9.4" calcext:value-type="float">
            <text:p>-9.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8.51" calcext:value-type="float">
            <text:p>-8.51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8.64" calcext:value-type="float">
            <text:p>-8.6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8.78" calcext:value-type="float">
            <text:p>-8.7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8.77" calcext:value-type="float">
            <text:p>-8.77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9.08" calcext:value-type="float">
            <text:p>-9.0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91" calcext:value-type="float">
            <text:p>-8.9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8.95" calcext:value-type="float">
            <text:p>-8.95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" calcext:value-type="float">
            <text:p>-8</text:p>
          </table:table-cell>
          <table:table-cell office:value-type="float" office:value="-39" calcext:value-type="float">
            <text:p>-39</text:p>
          </table:table-cell>
          <table:table-cell office:value-type="float" office:value="-9.03" calcext:value-type="float">
            <text:p>-9.0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54" calcext:value-type="float">
            <text:p>-54</text:p>
          </table:table-cell>
          <table:table-cell office:value-type="float" office:value="-8.97" calcext:value-type="float">
            <text:p>-8.97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8.63" calcext:value-type="float">
            <text:p>-8.63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8.96" calcext:value-type="float">
            <text:p>-8.9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8.9" calcext:value-type="float">
            <text:p>-8.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50" calcext:value-type="float">
            <text:p>-50</text:p>
          </table:table-cell>
          <table:table-cell office:value-type="float" office:value="-8.16" calcext:value-type="float">
            <text:p>-8.1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52" calcext:value-type="float">
            <text:p>-52</text:p>
          </table:table-cell>
          <table:table-cell office:value-type="float" office:value="-8.31" calcext:value-type="float">
            <text:p>-8.31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7.58" calcext:value-type="float">
            <text:p>-7.5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45" calcext:value-type="float">
            <text:p>-45</text:p>
          </table:table-cell>
          <table:table-cell office:value-type="float" office:value="-8.16" calcext:value-type="float">
            <text:p>-8.1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47" calcext:value-type="float">
            <text:p>-47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40" calcext:value-type="float">
            <text:p>-40</text:p>
          </table:table-cell>
          <table:table-cell office:value-type="float" office:value="-7.81" calcext:value-type="float">
            <text:p>-7.8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42" calcext:value-type="float">
            <text:p>-42</text:p>
          </table:table-cell>
          <table:table-cell office:value-type="float" office:value="-7.98" calcext:value-type="float">
            <text:p>-7.9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7.37" calcext:value-type="float">
            <text:p>-7.37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8.09" calcext:value-type="float">
            <text:p>-8.0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72" calcext:value-type="float">
            <text:p>-7.7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6.72" calcext:value-type="float">
            <text:p>-6.7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-6.37" calcext:value-type="float">
            <text:p>-6.37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31" calcext:value-type="float">
            <text:p>-31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49" calcext:value-type="float">
            <text:p>-49</text:p>
          </table:table-cell>
          <table:table-cell office:value-type="float" office:value="-7.16" calcext:value-type="float">
            <text:p>-7.1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6.62" calcext:value-type="float">
            <text:p>-6.6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44" calcext:value-type="float">
            <text:p>-44</text:p>
          </table:table-cell>
          <table:table-cell office:value-type="float" office:value="-6.85" calcext:value-type="float">
            <text:p>-6.8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6.65" calcext:value-type="float">
            <text:p>-6.65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7.08" calcext:value-type="float">
            <text:p>-7.0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6.81" calcext:value-type="float">
            <text:p>-6.81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6.69" calcext:value-type="float">
            <text:p>-6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6.51" calcext:value-type="float">
            <text:p>-6.5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89" calcext:value-type="float">
            <text:p>-6.89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5.64" calcext:value-type="float">
            <text:p>-5.64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float" office:value="-6.02" calcext:value-type="float">
            <text:p>-6.0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float" office:value="-6.74" calcext:value-type="float">
            <text:p>-6.7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float" office:value="-5.93" calcext:value-type="float">
            <text:p>-5.93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float" office:value="-5.7" calcext:value-type="float">
            <text:p>-5.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8" calcext:value-type="float">
            <text:p>-5.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float" office:value="-5.72" calcext:value-type="float">
            <text:p>-5.7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5.67" calcext:value-type="float">
            <text:p>-5.67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5.71" calcext:value-type="float">
            <text:p>-5.71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float" office:value="-6.54" calcext:value-type="float">
            <text:p>-6.54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5.68" calcext:value-type="float">
            <text:p>-5.68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95" calcext:value-type="float">
            <text:p>-5.9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5.51" calcext:value-type="float">
            <text:p>-5.51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58" calcext:value-type="float">
            <text:p>-4.5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39" calcext:value-type="float">
            <text:p>-5.39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2" calcext:value-type="float">
            <text:p>-5.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77" calcext:value-type="float">
            <text:p>-4.7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4.82" calcext:value-type="float">
            <text:p>-4.8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5.35" calcext:value-type="float">
            <text:p>-5.35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5.18" calcext:value-type="float">
            <text:p>-5.1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4.97" calcext:value-type="float">
            <text:p>-4.9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5.12" calcext:value-type="float">
            <text:p>-5.12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4.34" calcext:value-type="float">
            <text:p>-4.34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4.63" calcext:value-type="float">
            <text:p>-4.63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4.62" calcext:value-type="float">
            <text:p>-4.6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52" calcext:value-type="float">
            <text:p>-4.5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98" calcext:value-type="float">
            <text:p>-3.9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15" calcext:value-type="float">
            <text:p>-3.15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8" calcext:value-type="float">
            <text:p>-2.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3.29" calcext:value-type="float">
            <text:p>-3.2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14" calcext:value-type="float">
            <text:p>-3.14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24" calcext:value-type="float">
            <text:p>-3.2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3.23" calcext:value-type="float">
            <text:p>-3.2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3" calcext:value-type="float">
            <text:p>-2.83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41" calcext:value-type="float">
            <text:p>-3.4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28" calcext:value-type="float">
            <text:p>-3.2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7" calcext:value-type="float">
            <text:p>-2.77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47" calcext:value-type="float">
            <text:p>-3.4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87" calcext:value-type="float">
            <text:p>-2.87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3.01" calcext:value-type="float">
            <text:p>-3.01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82" calcext:value-type="float">
            <text:p>-2.8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53" calcext:value-type="float">
            <text:p>-2.53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44" calcext:value-type="float">
            <text:p>-3.4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21" calcext:value-type="float">
            <text:p>-3.2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39" calcext:value-type="float">
            <text:p>-3.39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17" calcext:value-type="float">
            <text:p>-3.17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5" calcext:value-type="float">
            <text:p>-2.6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02" calcext:value-type="float">
            <text:p>-3.0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3" calcext:value-type="float">
            <text:p>-2.93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3.03" calcext:value-type="float">
            <text:p>-3.0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45" calcext:value-type="float">
            <text:p>-3.45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3" calcext:value-type="float">
            <text:p>-2.7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5" calcext:value-type="float">
            <text:p>-2.95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32" calcext:value-type="float">
            <text:p>-32</text:p>
          </table:table-cell>
          <table:table-cell office:value-type="float" office:value="-2.81" calcext:value-type="float">
            <text:p>-2.8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3.34" calcext:value-type="float">
            <text:p>-3.34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4" calcext:value-type="float">
            <text:p>-3.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3.35" calcext:value-type="float">
            <text:p>-3.35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2.44" calcext:value-type="float">
            <text:p>-2.4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44" calcext:value-type="float">
            <text:p>-44</text:p>
          </table:table-cell>
          <table:table-cell office:value-type="float" office:value="-3.18" calcext:value-type="float">
            <text:p>-3.1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72" calcext:value-type="float">
            <text:p>-2.7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3" calcext:value-type="float">
            <text:p>-2.6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26" calcext:value-type="float">
            <text:p>-3.26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1" calcext:value-type="float">
            <text:p>-3.1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3.09" calcext:value-type="float">
            <text:p>-3.09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3.25" calcext:value-type="float">
            <text:p>-3.25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62" calcext:value-type="float">
            <text:p>-2.6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.26" calcext:value-type="float">
            <text:p>-2.26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2.49" calcext:value-type="float">
            <text:p>-2.49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3.08" calcext:value-type="float">
            <text:p>-3.0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68" calcext:value-type="float">
            <text:p>-2.68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43" calcext:value-type="float">
            <text:p>-1.43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9" calcext:value-type="float">
            <text:p>-1.89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-201" calcext:value-type="float">
            <text:p>-201</text:p>
          </table:table-cell>
          <table:table-cell office:value-type="float" office:value="-131.95" calcext:value-type="float">
            <text:p>-131.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45" calcext:value-type="float">
            <text:p>-145</text:p>
          </table:table-cell>
          <table:table-cell office:value-type="float" office:value="-99.67" calcext:value-type="float">
            <text:p>-99.6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7" calcext:value-type="float">
            <text:p>-47</text:p>
          </table:table-cell>
          <table:table-cell office:value-type="float" office:value="-116" calcext:value-type="float">
            <text:p>-116</text:p>
          </table:table-cell>
          <table:table-cell office:value-type="float" office:value="-72.34" calcext:value-type="float">
            <text:p>-72.3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6" calcext:value-type="float">
            <text:p>-46</text:p>
          </table:table-cell>
          <table:table-cell office:value-type="float" office:value="-85" calcext:value-type="float">
            <text:p>-85</text:p>
          </table:table-cell>
          <table:table-cell office:value-type="float" office:value="-52.18" calcext:value-type="float">
            <text:p>-52.1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89" calcext:value-type="float">
            <text:p>-89</text:p>
          </table:table-cell>
          <table:table-cell office:value-type="float" office:value="-50.07" calcext:value-type="float">
            <text:p>-50.07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-97" calcext:value-type="float">
            <text:p>-97</text:p>
          </table:table-cell>
          <table:table-cell office:value-type="float" office:value="-47.73" calcext:value-type="float">
            <text:p>-47.7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8" calcext:value-type="float">
            <text:p>-38</text:p>
          </table:table-cell>
          <table:table-cell office:value-type="float" office:value="-84" calcext:value-type="float">
            <text:p>-84</text:p>
          </table:table-cell>
          <table:table-cell office:value-type="float" office:value="-45.91" calcext:value-type="float">
            <text:p>-45.9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8" calcext:value-type="float">
            <text:p>-38</text:p>
          </table:table-cell>
          <table:table-cell office:value-type="float" office:value="-89" calcext:value-type="float">
            <text:p>-89</text:p>
          </table:table-cell>
          <table:table-cell office:value-type="float" office:value="-42.91" calcext:value-type="float">
            <text:p>-42.9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  <table:table-cell office:value-type="float" office:value="-82" calcext:value-type="float">
            <text:p>-82</text:p>
          </table:table-cell>
          <table:table-cell office:value-type="float" office:value="-42.15" calcext:value-type="float">
            <text:p>-42.1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65" calcext:value-type="float">
            <text:p>-65</text:p>
          </table:table-cell>
          <table:table-cell office:value-type="float" office:value="-38.81" calcext:value-type="float">
            <text:p>-38.8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7" calcext:value-type="float">
            <text:p>-27</text:p>
          </table:table-cell>
          <table:table-cell office:value-type="float" office:value="-63" calcext:value-type="float">
            <text:p>-63</text:p>
          </table:table-cell>
          <table:table-cell office:value-type="float" office:value="-36.42" calcext:value-type="float">
            <text:p>-36.4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57" calcext:value-type="float">
            <text:p>-57</text:p>
          </table:table-cell>
          <table:table-cell office:value-type="float" office:value="-30.8" calcext:value-type="float">
            <text:p>-30.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44" calcext:value-type="float">
            <text:p>-44</text:p>
          </table:table-cell>
          <table:table-cell office:value-type="float" office:value="-27.34" calcext:value-type="float">
            <text:p>-27.3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52" calcext:value-type="float">
            <text:p>-52</text:p>
          </table:table-cell>
          <table:table-cell office:value-type="float" office:value="-27.33" calcext:value-type="float">
            <text:p>-27.3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72" calcext:value-type="float">
            <text:p>-72</text:p>
          </table:table-cell>
          <table:table-cell office:value-type="float" office:value="-27.24" calcext:value-type="float">
            <text:p>-27.2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60" calcext:value-type="float">
            <text:p>-60</text:p>
          </table:table-cell>
          <table:table-cell office:value-type="float" office:value="-25.93" calcext:value-type="float">
            <text:p>-25.93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26.05" calcext:value-type="float">
            <text:p>-26.0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25.48" calcext:value-type="float">
            <text:p>-25.4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2" calcext:value-type="float">
            <text:p>-22</text:p>
          </table:table-cell>
          <table:table-cell office:value-type="float" office:value="-65" calcext:value-type="float">
            <text:p>-65</text:p>
          </table:table-cell>
          <table:table-cell office:value-type="float" office:value="-25.75" calcext:value-type="float">
            <text:p>-25.7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</text:p>
          </table:table-cell>
          <table:table-cell office:value-type="float" office:value="-59" calcext:value-type="float">
            <text:p>-59</text:p>
          </table:table-cell>
          <table:table-cell office:value-type="float" office:value="-25.52" calcext:value-type="float">
            <text:p>-25.5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74" calcext:value-type="float">
            <text:p>-74</text:p>
          </table:table-cell>
          <table:table-cell office:value-type="float" office:value="-25.15" calcext:value-type="float">
            <text:p>-25.1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-43" calcext:value-type="float">
            <text:p>-43</text:p>
          </table:table-cell>
          <table:table-cell office:value-type="float" office:value="-22.7" calcext:value-type="float">
            <text:p>-22.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" calcext:value-type="float">
            <text:p>-16</text:p>
          </table:table-cell>
          <table:table-cell office:value-type="float" office:value="-63" calcext:value-type="float">
            <text:p>-63</text:p>
          </table:table-cell>
          <table:table-cell office:value-type="float" office:value="-21.5" calcext:value-type="float">
            <text:p>-21.5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" calcext:value-type="float">
            <text:p>-16</text:p>
          </table:table-cell>
          <table:table-cell office:value-type="float" office:value="-56" calcext:value-type="float">
            <text:p>-56</text:p>
          </table:table-cell>
          <table:table-cell office:value-type="float" office:value="-20.57" calcext:value-type="float">
            <text:p>-20.5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-57" calcext:value-type="float">
            <text:p>-57</text:p>
          </table:table-cell>
          <table:table-cell office:value-type="float" office:value="-19.39" calcext:value-type="float">
            <text:p>-19.39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52" calcext:value-type="float">
            <text:p>-52</text:p>
          </table:table-cell>
          <table:table-cell office:value-type="float" office:value="-16.84" calcext:value-type="float">
            <text:p>-16.8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-58" calcext:value-type="float">
            <text:p>-58</text:p>
          </table:table-cell>
          <table:table-cell office:value-type="float" office:value="-17.09" calcext:value-type="float">
            <text:p>-17.0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office:value-type="float" office:value="-54" calcext:value-type="float">
            <text:p>-54</text:p>
          </table:table-cell>
          <table:table-cell office:value-type="float" office:value="-16.22" calcext:value-type="float">
            <text:p>-16.2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14.76" calcext:value-type="float">
            <text:p>-14.7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-44" calcext:value-type="float">
            <text:p>-44</text:p>
          </table:table-cell>
          <table:table-cell office:value-type="float" office:value="-14.2" calcext:value-type="float">
            <text:p>-14.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-47" calcext:value-type="float">
            <text:p>-47</text:p>
          </table:table-cell>
          <table:table-cell office:value-type="float" office:value="-13.57" calcext:value-type="float">
            <text:p>-13.5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14.05" calcext:value-type="float">
            <text:p>-14.0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office:value-type="float" office:value="-41" calcext:value-type="float">
            <text:p>-41</text:p>
          </table:table-cell>
          <table:table-cell office:value-type="float" office:value="-13.81" calcext:value-type="float">
            <text:p>-13.8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13.73" calcext:value-type="float">
            <text:p>-13.73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13.95" calcext:value-type="float">
            <text:p>-13.9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13.82" calcext:value-type="float">
            <text:p>-13.8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" calcext:value-type="float">
            <text:p>-9</text:p>
          </table:table-cell>
          <table:table-cell office:value-type="float" office:value="-48" calcext:value-type="float">
            <text:p>-48</text:p>
          </table:table-cell>
          <table:table-cell office:value-type="float" office:value="-13.6" calcext:value-type="float">
            <text:p>-13.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" calcext:value-type="float">
            <text:p>-9</text:p>
          </table:table-cell>
          <table:table-cell office:value-type="float" office:value="-50" calcext:value-type="float">
            <text:p>-50</text:p>
          </table:table-cell>
          <table:table-cell office:value-type="float" office:value="-13.39" calcext:value-type="float">
            <text:p>-13.3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13.02" calcext:value-type="float">
            <text:p>-13.0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" calcext:value-type="float">
            <text:p>-8</text:p>
          </table:table-cell>
          <table:table-cell office:value-type="float" office:value="-38" calcext:value-type="float">
            <text:p>-38</text:p>
          </table:table-cell>
          <table:table-cell office:value-type="float" office:value="-12.05" calcext:value-type="float">
            <text:p>-12.0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office:value-type="float" office:value="-52" calcext:value-type="float">
            <text:p>-52</text:p>
          </table:table-cell>
          <table:table-cell office:value-type="float" office:value="-11.09" calcext:value-type="float">
            <text:p>-11.0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87" calcext:value-type="float">
            <text:p>-8.8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64" calcext:value-type="float">
            <text:p>-8.6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8.4" calcext:value-type="float">
            <text:p>-8.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" calcext:value-type="float">
            <text:p>-8</text:p>
          </table:table-cell>
          <table:table-cell office:value-type="float" office:value="-46" calcext:value-type="float">
            <text:p>-46</text:p>
          </table:table-cell>
          <table:table-cell office:value-type="float" office:value="-9.3" calcext:value-type="float">
            <text:p>-9.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8.62" calcext:value-type="float">
            <text:p>-8.6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-8.61" calcext:value-type="float">
            <text:p>-8.6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8.51" calcext:value-type="float">
            <text:p>-8.5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-53" calcext:value-type="float">
            <text:p>-53</text:p>
          </table:table-cell>
          <table:table-cell office:value-type="float" office:value="-9.18" calcext:value-type="float">
            <text:p>-9.1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8.73" calcext:value-type="float">
            <text:p>-8.7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8.55" calcext:value-type="float">
            <text:p>-8.5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-51" calcext:value-type="float">
            <text:p>-51</text:p>
          </table:table-cell>
          <table:table-cell office:value-type="float" office:value="-8.84" calcext:value-type="float">
            <text:p>-8.8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office:value-type="float" office:value="-8.92" calcext:value-type="float">
            <text:p>-8.9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9.12" calcext:value-type="float">
            <text:p>-9.1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8.92" calcext:value-type="float">
            <text:p>-8.9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" calcext:value-type="float">
            <text:p>-8</text:p>
          </table:table-cell>
          <table:table-cell office:value-type="float" office:value="-27" calcext:value-type="float">
            <text:p>-27</text:p>
          </table:table-cell>
          <table:table-cell office:value-type="float" office:value="-8.5" calcext:value-type="float">
            <text:p>-8.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" calcext:value-type="float">
            <text:p>-8</text:p>
          </table:table-cell>
          <table:table-cell office:value-type="float" office:value="-41" calcext:value-type="float">
            <text:p>-41</text:p>
          </table:table-cell>
          <table:table-cell office:value-type="float" office:value="-9.1" calcext:value-type="float">
            <text:p>-9.1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9.02" calcext:value-type="float">
            <text:p>-9.0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" calcext:value-type="float">
            <text:p>-8</text:p>
          </table:table-cell>
          <table:table-cell office:value-type="float" office:value="-47" calcext:value-type="float">
            <text:p>-47</text:p>
          </table:table-cell>
          <table:table-cell office:value-type="float" office:value="-9.12" calcext:value-type="float">
            <text:p>-9.1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-48" calcext:value-type="float">
            <text:p>-48</text:p>
          </table:table-cell>
          <table:table-cell office:value-type="float" office:value="-8.65" calcext:value-type="float">
            <text:p>-8.6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8.4" calcext:value-type="float">
            <text:p>-8.4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8.88" calcext:value-type="float">
            <text:p>-8.8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8.63" calcext:value-type="float">
            <text:p>-8.6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8.02" calcext:value-type="float">
            <text:p>-8.0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" calcext:value-type="float">
            <text:p>-7</text:p>
          </table:table-cell>
          <table:table-cell office:value-type="float" office:value="-21" calcext:value-type="float">
            <text:p>-21</text:p>
          </table:table-cell>
          <table:table-cell office:value-type="float" office:value="-7.44" calcext:value-type="float">
            <text:p>-7.4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8.19" calcext:value-type="float">
            <text:p>-8.19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-7.69" calcext:value-type="float">
            <text:p>-7.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5.62" calcext:value-type="float">
            <text:p>-5.6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4" calcext:value-type="float">
            <text:p>-4</text:p>
          </table:table-cell>
          <table:table-cell office:value-type="float" office:value="-28" calcext:value-type="float">
            <text:p>-28</text:p>
          </table:table-cell>
          <table:table-cell office:value-type="float" office:value="-5.43" calcext:value-type="float">
            <text:p>-5.4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6.42" calcext:value-type="float">
            <text:p>-6.4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96" calcext:value-type="float">
            <text:p>-4.9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" calcext:value-type="float">
            <text:p>-4</text:p>
          </table:table-cell>
          <table:table-cell office:value-type="float" office:value="-47" calcext:value-type="float">
            <text:p>-47</text:p>
          </table:table-cell>
          <table:table-cell office:value-type="float" office:value="-5.47" calcext:value-type="float">
            <text:p>-5.47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4.79" calcext:value-type="float">
            <text:p>-4.7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4.74" calcext:value-type="float">
            <text:p>-4.7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-4.93" calcext:value-type="float">
            <text:p>-4.9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1" calcext:value-type="float">
            <text:p>-5.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29" calcext:value-type="float">
            <text:p>-5.29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72" calcext:value-type="float">
            <text:p>-4.7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36" calcext:value-type="float">
            <text:p>-36</text:p>
          </table:table-cell>
          <table:table-cell office:value-type="float" office:value="-4.9" calcext:value-type="float">
            <text:p>-4.9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5.21" calcext:value-type="float">
            <text:p>-5.21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" calcext:value-type="float">
            <text:p>-4</text:p>
          </table:table-cell>
          <table:table-cell office:value-type="float" office:value="-37" calcext:value-type="float">
            <text:p>-37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4.83" calcext:value-type="float">
            <text:p>-4.8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-5.73" calcext:value-type="float">
            <text:p>-5.7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25" calcext:value-type="float">
            <text:p>-5.2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" calcext:value-type="float">
            <text:p>-4</text:p>
          </table:table-cell>
          <table:table-cell office:value-type="float" office:value="-38" calcext:value-type="float">
            <text:p>-38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-5.11" calcext:value-type="float">
            <text:p>-5.11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5.01" calcext:value-type="float">
            <text:p>-5.01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4.78" calcext:value-type="float">
            <text:p>-4.78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95" calcext:value-type="float">
            <text:p>-4.9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61" calcext:value-type="float">
            <text:p>-4.61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83" calcext:value-type="float">
            <text:p>-3.8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3.85" calcext:value-type="float">
            <text:p>-3.8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91" calcext:value-type="float">
            <text:p>-3.9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2" calcext:value-type="float">
            <text:p>-3.7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3.43" calcext:value-type="float">
            <text:p>-3.4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3.67" calcext:value-type="float">
            <text:p>-3.67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.09" calcext:value-type="float">
            <text:p>-4.09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53" calcext:value-type="float">
            <text:p>-3.5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-3.61" calcext:value-type="float">
            <text:p>-3.61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4.01" calcext:value-type="float">
            <text:p>-4.01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42" calcext:value-type="float">
            <text:p>-4.42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-3.46" calcext:value-type="float">
            <text:p>-3.4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62" calcext:value-type="float">
            <text:p>-3.6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75" calcext:value-type="float">
            <text:p>-3.75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  <table:table-cell office:value-type="float" office:value="-38" calcext:value-type="float">
            <text:p>-38</text:p>
          </table:table-cell>
          <table:table-cell office:value-type="float" office:value="-3.68" calcext:value-type="float">
            <text:p>-3.6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65" calcext:value-type="float">
            <text:p>-3.6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3.49" calcext:value-type="float">
            <text:p>-3.49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4.4" calcext:value-type="float">
            <text:p>-4.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13" calcext:value-type="float">
            <text:p>-4.13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3.66" calcext:value-type="float">
            <text:p>-3.6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86" calcext:value-type="float">
            <text:p>-3.8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44" calcext:value-type="float">
            <text:p>-4.4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18" calcext:value-type="float">
            <text:p>-4.18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59" calcext:value-type="float">
            <text:p>-4.59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" calcext:value-type="float">
            <text:p>-3</text:p>
          </table:table-cell>
          <table:table-cell office:value-type="float" office:value="-41" calcext:value-type="float">
            <text:p>-41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3.59" calcext:value-type="float">
            <text:p>-3.59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92" calcext:value-type="float">
            <text:p>-3.9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57" calcext:value-type="float">
            <text:p>-3.57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3.94" calcext:value-type="float">
            <text:p>-3.94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93" calcext:value-type="float">
            <text:p>-3.93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3.76" calcext:value-type="float">
            <text:p>-3.7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06" calcext:value-type="float">
            <text:p>-4.0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11" calcext:value-type="float">
            <text:p>-4.1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48" calcext:value-type="float">
            <text:p>-48</text:p>
          </table:table-cell>
          <table:table-cell office:value-type="float" office:value="-4.29" calcext:value-type="float">
            <text:p>-4.29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.08" calcext:value-type="float">
            <text:p>-4.08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3" calcext:value-type="float">
            <text:p>-4.3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97" calcext:value-type="float">
            <text:p>-3.9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3.74" calcext:value-type="float">
            <text:p>-3.7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2" calcext:value-type="float">
            <text:p>-4.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.37" calcext:value-type="float">
            <text:p>-4.37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19" calcext:value-type="float">
            <text:p>-4.1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-3.69" calcext:value-type="float">
            <text:p>-3.69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3.9" calcext:value-type="float">
            <text:p>-3.9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43" calcext:value-type="float">
            <text:p>-43</text:p>
          </table:table-cell>
          <table:table-cell office:value-type="float" office:value="-4.15" calcext:value-type="float">
            <text:p>-4.1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3.87" calcext:value-type="float">
            <text:p>-3.87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50" calcext:value-type="float">
            <text:p>-50</text:p>
          </table:table-cell>
          <table:table-cell office:value-type="float" office:value="-4.26" calcext:value-type="float">
            <text:p>-4.26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84" calcext:value-type="float">
            <text:p>-3.8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3.95" calcext:value-type="float">
            <text:p>-3.95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4.04" calcext:value-type="float">
            <text:p>-4.0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89" calcext:value-type="float">
            <text:p>-3.8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3.99" calcext:value-type="float">
            <text:p>-3.99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33" calcext:value-type="float">
            <text:p>-33</text:p>
          </table:table-cell>
          <table:table-cell office:value-type="float" office:value="-3.81" calcext:value-type="float">
            <text:p>-3.8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42" calcext:value-type="float">
            <text:p>-42</text:p>
          </table:table-cell>
          <table:table-cell office:value-type="float" office:value="-3.8" calcext:value-type="float">
            <text:p>-3.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46" calcext:value-type="float">
            <text:p>-46</text:p>
          </table:table-cell>
          <table:table-cell office:value-type="float" office:value="-4.38" calcext:value-type="float">
            <text:p>-4.3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45" calcext:value-type="float">
            <text:p>-45</text:p>
          </table:table-cell>
          <table:table-cell office:value-type="float" office:value="-4.73" calcext:value-type="float">
            <text:p>-4.73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-3.6" calcext:value-type="float">
            <text:p>-3.6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44" calcext:value-type="float">
            <text:p>-44</text:p>
          </table:table-cell>
          <table:table-cell office:value-type="float" office:value="-4.25" calcext:value-type="float">
            <text:p>-4.2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-3.48" calcext:value-type="float">
            <text:p>-3.4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7" calcext:value-type="float">
            <text:p>-3.7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.31" calcext:value-type="float">
            <text:p>-4.3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4.32" calcext:value-type="float">
            <text:p>-4.3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.63" calcext:value-type="float">
            <text:p>-3.6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4.05" calcext:value-type="float">
            <text:p>-4.05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2" calcext:value-type="float">
            <text:p>-2.9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42" calcext:value-type="float">
            <text:p>-42</text:p>
          </table:table-cell>
          <table:table-cell office:value-type="float" office:value="-3.11" calcext:value-type="float">
            <text:p>-3.1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46" calcext:value-type="float">
            <text:p>-2.46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46" calcext:value-type="float">
            <text:p>-46</text:p>
          </table:table-cell>
          <table:table-cell office:value-type="float" office:value="-3.13" calcext:value-type="float">
            <text:p>-3.13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9" calcext:value-type="float">
            <text:p>-2.9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-2.48" calcext:value-type="float">
            <text:p>-2.4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2.78" calcext:value-type="float">
            <text:p>-2.7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.19" calcext:value-type="float">
            <text:p>-3.19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84" calcext:value-type="float">
            <text:p>-2.8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2.99" calcext:value-type="float">
            <text:p>-2.99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" calcext:value-type="float">
            <text:p>-2</text:p>
          </table:table-cell>
          <table:table-cell office:value-type="float" office:value="-28" calcext:value-type="float">
            <text:p>-28</text:p>
          </table:table-cell>
          <table:table-cell office:value-type="float" office:value="-2.75" calcext:value-type="float">
            <text:p>-2.75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3.05" calcext:value-type="float">
            <text:p>-3.0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office:value-type="float" office:value="-2.61" calcext:value-type="float">
            <text:p>-2.61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2.94" calcext:value-type="float">
            <text:p>-2.94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" calcext:value-type="float">
            <text:p>-2</text:p>
          </table:table-cell>
          <table:table-cell office:value-type="float" office:value="-45" calcext:value-type="float">
            <text:p>-45</text:p>
          </table:table-cell>
          <table:table-cell office:value-type="float" office:value="-3.31" calcext:value-type="float">
            <text:p>-3.31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2.66" calcext:value-type="float">
            <text:p>-2.6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97" calcext:value-type="float">
            <text:p>-2.97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" calcext:value-type="float">
            <text:p>-2</text:p>
          </table:table-cell>
          <table:table-cell office:value-type="float" office:value="-33" calcext:value-type="float">
            <text:p>-33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" calcext:value-type="float">
            <text:p>-2</text:p>
          </table:table-cell>
          <table:table-cell office:value-type="float" office:value="-48" calcext:value-type="float">
            <text:p>-48</text:p>
          </table:table-cell>
          <table:table-cell office:value-type="float" office:value="-2.98" calcext:value-type="float">
            <text:p>-2.9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41" calcext:value-type="float">
            <text:p>-41</text:p>
          </table:table-cell>
          <table:table-cell office:value-type="float" office:value="-2.91" calcext:value-type="float">
            <text:p>-2.9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-37" calcext:value-type="float">
            <text:p>-37</text:p>
          </table:table-cell>
          <table:table-cell office:value-type="float" office:value="-2.88" calcext:value-type="float">
            <text:p>-2.8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67" calcext:value-type="float">
            <text:p>-2.67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76" calcext:value-type="float">
            <text:p>-2.76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59" calcext:value-type="float">
            <text:p>-1.59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1.52" calcext:value-type="float">
            <text:p>-1.5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36" calcext:value-type="float">
            <text:p>-2.3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5" calcext:value-type="float">
            <text:p>-2.4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75" calcext:value-type="float">
            <text:p>-1.7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56" calcext:value-type="float">
            <text:p>-1.5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1.51" calcext:value-type="float">
            <text:p>-1.51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2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38" calcext:value-type="float">
            <text:p>-2.3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7" calcext:value-type="float">
            <text:p>-2.17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6" calcext:value-type="float">
            <text:p>-2.0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9" calcext:value-type="float">
            <text:p>-1.99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7" calcext:value-type="float">
            <text:p>-2.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-48" calcext:value-type="float">
            <text:p>-48</text:p>
          </table:table-cell>
          <table:table-cell office:value-type="float" office:value="-2.04" calcext:value-type="float">
            <text:p>-2.0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49" calcext:value-type="float">
            <text:p>-1.49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1.8" calcext:value-type="float">
            <text:p>-1.8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48" calcext:value-type="float">
            <text:p>-1.48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9" calcext:value-type="float">
            <text:p>-2.39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3" calcext:value-type="float">
            <text:p>-2.13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.19" calcext:value-type="float">
            <text:p>-1.19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47" calcext:value-type="float">
            <text:p>-1.47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82" calcext:value-type="float">
            <text:p>-1.82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2" calcext:value-type="float">
            <text:p>-1.92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25" calcext:value-type="float">
            <text:p>-2.2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6" calcext:value-type="float">
            <text:p>-1.86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81" calcext:value-type="float">
            <text:p>-1.81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5" calcext:value-type="float">
            <text:p>-1.6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62" calcext:value-type="float">
            <text:p>-1.6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63" calcext:value-type="float">
            <text:p>-1.63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2.32" calcext:value-type="float">
            <text:p>-2.32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1" calcext:value-type="float">
            <text:p>-2.1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3" calcext:value-type="float">
            <text:p>-2.03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27" calcext:value-type="float">
            <text:p>-2.27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1.48" calcext:value-type="float">
            <text:p>-1.4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.39" calcext:value-type="float">
            <text:p>-1.39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4" calcext:value-type="float">
            <text:p>-2.14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8" calcext:value-type="float">
            <text:p>-1.6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1.85" calcext:value-type="float">
            <text:p>-1.85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2" calcext:value-type="float">
            <text:p>-1.2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office:value-type="float" office:value="-1.83" calcext:value-type="float">
            <text:p>-1.83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36" calcext:value-type="float">
            <text:p>-1.36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.23" calcext:value-type="float">
            <text:p>-1.23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79" calcext:value-type="float">
            <text:p>-2.79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91" calcext:value-type="float">
            <text:p>-1.91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8" calcext:value-type="float">
            <text:p>-1.98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6" calcext:value-type="float">
            <text:p>-2.6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57" calcext:value-type="float">
            <text:p>-2.57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61" calcext:value-type="float">
            <text:p>-1.61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float" office:value="-1.88" calcext:value-type="float">
            <text:p>-1.88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6" calcext:value-type="float">
            <text:p>-1.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69" calcext:value-type="float">
            <text:p>-1.69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7" calcext:value-type="float">
            <text:p>-1.97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7" calcext:value-type="float">
            <text:p>-1.77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94" calcext:value-type="float">
            <text:p>-1.94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3" calcext:value-type="float">
            <text:p>-2.33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3" calcext:value-type="float">
            <text:p>-2.23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1.58" calcext:value-type="float">
            <text:p>-1.58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5" calcext:value-type="float">
            <text:p>-2.5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44" calcext:value-type="float">
            <text:p>-1.44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4" calcext:value-type="float">
            <text:p>-1.4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1.64" calcext:value-type="float">
            <text:p>-1.64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office:value-type="float" office:value="-2.22" calcext:value-type="float">
            <text:p>-2.22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4" calcext:value-type="float">
            <text:p>-1.7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96" calcext:value-type="float">
            <text:p>-1.9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47" calcext:value-type="float">
            <text:p>-47</text:p>
          </table:table-cell>
          <table:table-cell office:value-type="float" office:value="-2.71" calcext:value-type="float">
            <text:p>-2.71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21" calcext:value-type="float">
            <text:p>-2.21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2" calcext:value-type="float">
            <text:p>-2.2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59" calcext:value-type="float">
            <text:p>-2.59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1.7" calcext:value-type="float">
            <text:p>-1.7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41" calcext:value-type="float">
            <text:p>-2.41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24" calcext:value-type="float">
            <text:p>-2.24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9" calcext:value-type="float">
            <text:p>-1.9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4" calcext:value-type="float">
            <text:p>-2.34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2.07" calcext:value-type="float">
            <text:p>-2.07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-1.42" calcext:value-type="float">
            <text:p>-1.4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6" calcext:value-type="float">
            <text:p>-2.16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.37" calcext:value-type="float">
            <text:p>-1.37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1.76" calcext:value-type="float">
            <text:p>-1.7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38" calcext:value-type="float">
            <text:p>-38</text:p>
          </table:table-cell>
          <table:table-cell office:value-type="float" office:value="-2.28" calcext:value-type="float">
            <text:p>-2.2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.27" calcext:value-type="float">
            <text:p>-1.27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18" calcext:value-type="float">
            <text:p>-2.18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1.72" calcext:value-type="float">
            <text:p>-1.7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-2.09" calcext:value-type="float">
            <text:p>-2.09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.71" calcext:value-type="float">
            <text:p>-1.71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79" calcext:value-type="float">
            <text:p>-1.79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1.46" calcext:value-type="float">
            <text:p>-1.46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-2.12" calcext:value-type="float">
            <text:p>-2.12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5" calcext:value-type="float">
            <text:p>-1.95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31" calcext:value-type="float">
            <text:p>-2.3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78" calcext:value-type="float">
            <text:p>-1.78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.08" calcext:value-type="float">
            <text:p>-2.08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2.15" calcext:value-type="float">
            <text:p>-2.15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office:value-type="float" office:value="-1.66" calcext:value-type="float">
            <text:p>-1.66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1.54" calcext:value-type="float">
            <text:p>-1.54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2.01" calcext:value-type="float">
            <text:p>-2.01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-2.29" calcext:value-type="float">
            <text:p>-2.29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47" calcext:value-type="float">
            <text:p>-2.47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1.73" calcext:value-type="float">
            <text:p>-1.73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float" office:value="-2.43" calcext:value-type="float">
            <text:p>-2.43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office:value-type="float" office:value="-1.93" calcext:value-type="float">
            <text:p>-1.93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87" calcext:value-type="float">
            <text:p>-1.87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43" calcext:value-type="float">
            <text:p>-43</text:p>
          </table:table-cell>
          <table:table-cell office:value-type="float" office:value="-2.35" calcext:value-type="float">
            <text:p>-2.35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2.69" calcext:value-type="float">
            <text:p>-2.69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-2.11" calcext:value-type="float">
            <text:p>-2.11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33" calcext:value-type="float">
            <text:p>-33</text:p>
          </table:table-cell>
          <table:table-cell office:value-type="float" office:value="-2.05" calcext:value-type="float">
            <text:p>-2.0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-1.53" calcext:value-type="float">
            <text:p>-1.53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-1.5" calcext:value-type="float">
            <text:p>-1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41:39.018000000</dc:date>
    <meta:editing-duration>PT1M13S</meta:editing-duration>
    <meta:editing-cycles>1</meta:editing-cycles>
    <meta:document-statistic meta:table-count="1" meta:cell-count="15476" meta:object-count="0"/>
    <meta:generator>LibreOffice/4.4.3.2$Windows_x86 LibreOffice_project/88805f81e9fe61362df02b9941de8e38a9b5fd16</meta:generator>
  </office:meta>
</office:document-meta>
</file>